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/>
    <style:style style:name="ce3" style:family="table-cell" style:parent-style-name="Default" style:data-style-name="N0"/>
    <style:style style:name="ce4" style:family="table-cell" style:parent-style-name="Default" style:data-style-name="N36">
      <style:table-cell-properties fo:background-color="#FFFF00"/>
    </style:style>
    <style:style style:name="co1" style:family="table-column">
      <style:table-column-properties fo:break-before="auto" style:column-width="1.92616666666667cm" style:use-optimal-column-width="true"/>
    </style:style>
    <style:style style:name="co2" style:family="table-column">
      <style:table-column-properties fo:break-before="auto" style:column-width="2.11666666666667cm" style:use-optimal-column-width="true"/>
    </style:style>
    <style:style style:name="co3" style:family="table-column">
      <style:table-column-properties fo:break-before="auto" style:column-width="1.92616666666667cm"/>
    </style:style>
    <style:style style:name="co4" style:family="table-column">
      <style:table-column-properties fo:break-before="auto" style:column-width="1.69333333333333cm"/>
    </style:style>
    <style:style style:name="co5" style:family="table-column">
      <style:table-column-properties fo:break-before="auto" style:column-width="2.2225cm" style:use-optimal-column-width="true"/>
    </style:style>
    <style:style style:name="co6" style:family="table-column">
      <style:table-column-properties fo:break-before="auto" style:column-width="2.64583333333333cm" style:use-optimal-column-width="true"/>
    </style:style>
    <style:style style:name="co7" style:family="table-column">
      <style:table-column-properties fo:break-before="auto" style:column-width="2.39183333333333cm" style:use-optimal-column-width="true"/>
    </style:style>
    <style:style style:name="co8" style:family="table-column">
      <style:table-column-properties fo:break-before="auto" style:column-width="1.905cm" style:use-optimal-column-width="true"/>
    </style:style>
    <style:style style:name="co9" style:family="table-column">
      <style:table-column-properties fo:break-before="auto" style:column-width="1.73566666666667cm" style:use-optimal-column-width="true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rkusz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1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4" table:number-columns-repeated="3" table:default-cell-style-name="ce1"/>
        <table:table-column table:style-name="co8" table:default-cell-style-name="ce1"/>
        <table:table-column table:style-name="co4" table:default-cell-style-name="ce1"/>
        <table:table-column table:style-name="co9" table:default-cell-style-name="ce1"/>
        <table:table-column table:style-name="co4" table:number-columns-repeated="16369" table:default-cell-style-name="ce1"/>
        <table:table-row table:style-name="ro1">
          <table:table-cell office:value-type="string" table:style-name="ce1">
            <text:p>Dzień</text:p>
          </table:table-cell>
          <table:table-cell office:value-type="string" table:style-name="ce1">
            <text:p>Dzień1</text:p>
          </table:table-cell>
          <table:table-cell office:value-type="string" table:style-name="ce1">
            <text:p>Pora Roku</text:p>
          </table:table-cell>
          <table:table-cell office:value-type="string" table:style-name="ce1">
            <text:p>Koszty</text:p>
          </table:table-cell>
          <table:table-cell office:value-type="string" table:style-name="ce1">
            <text:p>przychód</text:p>
          </table:table-cell>
          <table:table-cell office:value-type="string" table:style-name="ce1">
            <text:p>dochód</text:p>
          </table:table-cell>
          <table:table-cell office:value-type="string" table:style-name="ce1">
            <text:p>łączne koszty</text:p>
          </table:table-cell>
          <table:table-cell office:value-type="string" table:style-name="ce1">
            <text:p>łączny przychód</text:p>
          </table:table-cell>
          <table:table-cell office:value-type="string" table:style-name="ce1">
            <text:p>łączny dochód</text:p>
          </table:table-cell>
          <table:table-cell table:number-columns-repeated="3" table:style-name="ce1"/>
          <table:table-cell office:value-type="string" table:style-name="ce1">
            <text:p>Miesiąc</text:p>
          </table:table-cell>
          <table:table-cell office:value-type="string" table:style-name="ce1">
            <text:p>Przychód</text:p>
          </table:table-cell>
          <table:table-cell office:value-type="string" table:style-name="ce1">
            <text:p>koszty</text:p>
          </table:table-cell>
          <table:table-cell office:value-type="string" table:style-name="ce1">
            <text:p>Dochód</text:p>
          </table:table-cell>
          <table:table-cell table:number-columns-repeated="16368"/>
        </table:table-row>
        <table:table-row table:style-name="ro1">
          <table:table-cell office:value-type="date" office:date-value="2023-01-01T00:00:00" table:style-name="ce2">
            <text:p>01.01.2023</text:p>
          </table:table-cell>
          <table:table-cell office:value-type="string" table:style-name="ce2">
            <text:p>niedziela</text:p>
          </table:table-cell>
          <table:table-cell office:value-type="string" table:style-name="ce2">
            <text:p>zima</text:p>
          </table:table-cell>
          <table:table-cell office:value-type="float" office:value="8150" table:style-name="ce1">
            <text:p>815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8150" table:style-name="ce3">
            <text:p>8150</text:p>
          </table:table-cell>
          <table:table-cell office:value-type="float" office:value="0" table:style-name="ce3">
            <text:p>0</text:p>
          </table:table-cell>
          <table:table-cell office:value-type="float" office:value="-8150" table:formula="of:=[.H2]-[.G2]" table:style-name="ce1">
            <text:p>-8150</text:p>
          </table:table-cell>
          <table:table-cell table:number-columns-repeated="3" table:style-name="ce1"/>
          <table:table-cell office:value-type="string" table:style-name="ce1">
            <text:p>styczeń</text:p>
          </table:table-cell>
          <table:table-cell office:value-type="float" office:value="1320" table:formula="of:=SUM([.E2:.E32])" table:style-name="ce1">
            <text:p>1320</text:p>
          </table:table-cell>
          <table:table-cell office:value-type="float" office:value="8750" table:formula="of:=SUM([.D2:.D32])" table:style-name="ce1">
            <text:p>8750</text:p>
          </table:table-cell>
          <table:table-cell office:value-type="float" office:value="-7430" table:formula="of:=[.N2]-[.O2]" table:style-name="ce1">
            <text:p>-7430</text:p>
          </table:table-cell>
          <table:table-cell table:number-columns-repeated="16368"/>
        </table:table-row>
        <table:table-row table:style-name="ro1">
          <table:table-cell office:value-type="date" office:date-value="2023-01-02T00:00:00" table:style-name="ce2">
            <text:p>02.01.2023</text:p>
          </table:table-cell>
          <table:table-cell office:value-type="string" table:style-name="ce2">
            <text:p>poniedziałek</text:p>
          </table:table-cell>
          <table:table-cell office:value-type="string" table:style-name="ce2">
            <text:p>zima</text:p>
          </table:table-cell>
          <table:table-cell office:value-type="float" office:value="0" table:formula="of:=IF([.B3]=&quot;niedziela&quot;;150;0)" table:style-name="ce1">
            <text:p>0</text:p>
          </table:table-cell>
          <table:table-cell office:value-type="float" office:value="60" table:formula="of:=IF(OR([.B3]=&quot;poniedziałek&quot;;[.B3]= &quot;wtorek&quot;;[.B3]=&quot;środa&quot;;[.B3]=&quot;czwartek&quot;;[.B3]=&quot;piątek&quot;); 60;0)" table:style-name="ce1">
            <text:p>60</text:p>
          </table:table-cell>
          <table:table-cell office:value-type="float" office:value="60" table:formula="of:=IF([.E3]&gt;[.D3];[.E3]-[.D3];0)" table:style-name="ce1">
            <text:p>60</text:p>
          </table:table-cell>
          <table:table-cell office:value-type="float" office:value="8150" table:formula="of:=[.G2]+[.D3]" table:style-name="ce1">
            <text:p>8150</text:p>
          </table:table-cell>
          <table:table-cell office:value-type="float" office:value="60" table:formula="of:=[.H2]+[.E3]" table:style-name="ce1">
            <text:p>60</text:p>
          </table:table-cell>
          <table:table-cell office:value-type="float" office:value="-8090" table:formula="of:=[.H3]-[.G3]" table:style-name="ce1">
            <text:p>-8090</text:p>
          </table:table-cell>
          <table:table-cell table:number-columns-repeated="3" table:style-name="ce1"/>
          <table:table-cell office:value-type="string" table:style-name="ce1">
            <text:p>luty</text:p>
          </table:table-cell>
          <table:table-cell office:value-type="float" office:value="1200" table:formula="of:=SUM([.E33:.E60])" table:style-name="ce1">
            <text:p>1200</text:p>
          </table:table-cell>
          <table:table-cell office:value-type="float" office:value="600" table:formula="of:=SUM([.D33:.D60])" table:style-name="ce1">
            <text:p>600</text:p>
          </table:table-cell>
          <table:table-cell office:value-type="float" office:value="600" table:formula="of:=[.N3]-[.O3]" table:style-name="ce1">
            <text:p>600</text:p>
          </table:table-cell>
          <table:table-cell table:number-columns-repeated="16368"/>
        </table:table-row>
        <table:table-row table:style-name="ro1">
          <table:table-cell office:value-type="date" office:date-value="2023-01-03T00:00:00" table:style-name="ce2">
            <text:p>03.01.2023</text:p>
          </table:table-cell>
          <table:table-cell office:value-type="string" table:style-name="ce2">
            <text:p>wtorek</text:p>
          </table:table-cell>
          <table:table-cell office:value-type="string" table:style-name="ce2">
            <text:p>zima</text:p>
          </table:table-cell>
          <table:table-cell office:value-type="float" office:value="0" table:formula="of:=IF([.B4]=&quot;niedziela&quot;;150;0)" table:style-name="ce1">
            <text:p>0</text:p>
          </table:table-cell>
          <table:table-cell office:value-type="float" office:value="60" table:formula="of:=IF(OR([.B4]=&quot;poniedziałek&quot;;[.B4]= &quot;wtorek&quot;;[.B4]=&quot;środa&quot;;[.B4]=&quot;czwartek&quot;;[.B4]=&quot;piątek&quot;); 60;0)" table:style-name="ce1">
            <text:p>60</text:p>
          </table:table-cell>
          <table:table-cell office:value-type="float" office:value="60" table:formula="of:=IF([.E4]&gt;[.D4];[.E4]-[.D4];0)" table:style-name="ce1">
            <text:p>60</text:p>
          </table:table-cell>
          <table:table-cell office:value-type="float" office:value="8150" table:formula="of:=[.G3]+[.D4]" table:style-name="ce1">
            <text:p>8150</text:p>
          </table:table-cell>
          <table:table-cell office:value-type="float" office:value="120" table:formula="of:=[.H3]+[.E4]" table:style-name="ce1">
            <text:p>120</text:p>
          </table:table-cell>
          <table:table-cell office:value-type="float" office:value="-8030" table:formula="of:=[.H4]-[.G4]" table:style-name="ce1">
            <text:p>-8030</text:p>
          </table:table-cell>
          <table:table-cell table:number-columns-repeated="3" table:style-name="ce1"/>
          <table:table-cell office:value-type="string" table:style-name="ce1">
            <text:p>marzec</text:p>
          </table:table-cell>
          <table:table-cell office:value-type="float" office:value="2190" table:formula="of:=SUM([.E61:.E91])" table:style-name="ce1">
            <text:p>2190</text:p>
          </table:table-cell>
          <table:table-cell office:value-type="float" office:value="600" table:formula="of:=SUM([.D61:.D91])" table:style-name="ce1">
            <text:p>600</text:p>
          </table:table-cell>
          <table:table-cell office:value-type="float" office:value="1590" table:formula="of:=[.N4]-[.O4]" table:style-name="ce1">
            <text:p>1590</text:p>
          </table:table-cell>
          <table:table-cell table:number-columns-repeated="16368"/>
        </table:table-row>
        <table:table-row table:style-name="ro1">
          <table:table-cell office:value-type="date" office:date-value="2023-01-04T00:00:00" table:style-name="ce2">
            <text:p>04.01.2023</text:p>
          </table:table-cell>
          <table:table-cell office:value-type="string" table:style-name="ce2">
            <text:p>środa</text:p>
          </table:table-cell>
          <table:table-cell office:value-type="string" table:style-name="ce2">
            <text:p>zima</text:p>
          </table:table-cell>
          <table:table-cell office:value-type="float" office:value="0" table:formula="of:=IF([.B5]=&quot;niedziela&quot;;150;0)" table:style-name="ce1">
            <text:p>0</text:p>
          </table:table-cell>
          <table:table-cell office:value-type="float" office:value="60" table:formula="of:=IF(OR([.B5]=&quot;poniedziałek&quot;;[.B5]= &quot;wtorek&quot;;[.B5]=&quot;środa&quot;;[.B5]=&quot;czwartek&quot;;[.B5]=&quot;piątek&quot;); 60;0)" table:style-name="ce1">
            <text:p>60</text:p>
          </table:table-cell>
          <table:table-cell office:value-type="float" office:value="60" table:formula="of:=IF([.E5]&gt;[.D5];[.E5]-[.D5];0)" table:style-name="ce1">
            <text:p>60</text:p>
          </table:table-cell>
          <table:table-cell office:value-type="float" office:value="8150" table:formula="of:=[.G4]+[.D5]" table:style-name="ce1">
            <text:p>8150</text:p>
          </table:table-cell>
          <table:table-cell office:value-type="float" office:value="180" table:formula="of:=[.H4]+[.E5]" table:style-name="ce1">
            <text:p>180</text:p>
          </table:table-cell>
          <table:table-cell office:value-type="float" office:value="-7970" table:formula="of:=[.H5]-[.G5]" table:style-name="ce1">
            <text:p>-7970</text:p>
          </table:table-cell>
          <table:table-cell table:number-columns-repeated="3" table:style-name="ce1"/>
          <table:table-cell office:value-type="string" table:style-name="ce1">
            <text:p>kwiecień</text:p>
          </table:table-cell>
          <table:table-cell office:value-type="float" office:value="3000" table:formula="of:=SUM([.E92:.E121])" table:style-name="ce1">
            <text:p>3000</text:p>
          </table:table-cell>
          <table:table-cell office:value-type="float" office:value="750" table:formula="of:=SUM([.D92:.D121])" table:style-name="ce1">
            <text:p>750</text:p>
          </table:table-cell>
          <table:table-cell office:value-type="float" office:value="2250" table:formula="of:=[.N5]-[.O5]" table:style-name="ce1">
            <text:p>2250</text:p>
          </table:table-cell>
          <table:table-cell table:number-columns-repeated="16368"/>
        </table:table-row>
        <table:table-row table:style-name="ro1">
          <table:table-cell office:value-type="date" office:date-value="2023-01-05T00:00:00" table:style-name="ce2">
            <text:p>05.01.2023</text:p>
          </table:table-cell>
          <table:table-cell office:value-type="string" table:style-name="ce2">
            <text:p>czwartek</text:p>
          </table:table-cell>
          <table:table-cell office:value-type="string" table:style-name="ce2">
            <text:p>zima</text:p>
          </table:table-cell>
          <table:table-cell office:value-type="float" office:value="0" table:formula="of:=IF([.B6]=&quot;niedziela&quot;;150;0)" table:style-name="ce1">
            <text:p>0</text:p>
          </table:table-cell>
          <table:table-cell office:value-type="float" office:value="60" table:formula="of:=IF(OR([.B6]=&quot;poniedziałek&quot;;[.B6]= &quot;wtorek&quot;;[.B6]=&quot;środa&quot;;[.B6]=&quot;czwartek&quot;;[.B6]=&quot;piątek&quot;); 60;0)" table:style-name="ce1">
            <text:p>60</text:p>
          </table:table-cell>
          <table:table-cell office:value-type="float" office:value="60" table:formula="of:=IF([.E6]&gt;[.D6];[.E6]-[.D6];0)" table:style-name="ce1">
            <text:p>60</text:p>
          </table:table-cell>
          <table:table-cell office:value-type="float" office:value="8150" table:formula="of:=[.G5]+[.D6]" table:style-name="ce1">
            <text:p>8150</text:p>
          </table:table-cell>
          <table:table-cell office:value-type="float" office:value="240" table:formula="of:=[.H5]+[.E6]" table:style-name="ce1">
            <text:p>240</text:p>
          </table:table-cell>
          <table:table-cell office:value-type="float" office:value="-7910" table:formula="of:=[.H6]-[.G6]" table:style-name="ce1">
            <text:p>-7910</text:p>
          </table:table-cell>
          <table:table-cell table:number-columns-repeated="3" table:style-name="ce1"/>
          <table:table-cell office:value-type="string" table:style-name="ce1">
            <text:p>maj</text:p>
          </table:table-cell>
          <table:table-cell office:value-type="float" office:value="3450" table:formula="of:=SUM([.E122:.E152])" table:style-name="ce1">
            <text:p>3450</text:p>
          </table:table-cell>
          <table:table-cell office:value-type="float" office:value="600" table:formula="of:=SUM([.D122:.D152])" table:style-name="ce1">
            <text:p>600</text:p>
          </table:table-cell>
          <table:table-cell office:value-type="float" office:value="2850" table:formula="of:=[.N6]-[.O6]" table:style-name="ce1">
            <text:p>2850</text:p>
          </table:table-cell>
          <table:table-cell table:number-columns-repeated="16368"/>
        </table:table-row>
        <table:table-row table:style-name="ro1">
          <table:table-cell office:value-type="date" office:date-value="2023-01-06T00:00:00" table:style-name="ce2">
            <text:p>06.01.2023</text:p>
          </table:table-cell>
          <table:table-cell office:value-type="string" table:style-name="ce2">
            <text:p>piątek</text:p>
          </table:table-cell>
          <table:table-cell office:value-type="string" table:style-name="ce2">
            <text:p>zima</text:p>
          </table:table-cell>
          <table:table-cell office:value-type="float" office:value="0" table:formula="of:=IF([.B7]=&quot;niedziela&quot;;150;0)" table:style-name="ce1">
            <text:p>0</text:p>
          </table:table-cell>
          <table:table-cell office:value-type="float" office:value="60" table:formula="of:=IF(OR([.B7]=&quot;poniedziałek&quot;;[.B7]= &quot;wtorek&quot;;[.B7]=&quot;środa&quot;;[.B7]=&quot;czwartek&quot;;[.B7]=&quot;piątek&quot;); 60;0)" table:style-name="ce1">
            <text:p>60</text:p>
          </table:table-cell>
          <table:table-cell office:value-type="float" office:value="60" table:formula="of:=IF([.E7]&gt;[.D7];[.E7]-[.D7];0)" table:style-name="ce1">
            <text:p>60</text:p>
          </table:table-cell>
          <table:table-cell office:value-type="float" office:value="8150" table:formula="of:=[.G6]+[.D7]" table:style-name="ce1">
            <text:p>8150</text:p>
          </table:table-cell>
          <table:table-cell office:value-type="float" office:value="300" table:formula="of:=[.H6]+[.E7]" table:style-name="ce1">
            <text:p>300</text:p>
          </table:table-cell>
          <table:table-cell office:value-type="float" office:value="-7850" table:formula="of:=[.H7]-[.G7]" table:style-name="ce1">
            <text:p>-7850</text:p>
          </table:table-cell>
          <table:table-cell table:number-columns-repeated="3" table:style-name="ce1"/>
          <table:table-cell office:value-type="string" table:style-name="ce1">
            <text:p>czerwiec</text:p>
          </table:table-cell>
          <table:table-cell office:value-type="float" office:value="4260" table:formula="of:=SUM([.E153:.E182])" table:style-name="ce1">
            <text:p>4260</text:p>
          </table:table-cell>
          <table:table-cell office:value-type="float" office:value="600" table:formula="of:=SUM([.D153:.D182])" table:style-name="ce1">
            <text:p>600</text:p>
          </table:table-cell>
          <table:table-cell office:value-type="float" office:value="3660" table:formula="of:=[.N7]-[.O7]" table:style-name="ce1">
            <text:p>3660</text:p>
          </table:table-cell>
          <table:table-cell table:number-columns-repeated="16368"/>
        </table:table-row>
        <table:table-row table:style-name="ro1">
          <table:table-cell office:value-type="date" office:date-value="2023-01-07T00:00:00" table:style-name="ce2">
            <text:p>07.01.2023</text:p>
          </table:table-cell>
          <table:table-cell office:value-type="string" table:style-name="ce2">
            <text:p>sobota</text:p>
          </table:table-cell>
          <table:table-cell office:value-type="string" table:style-name="ce2">
            <text:p>zima</text:p>
          </table:table-cell>
          <table:table-cell office:value-type="float" office:value="0" table:formula="of:=IF([.B8]=&quot;niedziela&quot;;150;0)" table:style-name="ce1">
            <text:p>0</text:p>
          </table:table-cell>
          <table:table-cell office:value-type="float" office:value="0" table:formula="of:=IF(OR([.B8]=&quot;poniedziałek&quot;;[.B8]= &quot;wtorek&quot;;[.B8]=&quot;środa&quot;;[.B8]=&quot;czwartek&quot;;[.B8]=&quot;piątek&quot;); 60;0)" table:style-name="ce1">
            <text:p>0</text:p>
          </table:table-cell>
          <table:table-cell office:value-type="float" office:value="0" table:formula="of:=IF([.E8]&gt;[.D8];[.E8]-[.D8];0)" table:style-name="ce1">
            <text:p>0</text:p>
          </table:table-cell>
          <table:table-cell office:value-type="float" office:value="8150" table:formula="of:=[.G7]+[.D8]" table:style-name="ce1">
            <text:p>8150</text:p>
          </table:table-cell>
          <table:table-cell office:value-type="float" office:value="300" table:formula="of:=[.H7]+[.E8]" table:style-name="ce1">
            <text:p>300</text:p>
          </table:table-cell>
          <table:table-cell office:value-type="float" office:value="-7850" table:formula="of:=[.H8]-[.G8]" table:style-name="ce1">
            <text:p>-7850</text:p>
          </table:table-cell>
          <table:table-cell table:number-columns-repeated="3" table:style-name="ce1"/>
          <table:table-cell office:value-type="string" table:style-name="ce1">
            <text:p>lipiec</text:p>
          </table:table-cell>
          <table:table-cell office:value-type="float" office:value="5670" table:formula="of:=SUM([.E183:.E213])" table:style-name="ce1">
            <text:p>5670</text:p>
          </table:table-cell>
          <table:table-cell office:value-type="float" office:value="750" table:formula="of:=SUM([.D183:.D213])" table:style-name="ce1">
            <text:p>750</text:p>
          </table:table-cell>
          <table:table-cell office:value-type="float" office:value="4920" table:formula="of:=[.N8]-[.O8]" table:style-name="ce1">
            <text:p>4920</text:p>
          </table:table-cell>
          <table:table-cell table:number-columns-repeated="16368"/>
        </table:table-row>
        <table:table-row table:style-name="ro1">
          <table:table-cell office:value-type="date" office:date-value="2023-01-08T00:00:00" table:style-name="ce2">
            <text:p>08.01.2023</text:p>
          </table:table-cell>
          <table:table-cell office:value-type="string" table:style-name="ce2">
            <text:p>niedziela</text:p>
          </table:table-cell>
          <table:table-cell office:value-type="string" table:style-name="ce2">
            <text:p>zima</text:p>
          </table:table-cell>
          <table:table-cell office:value-type="float" office:value="150" table:formula="of:=IF([.B9]=&quot;niedziela&quot;;150;0)" table:style-name="ce1">
            <text:p>150</text:p>
          </table:table-cell>
          <table:table-cell office:value-type="float" office:value="0" table:formula="of:=IF(OR([.B9]=&quot;poniedziałek&quot;;[.B9]= &quot;wtorek&quot;;[.B9]=&quot;środa&quot;;[.B9]=&quot;czwartek&quot;;[.B9]=&quot;piątek&quot;); 60;0)" table:style-name="ce1">
            <text:p>0</text:p>
          </table:table-cell>
          <table:table-cell office:value-type="float" office:value="0" table:formula="of:=IF([.E9]&gt;[.D9];[.E9]-[.D9];0)" table:style-name="ce1">
            <text:p>0</text:p>
          </table:table-cell>
          <table:table-cell office:value-type="float" office:value="8300" table:formula="of:=[.G8]+[.D9]" table:style-name="ce1">
            <text:p>8300</text:p>
          </table:table-cell>
          <table:table-cell office:value-type="float" office:value="300" table:formula="of:=[.H8]+[.E9]" table:style-name="ce1">
            <text:p>300</text:p>
          </table:table-cell>
          <table:table-cell office:value-type="float" office:value="-8000" table:formula="of:=[.H9]-[.G9]" table:style-name="ce1">
            <text:p>-8000</text:p>
          </table:table-cell>
          <table:table-cell table:number-columns-repeated="3" table:style-name="ce1"/>
          <table:table-cell office:value-type="string" table:style-name="ce1">
            <text:p>sierpień</text:p>
          </table:table-cell>
          <table:table-cell office:value-type="float" office:value="6210" table:formula="of:=SUM([.E214:.E244])" table:style-name="ce1">
            <text:p>6210</text:p>
          </table:table-cell>
          <table:table-cell office:value-type="float" office:value="600" table:formula="of:=SUM([.D214:.D244])" table:style-name="ce1">
            <text:p>600</text:p>
          </table:table-cell>
          <table:table-cell office:value-type="float" office:value="5610" table:formula="of:=[.N9]-[.O9]" table:style-name="ce1">
            <text:p>5610</text:p>
          </table:table-cell>
          <table:table-cell table:number-columns-repeated="16368"/>
        </table:table-row>
        <table:table-row table:style-name="ro1">
          <table:table-cell office:value-type="date" office:date-value="2023-01-09T00:00:00" table:style-name="ce2">
            <text:p>09.01.2023</text:p>
          </table:table-cell>
          <table:table-cell office:value-type="string" table:style-name="ce2">
            <text:p>poniedziałek</text:p>
          </table:table-cell>
          <table:table-cell office:value-type="string" table:style-name="ce2">
            <text:p>zima</text:p>
          </table:table-cell>
          <table:table-cell office:value-type="float" office:value="0" table:formula="of:=IF([.B10]=&quot;niedziela&quot;;150;0)" table:style-name="ce1">
            <text:p>0</text:p>
          </table:table-cell>
          <table:table-cell office:value-type="float" office:value="60" table:formula="of:=IF(OR([.B10]=&quot;poniedziałek&quot;;[.B10]= &quot;wtorek&quot;;[.B10]=&quot;środa&quot;;[.B10]=&quot;czwartek&quot;;[.B10]=&quot;piątek&quot;); 60;0)" table:style-name="ce1">
            <text:p>60</text:p>
          </table:table-cell>
          <table:table-cell office:value-type="float" office:value="60" table:formula="of:=IF([.E10]&gt;[.D10];[.E10]-[.D10];0)" table:style-name="ce1">
            <text:p>60</text:p>
          </table:table-cell>
          <table:table-cell office:value-type="float" office:value="8300" table:formula="of:=[.G9]+[.D10]" table:style-name="ce1">
            <text:p>8300</text:p>
          </table:table-cell>
          <table:table-cell office:value-type="float" office:value="360" table:formula="of:=[.H9]+[.E10]" table:style-name="ce1">
            <text:p>360</text:p>
          </table:table-cell>
          <table:table-cell office:value-type="float" office:value="-7940" table:formula="of:=[.H10]-[.G10]" table:style-name="ce1">
            <text:p>-7940</text:p>
          </table:table-cell>
          <table:table-cell table:number-columns-repeated="3" table:style-name="ce1"/>
          <table:table-cell office:value-type="string" table:style-name="ce1">
            <text:p>wrzesień</text:p>
          </table:table-cell>
          <table:table-cell office:value-type="float" office:value="4920" table:formula="of:=SUM([.E245:.E274])" table:style-name="ce1">
            <text:p>4920</text:p>
          </table:table-cell>
          <table:table-cell office:value-type="float" office:value="600" table:formula="of:=SUM([.D245:.D274])" table:style-name="ce1">
            <text:p>600</text:p>
          </table:table-cell>
          <table:table-cell office:value-type="float" office:value="4320" table:formula="of:=[.N10]-[.O10]" table:style-name="ce1">
            <text:p>4320</text:p>
          </table:table-cell>
          <table:table-cell table:number-columns-repeated="16368"/>
        </table:table-row>
        <table:table-row table:style-name="ro1">
          <table:table-cell office:value-type="date" office:date-value="2023-01-10T00:00:00" table:style-name="ce2">
            <text:p>10.01.2023</text:p>
          </table:table-cell>
          <table:table-cell office:value-type="string" table:style-name="ce2">
            <text:p>wtorek</text:p>
          </table:table-cell>
          <table:table-cell office:value-type="string" table:style-name="ce2">
            <text:p>zima</text:p>
          </table:table-cell>
          <table:table-cell office:value-type="float" office:value="0" table:formula="of:=IF([.B11]=&quot;niedziela&quot;;150;0)" table:style-name="ce1">
            <text:p>0</text:p>
          </table:table-cell>
          <table:table-cell office:value-type="float" office:value="60" table:formula="of:=IF(OR([.B11]=&quot;poniedziałek&quot;;[.B11]= &quot;wtorek&quot;;[.B11]=&quot;środa&quot;;[.B11]=&quot;czwartek&quot;;[.B11]=&quot;piątek&quot;); 60;0)" table:style-name="ce1">
            <text:p>60</text:p>
          </table:table-cell>
          <table:table-cell office:value-type="float" office:value="60" table:formula="of:=IF([.E11]&gt;[.D11];[.E11]-[.D11];0)" table:style-name="ce1">
            <text:p>60</text:p>
          </table:table-cell>
          <table:table-cell office:value-type="float" office:value="8300" table:formula="of:=[.G10]+[.D11]" table:style-name="ce1">
            <text:p>8300</text:p>
          </table:table-cell>
          <table:table-cell office:value-type="float" office:value="420" table:formula="of:=[.H10]+[.E11]" table:style-name="ce1">
            <text:p>420</text:p>
          </table:table-cell>
          <table:table-cell office:value-type="float" office:value="-7880" table:formula="of:=[.H11]-[.G11]" table:style-name="ce1">
            <text:p>-7880</text:p>
          </table:table-cell>
          <table:table-cell table:number-columns-repeated="3" table:style-name="ce1"/>
          <table:table-cell office:value-type="string" table:style-name="ce1">
            <text:p>październik</text:p>
          </table:table-cell>
          <table:table-cell office:value-type="float" office:value="2640" table:formula="of:=SUM([.E275:.E305])" table:style-name="ce1">
            <text:p>2640</text:p>
          </table:table-cell>
          <table:table-cell office:value-type="float" office:value="750" table:formula="of:=SUM([.D275:.D305])" table:style-name="ce1">
            <text:p>750</text:p>
          </table:table-cell>
          <table:table-cell office:value-type="float" office:value="1890" table:formula="of:=[.N11]-[.O11]" table:style-name="ce1">
            <text:p>1890</text:p>
          </table:table-cell>
          <table:table-cell table:number-columns-repeated="16368"/>
        </table:table-row>
        <table:table-row table:style-name="ro1">
          <table:table-cell office:value-type="date" office:date-value="2023-01-11T00:00:00" table:style-name="ce2">
            <text:p>11.01.2023</text:p>
          </table:table-cell>
          <table:table-cell office:value-type="string" table:style-name="ce2">
            <text:p>środa</text:p>
          </table:table-cell>
          <table:table-cell office:value-type="string" table:style-name="ce2">
            <text:p>zima</text:p>
          </table:table-cell>
          <table:table-cell office:value-type="float" office:value="0" table:formula="of:=IF([.B12]=&quot;niedziela&quot;;150;0)" table:style-name="ce1">
            <text:p>0</text:p>
          </table:table-cell>
          <table:table-cell office:value-type="float" office:value="60" table:formula="of:=IF(OR([.B12]=&quot;poniedziałek&quot;;[.B12]= &quot;wtorek&quot;;[.B12]=&quot;środa&quot;;[.B12]=&quot;czwartek&quot;;[.B12]=&quot;piątek&quot;); 60;0)" table:style-name="ce1">
            <text:p>60</text:p>
          </table:table-cell>
          <table:table-cell office:value-type="float" office:value="60" table:formula="of:=IF([.E12]&gt;[.D12];[.E12]-[.D12];0)" table:style-name="ce1">
            <text:p>60</text:p>
          </table:table-cell>
          <table:table-cell office:value-type="float" office:value="8300" table:formula="of:=[.G11]+[.D12]" table:style-name="ce1">
            <text:p>8300</text:p>
          </table:table-cell>
          <table:table-cell office:value-type="float" office:value="480" table:formula="of:=[.H11]+[.E12]" table:style-name="ce1">
            <text:p>480</text:p>
          </table:table-cell>
          <table:table-cell office:value-type="float" office:value="-7820" table:formula="of:=[.H12]-[.G12]" table:style-name="ce1">
            <text:p>-7820</text:p>
          </table:table-cell>
          <table:table-cell table:number-columns-repeated="3" table:style-name="ce1"/>
          <table:table-cell office:value-type="string" table:style-name="ce1">
            <text:p>listopad</text:p>
          </table:table-cell>
          <table:table-cell office:value-type="float" office:value="2640" table:formula="of:=SUM([.E306:.E335])" table:style-name="ce1">
            <text:p>2640</text:p>
          </table:table-cell>
          <table:table-cell office:value-type="float" office:value="600" table:formula="of:=SUM([.D306:.D335])" table:style-name="ce1">
            <text:p>600</text:p>
          </table:table-cell>
          <table:table-cell office:value-type="float" office:value="2040" table:formula="of:=[.N12]-[.O12]" table:style-name="ce1">
            <text:p>2040</text:p>
          </table:table-cell>
          <table:table-cell table:number-columns-repeated="16368"/>
        </table:table-row>
        <table:table-row table:style-name="ro1">
          <table:table-cell office:value-type="date" office:date-value="2023-01-12T00:00:00" table:style-name="ce2">
            <text:p>12.01.2023</text:p>
          </table:table-cell>
          <table:table-cell office:value-type="string" table:style-name="ce2">
            <text:p>czwartek</text:p>
          </table:table-cell>
          <table:table-cell office:value-type="string" table:style-name="ce2">
            <text:p>zima</text:p>
          </table:table-cell>
          <table:table-cell office:value-type="float" office:value="0" table:formula="of:=IF([.B13]=&quot;niedziela&quot;;150;0)" table:style-name="ce1">
            <text:p>0</text:p>
          </table:table-cell>
          <table:table-cell office:value-type="float" office:value="60" table:formula="of:=IF(OR([.B13]=&quot;poniedziałek&quot;;[.B13]= &quot;wtorek&quot;;[.B13]=&quot;środa&quot;;[.B13]=&quot;czwartek&quot;;[.B13]=&quot;piątek&quot;); 60;0)" table:style-name="ce1">
            <text:p>60</text:p>
          </table:table-cell>
          <table:table-cell office:value-type="float" office:value="60" table:formula="of:=IF([.E13]&gt;[.D13];[.E13]-[.D13];0)" table:style-name="ce1">
            <text:p>60</text:p>
          </table:table-cell>
          <table:table-cell office:value-type="float" office:value="8300" table:formula="of:=[.G12]+[.D13]" table:style-name="ce1">
            <text:p>8300</text:p>
          </table:table-cell>
          <table:table-cell office:value-type="float" office:value="540" table:formula="of:=[.H12]+[.E13]" table:style-name="ce1">
            <text:p>540</text:p>
          </table:table-cell>
          <table:table-cell office:value-type="float" office:value="-7760" table:formula="of:=[.H13]-[.G13]" table:style-name="ce1">
            <text:p>-7760</text:p>
          </table:table-cell>
          <table:table-cell table:number-columns-repeated="3" table:style-name="ce1"/>
          <table:table-cell office:value-type="string" table:style-name="ce1">
            <text:p>grudzień</text:p>
          </table:table-cell>
          <table:table-cell office:value-type="float" office:value="2100" table:formula="of:=SUM([.E336:.E366])" table:style-name="ce1">
            <text:p>2100</text:p>
          </table:table-cell>
          <table:table-cell office:value-type="float" office:value="750" table:formula="of:=SUM([.D336:.D366])" table:style-name="ce1">
            <text:p>750</text:p>
          </table:table-cell>
          <table:table-cell office:value-type="float" office:value="1350" table:formula="of:=[.N13]-[.O13]" table:style-name="ce1">
            <text:p>1350</text:p>
          </table:table-cell>
          <table:table-cell table:number-columns-repeated="16368"/>
        </table:table-row>
        <table:table-row table:style-name="ro1">
          <table:table-cell office:value-type="date" office:date-value="2023-01-13T00:00:00" table:style-name="ce2">
            <text:p>13.01.2023</text:p>
          </table:table-cell>
          <table:table-cell office:value-type="string" table:style-name="ce2">
            <text:p>piątek</text:p>
          </table:table-cell>
          <table:table-cell office:value-type="string" table:style-name="ce2">
            <text:p>zima</text:p>
          </table:table-cell>
          <table:table-cell office:value-type="float" office:value="0" table:formula="of:=IF([.B14]=&quot;niedziela&quot;;150;0)" table:style-name="ce1">
            <text:p>0</text:p>
          </table:table-cell>
          <table:table-cell office:value-type="float" office:value="60" table:formula="of:=IF(OR([.B14]=&quot;poniedziałek&quot;;[.B14]= &quot;wtorek&quot;;[.B14]=&quot;środa&quot;;[.B14]=&quot;czwartek&quot;;[.B14]=&quot;piątek&quot;); 60;0)" table:style-name="ce1">
            <text:p>60</text:p>
          </table:table-cell>
          <table:table-cell office:value-type="float" office:value="60" table:formula="of:=IF([.E14]&gt;[.D14];[.E14]-[.D14];0)" table:style-name="ce1">
            <text:p>60</text:p>
          </table:table-cell>
          <table:table-cell office:value-type="float" office:value="8300" table:formula="of:=[.G13]+[.D14]" table:style-name="ce1">
            <text:p>8300</text:p>
          </table:table-cell>
          <table:table-cell office:value-type="float" office:value="600" table:formula="of:=[.H13]+[.E14]" table:style-name="ce1">
            <text:p>600</text:p>
          </table:table-cell>
          <table:table-cell office:value-type="float" office:value="-7700" table:formula="of:=[.H14]-[.G14]" table:style-name="ce1">
            <text:p>-7700</text:p>
          </table:table-cell>
          <table:table-cell table:number-columns-repeated="2" table:style-name="ce1"/>
          <table:table-cell table:style-name="ce1">
            <draw:frame draw:z-index="1" draw:id="id0" draw:style-name="a0" draw:name="Wykres 3" svg:x="0.63333in" svg:y="0.05in" svg:width="7.325in" svg:height="5.275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2" table:style-name="ce1"/>
        </table:table-row>
        <table:table-row table:style-name="ro1">
          <table:table-cell office:value-type="date" office:date-value="2023-01-14T00:00:00" table:style-name="ce2">
            <text:p>14.01.2023</text:p>
          </table:table-cell>
          <table:table-cell office:value-type="string" table:style-name="ce2">
            <text:p>sobota</text:p>
          </table:table-cell>
          <table:table-cell office:value-type="string" table:style-name="ce2">
            <text:p>zima</text:p>
          </table:table-cell>
          <table:table-cell office:value-type="float" office:value="0" table:formula="of:=IF([.B15]=&quot;niedziela&quot;;150;0)" table:style-name="ce1">
            <text:p>0</text:p>
          </table:table-cell>
          <table:table-cell office:value-type="float" office:value="0" table:formula="of:=IF(OR([.B15]=&quot;poniedziałek&quot;;[.B15]= &quot;wtorek&quot;;[.B15]=&quot;środa&quot;;[.B15]=&quot;czwartek&quot;;[.B15]=&quot;piątek&quot;); 60;0)" table:style-name="ce1">
            <text:p>0</text:p>
          </table:table-cell>
          <table:table-cell office:value-type="float" office:value="0" table:formula="of:=IF([.E15]&gt;[.D15];[.E15]-[.D15];0)" table:style-name="ce1">
            <text:p>0</text:p>
          </table:table-cell>
          <table:table-cell office:value-type="float" office:value="8300" table:formula="of:=[.G14]+[.D15]" table:style-name="ce1">
            <text:p>8300</text:p>
          </table:table-cell>
          <table:table-cell office:value-type="float" office:value="600" table:formula="of:=[.H14]+[.E15]" table:style-name="ce1">
            <text:p>600</text:p>
          </table:table-cell>
          <table:table-cell office:value-type="float" office:value="-7700" table:formula="of:=[.H15]-[.G15]" table:style-name="ce1">
            <text:p>-7700</text:p>
          </table:table-cell>
          <table:table-cell table:number-columns-repeated="16375" table:style-name="ce1"/>
        </table:table-row>
        <table:table-row table:style-name="ro1">
          <table:table-cell office:value-type="date" office:date-value="2023-01-15T00:00:00" table:style-name="ce2">
            <text:p>15.01.2023</text:p>
          </table:table-cell>
          <table:table-cell office:value-type="string" table:style-name="ce2">
            <text:p>niedziela</text:p>
          </table:table-cell>
          <table:table-cell office:value-type="string" table:style-name="ce2">
            <text:p>zima</text:p>
          </table:table-cell>
          <table:table-cell office:value-type="float" office:value="150" table:formula="of:=IF([.B16]=&quot;niedziela&quot;;150;0)" table:style-name="ce1">
            <text:p>150</text:p>
          </table:table-cell>
          <table:table-cell office:value-type="float" office:value="0" table:formula="of:=IF(OR([.B16]=&quot;poniedziałek&quot;;[.B16]= &quot;wtorek&quot;;[.B16]=&quot;środa&quot;;[.B16]=&quot;czwartek&quot;;[.B16]=&quot;piątek&quot;); 60;0)" table:style-name="ce1">
            <text:p>0</text:p>
          </table:table-cell>
          <table:table-cell office:value-type="float" office:value="0" table:formula="of:=IF([.E16]&gt;[.D16];[.E16]-[.D16];0)" table:style-name="ce1">
            <text:p>0</text:p>
          </table:table-cell>
          <table:table-cell office:value-type="float" office:value="8450" table:formula="of:=[.G15]+[.D16]" table:style-name="ce1">
            <text:p>8450</text:p>
          </table:table-cell>
          <table:table-cell office:value-type="float" office:value="600" table:formula="of:=[.H15]+[.E16]" table:style-name="ce1">
            <text:p>600</text:p>
          </table:table-cell>
          <table:table-cell office:value-type="float" office:value="-7850" table:formula="of:=[.H16]-[.G16]" table:style-name="ce1">
            <text:p>-7850</text:p>
          </table:table-cell>
          <table:table-cell table:number-columns-repeated="16375" table:style-name="ce1"/>
        </table:table-row>
        <table:table-row table:style-name="ro1">
          <table:table-cell office:value-type="date" office:date-value="2023-01-16T00:00:00" table:style-name="ce2">
            <text:p>16.01.2023</text:p>
          </table:table-cell>
          <table:table-cell office:value-type="string" table:style-name="ce2">
            <text:p>poniedziałek</text:p>
          </table:table-cell>
          <table:table-cell office:value-type="string" table:style-name="ce2">
            <text:p>zima</text:p>
          </table:table-cell>
          <table:table-cell office:value-type="float" office:value="0" table:formula="of:=IF([.B17]=&quot;niedziela&quot;;150;0)" table:style-name="ce1">
            <text:p>0</text:p>
          </table:table-cell>
          <table:table-cell office:value-type="float" office:value="60" table:formula="of:=IF(OR([.B17]=&quot;poniedziałek&quot;;[.B17]= &quot;wtorek&quot;;[.B17]=&quot;środa&quot;;[.B17]=&quot;czwartek&quot;;[.B17]=&quot;piątek&quot;); 60;0)" table:style-name="ce1">
            <text:p>60</text:p>
          </table:table-cell>
          <table:table-cell office:value-type="float" office:value="60" table:formula="of:=IF([.E17]&gt;[.D17];[.E17]-[.D17];0)" table:style-name="ce1">
            <text:p>60</text:p>
          </table:table-cell>
          <table:table-cell office:value-type="float" office:value="8450" table:formula="of:=[.G16]+[.D17]" table:style-name="ce1">
            <text:p>8450</text:p>
          </table:table-cell>
          <table:table-cell office:value-type="float" office:value="660" table:formula="of:=[.H16]+[.E17]" table:style-name="ce1">
            <text:p>660</text:p>
          </table:table-cell>
          <table:table-cell office:value-type="float" office:value="-7790" table:formula="of:=[.H17]-[.G17]" table:style-name="ce1">
            <text:p>-7790</text:p>
          </table:table-cell>
          <table:table-cell table:number-columns-repeated="16375"/>
        </table:table-row>
        <table:table-row table:style-name="ro1">
          <table:table-cell office:value-type="date" office:date-value="2023-01-17T00:00:00" table:style-name="ce2">
            <text:p>17.01.2023</text:p>
          </table:table-cell>
          <table:table-cell office:value-type="string" table:style-name="ce2">
            <text:p>wtorek</text:p>
          </table:table-cell>
          <table:table-cell office:value-type="string" table:style-name="ce2">
            <text:p>zima</text:p>
          </table:table-cell>
          <table:table-cell office:value-type="float" office:value="0" table:formula="of:=IF([.B18]=&quot;niedziela&quot;;150;0)" table:style-name="ce1">
            <text:p>0</text:p>
          </table:table-cell>
          <table:table-cell office:value-type="float" office:value="60" table:formula="of:=IF(OR([.B18]=&quot;poniedziałek&quot;;[.B18]= &quot;wtorek&quot;;[.B18]=&quot;środa&quot;;[.B18]=&quot;czwartek&quot;;[.B18]=&quot;piątek&quot;); 60;0)" table:style-name="ce1">
            <text:p>60</text:p>
          </table:table-cell>
          <table:table-cell office:value-type="float" office:value="60" table:formula="of:=IF([.E18]&gt;[.D18];[.E18]-[.D18];0)" table:style-name="ce1">
            <text:p>60</text:p>
          </table:table-cell>
          <table:table-cell office:value-type="float" office:value="8450" table:formula="of:=[.G17]+[.D18]" table:style-name="ce1">
            <text:p>8450</text:p>
          </table:table-cell>
          <table:table-cell office:value-type="float" office:value="720" table:formula="of:=[.H17]+[.E18]" table:style-name="ce1">
            <text:p>720</text:p>
          </table:table-cell>
          <table:table-cell office:value-type="float" office:value="-7730" table:formula="of:=[.H18]-[.G18]" table:style-name="ce1">
            <text:p>-7730</text:p>
          </table:table-cell>
          <table:table-cell table:number-columns-repeated="16375"/>
        </table:table-row>
        <table:table-row table:style-name="ro1">
          <table:table-cell office:value-type="date" office:date-value="2023-01-18T00:00:00" table:style-name="ce2">
            <text:p>18.01.2023</text:p>
          </table:table-cell>
          <table:table-cell office:value-type="string" table:style-name="ce2">
            <text:p>środa</text:p>
          </table:table-cell>
          <table:table-cell office:value-type="string" table:style-name="ce2">
            <text:p>zima</text:p>
          </table:table-cell>
          <table:table-cell office:value-type="float" office:value="0" table:formula="of:=IF([.B19]=&quot;niedziela&quot;;150;0)" table:style-name="ce1">
            <text:p>0</text:p>
          </table:table-cell>
          <table:table-cell office:value-type="float" office:value="60" table:formula="of:=IF(OR([.B19]=&quot;poniedziałek&quot;;[.B19]= &quot;wtorek&quot;;[.B19]=&quot;środa&quot;;[.B19]=&quot;czwartek&quot;;[.B19]=&quot;piątek&quot;); 60;0)" table:style-name="ce1">
            <text:p>60</text:p>
          </table:table-cell>
          <table:table-cell office:value-type="float" office:value="60" table:formula="of:=IF([.E19]&gt;[.D19];[.E19]-[.D19];0)" table:style-name="ce1">
            <text:p>60</text:p>
          </table:table-cell>
          <table:table-cell office:value-type="float" office:value="8450" table:formula="of:=[.G18]+[.D19]" table:style-name="ce1">
            <text:p>8450</text:p>
          </table:table-cell>
          <table:table-cell office:value-type="float" office:value="780" table:formula="of:=[.H18]+[.E19]" table:style-name="ce1">
            <text:p>780</text:p>
          </table:table-cell>
          <table:table-cell office:value-type="float" office:value="-7670" table:formula="of:=[.H19]-[.G19]" table:style-name="ce1">
            <text:p>-7670</text:p>
          </table:table-cell>
          <table:table-cell table:number-columns-repeated="16375"/>
        </table:table-row>
        <table:table-row table:style-name="ro1">
          <table:table-cell office:value-type="date" office:date-value="2023-01-19T00:00:00" table:style-name="ce2">
            <text:p>19.01.2023</text:p>
          </table:table-cell>
          <table:table-cell office:value-type="string" table:style-name="ce2">
            <text:p>czwartek</text:p>
          </table:table-cell>
          <table:table-cell office:value-type="string" table:style-name="ce2">
            <text:p>zima</text:p>
          </table:table-cell>
          <table:table-cell office:value-type="float" office:value="0" table:formula="of:=IF([.B20]=&quot;niedziela&quot;;150;0)" table:style-name="ce1">
            <text:p>0</text:p>
          </table:table-cell>
          <table:table-cell office:value-type="float" office:value="60" table:formula="of:=IF(OR([.B20]=&quot;poniedziałek&quot;;[.B20]= &quot;wtorek&quot;;[.B20]=&quot;środa&quot;;[.B20]=&quot;czwartek&quot;;[.B20]=&quot;piątek&quot;); 60;0)" table:style-name="ce1">
            <text:p>60</text:p>
          </table:table-cell>
          <table:table-cell office:value-type="float" office:value="60" table:formula="of:=IF([.E20]&gt;[.D20];[.E20]-[.D20];0)" table:style-name="ce1">
            <text:p>60</text:p>
          </table:table-cell>
          <table:table-cell office:value-type="float" office:value="8450" table:formula="of:=[.G19]+[.D20]" table:style-name="ce1">
            <text:p>8450</text:p>
          </table:table-cell>
          <table:table-cell office:value-type="float" office:value="840" table:formula="of:=[.H19]+[.E20]" table:style-name="ce1">
            <text:p>840</text:p>
          </table:table-cell>
          <table:table-cell office:value-type="float" office:value="-7610" table:formula="of:=[.H20]-[.G20]" table:style-name="ce1">
            <text:p>-7610</text:p>
          </table:table-cell>
          <table:table-cell table:number-columns-repeated="16375"/>
        </table:table-row>
        <table:table-row table:style-name="ro1">
          <table:table-cell office:value-type="date" office:date-value="2023-01-20T00:00:00" table:style-name="ce2">
            <text:p>20.01.2023</text:p>
          </table:table-cell>
          <table:table-cell office:value-type="string" table:style-name="ce2">
            <text:p>piątek</text:p>
          </table:table-cell>
          <table:table-cell office:value-type="string" table:style-name="ce2">
            <text:p>zima</text:p>
          </table:table-cell>
          <table:table-cell office:value-type="float" office:value="0" table:formula="of:=IF([.B21]=&quot;niedziela&quot;;150;0)" table:style-name="ce1">
            <text:p>0</text:p>
          </table:table-cell>
          <table:table-cell office:value-type="float" office:value="60" table:formula="of:=IF(OR([.B21]=&quot;poniedziałek&quot;;[.B21]= &quot;wtorek&quot;;[.B21]=&quot;środa&quot;;[.B21]=&quot;czwartek&quot;;[.B21]=&quot;piątek&quot;); 60;0)" table:style-name="ce1">
            <text:p>60</text:p>
          </table:table-cell>
          <table:table-cell office:value-type="float" office:value="60" table:formula="of:=IF([.E21]&gt;[.D21];[.E21]-[.D21];0)" table:style-name="ce1">
            <text:p>60</text:p>
          </table:table-cell>
          <table:table-cell office:value-type="float" office:value="8450" table:formula="of:=[.G20]+[.D21]" table:style-name="ce1">
            <text:p>8450</text:p>
          </table:table-cell>
          <table:table-cell office:value-type="float" office:value="900" table:formula="of:=[.H20]+[.E21]" table:style-name="ce1">
            <text:p>900</text:p>
          </table:table-cell>
          <table:table-cell office:value-type="float" office:value="-7550" table:formula="of:=[.H21]-[.G21]" table:style-name="ce1">
            <text:p>-7550</text:p>
          </table:table-cell>
          <table:table-cell table:number-columns-repeated="16375"/>
        </table:table-row>
        <table:table-row table:style-name="ro1">
          <table:table-cell office:value-type="date" office:date-value="2023-01-21T00:00:00" table:style-name="ce2">
            <text:p>21.01.2023</text:p>
          </table:table-cell>
          <table:table-cell office:value-type="string" table:style-name="ce2">
            <text:p>sobota</text:p>
          </table:table-cell>
          <table:table-cell office:value-type="string" table:style-name="ce2">
            <text:p>zima</text:p>
          </table:table-cell>
          <table:table-cell office:value-type="float" office:value="0" table:formula="of:=IF([.B22]=&quot;niedziela&quot;;150;0)" table:style-name="ce1">
            <text:p>0</text:p>
          </table:table-cell>
          <table:table-cell office:value-type="float" office:value="0" table:formula="of:=IF(OR([.B22]=&quot;poniedziałek&quot;;[.B22]= &quot;wtorek&quot;;[.B22]=&quot;środa&quot;;[.B22]=&quot;czwartek&quot;;[.B22]=&quot;piątek&quot;); 60;0)" table:style-name="ce1">
            <text:p>0</text:p>
          </table:table-cell>
          <table:table-cell office:value-type="float" office:value="0" table:formula="of:=IF([.E22]&gt;[.D22];[.E22]-[.D22];0)" table:style-name="ce1">
            <text:p>0</text:p>
          </table:table-cell>
          <table:table-cell office:value-type="float" office:value="8450" table:formula="of:=[.G21]+[.D22]" table:style-name="ce1">
            <text:p>8450</text:p>
          </table:table-cell>
          <table:table-cell office:value-type="float" office:value="900" table:formula="of:=[.H21]+[.E22]" table:style-name="ce1">
            <text:p>900</text:p>
          </table:table-cell>
          <table:table-cell office:value-type="float" office:value="-7550" table:formula="of:=[.H22]-[.G22]" table:style-name="ce1">
            <text:p>-7550</text:p>
          </table:table-cell>
          <table:table-cell table:number-columns-repeated="16375"/>
        </table:table-row>
        <table:table-row table:style-name="ro1">
          <table:table-cell office:value-type="date" office:date-value="2023-01-22T00:00:00" table:style-name="ce2">
            <text:p>22.01.2023</text:p>
          </table:table-cell>
          <table:table-cell office:value-type="string" table:style-name="ce2">
            <text:p>niedziela</text:p>
          </table:table-cell>
          <table:table-cell office:value-type="string" table:style-name="ce2">
            <text:p>zima</text:p>
          </table:table-cell>
          <table:table-cell office:value-type="float" office:value="150" table:formula="of:=IF([.B23]=&quot;niedziela&quot;;150;0)" table:style-name="ce1">
            <text:p>150</text:p>
          </table:table-cell>
          <table:table-cell office:value-type="float" office:value="0" table:formula="of:=IF(OR([.B23]=&quot;poniedziałek&quot;;[.B23]= &quot;wtorek&quot;;[.B23]=&quot;środa&quot;;[.B23]=&quot;czwartek&quot;;[.B23]=&quot;piątek&quot;); 60;0)" table:style-name="ce1">
            <text:p>0</text:p>
          </table:table-cell>
          <table:table-cell office:value-type="float" office:value="0" table:formula="of:=IF([.E23]&gt;[.D23];[.E23]-[.D23];0)" table:style-name="ce1">
            <text:p>0</text:p>
          </table:table-cell>
          <table:table-cell office:value-type="float" office:value="8600" table:formula="of:=[.G22]+[.D23]" table:style-name="ce1">
            <text:p>8600</text:p>
          </table:table-cell>
          <table:table-cell office:value-type="float" office:value="900" table:formula="of:=[.H22]+[.E23]" table:style-name="ce1">
            <text:p>900</text:p>
          </table:table-cell>
          <table:table-cell office:value-type="float" office:value="-7700" table:formula="of:=[.H23]-[.G23]" table:style-name="ce1">
            <text:p>-7700</text:p>
          </table:table-cell>
          <table:table-cell table:number-columns-repeated="16375"/>
        </table:table-row>
        <table:table-row table:style-name="ro1">
          <table:table-cell office:value-type="date" office:date-value="2023-01-23T00:00:00" table:style-name="ce2">
            <text:p>23.01.2023</text:p>
          </table:table-cell>
          <table:table-cell office:value-type="string" table:style-name="ce2">
            <text:p>poniedziałek</text:p>
          </table:table-cell>
          <table:table-cell office:value-type="string" table:style-name="ce2">
            <text:p>zima</text:p>
          </table:table-cell>
          <table:table-cell office:value-type="float" office:value="0" table:formula="of:=IF([.B24]=&quot;niedziela&quot;;150;0)" table:style-name="ce1">
            <text:p>0</text:p>
          </table:table-cell>
          <table:table-cell office:value-type="float" office:value="60" table:formula="of:=IF(OR([.B24]=&quot;poniedziałek&quot;;[.B24]= &quot;wtorek&quot;;[.B24]=&quot;środa&quot;;[.B24]=&quot;czwartek&quot;;[.B24]=&quot;piątek&quot;); 60;0)" table:style-name="ce1">
            <text:p>60</text:p>
          </table:table-cell>
          <table:table-cell office:value-type="float" office:value="60" table:formula="of:=IF([.E24]&gt;[.D24];[.E24]-[.D24];0)" table:style-name="ce1">
            <text:p>60</text:p>
          </table:table-cell>
          <table:table-cell office:value-type="float" office:value="8600" table:formula="of:=[.G23]+[.D24]" table:style-name="ce1">
            <text:p>8600</text:p>
          </table:table-cell>
          <table:table-cell office:value-type="float" office:value="960" table:formula="of:=[.H23]+[.E24]" table:style-name="ce1">
            <text:p>960</text:p>
          </table:table-cell>
          <table:table-cell office:value-type="float" office:value="-7640" table:formula="of:=[.H24]-[.G24]" table:style-name="ce1">
            <text:p>-7640</text:p>
          </table:table-cell>
          <table:table-cell table:number-columns-repeated="16375"/>
        </table:table-row>
        <table:table-row table:style-name="ro1">
          <table:table-cell office:value-type="date" office:date-value="2023-01-24T00:00:00" table:style-name="ce2">
            <text:p>24.01.2023</text:p>
          </table:table-cell>
          <table:table-cell office:value-type="string" table:style-name="ce2">
            <text:p>wtorek</text:p>
          </table:table-cell>
          <table:table-cell office:value-type="string" table:style-name="ce2">
            <text:p>zima</text:p>
          </table:table-cell>
          <table:table-cell office:value-type="float" office:value="0" table:formula="of:=IF([.B25]=&quot;niedziela&quot;;150;0)" table:style-name="ce1">
            <text:p>0</text:p>
          </table:table-cell>
          <table:table-cell office:value-type="float" office:value="60" table:formula="of:=IF(OR([.B25]=&quot;poniedziałek&quot;;[.B25]= &quot;wtorek&quot;;[.B25]=&quot;środa&quot;;[.B25]=&quot;czwartek&quot;;[.B25]=&quot;piątek&quot;); 60;0)" table:style-name="ce1">
            <text:p>60</text:p>
          </table:table-cell>
          <table:table-cell office:value-type="float" office:value="60" table:formula="of:=IF([.E25]&gt;[.D25];[.E25]-[.D25];0)" table:style-name="ce1">
            <text:p>60</text:p>
          </table:table-cell>
          <table:table-cell office:value-type="float" office:value="8600" table:formula="of:=[.G24]+[.D25]" table:style-name="ce1">
            <text:p>8600</text:p>
          </table:table-cell>
          <table:table-cell office:value-type="float" office:value="1020" table:formula="of:=[.H24]+[.E25]" table:style-name="ce1">
            <text:p>1020</text:p>
          </table:table-cell>
          <table:table-cell office:value-type="float" office:value="-7580" table:formula="of:=[.H25]-[.G25]" table:style-name="ce1">
            <text:p>-7580</text:p>
          </table:table-cell>
          <table:table-cell table:number-columns-repeated="16375"/>
        </table:table-row>
        <table:table-row table:style-name="ro1">
          <table:table-cell office:value-type="date" office:date-value="2023-01-25T00:00:00" table:style-name="ce2">
            <text:p>25.01.2023</text:p>
          </table:table-cell>
          <table:table-cell office:value-type="string" table:style-name="ce2">
            <text:p>środa</text:p>
          </table:table-cell>
          <table:table-cell office:value-type="string" table:style-name="ce2">
            <text:p>zima</text:p>
          </table:table-cell>
          <table:table-cell office:value-type="float" office:value="0" table:formula="of:=IF([.B26]=&quot;niedziela&quot;;150;0)" table:style-name="ce1">
            <text:p>0</text:p>
          </table:table-cell>
          <table:table-cell office:value-type="float" office:value="60" table:formula="of:=IF(OR([.B26]=&quot;poniedziałek&quot;;[.B26]= &quot;wtorek&quot;;[.B26]=&quot;środa&quot;;[.B26]=&quot;czwartek&quot;;[.B26]=&quot;piątek&quot;); 60;0)" table:style-name="ce1">
            <text:p>60</text:p>
          </table:table-cell>
          <table:table-cell office:value-type="float" office:value="60" table:formula="of:=IF([.E26]&gt;[.D26];[.E26]-[.D26];0)" table:style-name="ce1">
            <text:p>60</text:p>
          </table:table-cell>
          <table:table-cell office:value-type="float" office:value="8600" table:formula="of:=[.G25]+[.D26]" table:style-name="ce1">
            <text:p>8600</text:p>
          </table:table-cell>
          <table:table-cell office:value-type="float" office:value="1080" table:formula="of:=[.H25]+[.E26]" table:style-name="ce1">
            <text:p>1080</text:p>
          </table:table-cell>
          <table:table-cell office:value-type="float" office:value="-7520" table:formula="of:=[.H26]-[.G26]" table:style-name="ce1">
            <text:p>-7520</text:p>
          </table:table-cell>
          <table:table-cell table:number-columns-repeated="16375"/>
        </table:table-row>
        <table:table-row table:style-name="ro1">
          <table:table-cell office:value-type="date" office:date-value="2023-01-26T00:00:00" table:style-name="ce2">
            <text:p>26.01.2023</text:p>
          </table:table-cell>
          <table:table-cell office:value-type="string" table:style-name="ce2">
            <text:p>czwartek</text:p>
          </table:table-cell>
          <table:table-cell office:value-type="string" table:style-name="ce2">
            <text:p>zima</text:p>
          </table:table-cell>
          <table:table-cell office:value-type="float" office:value="0" table:formula="of:=IF([.B27]=&quot;niedziela&quot;;150;0)" table:style-name="ce1">
            <text:p>0</text:p>
          </table:table-cell>
          <table:table-cell office:value-type="float" office:value="60" table:formula="of:=IF(OR([.B27]=&quot;poniedziałek&quot;;[.B27]= &quot;wtorek&quot;;[.B27]=&quot;środa&quot;;[.B27]=&quot;czwartek&quot;;[.B27]=&quot;piątek&quot;); 60;0)" table:style-name="ce1">
            <text:p>60</text:p>
          </table:table-cell>
          <table:table-cell office:value-type="float" office:value="60" table:formula="of:=IF([.E27]&gt;[.D27];[.E27]-[.D27];0)" table:style-name="ce1">
            <text:p>60</text:p>
          </table:table-cell>
          <table:table-cell office:value-type="float" office:value="8600" table:formula="of:=[.G26]+[.D27]" table:style-name="ce1">
            <text:p>8600</text:p>
          </table:table-cell>
          <table:table-cell office:value-type="float" office:value="1140" table:formula="of:=[.H26]+[.E27]" table:style-name="ce1">
            <text:p>1140</text:p>
          </table:table-cell>
          <table:table-cell office:value-type="float" office:value="-7460" table:formula="of:=[.H27]-[.G27]" table:style-name="ce1">
            <text:p>-7460</text:p>
          </table:table-cell>
          <table:table-cell table:number-columns-repeated="16375"/>
        </table:table-row>
        <table:table-row table:style-name="ro1">
          <table:table-cell office:value-type="date" office:date-value="2023-01-27T00:00:00" table:style-name="ce2">
            <text:p>27.01.2023</text:p>
          </table:table-cell>
          <table:table-cell office:value-type="string" table:style-name="ce2">
            <text:p>piątek</text:p>
          </table:table-cell>
          <table:table-cell office:value-type="string" table:style-name="ce2">
            <text:p>zima</text:p>
          </table:table-cell>
          <table:table-cell office:value-type="float" office:value="0" table:formula="of:=IF([.B28]=&quot;niedziela&quot;;150;0)" table:style-name="ce1">
            <text:p>0</text:p>
          </table:table-cell>
          <table:table-cell office:value-type="float" office:value="60" table:formula="of:=IF(OR([.B28]=&quot;poniedziałek&quot;;[.B28]= &quot;wtorek&quot;;[.B28]=&quot;środa&quot;;[.B28]=&quot;czwartek&quot;;[.B28]=&quot;piątek&quot;); 60;0)" table:style-name="ce1">
            <text:p>60</text:p>
          </table:table-cell>
          <table:table-cell office:value-type="float" office:value="60" table:formula="of:=IF([.E28]&gt;[.D28];[.E28]-[.D28];0)" table:style-name="ce1">
            <text:p>60</text:p>
          </table:table-cell>
          <table:table-cell office:value-type="float" office:value="8600" table:formula="of:=[.G27]+[.D28]" table:style-name="ce1">
            <text:p>8600</text:p>
          </table:table-cell>
          <table:table-cell office:value-type="float" office:value="1200" table:formula="of:=[.H27]+[.E28]" table:style-name="ce1">
            <text:p>1200</text:p>
          </table:table-cell>
          <table:table-cell office:value-type="float" office:value="-7400" table:formula="of:=[.H28]-[.G28]" table:style-name="ce1">
            <text:p>-7400</text:p>
          </table:table-cell>
          <table:table-cell table:number-columns-repeated="16375"/>
        </table:table-row>
        <table:table-row table:style-name="ro1">
          <table:table-cell office:value-type="date" office:date-value="2023-01-28T00:00:00" table:style-name="ce2">
            <text:p>28.01.2023</text:p>
          </table:table-cell>
          <table:table-cell office:value-type="string" table:style-name="ce2">
            <text:p>sobota</text:p>
          </table:table-cell>
          <table:table-cell office:value-type="string" table:style-name="ce2">
            <text:p>zima</text:p>
          </table:table-cell>
          <table:table-cell office:value-type="float" office:value="0" table:formula="of:=IF([.B29]=&quot;niedziela&quot;;150;0)" table:style-name="ce1">
            <text:p>0</text:p>
          </table:table-cell>
          <table:table-cell office:value-type="float" office:value="0" table:formula="of:=IF(OR([.B29]=&quot;poniedziałek&quot;;[.B29]= &quot;wtorek&quot;;[.B29]=&quot;środa&quot;;[.B29]=&quot;czwartek&quot;;[.B29]=&quot;piątek&quot;); 60;0)" table:style-name="ce1">
            <text:p>0</text:p>
          </table:table-cell>
          <table:table-cell office:value-type="float" office:value="0" table:formula="of:=IF([.E29]&gt;[.D29];[.E29]-[.D29];0)" table:style-name="ce1">
            <text:p>0</text:p>
          </table:table-cell>
          <table:table-cell office:value-type="float" office:value="8600" table:formula="of:=[.G28]+[.D29]" table:style-name="ce1">
            <text:p>8600</text:p>
          </table:table-cell>
          <table:table-cell office:value-type="float" office:value="1200" table:formula="of:=[.H28]+[.E29]" table:style-name="ce1">
            <text:p>1200</text:p>
          </table:table-cell>
          <table:table-cell office:value-type="float" office:value="-7400" table:formula="of:=[.H29]-[.G29]" table:style-name="ce1">
            <text:p>-7400</text:p>
          </table:table-cell>
          <table:table-cell table:number-columns-repeated="16375"/>
        </table:table-row>
        <table:table-row table:style-name="ro1">
          <table:table-cell office:value-type="date" office:date-value="2023-01-29T00:00:00" table:style-name="ce2">
            <text:p>29.01.2023</text:p>
          </table:table-cell>
          <table:table-cell office:value-type="string" table:style-name="ce2">
            <text:p>niedziela</text:p>
          </table:table-cell>
          <table:table-cell office:value-type="string" table:style-name="ce2">
            <text:p>zima</text:p>
          </table:table-cell>
          <table:table-cell office:value-type="float" office:value="150" table:formula="of:=IF([.B30]=&quot;niedziela&quot;;150;0)" table:style-name="ce1">
            <text:p>150</text:p>
          </table:table-cell>
          <table:table-cell office:value-type="float" office:value="0" table:formula="of:=IF(OR([.B30]=&quot;poniedziałek&quot;;[.B30]= &quot;wtorek&quot;;[.B30]=&quot;środa&quot;;[.B30]=&quot;czwartek&quot;;[.B30]=&quot;piątek&quot;); 60;0)" table:style-name="ce1">
            <text:p>0</text:p>
          </table:table-cell>
          <table:table-cell office:value-type="float" office:value="0" table:formula="of:=IF([.E30]&gt;[.D30];[.E30]-[.D30];0)" table:style-name="ce1">
            <text:p>0</text:p>
          </table:table-cell>
          <table:table-cell office:value-type="float" office:value="8750" table:formula="of:=[.G29]+[.D30]" table:style-name="ce1">
            <text:p>8750</text:p>
          </table:table-cell>
          <table:table-cell office:value-type="float" office:value="1200" table:formula="of:=[.H29]+[.E30]" table:style-name="ce1">
            <text:p>1200</text:p>
          </table:table-cell>
          <table:table-cell office:value-type="float" office:value="-7550" table:formula="of:=[.H30]-[.G30]" table:style-name="ce1">
            <text:p>-7550</text:p>
          </table:table-cell>
          <table:table-cell table:number-columns-repeated="16375"/>
        </table:table-row>
        <table:table-row table:style-name="ro1">
          <table:table-cell office:value-type="date" office:date-value="2023-01-30T00:00:00" table:style-name="ce2">
            <text:p>30.01.2023</text:p>
          </table:table-cell>
          <table:table-cell office:value-type="string" table:style-name="ce2">
            <text:p>poniedziałek</text:p>
          </table:table-cell>
          <table:table-cell office:value-type="string" table:style-name="ce2">
            <text:p>zima</text:p>
          </table:table-cell>
          <table:table-cell office:value-type="float" office:value="0" table:formula="of:=IF([.B31]=&quot;niedziela&quot;;150;0)" table:style-name="ce1">
            <text:p>0</text:p>
          </table:table-cell>
          <table:table-cell office:value-type="float" office:value="60" table:formula="of:=IF(OR([.B31]=&quot;poniedziałek&quot;;[.B31]= &quot;wtorek&quot;;[.B31]=&quot;środa&quot;;[.B31]=&quot;czwartek&quot;;[.B31]=&quot;piątek&quot;); 60;0)" table:style-name="ce1">
            <text:p>60</text:p>
          </table:table-cell>
          <table:table-cell office:value-type="float" office:value="60" table:formula="of:=IF([.E31]&gt;[.D31];[.E31]-[.D31];0)" table:style-name="ce1">
            <text:p>60</text:p>
          </table:table-cell>
          <table:table-cell office:value-type="float" office:value="8750" table:formula="of:=[.G30]+[.D31]" table:style-name="ce1">
            <text:p>8750</text:p>
          </table:table-cell>
          <table:table-cell office:value-type="float" office:value="1260" table:formula="of:=[.H30]+[.E31]" table:style-name="ce1">
            <text:p>1260</text:p>
          </table:table-cell>
          <table:table-cell office:value-type="float" office:value="-7490" table:formula="of:=[.H31]-[.G31]" table:style-name="ce1">
            <text:p>-7490</text:p>
          </table:table-cell>
          <table:table-cell table:number-columns-repeated="16375"/>
        </table:table-row>
        <table:table-row table:style-name="ro1">
          <table:table-cell office:value-type="date" office:date-value="2023-01-31T00:00:00" table:style-name="ce2">
            <text:p>31.01.2023</text:p>
          </table:table-cell>
          <table:table-cell office:value-type="string" table:style-name="ce2">
            <text:p>wtorek</text:p>
          </table:table-cell>
          <table:table-cell office:value-type="string" table:style-name="ce2">
            <text:p>zima</text:p>
          </table:table-cell>
          <table:table-cell office:value-type="float" office:value="0" table:formula="of:=IF([.B32]=&quot;niedziela&quot;;150;0)" table:style-name="ce1">
            <text:p>0</text:p>
          </table:table-cell>
          <table:table-cell office:value-type="float" office:value="60" table:formula="of:=IF(OR([.B32]=&quot;poniedziałek&quot;;[.B32]= &quot;wtorek&quot;;[.B32]=&quot;środa&quot;;[.B32]=&quot;czwartek&quot;;[.B32]=&quot;piątek&quot;); 60;0)" table:style-name="ce1">
            <text:p>60</text:p>
          </table:table-cell>
          <table:table-cell office:value-type="float" office:value="60" table:formula="of:=IF([.E32]&gt;[.D32];[.E32]-[.D32];0)" table:style-name="ce1">
            <text:p>60</text:p>
          </table:table-cell>
          <table:table-cell office:value-type="float" office:value="8750" table:formula="of:=[.G31]+[.D32]" table:style-name="ce1">
            <text:p>8750</text:p>
          </table:table-cell>
          <table:table-cell office:value-type="float" office:value="1320" table:formula="of:=[.H31]+[.E32]" table:style-name="ce1">
            <text:p>1320</text:p>
          </table:table-cell>
          <table:table-cell office:value-type="float" office:value="-7430" table:formula="of:=[.H32]-[.G32]" table:style-name="ce1">
            <text:p>-7430</text:p>
          </table:table-cell>
          <table:table-cell table:number-columns-repeated="16375"/>
        </table:table-row>
        <table:table-row table:style-name="ro1">
          <table:table-cell office:value-type="date" office:date-value="2023-02-01T00:00:00" table:style-name="ce2">
            <text:p>01.02.2023</text:p>
          </table:table-cell>
          <table:table-cell office:value-type="string" table:style-name="ce2">
            <text:p>środa</text:p>
          </table:table-cell>
          <table:table-cell office:value-type="string" table:style-name="ce2">
            <text:p>zima</text:p>
          </table:table-cell>
          <table:table-cell office:value-type="float" office:value="0" table:formula="of:=IF([.B33]=&quot;niedziela&quot;;150;0)" table:style-name="ce1">
            <text:p>0</text:p>
          </table:table-cell>
          <table:table-cell office:value-type="float" office:value="60" table:formula="of:=IF(OR([.B33]=&quot;poniedziałek&quot;;[.B33]= &quot;wtorek&quot;;[.B33]=&quot;środa&quot;;[.B33]=&quot;czwartek&quot;;[.B33]=&quot;piątek&quot;); 60;0)" table:style-name="ce1">
            <text:p>60</text:p>
          </table:table-cell>
          <table:table-cell office:value-type="float" office:value="60" table:formula="of:=IF([.E33]&gt;[.D33];[.E33]-[.D33];0)" table:style-name="ce1">
            <text:p>60</text:p>
          </table:table-cell>
          <table:table-cell office:value-type="float" office:value="8750" table:formula="of:=[.G32]+[.D33]" table:style-name="ce1">
            <text:p>8750</text:p>
          </table:table-cell>
          <table:table-cell office:value-type="float" office:value="1380" table:formula="of:=[.H32]+[.E33]" table:style-name="ce1">
            <text:p>1380</text:p>
          </table:table-cell>
          <table:table-cell office:value-type="float" office:value="-7370" table:formula="of:=[.H33]-[.G33]" table:style-name="ce1">
            <text:p>-7370</text:p>
          </table:table-cell>
          <table:table-cell table:number-columns-repeated="16375"/>
        </table:table-row>
        <table:table-row table:style-name="ro1">
          <table:table-cell office:value-type="date" office:date-value="2023-02-02T00:00:00" table:style-name="ce2">
            <text:p>02.02.2023</text:p>
          </table:table-cell>
          <table:table-cell office:value-type="string" table:style-name="ce2">
            <text:p>czwartek</text:p>
          </table:table-cell>
          <table:table-cell office:value-type="string" table:style-name="ce2">
            <text:p>zima</text:p>
          </table:table-cell>
          <table:table-cell office:value-type="float" office:value="0" table:formula="of:=IF([.B34]=&quot;niedziela&quot;;150;0)" table:style-name="ce1">
            <text:p>0</text:p>
          </table:table-cell>
          <table:table-cell office:value-type="float" office:value="60" table:formula="of:=IF(OR([.B34]=&quot;poniedziałek&quot;;[.B34]= &quot;wtorek&quot;;[.B34]=&quot;środa&quot;;[.B34]=&quot;czwartek&quot;;[.B34]=&quot;piątek&quot;); 60;0)" table:style-name="ce1">
            <text:p>60</text:p>
          </table:table-cell>
          <table:table-cell office:value-type="float" office:value="60" table:formula="of:=IF([.E34]&gt;[.D34];[.E34]-[.D34];0)" table:style-name="ce1">
            <text:p>60</text:p>
          </table:table-cell>
          <table:table-cell office:value-type="float" office:value="8750" table:formula="of:=[.G33]+[.D34]" table:style-name="ce1">
            <text:p>8750</text:p>
          </table:table-cell>
          <table:table-cell office:value-type="float" office:value="1440" table:formula="of:=[.H33]+[.E34]" table:style-name="ce1">
            <text:p>1440</text:p>
          </table:table-cell>
          <table:table-cell office:value-type="float" office:value="-7310" table:formula="of:=[.H34]-[.G34]" table:style-name="ce1">
            <text:p>-7310</text:p>
          </table:table-cell>
          <table:table-cell table:number-columns-repeated="16375"/>
        </table:table-row>
        <table:table-row table:style-name="ro1">
          <table:table-cell office:value-type="date" office:date-value="2023-02-03T00:00:00" table:style-name="ce2">
            <text:p>03.02.2023</text:p>
          </table:table-cell>
          <table:table-cell office:value-type="string" table:style-name="ce2">
            <text:p>piątek</text:p>
          </table:table-cell>
          <table:table-cell office:value-type="string" table:style-name="ce2">
            <text:p>zima</text:p>
          </table:table-cell>
          <table:table-cell office:value-type="float" office:value="0" table:formula="of:=IF([.B35]=&quot;niedziela&quot;;150;0)" table:style-name="ce1">
            <text:p>0</text:p>
          </table:table-cell>
          <table:table-cell office:value-type="float" office:value="60" table:formula="of:=IF(OR([.B35]=&quot;poniedziałek&quot;;[.B35]= &quot;wtorek&quot;;[.B35]=&quot;środa&quot;;[.B35]=&quot;czwartek&quot;;[.B35]=&quot;piątek&quot;); 60;0)" table:style-name="ce1">
            <text:p>60</text:p>
          </table:table-cell>
          <table:table-cell office:value-type="float" office:value="60" table:formula="of:=IF([.E35]&gt;[.D35];[.E35]-[.D35];0)" table:style-name="ce1">
            <text:p>60</text:p>
          </table:table-cell>
          <table:table-cell office:value-type="float" office:value="8750" table:formula="of:=[.G34]+[.D35]" table:style-name="ce1">
            <text:p>8750</text:p>
          </table:table-cell>
          <table:table-cell office:value-type="float" office:value="1500" table:formula="of:=[.H34]+[.E35]" table:style-name="ce1">
            <text:p>1500</text:p>
          </table:table-cell>
          <table:table-cell office:value-type="float" office:value="-7250" table:formula="of:=[.H35]-[.G35]" table:style-name="ce1">
            <text:p>-7250</text:p>
          </table:table-cell>
          <table:table-cell table:number-columns-repeated="16375"/>
        </table:table-row>
        <table:table-row table:style-name="ro1">
          <table:table-cell office:value-type="date" office:date-value="2023-02-04T00:00:00" table:style-name="ce2">
            <text:p>04.02.2023</text:p>
          </table:table-cell>
          <table:table-cell office:value-type="string" table:style-name="ce2">
            <text:p>sobota</text:p>
          </table:table-cell>
          <table:table-cell office:value-type="string" table:style-name="ce2">
            <text:p>zima</text:p>
          </table:table-cell>
          <table:table-cell office:value-type="float" office:value="0" table:formula="of:=IF([.B36]=&quot;niedziela&quot;;150;0)" table:style-name="ce1">
            <text:p>0</text:p>
          </table:table-cell>
          <table:table-cell office:value-type="float" office:value="0" table:formula="of:=IF(OR([.B36]=&quot;poniedziałek&quot;;[.B36]= &quot;wtorek&quot;;[.B36]=&quot;środa&quot;;[.B36]=&quot;czwartek&quot;;[.B36]=&quot;piątek&quot;); 60;0)" table:style-name="ce1">
            <text:p>0</text:p>
          </table:table-cell>
          <table:table-cell office:value-type="float" office:value="0" table:formula="of:=IF([.E36]&gt;[.D36];[.E36]-[.D36];0)" table:style-name="ce1">
            <text:p>0</text:p>
          </table:table-cell>
          <table:table-cell office:value-type="float" office:value="8750" table:formula="of:=[.G35]+[.D36]" table:style-name="ce1">
            <text:p>8750</text:p>
          </table:table-cell>
          <table:table-cell office:value-type="float" office:value="1500" table:formula="of:=[.H35]+[.E36]" table:style-name="ce1">
            <text:p>1500</text:p>
          </table:table-cell>
          <table:table-cell office:value-type="float" office:value="-7250" table:formula="of:=[.H36]-[.G36]" table:style-name="ce1">
            <text:p>-7250</text:p>
          </table:table-cell>
          <table:table-cell table:number-columns-repeated="16375"/>
        </table:table-row>
        <table:table-row table:style-name="ro1">
          <table:table-cell office:value-type="date" office:date-value="2023-02-05T00:00:00" table:style-name="ce2">
            <text:p>05.02.2023</text:p>
          </table:table-cell>
          <table:table-cell office:value-type="string" table:style-name="ce2">
            <text:p>niedziela</text:p>
          </table:table-cell>
          <table:table-cell office:value-type="string" table:style-name="ce2">
            <text:p>zima</text:p>
          </table:table-cell>
          <table:table-cell office:value-type="float" office:value="150" table:formula="of:=IF([.B37]=&quot;niedziela&quot;;150;0)" table:style-name="ce1">
            <text:p>150</text:p>
          </table:table-cell>
          <table:table-cell office:value-type="float" office:value="0" table:formula="of:=IF(OR([.B37]=&quot;poniedziałek&quot;;[.B37]= &quot;wtorek&quot;;[.B37]=&quot;środa&quot;;[.B37]=&quot;czwartek&quot;;[.B37]=&quot;piątek&quot;); 60;0)" table:style-name="ce1">
            <text:p>0</text:p>
          </table:table-cell>
          <table:table-cell office:value-type="float" office:value="0" table:formula="of:=IF([.E37]&gt;[.D37];[.E37]-[.D37];0)" table:style-name="ce1">
            <text:p>0</text:p>
          </table:table-cell>
          <table:table-cell office:value-type="float" office:value="8900" table:formula="of:=[.G36]+[.D37]" table:style-name="ce1">
            <text:p>8900</text:p>
          </table:table-cell>
          <table:table-cell office:value-type="float" office:value="1500" table:formula="of:=[.H36]+[.E37]" table:style-name="ce1">
            <text:p>1500</text:p>
          </table:table-cell>
          <table:table-cell office:value-type="float" office:value="-7400" table:formula="of:=[.H37]-[.G37]" table:style-name="ce1">
            <text:p>-7400</text:p>
          </table:table-cell>
          <table:table-cell table:number-columns-repeated="16375"/>
        </table:table-row>
        <table:table-row table:style-name="ro1">
          <table:table-cell office:value-type="date" office:date-value="2023-02-06T00:00:00" table:style-name="ce2">
            <text:p>06.02.2023</text:p>
          </table:table-cell>
          <table:table-cell office:value-type="string" table:style-name="ce2">
            <text:p>poniedziałek</text:p>
          </table:table-cell>
          <table:table-cell office:value-type="string" table:style-name="ce2">
            <text:p>zima</text:p>
          </table:table-cell>
          <table:table-cell office:value-type="float" office:value="0" table:formula="of:=IF([.B38]=&quot;niedziela&quot;;150;0)" table:style-name="ce1">
            <text:p>0</text:p>
          </table:table-cell>
          <table:table-cell office:value-type="float" office:value="60" table:formula="of:=IF(OR([.B38]=&quot;poniedziałek&quot;;[.B38]= &quot;wtorek&quot;;[.B38]=&quot;środa&quot;;[.B38]=&quot;czwartek&quot;;[.B38]=&quot;piątek&quot;); 60;0)" table:style-name="ce1">
            <text:p>60</text:p>
          </table:table-cell>
          <table:table-cell office:value-type="float" office:value="60" table:formula="of:=IF([.E38]&gt;[.D38];[.E38]-[.D38];0)" table:style-name="ce1">
            <text:p>60</text:p>
          </table:table-cell>
          <table:table-cell office:value-type="float" office:value="8900" table:formula="of:=[.G37]+[.D38]" table:style-name="ce1">
            <text:p>8900</text:p>
          </table:table-cell>
          <table:table-cell office:value-type="float" office:value="1560" table:formula="of:=[.H37]+[.E38]" table:style-name="ce1">
            <text:p>1560</text:p>
          </table:table-cell>
          <table:table-cell office:value-type="float" office:value="-7340" table:formula="of:=[.H38]-[.G38]" table:style-name="ce1">
            <text:p>-7340</text:p>
          </table:table-cell>
          <table:table-cell table:number-columns-repeated="16375"/>
        </table:table-row>
        <table:table-row table:style-name="ro1">
          <table:table-cell office:value-type="date" office:date-value="2023-02-07T00:00:00" table:style-name="ce2">
            <text:p>07.02.2023</text:p>
          </table:table-cell>
          <table:table-cell office:value-type="string" table:style-name="ce2">
            <text:p>wtorek</text:p>
          </table:table-cell>
          <table:table-cell office:value-type="string" table:style-name="ce2">
            <text:p>zima</text:p>
          </table:table-cell>
          <table:table-cell office:value-type="float" office:value="0" table:formula="of:=IF([.B39]=&quot;niedziela&quot;;150;0)" table:style-name="ce1">
            <text:p>0</text:p>
          </table:table-cell>
          <table:table-cell office:value-type="float" office:value="60" table:formula="of:=IF(OR([.B39]=&quot;poniedziałek&quot;;[.B39]= &quot;wtorek&quot;;[.B39]=&quot;środa&quot;;[.B39]=&quot;czwartek&quot;;[.B39]=&quot;piątek&quot;); 60;0)" table:style-name="ce1">
            <text:p>60</text:p>
          </table:table-cell>
          <table:table-cell office:value-type="float" office:value="60" table:formula="of:=IF([.E39]&gt;[.D39];[.E39]-[.D39];0)" table:style-name="ce1">
            <text:p>60</text:p>
          </table:table-cell>
          <table:table-cell office:value-type="float" office:value="8900" table:formula="of:=[.G38]+[.D39]" table:style-name="ce1">
            <text:p>8900</text:p>
          </table:table-cell>
          <table:table-cell office:value-type="float" office:value="1620" table:formula="of:=[.H38]+[.E39]" table:style-name="ce1">
            <text:p>1620</text:p>
          </table:table-cell>
          <table:table-cell office:value-type="float" office:value="-7280" table:formula="of:=[.H39]-[.G39]" table:style-name="ce1">
            <text:p>-7280</text:p>
          </table:table-cell>
          <table:table-cell table:number-columns-repeated="16375"/>
        </table:table-row>
        <table:table-row table:style-name="ro1">
          <table:table-cell office:value-type="date" office:date-value="2023-02-08T00:00:00" table:style-name="ce2">
            <text:p>08.02.2023</text:p>
          </table:table-cell>
          <table:table-cell office:value-type="string" table:style-name="ce2">
            <text:p>środa</text:p>
          </table:table-cell>
          <table:table-cell office:value-type="string" table:style-name="ce2">
            <text:p>zima</text:p>
          </table:table-cell>
          <table:table-cell office:value-type="float" office:value="0" table:formula="of:=IF([.B40]=&quot;niedziela&quot;;150;0)" table:style-name="ce1">
            <text:p>0</text:p>
          </table:table-cell>
          <table:table-cell office:value-type="float" office:value="60" table:formula="of:=IF(OR([.B40]=&quot;poniedziałek&quot;;[.B40]= &quot;wtorek&quot;;[.B40]=&quot;środa&quot;;[.B40]=&quot;czwartek&quot;;[.B40]=&quot;piątek&quot;); 60;0)" table:style-name="ce1">
            <text:p>60</text:p>
          </table:table-cell>
          <table:table-cell office:value-type="float" office:value="60" table:formula="of:=IF([.E40]&gt;[.D40];[.E40]-[.D40];0)" table:style-name="ce1">
            <text:p>60</text:p>
          </table:table-cell>
          <table:table-cell office:value-type="float" office:value="8900" table:formula="of:=[.G39]+[.D40]" table:style-name="ce1">
            <text:p>8900</text:p>
          </table:table-cell>
          <table:table-cell office:value-type="float" office:value="1680" table:formula="of:=[.H39]+[.E40]" table:style-name="ce1">
            <text:p>1680</text:p>
          </table:table-cell>
          <table:table-cell office:value-type="float" office:value="-7220" table:formula="of:=[.H40]-[.G40]" table:style-name="ce1">
            <text:p>-7220</text:p>
          </table:table-cell>
          <table:table-cell table:number-columns-repeated="16375"/>
        </table:table-row>
        <table:table-row table:style-name="ro1">
          <table:table-cell office:value-type="date" office:date-value="2023-02-09T00:00:00" table:style-name="ce2">
            <text:p>09.02.2023</text:p>
          </table:table-cell>
          <table:table-cell office:value-type="string" table:style-name="ce2">
            <text:p>czwartek</text:p>
          </table:table-cell>
          <table:table-cell office:value-type="string" table:style-name="ce2">
            <text:p>zima</text:p>
          </table:table-cell>
          <table:table-cell office:value-type="float" office:value="0" table:formula="of:=IF([.B41]=&quot;niedziela&quot;;150;0)" table:style-name="ce1">
            <text:p>0</text:p>
          </table:table-cell>
          <table:table-cell office:value-type="float" office:value="60" table:formula="of:=IF(OR([.B41]=&quot;poniedziałek&quot;;[.B41]= &quot;wtorek&quot;;[.B41]=&quot;środa&quot;;[.B41]=&quot;czwartek&quot;;[.B41]=&quot;piątek&quot;); 60;0)" table:style-name="ce1">
            <text:p>60</text:p>
          </table:table-cell>
          <table:table-cell office:value-type="float" office:value="60" table:formula="of:=IF([.E41]&gt;[.D41];[.E41]-[.D41];0)" table:style-name="ce1">
            <text:p>60</text:p>
          </table:table-cell>
          <table:table-cell office:value-type="float" office:value="8900" table:formula="of:=[.G40]+[.D41]" table:style-name="ce1">
            <text:p>8900</text:p>
          </table:table-cell>
          <table:table-cell office:value-type="float" office:value="1740" table:formula="of:=[.H40]+[.E41]" table:style-name="ce1">
            <text:p>1740</text:p>
          </table:table-cell>
          <table:table-cell office:value-type="float" office:value="-7160" table:formula="of:=[.H41]-[.G41]" table:style-name="ce1">
            <text:p>-7160</text:p>
          </table:table-cell>
          <table:table-cell table:number-columns-repeated="16375"/>
        </table:table-row>
        <table:table-row table:style-name="ro1">
          <table:table-cell office:value-type="date" office:date-value="2023-02-10T00:00:00" table:style-name="ce2">
            <text:p>10.02.2023</text:p>
          </table:table-cell>
          <table:table-cell office:value-type="string" table:style-name="ce2">
            <text:p>piątek</text:p>
          </table:table-cell>
          <table:table-cell office:value-type="string" table:style-name="ce2">
            <text:p>zima</text:p>
          </table:table-cell>
          <table:table-cell office:value-type="float" office:value="0" table:formula="of:=IF([.B42]=&quot;niedziela&quot;;150;0)" table:style-name="ce1">
            <text:p>0</text:p>
          </table:table-cell>
          <table:table-cell office:value-type="float" office:value="60" table:formula="of:=IF(OR([.B42]=&quot;poniedziałek&quot;;[.B42]= &quot;wtorek&quot;;[.B42]=&quot;środa&quot;;[.B42]=&quot;czwartek&quot;;[.B42]=&quot;piątek&quot;); 60;0)" table:style-name="ce1">
            <text:p>60</text:p>
          </table:table-cell>
          <table:table-cell office:value-type="float" office:value="60" table:formula="of:=IF([.E42]&gt;[.D42];[.E42]-[.D42];0)" table:style-name="ce1">
            <text:p>60</text:p>
          </table:table-cell>
          <table:table-cell office:value-type="float" office:value="8900" table:formula="of:=[.G41]+[.D42]" table:style-name="ce1">
            <text:p>8900</text:p>
          </table:table-cell>
          <table:table-cell office:value-type="float" office:value="1800" table:formula="of:=[.H41]+[.E42]" table:style-name="ce1">
            <text:p>1800</text:p>
          </table:table-cell>
          <table:table-cell office:value-type="float" office:value="-7100" table:formula="of:=[.H42]-[.G42]" table:style-name="ce1">
            <text:p>-7100</text:p>
          </table:table-cell>
          <table:table-cell table:number-columns-repeated="16375"/>
        </table:table-row>
        <table:table-row table:style-name="ro1">
          <table:table-cell office:value-type="date" office:date-value="2023-02-11T00:00:00" table:style-name="ce2">
            <text:p>11.02.2023</text:p>
          </table:table-cell>
          <table:table-cell office:value-type="string" table:style-name="ce2">
            <text:p>sobota</text:p>
          </table:table-cell>
          <table:table-cell office:value-type="string" table:style-name="ce2">
            <text:p>zima</text:p>
          </table:table-cell>
          <table:table-cell office:value-type="float" office:value="0" table:formula="of:=IF([.B43]=&quot;niedziela&quot;;150;0)" table:style-name="ce1">
            <text:p>0</text:p>
          </table:table-cell>
          <table:table-cell office:value-type="float" office:value="0" table:formula="of:=IF(OR([.B43]=&quot;poniedziałek&quot;;[.B43]= &quot;wtorek&quot;;[.B43]=&quot;środa&quot;;[.B43]=&quot;czwartek&quot;;[.B43]=&quot;piątek&quot;); 60;0)" table:style-name="ce1">
            <text:p>0</text:p>
          </table:table-cell>
          <table:table-cell office:value-type="float" office:value="0" table:formula="of:=IF([.E43]&gt;[.D43];[.E43]-[.D43];0)" table:style-name="ce1">
            <text:p>0</text:p>
          </table:table-cell>
          <table:table-cell office:value-type="float" office:value="8900" table:formula="of:=[.G42]+[.D43]" table:style-name="ce1">
            <text:p>8900</text:p>
          </table:table-cell>
          <table:table-cell office:value-type="float" office:value="1800" table:formula="of:=[.H42]+[.E43]" table:style-name="ce1">
            <text:p>1800</text:p>
          </table:table-cell>
          <table:table-cell office:value-type="float" office:value="-7100" table:formula="of:=[.H43]-[.G43]" table:style-name="ce1">
            <text:p>-7100</text:p>
          </table:table-cell>
          <table:table-cell table:number-columns-repeated="16375"/>
        </table:table-row>
        <table:table-row table:style-name="ro1">
          <table:table-cell office:value-type="date" office:date-value="2023-02-12T00:00:00" table:style-name="ce2">
            <text:p>12.02.2023</text:p>
          </table:table-cell>
          <table:table-cell office:value-type="string" table:style-name="ce2">
            <text:p>niedziela</text:p>
          </table:table-cell>
          <table:table-cell office:value-type="string" table:style-name="ce2">
            <text:p>zima</text:p>
          </table:table-cell>
          <table:table-cell office:value-type="float" office:value="150" table:formula="of:=IF([.B44]=&quot;niedziela&quot;;150;0)" table:style-name="ce1">
            <text:p>150</text:p>
          </table:table-cell>
          <table:table-cell office:value-type="float" office:value="0" table:formula="of:=IF(OR([.B44]=&quot;poniedziałek&quot;;[.B44]= &quot;wtorek&quot;;[.B44]=&quot;środa&quot;;[.B44]=&quot;czwartek&quot;;[.B44]=&quot;piątek&quot;); 60;0)" table:style-name="ce1">
            <text:p>0</text:p>
          </table:table-cell>
          <table:table-cell office:value-type="float" office:value="0" table:formula="of:=IF([.E44]&gt;[.D44];[.E44]-[.D44];0)" table:style-name="ce1">
            <text:p>0</text:p>
          </table:table-cell>
          <table:table-cell office:value-type="float" office:value="9050" table:formula="of:=[.G43]+[.D44]" table:style-name="ce1">
            <text:p>9050</text:p>
          </table:table-cell>
          <table:table-cell office:value-type="float" office:value="1800" table:formula="of:=[.H43]+[.E44]" table:style-name="ce1">
            <text:p>1800</text:p>
          </table:table-cell>
          <table:table-cell office:value-type="float" office:value="-7250" table:formula="of:=[.H44]-[.G44]" table:style-name="ce1">
            <text:p>-7250</text:p>
          </table:table-cell>
          <table:table-cell table:number-columns-repeated="16375"/>
        </table:table-row>
        <table:table-row table:style-name="ro1">
          <table:table-cell office:value-type="date" office:date-value="2023-02-13T00:00:00" table:style-name="ce2">
            <text:p>13.02.2023</text:p>
          </table:table-cell>
          <table:table-cell office:value-type="string" table:style-name="ce2">
            <text:p>poniedziałek</text:p>
          </table:table-cell>
          <table:table-cell office:value-type="string" table:style-name="ce2">
            <text:p>zima</text:p>
          </table:table-cell>
          <table:table-cell office:value-type="float" office:value="0" table:formula="of:=IF([.B45]=&quot;niedziela&quot;;150;0)" table:style-name="ce1">
            <text:p>0</text:p>
          </table:table-cell>
          <table:table-cell office:value-type="float" office:value="60" table:formula="of:=IF(OR([.B45]=&quot;poniedziałek&quot;;[.B45]= &quot;wtorek&quot;;[.B45]=&quot;środa&quot;;[.B45]=&quot;czwartek&quot;;[.B45]=&quot;piątek&quot;); 60;0)" table:style-name="ce1">
            <text:p>60</text:p>
          </table:table-cell>
          <table:table-cell office:value-type="float" office:value="60" table:formula="of:=IF([.E45]&gt;[.D45];[.E45]-[.D45];0)" table:style-name="ce1">
            <text:p>60</text:p>
          </table:table-cell>
          <table:table-cell office:value-type="float" office:value="9050" table:formula="of:=[.G44]+[.D45]" table:style-name="ce1">
            <text:p>9050</text:p>
          </table:table-cell>
          <table:table-cell office:value-type="float" office:value="1860" table:formula="of:=[.H44]+[.E45]" table:style-name="ce1">
            <text:p>1860</text:p>
          </table:table-cell>
          <table:table-cell office:value-type="float" office:value="-7190" table:formula="of:=[.H45]-[.G45]" table:style-name="ce1">
            <text:p>-7190</text:p>
          </table:table-cell>
          <table:table-cell table:number-columns-repeated="16375"/>
        </table:table-row>
        <table:table-row table:style-name="ro1">
          <table:table-cell office:value-type="date" office:date-value="2023-02-14T00:00:00" table:style-name="ce2">
            <text:p>14.02.2023</text:p>
          </table:table-cell>
          <table:table-cell office:value-type="string" table:style-name="ce2">
            <text:p>wtorek</text:p>
          </table:table-cell>
          <table:table-cell office:value-type="string" table:style-name="ce2">
            <text:p>zima</text:p>
          </table:table-cell>
          <table:table-cell office:value-type="float" office:value="0" table:formula="of:=IF([.B46]=&quot;niedziela&quot;;150;0)" table:style-name="ce1">
            <text:p>0</text:p>
          </table:table-cell>
          <table:table-cell office:value-type="float" office:value="60" table:formula="of:=IF(OR([.B46]=&quot;poniedziałek&quot;;[.B46]= &quot;wtorek&quot;;[.B46]=&quot;środa&quot;;[.B46]=&quot;czwartek&quot;;[.B46]=&quot;piątek&quot;); 60;0)" table:style-name="ce1">
            <text:p>60</text:p>
          </table:table-cell>
          <table:table-cell office:value-type="float" office:value="60" table:formula="of:=IF([.E46]&gt;[.D46];[.E46]-[.D46];0)" table:style-name="ce1">
            <text:p>60</text:p>
          </table:table-cell>
          <table:table-cell office:value-type="float" office:value="9050" table:formula="of:=[.G45]+[.D46]" table:style-name="ce1">
            <text:p>9050</text:p>
          </table:table-cell>
          <table:table-cell office:value-type="float" office:value="1920" table:formula="of:=[.H45]+[.E46]" table:style-name="ce1">
            <text:p>1920</text:p>
          </table:table-cell>
          <table:table-cell office:value-type="float" office:value="-7130" table:formula="of:=[.H46]-[.G46]" table:style-name="ce1">
            <text:p>-7130</text:p>
          </table:table-cell>
          <table:table-cell table:number-columns-repeated="16375"/>
        </table:table-row>
        <table:table-row table:style-name="ro1">
          <table:table-cell office:value-type="date" office:date-value="2023-02-15T00:00:00" table:style-name="ce2">
            <text:p>15.02.2023</text:p>
          </table:table-cell>
          <table:table-cell office:value-type="string" table:style-name="ce2">
            <text:p>środa</text:p>
          </table:table-cell>
          <table:table-cell office:value-type="string" table:style-name="ce2">
            <text:p>zima</text:p>
          </table:table-cell>
          <table:table-cell office:value-type="float" office:value="0" table:formula="of:=IF([.B47]=&quot;niedziela&quot;;150;0)" table:style-name="ce1">
            <text:p>0</text:p>
          </table:table-cell>
          <table:table-cell office:value-type="float" office:value="60" table:formula="of:=IF(OR([.B47]=&quot;poniedziałek&quot;;[.B47]= &quot;wtorek&quot;;[.B47]=&quot;środa&quot;;[.B47]=&quot;czwartek&quot;;[.B47]=&quot;piątek&quot;); 60;0)" table:style-name="ce1">
            <text:p>60</text:p>
          </table:table-cell>
          <table:table-cell office:value-type="float" office:value="60" table:formula="of:=IF([.E47]&gt;[.D47];[.E47]-[.D47];0)" table:style-name="ce1">
            <text:p>60</text:p>
          </table:table-cell>
          <table:table-cell office:value-type="float" office:value="9050" table:formula="of:=[.G46]+[.D47]" table:style-name="ce1">
            <text:p>9050</text:p>
          </table:table-cell>
          <table:table-cell office:value-type="float" office:value="1980" table:formula="of:=[.H46]+[.E47]" table:style-name="ce1">
            <text:p>1980</text:p>
          </table:table-cell>
          <table:table-cell office:value-type="float" office:value="-7070" table:formula="of:=[.H47]-[.G47]" table:style-name="ce1">
            <text:p>-7070</text:p>
          </table:table-cell>
          <table:table-cell table:number-columns-repeated="16375"/>
        </table:table-row>
        <table:table-row table:style-name="ro1">
          <table:table-cell office:value-type="date" office:date-value="2023-02-16T00:00:00" table:style-name="ce2">
            <text:p>16.02.2023</text:p>
          </table:table-cell>
          <table:table-cell office:value-type="string" table:style-name="ce2">
            <text:p>czwartek</text:p>
          </table:table-cell>
          <table:table-cell office:value-type="string" table:style-name="ce2">
            <text:p>zima</text:p>
          </table:table-cell>
          <table:table-cell office:value-type="float" office:value="0" table:formula="of:=IF([.B48]=&quot;niedziela&quot;;150;0)" table:style-name="ce1">
            <text:p>0</text:p>
          </table:table-cell>
          <table:table-cell office:value-type="float" office:value="60" table:formula="of:=IF(OR([.B48]=&quot;poniedziałek&quot;;[.B48]= &quot;wtorek&quot;;[.B48]=&quot;środa&quot;;[.B48]=&quot;czwartek&quot;;[.B48]=&quot;piątek&quot;); 60;0)" table:style-name="ce1">
            <text:p>60</text:p>
          </table:table-cell>
          <table:table-cell office:value-type="float" office:value="60" table:formula="of:=IF([.E48]&gt;[.D48];[.E48]-[.D48];0)" table:style-name="ce1">
            <text:p>60</text:p>
          </table:table-cell>
          <table:table-cell office:value-type="float" office:value="9050" table:formula="of:=[.G47]+[.D48]" table:style-name="ce1">
            <text:p>9050</text:p>
          </table:table-cell>
          <table:table-cell office:value-type="float" office:value="2040" table:formula="of:=[.H47]+[.E48]" table:style-name="ce1">
            <text:p>2040</text:p>
          </table:table-cell>
          <table:table-cell office:value-type="float" office:value="-7010" table:formula="of:=[.H48]-[.G48]" table:style-name="ce1">
            <text:p>-7010</text:p>
          </table:table-cell>
          <table:table-cell table:number-columns-repeated="16375"/>
        </table:table-row>
        <table:table-row table:style-name="ro1">
          <table:table-cell office:value-type="date" office:date-value="2023-02-17T00:00:00" table:style-name="ce2">
            <text:p>17.02.2023</text:p>
          </table:table-cell>
          <table:table-cell office:value-type="string" table:style-name="ce2">
            <text:p>piątek</text:p>
          </table:table-cell>
          <table:table-cell office:value-type="string" table:style-name="ce2">
            <text:p>zima</text:p>
          </table:table-cell>
          <table:table-cell office:value-type="float" office:value="0" table:formula="of:=IF([.B49]=&quot;niedziela&quot;;150;0)" table:style-name="ce1">
            <text:p>0</text:p>
          </table:table-cell>
          <table:table-cell office:value-type="float" office:value="60" table:formula="of:=IF(OR([.B49]=&quot;poniedziałek&quot;;[.B49]= &quot;wtorek&quot;;[.B49]=&quot;środa&quot;;[.B49]=&quot;czwartek&quot;;[.B49]=&quot;piątek&quot;); 60;0)" table:style-name="ce1">
            <text:p>60</text:p>
          </table:table-cell>
          <table:table-cell office:value-type="float" office:value="60" table:formula="of:=IF([.E49]&gt;[.D49];[.E49]-[.D49];0)" table:style-name="ce1">
            <text:p>60</text:p>
          </table:table-cell>
          <table:table-cell office:value-type="float" office:value="9050" table:formula="of:=[.G48]+[.D49]" table:style-name="ce1">
            <text:p>9050</text:p>
          </table:table-cell>
          <table:table-cell office:value-type="float" office:value="2100" table:formula="of:=[.H48]+[.E49]" table:style-name="ce1">
            <text:p>2100</text:p>
          </table:table-cell>
          <table:table-cell office:value-type="float" office:value="-6950" table:formula="of:=[.H49]-[.G49]" table:style-name="ce1">
            <text:p>-6950</text:p>
          </table:table-cell>
          <table:table-cell table:number-columns-repeated="16375"/>
        </table:table-row>
        <table:table-row table:style-name="ro1">
          <table:table-cell office:value-type="date" office:date-value="2023-02-18T00:00:00" table:style-name="ce2">
            <text:p>18.02.2023</text:p>
          </table:table-cell>
          <table:table-cell office:value-type="string" table:style-name="ce2">
            <text:p>sobota</text:p>
          </table:table-cell>
          <table:table-cell office:value-type="string" table:style-name="ce2">
            <text:p>zima</text:p>
          </table:table-cell>
          <table:table-cell office:value-type="float" office:value="0" table:formula="of:=IF([.B50]=&quot;niedziela&quot;;150;0)" table:style-name="ce1">
            <text:p>0</text:p>
          </table:table-cell>
          <table:table-cell office:value-type="float" office:value="0" table:formula="of:=IF(OR([.B50]=&quot;poniedziałek&quot;;[.B50]= &quot;wtorek&quot;;[.B50]=&quot;środa&quot;;[.B50]=&quot;czwartek&quot;;[.B50]=&quot;piątek&quot;); 60;0)" table:style-name="ce1">
            <text:p>0</text:p>
          </table:table-cell>
          <table:table-cell office:value-type="float" office:value="0" table:formula="of:=IF([.E50]&gt;[.D50];[.E50]-[.D50];0)" table:style-name="ce1">
            <text:p>0</text:p>
          </table:table-cell>
          <table:table-cell office:value-type="float" office:value="9050" table:formula="of:=[.G49]+[.D50]" table:style-name="ce1">
            <text:p>9050</text:p>
          </table:table-cell>
          <table:table-cell office:value-type="float" office:value="2100" table:formula="of:=[.H49]+[.E50]" table:style-name="ce1">
            <text:p>2100</text:p>
          </table:table-cell>
          <table:table-cell office:value-type="float" office:value="-6950" table:formula="of:=[.H50]-[.G50]" table:style-name="ce1">
            <text:p>-6950</text:p>
          </table:table-cell>
          <table:table-cell table:number-columns-repeated="16375"/>
        </table:table-row>
        <table:table-row table:style-name="ro1">
          <table:table-cell office:value-type="date" office:date-value="2023-02-19T00:00:00" table:style-name="ce2">
            <text:p>19.02.2023</text:p>
          </table:table-cell>
          <table:table-cell office:value-type="string" table:style-name="ce2">
            <text:p>niedziela</text:p>
          </table:table-cell>
          <table:table-cell office:value-type="string" table:style-name="ce2">
            <text:p>zima</text:p>
          </table:table-cell>
          <table:table-cell office:value-type="float" office:value="150" table:formula="of:=IF([.B51]=&quot;niedziela&quot;;150;0)" table:style-name="ce1">
            <text:p>150</text:p>
          </table:table-cell>
          <table:table-cell office:value-type="float" office:value="0" table:formula="of:=IF(OR([.B51]=&quot;poniedziałek&quot;;[.B51]= &quot;wtorek&quot;;[.B51]=&quot;środa&quot;;[.B51]=&quot;czwartek&quot;;[.B51]=&quot;piątek&quot;); 60;0)" table:style-name="ce1">
            <text:p>0</text:p>
          </table:table-cell>
          <table:table-cell office:value-type="float" office:value="0" table:formula="of:=IF([.E51]&gt;[.D51];[.E51]-[.D51];0)" table:style-name="ce1">
            <text:p>0</text:p>
          </table:table-cell>
          <table:table-cell office:value-type="float" office:value="9200" table:formula="of:=[.G50]+[.D51]" table:style-name="ce1">
            <text:p>9200</text:p>
          </table:table-cell>
          <table:table-cell office:value-type="float" office:value="2100" table:formula="of:=[.H50]+[.E51]" table:style-name="ce1">
            <text:p>2100</text:p>
          </table:table-cell>
          <table:table-cell office:value-type="float" office:value="-7100" table:formula="of:=[.H51]-[.G51]" table:style-name="ce1">
            <text:p>-7100</text:p>
          </table:table-cell>
          <table:table-cell table:number-columns-repeated="16375"/>
        </table:table-row>
        <table:table-row table:style-name="ro1">
          <table:table-cell office:value-type="date" office:date-value="2023-02-20T00:00:00" table:style-name="ce2">
            <text:p>20.02.2023</text:p>
          </table:table-cell>
          <table:table-cell office:value-type="string" table:style-name="ce2">
            <text:p>poniedziałek</text:p>
          </table:table-cell>
          <table:table-cell office:value-type="string" table:style-name="ce2">
            <text:p>zima</text:p>
          </table:table-cell>
          <table:table-cell office:value-type="float" office:value="0" table:formula="of:=IF([.B52]=&quot;niedziela&quot;;150;0)" table:style-name="ce1">
            <text:p>0</text:p>
          </table:table-cell>
          <table:table-cell office:value-type="float" office:value="60" table:formula="of:=IF(OR([.B52]=&quot;poniedziałek&quot;;[.B52]= &quot;wtorek&quot;;[.B52]=&quot;środa&quot;;[.B52]=&quot;czwartek&quot;;[.B52]=&quot;piątek&quot;); 60;0)" table:style-name="ce1">
            <text:p>60</text:p>
          </table:table-cell>
          <table:table-cell office:value-type="float" office:value="60" table:formula="of:=IF([.E52]&gt;[.D52];[.E52]-[.D52];0)" table:style-name="ce1">
            <text:p>60</text:p>
          </table:table-cell>
          <table:table-cell office:value-type="float" office:value="9200" table:formula="of:=[.G51]+[.D52]" table:style-name="ce1">
            <text:p>9200</text:p>
          </table:table-cell>
          <table:table-cell office:value-type="float" office:value="2160" table:formula="of:=[.H51]+[.E52]" table:style-name="ce1">
            <text:p>2160</text:p>
          </table:table-cell>
          <table:table-cell office:value-type="float" office:value="-7040" table:formula="of:=[.H52]-[.G52]" table:style-name="ce1">
            <text:p>-7040</text:p>
          </table:table-cell>
          <table:table-cell table:number-columns-repeated="16375"/>
        </table:table-row>
        <table:table-row table:style-name="ro1">
          <table:table-cell office:value-type="date" office:date-value="2023-02-21T00:00:00" table:style-name="ce2">
            <text:p>21.02.2023</text:p>
          </table:table-cell>
          <table:table-cell office:value-type="string" table:style-name="ce2">
            <text:p>wtorek</text:p>
          </table:table-cell>
          <table:table-cell office:value-type="string" table:style-name="ce2">
            <text:p>zima</text:p>
          </table:table-cell>
          <table:table-cell office:value-type="float" office:value="0" table:formula="of:=IF([.B53]=&quot;niedziela&quot;;150;0)" table:style-name="ce1">
            <text:p>0</text:p>
          </table:table-cell>
          <table:table-cell office:value-type="float" office:value="60" table:formula="of:=IF(OR([.B53]=&quot;poniedziałek&quot;;[.B53]= &quot;wtorek&quot;;[.B53]=&quot;środa&quot;;[.B53]=&quot;czwartek&quot;;[.B53]=&quot;piątek&quot;); 60;0)" table:style-name="ce1">
            <text:p>60</text:p>
          </table:table-cell>
          <table:table-cell office:value-type="float" office:value="60" table:formula="of:=IF([.E53]&gt;[.D53];[.E53]-[.D53];0)" table:style-name="ce1">
            <text:p>60</text:p>
          </table:table-cell>
          <table:table-cell office:value-type="float" office:value="9200" table:formula="of:=[.G52]+[.D53]" table:style-name="ce1">
            <text:p>9200</text:p>
          </table:table-cell>
          <table:table-cell office:value-type="float" office:value="2220" table:formula="of:=[.H52]+[.E53]" table:style-name="ce1">
            <text:p>2220</text:p>
          </table:table-cell>
          <table:table-cell office:value-type="float" office:value="-6980" table:formula="of:=[.H53]-[.G53]" table:style-name="ce1">
            <text:p>-6980</text:p>
          </table:table-cell>
          <table:table-cell table:number-columns-repeated="16375"/>
        </table:table-row>
        <table:table-row table:style-name="ro1">
          <table:table-cell office:value-type="date" office:date-value="2023-02-22T00:00:00" table:style-name="ce2">
            <text:p>22.02.2023</text:p>
          </table:table-cell>
          <table:table-cell office:value-type="string" table:style-name="ce2">
            <text:p>środa</text:p>
          </table:table-cell>
          <table:table-cell office:value-type="string" table:style-name="ce2">
            <text:p>zima</text:p>
          </table:table-cell>
          <table:table-cell office:value-type="float" office:value="0" table:formula="of:=IF([.B54]=&quot;niedziela&quot;;150;0)" table:style-name="ce1">
            <text:p>0</text:p>
          </table:table-cell>
          <table:table-cell office:value-type="float" office:value="60" table:formula="of:=IF(OR([.B54]=&quot;poniedziałek&quot;;[.B54]= &quot;wtorek&quot;;[.B54]=&quot;środa&quot;;[.B54]=&quot;czwartek&quot;;[.B54]=&quot;piątek&quot;); 60;0)" table:style-name="ce1">
            <text:p>60</text:p>
          </table:table-cell>
          <table:table-cell office:value-type="float" office:value="60" table:formula="of:=IF([.E54]&gt;[.D54];[.E54]-[.D54];0)" table:style-name="ce1">
            <text:p>60</text:p>
          </table:table-cell>
          <table:table-cell office:value-type="float" office:value="9200" table:formula="of:=[.G53]+[.D54]" table:style-name="ce1">
            <text:p>9200</text:p>
          </table:table-cell>
          <table:table-cell office:value-type="float" office:value="2280" table:formula="of:=[.H53]+[.E54]" table:style-name="ce1">
            <text:p>2280</text:p>
          </table:table-cell>
          <table:table-cell office:value-type="float" office:value="-6920" table:formula="of:=[.H54]-[.G54]" table:style-name="ce1">
            <text:p>-6920</text:p>
          </table:table-cell>
          <table:table-cell table:number-columns-repeated="16375"/>
        </table:table-row>
        <table:table-row table:style-name="ro1">
          <table:table-cell office:value-type="date" office:date-value="2023-02-23T00:00:00" table:style-name="ce2">
            <text:p>23.02.2023</text:p>
          </table:table-cell>
          <table:table-cell office:value-type="string" table:style-name="ce2">
            <text:p>czwartek</text:p>
          </table:table-cell>
          <table:table-cell office:value-type="string" table:style-name="ce2">
            <text:p>zima</text:p>
          </table:table-cell>
          <table:table-cell office:value-type="float" office:value="0" table:formula="of:=IF([.B55]=&quot;niedziela&quot;;150;0)" table:style-name="ce1">
            <text:p>0</text:p>
          </table:table-cell>
          <table:table-cell office:value-type="float" office:value="60" table:formula="of:=IF(OR([.B55]=&quot;poniedziałek&quot;;[.B55]= &quot;wtorek&quot;;[.B55]=&quot;środa&quot;;[.B55]=&quot;czwartek&quot;;[.B55]=&quot;piątek&quot;); 60;0)" table:style-name="ce1">
            <text:p>60</text:p>
          </table:table-cell>
          <table:table-cell office:value-type="float" office:value="60" table:formula="of:=IF([.E55]&gt;[.D55];[.E55]-[.D55];0)" table:style-name="ce1">
            <text:p>60</text:p>
          </table:table-cell>
          <table:table-cell office:value-type="float" office:value="9200" table:formula="of:=[.G54]+[.D55]" table:style-name="ce1">
            <text:p>9200</text:p>
          </table:table-cell>
          <table:table-cell office:value-type="float" office:value="2340" table:formula="of:=[.H54]+[.E55]" table:style-name="ce1">
            <text:p>2340</text:p>
          </table:table-cell>
          <table:table-cell office:value-type="float" office:value="-6860" table:formula="of:=[.H55]-[.G55]" table:style-name="ce1">
            <text:p>-6860</text:p>
          </table:table-cell>
          <table:table-cell table:number-columns-repeated="16375"/>
        </table:table-row>
        <table:table-row table:style-name="ro1">
          <table:table-cell office:value-type="date" office:date-value="2023-02-24T00:00:00" table:style-name="ce2">
            <text:p>24.02.2023</text:p>
          </table:table-cell>
          <table:table-cell office:value-type="string" table:style-name="ce2">
            <text:p>piątek</text:p>
          </table:table-cell>
          <table:table-cell office:value-type="string" table:style-name="ce2">
            <text:p>zima</text:p>
          </table:table-cell>
          <table:table-cell office:value-type="float" office:value="0" table:formula="of:=IF([.B56]=&quot;niedziela&quot;;150;0)" table:style-name="ce1">
            <text:p>0</text:p>
          </table:table-cell>
          <table:table-cell office:value-type="float" office:value="60" table:formula="of:=IF(OR([.B56]=&quot;poniedziałek&quot;;[.B56]= &quot;wtorek&quot;;[.B56]=&quot;środa&quot;;[.B56]=&quot;czwartek&quot;;[.B56]=&quot;piątek&quot;); 60;0)" table:style-name="ce1">
            <text:p>60</text:p>
          </table:table-cell>
          <table:table-cell office:value-type="float" office:value="60" table:formula="of:=IF([.E56]&gt;[.D56];[.E56]-[.D56];0)" table:style-name="ce1">
            <text:p>60</text:p>
          </table:table-cell>
          <table:table-cell office:value-type="float" office:value="9200" table:formula="of:=[.G55]+[.D56]" table:style-name="ce1">
            <text:p>9200</text:p>
          </table:table-cell>
          <table:table-cell office:value-type="float" office:value="2400" table:formula="of:=[.H55]+[.E56]" table:style-name="ce1">
            <text:p>2400</text:p>
          </table:table-cell>
          <table:table-cell office:value-type="float" office:value="-6800" table:formula="of:=[.H56]-[.G56]" table:style-name="ce1">
            <text:p>-6800</text:p>
          </table:table-cell>
          <table:table-cell table:number-columns-repeated="16375"/>
        </table:table-row>
        <table:table-row table:style-name="ro1">
          <table:table-cell office:value-type="date" office:date-value="2023-02-25T00:00:00" table:style-name="ce2">
            <text:p>25.02.2023</text:p>
          </table:table-cell>
          <table:table-cell office:value-type="string" table:style-name="ce2">
            <text:p>sobota</text:p>
          </table:table-cell>
          <table:table-cell office:value-type="string" table:style-name="ce2">
            <text:p>zima</text:p>
          </table:table-cell>
          <table:table-cell office:value-type="float" office:value="0" table:formula="of:=IF([.B57]=&quot;niedziela&quot;;150;0)" table:style-name="ce1">
            <text:p>0</text:p>
          </table:table-cell>
          <table:table-cell office:value-type="float" office:value="0" table:formula="of:=IF(OR([.B57]=&quot;poniedziałek&quot;;[.B57]= &quot;wtorek&quot;;[.B57]=&quot;środa&quot;;[.B57]=&quot;czwartek&quot;;[.B57]=&quot;piątek&quot;); 60;0)" table:style-name="ce1">
            <text:p>0</text:p>
          </table:table-cell>
          <table:table-cell office:value-type="float" office:value="0" table:formula="of:=IF([.E57]&gt;[.D57];[.E57]-[.D57];0)" table:style-name="ce1">
            <text:p>0</text:p>
          </table:table-cell>
          <table:table-cell office:value-type="float" office:value="9200" table:formula="of:=[.G56]+[.D57]" table:style-name="ce1">
            <text:p>9200</text:p>
          </table:table-cell>
          <table:table-cell office:value-type="float" office:value="2400" table:formula="of:=[.H56]+[.E57]" table:style-name="ce1">
            <text:p>2400</text:p>
          </table:table-cell>
          <table:table-cell office:value-type="float" office:value="-6800" table:formula="of:=[.H57]-[.G57]" table:style-name="ce1">
            <text:p>-6800</text:p>
          </table:table-cell>
          <table:table-cell table:number-columns-repeated="16375"/>
        </table:table-row>
        <table:table-row table:style-name="ro1">
          <table:table-cell office:value-type="date" office:date-value="2023-02-26T00:00:00" table:style-name="ce2">
            <text:p>26.02.2023</text:p>
          </table:table-cell>
          <table:table-cell office:value-type="string" table:style-name="ce2">
            <text:p>niedziela</text:p>
          </table:table-cell>
          <table:table-cell office:value-type="string" table:style-name="ce2">
            <text:p>zima</text:p>
          </table:table-cell>
          <table:table-cell office:value-type="float" office:value="150" table:formula="of:=IF([.B58]=&quot;niedziela&quot;;150;0)" table:style-name="ce1">
            <text:p>150</text:p>
          </table:table-cell>
          <table:table-cell office:value-type="float" office:value="0" table:formula="of:=IF(OR([.B58]=&quot;poniedziałek&quot;;[.B58]= &quot;wtorek&quot;;[.B58]=&quot;środa&quot;;[.B58]=&quot;czwartek&quot;;[.B58]=&quot;piątek&quot;); 60;0)" table:style-name="ce1">
            <text:p>0</text:p>
          </table:table-cell>
          <table:table-cell office:value-type="float" office:value="0" table:formula="of:=IF([.E58]&gt;[.D58];[.E58]-[.D58];0)" table:style-name="ce1">
            <text:p>0</text:p>
          </table:table-cell>
          <table:table-cell office:value-type="float" office:value="9350" table:formula="of:=[.G57]+[.D58]" table:style-name="ce1">
            <text:p>9350</text:p>
          </table:table-cell>
          <table:table-cell office:value-type="float" office:value="2400" table:formula="of:=[.H57]+[.E58]" table:style-name="ce1">
            <text:p>2400</text:p>
          </table:table-cell>
          <table:table-cell office:value-type="float" office:value="-6950" table:formula="of:=[.H58]-[.G58]" table:style-name="ce1">
            <text:p>-6950</text:p>
          </table:table-cell>
          <table:table-cell table:number-columns-repeated="16375"/>
        </table:table-row>
        <table:table-row table:style-name="ro1">
          <table:table-cell office:value-type="date" office:date-value="2023-02-27T00:00:00" table:style-name="ce2">
            <text:p>27.02.2023</text:p>
          </table:table-cell>
          <table:table-cell office:value-type="string" table:style-name="ce2">
            <text:p>poniedziałek</text:p>
          </table:table-cell>
          <table:table-cell office:value-type="string" table:style-name="ce2">
            <text:p>zima</text:p>
          </table:table-cell>
          <table:table-cell office:value-type="float" office:value="0" table:formula="of:=IF([.B59]=&quot;niedziela&quot;;150;0)" table:style-name="ce1">
            <text:p>0</text:p>
          </table:table-cell>
          <table:table-cell office:value-type="float" office:value="60" table:formula="of:=IF(OR([.B59]=&quot;poniedziałek&quot;;[.B59]= &quot;wtorek&quot;;[.B59]=&quot;środa&quot;;[.B59]=&quot;czwartek&quot;;[.B59]=&quot;piątek&quot;); 60;0)" table:style-name="ce1">
            <text:p>60</text:p>
          </table:table-cell>
          <table:table-cell office:value-type="float" office:value="60" table:formula="of:=IF([.E59]&gt;[.D59];[.E59]-[.D59];0)" table:style-name="ce1">
            <text:p>60</text:p>
          </table:table-cell>
          <table:table-cell office:value-type="float" office:value="9350" table:formula="of:=[.G58]+[.D59]" table:style-name="ce1">
            <text:p>9350</text:p>
          </table:table-cell>
          <table:table-cell office:value-type="float" office:value="2460" table:formula="of:=[.H58]+[.E59]" table:style-name="ce1">
            <text:p>2460</text:p>
          </table:table-cell>
          <table:table-cell office:value-type="float" office:value="-6890" table:formula="of:=[.H59]-[.G59]" table:style-name="ce1">
            <text:p>-6890</text:p>
          </table:table-cell>
          <table:table-cell table:number-columns-repeated="16375"/>
        </table:table-row>
        <table:table-row table:style-name="ro1">
          <table:table-cell office:value-type="date" office:date-value="2023-02-28T00:00:00" table:style-name="ce2">
            <text:p>28.02.2023</text:p>
          </table:table-cell>
          <table:table-cell office:value-type="string" table:style-name="ce2">
            <text:p>wtorek</text:p>
          </table:table-cell>
          <table:table-cell office:value-type="string" table:style-name="ce2">
            <text:p>zima</text:p>
          </table:table-cell>
          <table:table-cell office:value-type="float" office:value="0" table:formula="of:=IF([.B60]=&quot;niedziela&quot;;150;0)" table:style-name="ce1">
            <text:p>0</text:p>
          </table:table-cell>
          <table:table-cell office:value-type="float" office:value="60" table:formula="of:=IF(OR([.B60]=&quot;poniedziałek&quot;;[.B60]= &quot;wtorek&quot;;[.B60]=&quot;środa&quot;;[.B60]=&quot;czwartek&quot;;[.B60]=&quot;piątek&quot;); 60;0)" table:style-name="ce1">
            <text:p>60</text:p>
          </table:table-cell>
          <table:table-cell office:value-type="float" office:value="60" table:formula="of:=IF([.E60]&gt;[.D60];[.E60]-[.D60];0)" table:style-name="ce1">
            <text:p>60</text:p>
          </table:table-cell>
          <table:table-cell office:value-type="float" office:value="9350" table:formula="of:=[.G59]+[.D60]" table:style-name="ce1">
            <text:p>9350</text:p>
          </table:table-cell>
          <table:table-cell office:value-type="float" office:value="2520" table:formula="of:=[.H59]+[.E60]" table:style-name="ce1">
            <text:p>2520</text:p>
          </table:table-cell>
          <table:table-cell office:value-type="float" office:value="-6830" table:formula="of:=[.H60]-[.G60]" table:style-name="ce1">
            <text:p>-6830</text:p>
          </table:table-cell>
          <table:table-cell table:number-columns-repeated="16375"/>
        </table:table-row>
        <table:table-row table:style-name="ro1">
          <table:table-cell office:value-type="date" office:date-value="2023-03-01T00:00:00" table:style-name="ce2">
            <text:p>01.03.2023</text:p>
          </table:table-cell>
          <table:table-cell office:value-type="string" table:style-name="ce2">
            <text:p>środa</text:p>
          </table:table-cell>
          <table:table-cell office:value-type="string" table:style-name="ce2">
            <text:p>zima</text:p>
          </table:table-cell>
          <table:table-cell office:value-type="float" office:value="0" table:formula="of:=IF([.B61]=&quot;niedziela&quot;;150;0)" table:style-name="ce1">
            <text:p>0</text:p>
          </table:table-cell>
          <table:table-cell office:value-type="float" office:value="60" table:formula="of:=IF(OR([.B61]=&quot;poniedziałek&quot;;[.B61]= &quot;wtorek&quot;;[.B61]=&quot;środa&quot;;[.B61]=&quot;czwartek&quot;;[.B61]=&quot;piątek&quot;); 60;0)" table:style-name="ce1">
            <text:p>60</text:p>
          </table:table-cell>
          <table:table-cell office:value-type="float" office:value="60" table:formula="of:=IF([.E61]&gt;[.D61];[.E61]-[.D61];0)" table:style-name="ce1">
            <text:p>60</text:p>
          </table:table-cell>
          <table:table-cell office:value-type="float" office:value="9350" table:formula="of:=[.G60]+[.D61]" table:style-name="ce1">
            <text:p>9350</text:p>
          </table:table-cell>
          <table:table-cell office:value-type="float" office:value="2580" table:formula="of:=[.H60]+[.E61]" table:style-name="ce1">
            <text:p>2580</text:p>
          </table:table-cell>
          <table:table-cell office:value-type="float" office:value="-6770" table:formula="of:=[.H61]-[.G61]" table:style-name="ce1">
            <text:p>-6770</text:p>
          </table:table-cell>
          <table:table-cell table:number-columns-repeated="16375"/>
        </table:table-row>
        <table:table-row table:style-name="ro1">
          <table:table-cell office:value-type="date" office:date-value="2023-03-02T00:00:00" table:style-name="ce2">
            <text:p>02.03.2023</text:p>
          </table:table-cell>
          <table:table-cell office:value-type="string" table:style-name="ce2">
            <text:p>czwartek</text:p>
          </table:table-cell>
          <table:table-cell office:value-type="string" table:style-name="ce2">
            <text:p>zima</text:p>
          </table:table-cell>
          <table:table-cell office:value-type="float" office:value="0" table:formula="of:=IF([.B62]=&quot;niedziela&quot;;150;0)" table:style-name="ce1">
            <text:p>0</text:p>
          </table:table-cell>
          <table:table-cell office:value-type="float" office:value="60" table:formula="of:=IF(OR([.B62]=&quot;poniedziałek&quot;;[.B62]= &quot;wtorek&quot;;[.B62]=&quot;środa&quot;;[.B62]=&quot;czwartek&quot;;[.B62]=&quot;piątek&quot;); 60;0)" table:style-name="ce1">
            <text:p>60</text:p>
          </table:table-cell>
          <table:table-cell office:value-type="float" office:value="60" table:formula="of:=IF([.E62]&gt;[.D62];[.E62]-[.D62];0)" table:style-name="ce1">
            <text:p>60</text:p>
          </table:table-cell>
          <table:table-cell office:value-type="float" office:value="9350" table:formula="of:=[.G61]+[.D62]" table:style-name="ce1">
            <text:p>9350</text:p>
          </table:table-cell>
          <table:table-cell office:value-type="float" office:value="2640" table:formula="of:=[.H61]+[.E62]" table:style-name="ce1">
            <text:p>2640</text:p>
          </table:table-cell>
          <table:table-cell office:value-type="float" office:value="-6710" table:formula="of:=[.H62]-[.G62]" table:style-name="ce1">
            <text:p>-6710</text:p>
          </table:table-cell>
          <table:table-cell table:number-columns-repeated="16375"/>
        </table:table-row>
        <table:table-row table:style-name="ro1">
          <table:table-cell office:value-type="date" office:date-value="2023-03-03T00:00:00" table:style-name="ce2">
            <text:p>03.03.2023</text:p>
          </table:table-cell>
          <table:table-cell office:value-type="string" table:style-name="ce2">
            <text:p>piątek</text:p>
          </table:table-cell>
          <table:table-cell office:value-type="string" table:style-name="ce2">
            <text:p>zima</text:p>
          </table:table-cell>
          <table:table-cell office:value-type="float" office:value="0" table:formula="of:=IF([.B63]=&quot;niedziela&quot;;150;0)" table:style-name="ce1">
            <text:p>0</text:p>
          </table:table-cell>
          <table:table-cell office:value-type="float" office:value="60" table:formula="of:=IF(OR([.B63]=&quot;poniedziałek&quot;;[.B63]= &quot;wtorek&quot;;[.B63]=&quot;środa&quot;;[.B63]=&quot;czwartek&quot;;[.B63]=&quot;piątek&quot;); 60;0)" table:style-name="ce1">
            <text:p>60</text:p>
          </table:table-cell>
          <table:table-cell office:value-type="float" office:value="60" table:formula="of:=IF([.E63]&gt;[.D63];[.E63]-[.D63];0)" table:style-name="ce1">
            <text:p>60</text:p>
          </table:table-cell>
          <table:table-cell office:value-type="float" office:value="9350" table:formula="of:=[.G62]+[.D63]" table:style-name="ce1">
            <text:p>9350</text:p>
          </table:table-cell>
          <table:table-cell office:value-type="float" office:value="2700" table:formula="of:=[.H62]+[.E63]" table:style-name="ce1">
            <text:p>2700</text:p>
          </table:table-cell>
          <table:table-cell office:value-type="float" office:value="-6650" table:formula="of:=[.H63]-[.G63]" table:style-name="ce1">
            <text:p>-6650</text:p>
          </table:table-cell>
          <table:table-cell table:number-columns-repeated="16375"/>
        </table:table-row>
        <table:table-row table:style-name="ro1">
          <table:table-cell office:value-type="date" office:date-value="2023-03-04T00:00:00" table:style-name="ce2">
            <text:p>04.03.2023</text:p>
          </table:table-cell>
          <table:table-cell office:value-type="string" table:style-name="ce2">
            <text:p>sobota</text:p>
          </table:table-cell>
          <table:table-cell office:value-type="string" table:style-name="ce2">
            <text:p>zima</text:p>
          </table:table-cell>
          <table:table-cell office:value-type="float" office:value="0" table:formula="of:=IF([.B64]=&quot;niedziela&quot;;150;0)" table:style-name="ce1">
            <text:p>0</text:p>
          </table:table-cell>
          <table:table-cell office:value-type="float" office:value="0" table:formula="of:=IF(OR([.B64]=&quot;poniedziałek&quot;;[.B64]= &quot;wtorek&quot;;[.B64]=&quot;środa&quot;;[.B64]=&quot;czwartek&quot;;[.B64]=&quot;piątek&quot;); 60;0)" table:style-name="ce1">
            <text:p>0</text:p>
          </table:table-cell>
          <table:table-cell office:value-type="float" office:value="0" table:formula="of:=IF([.E64]&gt;[.D64];[.E64]-[.D64];0)" table:style-name="ce1">
            <text:p>0</text:p>
          </table:table-cell>
          <table:table-cell office:value-type="float" office:value="9350" table:formula="of:=[.G63]+[.D64]" table:style-name="ce1">
            <text:p>9350</text:p>
          </table:table-cell>
          <table:table-cell office:value-type="float" office:value="2700" table:formula="of:=[.H63]+[.E64]" table:style-name="ce1">
            <text:p>2700</text:p>
          </table:table-cell>
          <table:table-cell office:value-type="float" office:value="-6650" table:formula="of:=[.H64]-[.G64]" table:style-name="ce1">
            <text:p>-6650</text:p>
          </table:table-cell>
          <table:table-cell table:number-columns-repeated="16375"/>
        </table:table-row>
        <table:table-row table:style-name="ro1">
          <table:table-cell office:value-type="date" office:date-value="2023-03-05T00:00:00" table:style-name="ce2">
            <text:p>05.03.2023</text:p>
          </table:table-cell>
          <table:table-cell office:value-type="string" table:style-name="ce2">
            <text:p>niedziela</text:p>
          </table:table-cell>
          <table:table-cell office:value-type="string" table:style-name="ce2">
            <text:p>zima</text:p>
          </table:table-cell>
          <table:table-cell office:value-type="float" office:value="150" table:formula="of:=IF([.B65]=&quot;niedziela&quot;;150;0)" table:style-name="ce1">
            <text:p>150</text:p>
          </table:table-cell>
          <table:table-cell office:value-type="float" office:value="0" table:formula="of:=IF(OR([.B65]=&quot;poniedziałek&quot;;[.B65]= &quot;wtorek&quot;;[.B65]=&quot;środa&quot;;[.B65]=&quot;czwartek&quot;;[.B65]=&quot;piątek&quot;); 60;0)" table:style-name="ce1">
            <text:p>0</text:p>
          </table:table-cell>
          <table:table-cell office:value-type="float" office:value="0" table:formula="of:=IF([.E65]&gt;[.D65];[.E65]-[.D65];0)" table:style-name="ce1">
            <text:p>0</text:p>
          </table:table-cell>
          <table:table-cell office:value-type="float" office:value="9500" table:formula="of:=[.G64]+[.D65]" table:style-name="ce1">
            <text:p>9500</text:p>
          </table:table-cell>
          <table:table-cell office:value-type="float" office:value="2700" table:formula="of:=[.H64]+[.E65]" table:style-name="ce1">
            <text:p>2700</text:p>
          </table:table-cell>
          <table:table-cell office:value-type="float" office:value="-6800" table:formula="of:=[.H65]-[.G65]" table:style-name="ce1">
            <text:p>-6800</text:p>
          </table:table-cell>
          <table:table-cell table:number-columns-repeated="16375"/>
        </table:table-row>
        <table:table-row table:style-name="ro1">
          <table:table-cell office:value-type="date" office:date-value="2023-03-06T00:00:00" table:style-name="ce2">
            <text:p>06.03.2023</text:p>
          </table:table-cell>
          <table:table-cell office:value-type="string" table:style-name="ce2">
            <text:p>poniedziałek</text:p>
          </table:table-cell>
          <table:table-cell office:value-type="string" table:style-name="ce2">
            <text:p>zima</text:p>
          </table:table-cell>
          <table:table-cell office:value-type="float" office:value="0" table:formula="of:=IF([.B66]=&quot;niedziela&quot;;150;0)" table:style-name="ce1">
            <text:p>0</text:p>
          </table:table-cell>
          <table:table-cell office:value-type="float" office:value="60" table:formula="of:=IF(OR([.B66]=&quot;poniedziałek&quot;;[.B66]= &quot;wtorek&quot;;[.B66]=&quot;środa&quot;;[.B66]=&quot;czwartek&quot;;[.B66]=&quot;piątek&quot;); 60;0)" table:style-name="ce1">
            <text:p>60</text:p>
          </table:table-cell>
          <table:table-cell office:value-type="float" office:value="60" table:formula="of:=IF([.E66]&gt;[.D66];[.E66]-[.D66];0)" table:style-name="ce1">
            <text:p>60</text:p>
          </table:table-cell>
          <table:table-cell office:value-type="float" office:value="9500" table:formula="of:=[.G65]+[.D66]" table:style-name="ce1">
            <text:p>9500</text:p>
          </table:table-cell>
          <table:table-cell office:value-type="float" office:value="2760" table:formula="of:=[.H65]+[.E66]" table:style-name="ce1">
            <text:p>2760</text:p>
          </table:table-cell>
          <table:table-cell office:value-type="float" office:value="-6740" table:formula="of:=[.H66]-[.G66]" table:style-name="ce1">
            <text:p>-6740</text:p>
          </table:table-cell>
          <table:table-cell table:number-columns-repeated="16375"/>
        </table:table-row>
        <table:table-row table:style-name="ro1">
          <table:table-cell office:value-type="date" office:date-value="2023-03-07T00:00:00" table:style-name="ce2">
            <text:p>07.03.2023</text:p>
          </table:table-cell>
          <table:table-cell office:value-type="string" table:style-name="ce2">
            <text:p>wtorek</text:p>
          </table:table-cell>
          <table:table-cell office:value-type="string" table:style-name="ce2">
            <text:p>zima</text:p>
          </table:table-cell>
          <table:table-cell office:value-type="float" office:value="0" table:formula="of:=IF([.B67]=&quot;niedziela&quot;;150;0)" table:style-name="ce1">
            <text:p>0</text:p>
          </table:table-cell>
          <table:table-cell office:value-type="float" office:value="60" table:formula="of:=IF(OR([.B67]=&quot;poniedziałek&quot;;[.B67]= &quot;wtorek&quot;;[.B67]=&quot;środa&quot;;[.B67]=&quot;czwartek&quot;;[.B67]=&quot;piątek&quot;); 60;0)" table:style-name="ce1">
            <text:p>60</text:p>
          </table:table-cell>
          <table:table-cell office:value-type="float" office:value="60" table:formula="of:=IF([.E67]&gt;[.D67];[.E67]-[.D67];0)" table:style-name="ce1">
            <text:p>60</text:p>
          </table:table-cell>
          <table:table-cell office:value-type="float" office:value="9500" table:formula="of:=[.G66]+[.D67]" table:style-name="ce1">
            <text:p>9500</text:p>
          </table:table-cell>
          <table:table-cell office:value-type="float" office:value="2820" table:formula="of:=[.H66]+[.E67]" table:style-name="ce1">
            <text:p>2820</text:p>
          </table:table-cell>
          <table:table-cell office:value-type="float" office:value="-6680" table:formula="of:=[.H67]-[.G67]" table:style-name="ce1">
            <text:p>-6680</text:p>
          </table:table-cell>
          <table:table-cell table:number-columns-repeated="16375"/>
        </table:table-row>
        <table:table-row table:style-name="ro1">
          <table:table-cell office:value-type="date" office:date-value="2023-03-08T00:00:00" table:style-name="ce2">
            <text:p>08.03.2023</text:p>
          </table:table-cell>
          <table:table-cell office:value-type="string" table:style-name="ce2">
            <text:p>środa</text:p>
          </table:table-cell>
          <table:table-cell office:value-type="string" table:style-name="ce2">
            <text:p>zima</text:p>
          </table:table-cell>
          <table:table-cell office:value-type="float" office:value="0" table:formula="of:=IF([.B68]=&quot;niedziela&quot;;150;0)" table:style-name="ce1">
            <text:p>0</text:p>
          </table:table-cell>
          <table:table-cell office:value-type="float" office:value="60" table:formula="of:=IF(OR([.B68]=&quot;poniedziałek&quot;;[.B68]= &quot;wtorek&quot;;[.B68]=&quot;środa&quot;;[.B68]=&quot;czwartek&quot;;[.B68]=&quot;piątek&quot;); 60;0)" table:style-name="ce1">
            <text:p>60</text:p>
          </table:table-cell>
          <table:table-cell office:value-type="float" office:value="60" table:formula="of:=IF([.E68]&gt;[.D68];[.E68]-[.D68];0)" table:style-name="ce1">
            <text:p>60</text:p>
          </table:table-cell>
          <table:table-cell office:value-type="float" office:value="9500" table:formula="of:=[.G67]+[.D68]" table:style-name="ce1">
            <text:p>9500</text:p>
          </table:table-cell>
          <table:table-cell office:value-type="float" office:value="2880" table:formula="of:=[.H67]+[.E68]" table:style-name="ce1">
            <text:p>2880</text:p>
          </table:table-cell>
          <table:table-cell office:value-type="float" office:value="-6620" table:formula="of:=[.H68]-[.G68]" table:style-name="ce1">
            <text:p>-6620</text:p>
          </table:table-cell>
          <table:table-cell table:number-columns-repeated="16375"/>
        </table:table-row>
        <table:table-row table:style-name="ro1">
          <table:table-cell office:value-type="date" office:date-value="2023-03-09T00:00:00" table:style-name="ce2">
            <text:p>09.03.2023</text:p>
          </table:table-cell>
          <table:table-cell office:value-type="string" table:style-name="ce2">
            <text:p>czwartek</text:p>
          </table:table-cell>
          <table:table-cell office:value-type="string" table:style-name="ce2">
            <text:p>zima</text:p>
          </table:table-cell>
          <table:table-cell office:value-type="float" office:value="0" table:formula="of:=IF([.B69]=&quot;niedziela&quot;;150;0)" table:style-name="ce1">
            <text:p>0</text:p>
          </table:table-cell>
          <table:table-cell office:value-type="float" office:value="60" table:formula="of:=IF(OR([.B69]=&quot;poniedziałek&quot;;[.B69]= &quot;wtorek&quot;;[.B69]=&quot;środa&quot;;[.B69]=&quot;czwartek&quot;;[.B69]=&quot;piątek&quot;); 60;0)" table:style-name="ce1">
            <text:p>60</text:p>
          </table:table-cell>
          <table:table-cell office:value-type="float" office:value="60" table:formula="of:=IF([.E69]&gt;[.D69];[.E69]-[.D69];0)" table:style-name="ce1">
            <text:p>60</text:p>
          </table:table-cell>
          <table:table-cell office:value-type="float" office:value="9500" table:formula="of:=[.G68]+[.D69]" table:style-name="ce1">
            <text:p>9500</text:p>
          </table:table-cell>
          <table:table-cell office:value-type="float" office:value="2940" table:formula="of:=[.H68]+[.E69]" table:style-name="ce1">
            <text:p>2940</text:p>
          </table:table-cell>
          <table:table-cell office:value-type="float" office:value="-6560" table:formula="of:=[.H69]-[.G69]" table:style-name="ce1">
            <text:p>-6560</text:p>
          </table:table-cell>
          <table:table-cell table:number-columns-repeated="16375"/>
        </table:table-row>
        <table:table-row table:style-name="ro1">
          <table:table-cell office:value-type="date" office:date-value="2023-03-10T00:00:00" table:style-name="ce2">
            <text:p>10.03.2023</text:p>
          </table:table-cell>
          <table:table-cell office:value-type="string" table:style-name="ce2">
            <text:p>piątek</text:p>
          </table:table-cell>
          <table:table-cell office:value-type="string" table:style-name="ce2">
            <text:p>zima</text:p>
          </table:table-cell>
          <table:table-cell office:value-type="float" office:value="0" table:formula="of:=IF([.B70]=&quot;niedziela&quot;;150;0)" table:style-name="ce1">
            <text:p>0</text:p>
          </table:table-cell>
          <table:table-cell office:value-type="float" office:value="60" table:formula="of:=IF(OR([.B70]=&quot;poniedziałek&quot;;[.B70]= &quot;wtorek&quot;;[.B70]=&quot;środa&quot;;[.B70]=&quot;czwartek&quot;;[.B70]=&quot;piątek&quot;); 60;0)" table:style-name="ce1">
            <text:p>60</text:p>
          </table:table-cell>
          <table:table-cell office:value-type="float" office:value="60" table:formula="of:=IF([.E70]&gt;[.D70];[.E70]-[.D70];0)" table:style-name="ce1">
            <text:p>60</text:p>
          </table:table-cell>
          <table:table-cell office:value-type="float" office:value="9500" table:formula="of:=[.G69]+[.D70]" table:style-name="ce1">
            <text:p>9500</text:p>
          </table:table-cell>
          <table:table-cell office:value-type="float" office:value="3000" table:formula="of:=[.H69]+[.E70]" table:style-name="ce1">
            <text:p>3000</text:p>
          </table:table-cell>
          <table:table-cell office:value-type="float" office:value="-6500" table:formula="of:=[.H70]-[.G70]" table:style-name="ce1">
            <text:p>-6500</text:p>
          </table:table-cell>
          <table:table-cell table:number-columns-repeated="16375"/>
        </table:table-row>
        <table:table-row table:style-name="ro1">
          <table:table-cell office:value-type="date" office:date-value="2023-03-11T00:00:00" table:style-name="ce2">
            <text:p>11.03.2023</text:p>
          </table:table-cell>
          <table:table-cell office:value-type="string" table:style-name="ce2">
            <text:p>sobota</text:p>
          </table:table-cell>
          <table:table-cell office:value-type="string" table:style-name="ce2">
            <text:p>zima</text:p>
          </table:table-cell>
          <table:table-cell office:value-type="float" office:value="0" table:formula="of:=IF([.B71]=&quot;niedziela&quot;;150;0)" table:style-name="ce1">
            <text:p>0</text:p>
          </table:table-cell>
          <table:table-cell office:value-type="float" office:value="0" table:formula="of:=IF(OR([.B71]=&quot;poniedziałek&quot;;[.B71]= &quot;wtorek&quot;;[.B71]=&quot;środa&quot;;[.B71]=&quot;czwartek&quot;;[.B71]=&quot;piątek&quot;); 60;0)" table:style-name="ce1">
            <text:p>0</text:p>
          </table:table-cell>
          <table:table-cell office:value-type="float" office:value="0" table:formula="of:=IF([.E71]&gt;[.D71];[.E71]-[.D71];0)" table:style-name="ce1">
            <text:p>0</text:p>
          </table:table-cell>
          <table:table-cell office:value-type="float" office:value="9500" table:formula="of:=[.G70]+[.D71]" table:style-name="ce1">
            <text:p>9500</text:p>
          </table:table-cell>
          <table:table-cell office:value-type="float" office:value="3000" table:formula="of:=[.H70]+[.E71]" table:style-name="ce1">
            <text:p>3000</text:p>
          </table:table-cell>
          <table:table-cell office:value-type="float" office:value="-6500" table:formula="of:=[.H71]-[.G71]" table:style-name="ce1">
            <text:p>-6500</text:p>
          </table:table-cell>
          <table:table-cell table:number-columns-repeated="16375"/>
        </table:table-row>
        <table:table-row table:style-name="ro1">
          <table:table-cell office:value-type="date" office:date-value="2023-03-12T00:00:00" table:style-name="ce2">
            <text:p>12.03.2023</text:p>
          </table:table-cell>
          <table:table-cell office:value-type="string" table:style-name="ce2">
            <text:p>niedziela</text:p>
          </table:table-cell>
          <table:table-cell office:value-type="string" table:style-name="ce2">
            <text:p>zima</text:p>
          </table:table-cell>
          <table:table-cell office:value-type="float" office:value="150" table:formula="of:=IF([.B72]=&quot;niedziela&quot;;150;0)" table:style-name="ce1">
            <text:p>150</text:p>
          </table:table-cell>
          <table:table-cell office:value-type="float" office:value="0" table:formula="of:=IF(OR([.B72]=&quot;poniedziałek&quot;;[.B72]= &quot;wtorek&quot;;[.B72]=&quot;środa&quot;;[.B72]=&quot;czwartek&quot;;[.B72]=&quot;piątek&quot;); 60;0)" table:style-name="ce1">
            <text:p>0</text:p>
          </table:table-cell>
          <table:table-cell office:value-type="float" office:value="0" table:formula="of:=IF([.E72]&gt;[.D72];[.E72]-[.D72];0)" table:style-name="ce1">
            <text:p>0</text:p>
          </table:table-cell>
          <table:table-cell office:value-type="float" office:value="9650" table:formula="of:=[.G71]+[.D72]" table:style-name="ce1">
            <text:p>9650</text:p>
          </table:table-cell>
          <table:table-cell office:value-type="float" office:value="3000" table:formula="of:=[.H71]+[.E72]" table:style-name="ce1">
            <text:p>3000</text:p>
          </table:table-cell>
          <table:table-cell office:value-type="float" office:value="-6650" table:formula="of:=[.H72]-[.G72]" table:style-name="ce1">
            <text:p>-6650</text:p>
          </table:table-cell>
          <table:table-cell table:number-columns-repeated="16375"/>
        </table:table-row>
        <table:table-row table:style-name="ro1">
          <table:table-cell office:value-type="date" office:date-value="2023-03-13T00:00:00" table:style-name="ce2">
            <text:p>13.03.2023</text:p>
          </table:table-cell>
          <table:table-cell office:value-type="string" table:style-name="ce2">
            <text:p>poniedziałek</text:p>
          </table:table-cell>
          <table:table-cell office:value-type="string" table:style-name="ce2">
            <text:p>zima</text:p>
          </table:table-cell>
          <table:table-cell office:value-type="float" office:value="0" table:formula="of:=IF([.B73]=&quot;niedziela&quot;;150;0)" table:style-name="ce1">
            <text:p>0</text:p>
          </table:table-cell>
          <table:table-cell office:value-type="float" office:value="60" table:formula="of:=IF(OR([.B73]=&quot;poniedziałek&quot;;[.B73]= &quot;wtorek&quot;;[.B73]=&quot;środa&quot;;[.B73]=&quot;czwartek&quot;;[.B73]=&quot;piątek&quot;); 60;0)" table:style-name="ce1">
            <text:p>60</text:p>
          </table:table-cell>
          <table:table-cell office:value-type="float" office:value="60" table:formula="of:=IF([.E73]&gt;[.D73];[.E73]-[.D73];0)" table:style-name="ce1">
            <text:p>60</text:p>
          </table:table-cell>
          <table:table-cell office:value-type="float" office:value="9650" table:formula="of:=[.G72]+[.D73]" table:style-name="ce1">
            <text:p>9650</text:p>
          </table:table-cell>
          <table:table-cell office:value-type="float" office:value="3060" table:formula="of:=[.H72]+[.E73]" table:style-name="ce1">
            <text:p>3060</text:p>
          </table:table-cell>
          <table:table-cell office:value-type="float" office:value="-6590" table:formula="of:=[.H73]-[.G73]" table:style-name="ce1">
            <text:p>-6590</text:p>
          </table:table-cell>
          <table:table-cell table:number-columns-repeated="16375"/>
        </table:table-row>
        <table:table-row table:style-name="ro1">
          <table:table-cell office:value-type="date" office:date-value="2023-03-14T00:00:00" table:style-name="ce2">
            <text:p>14.03.2023</text:p>
          </table:table-cell>
          <table:table-cell office:value-type="string" table:style-name="ce2">
            <text:p>wtorek</text:p>
          </table:table-cell>
          <table:table-cell office:value-type="string" table:style-name="ce2">
            <text:p>zima</text:p>
          </table:table-cell>
          <table:table-cell office:value-type="float" office:value="0" table:formula="of:=IF([.B74]=&quot;niedziela&quot;;150;0)" table:style-name="ce1">
            <text:p>0</text:p>
          </table:table-cell>
          <table:table-cell office:value-type="float" office:value="60" table:formula="of:=IF(OR([.B74]=&quot;poniedziałek&quot;;[.B74]= &quot;wtorek&quot;;[.B74]=&quot;środa&quot;;[.B74]=&quot;czwartek&quot;;[.B74]=&quot;piątek&quot;); 60;0)" table:style-name="ce1">
            <text:p>60</text:p>
          </table:table-cell>
          <table:table-cell office:value-type="float" office:value="60" table:formula="of:=IF([.E74]&gt;[.D74];[.E74]-[.D74];0)" table:style-name="ce1">
            <text:p>60</text:p>
          </table:table-cell>
          <table:table-cell office:value-type="float" office:value="9650" table:formula="of:=[.G73]+[.D74]" table:style-name="ce1">
            <text:p>9650</text:p>
          </table:table-cell>
          <table:table-cell office:value-type="float" office:value="3120" table:formula="of:=[.H73]+[.E74]" table:style-name="ce1">
            <text:p>3120</text:p>
          </table:table-cell>
          <table:table-cell office:value-type="float" office:value="-6530" table:formula="of:=[.H74]-[.G74]" table:style-name="ce1">
            <text:p>-6530</text:p>
          </table:table-cell>
          <table:table-cell table:number-columns-repeated="16375"/>
        </table:table-row>
        <table:table-row table:style-name="ro1">
          <table:table-cell office:value-type="date" office:date-value="2023-03-15T00:00:00" table:style-name="ce2">
            <text:p>15.03.2023</text:p>
          </table:table-cell>
          <table:table-cell office:value-type="string" table:style-name="ce2">
            <text:p>środa</text:p>
          </table:table-cell>
          <table:table-cell office:value-type="string" table:style-name="ce2">
            <text:p>zima</text:p>
          </table:table-cell>
          <table:table-cell office:value-type="float" office:value="0" table:formula="of:=IF([.B75]=&quot;niedziela&quot;;150;0)" table:style-name="ce1">
            <text:p>0</text:p>
          </table:table-cell>
          <table:table-cell office:value-type="float" office:value="60" table:formula="of:=IF(OR([.B75]=&quot;poniedziałek&quot;;[.B75]= &quot;wtorek&quot;;[.B75]=&quot;środa&quot;;[.B75]=&quot;czwartek&quot;;[.B75]=&quot;piątek&quot;); 60;0)" table:style-name="ce1">
            <text:p>60</text:p>
          </table:table-cell>
          <table:table-cell office:value-type="float" office:value="60" table:formula="of:=IF([.E75]&gt;[.D75];[.E75]-[.D75];0)" table:style-name="ce1">
            <text:p>60</text:p>
          </table:table-cell>
          <table:table-cell office:value-type="float" office:value="9650" table:formula="of:=[.G74]+[.D75]" table:style-name="ce1">
            <text:p>9650</text:p>
          </table:table-cell>
          <table:table-cell office:value-type="float" office:value="3180" table:formula="of:=[.H74]+[.E75]" table:style-name="ce1">
            <text:p>3180</text:p>
          </table:table-cell>
          <table:table-cell office:value-type="float" office:value="-6470" table:formula="of:=[.H75]-[.G75]" table:style-name="ce1">
            <text:p>-6470</text:p>
          </table:table-cell>
          <table:table-cell table:number-columns-repeated="16375"/>
        </table:table-row>
        <table:table-row table:style-name="ro1">
          <table:table-cell office:value-type="date" office:date-value="2023-03-16T00:00:00" table:style-name="ce2">
            <text:p>16.03.2023</text:p>
          </table:table-cell>
          <table:table-cell office:value-type="string" table:style-name="ce2">
            <text:p>czwartek</text:p>
          </table:table-cell>
          <table:table-cell office:value-type="string" table:style-name="ce2">
            <text:p>zima</text:p>
          </table:table-cell>
          <table:table-cell office:value-type="float" office:value="0" table:formula="of:=IF([.B76]=&quot;niedziela&quot;;150;0)" table:style-name="ce1">
            <text:p>0</text:p>
          </table:table-cell>
          <table:table-cell office:value-type="float" office:value="60" table:formula="of:=IF(OR([.B76]=&quot;poniedziałek&quot;;[.B76]= &quot;wtorek&quot;;[.B76]=&quot;środa&quot;;[.B76]=&quot;czwartek&quot;;[.B76]=&quot;piątek&quot;); 60;0)" table:style-name="ce1">
            <text:p>60</text:p>
          </table:table-cell>
          <table:table-cell office:value-type="float" office:value="60" table:formula="of:=IF([.E76]&gt;[.D76];[.E76]-[.D76];0)" table:style-name="ce1">
            <text:p>60</text:p>
          </table:table-cell>
          <table:table-cell office:value-type="float" office:value="9650" table:formula="of:=[.G75]+[.D76]" table:style-name="ce1">
            <text:p>9650</text:p>
          </table:table-cell>
          <table:table-cell office:value-type="float" office:value="3240" table:formula="of:=[.H75]+[.E76]" table:style-name="ce1">
            <text:p>3240</text:p>
          </table:table-cell>
          <table:table-cell office:value-type="float" office:value="-6410" table:formula="of:=[.H76]-[.G76]" table:style-name="ce1">
            <text:p>-6410</text:p>
          </table:table-cell>
          <table:table-cell table:number-columns-repeated="16375"/>
        </table:table-row>
        <table:table-row table:style-name="ro1">
          <table:table-cell office:value-type="date" office:date-value="2023-03-17T00:00:00" table:style-name="ce2">
            <text:p>17.03.2023</text:p>
          </table:table-cell>
          <table:table-cell office:value-type="string" table:style-name="ce2">
            <text:p>piątek</text:p>
          </table:table-cell>
          <table:table-cell office:value-type="string" table:style-name="ce2">
            <text:p>zima</text:p>
          </table:table-cell>
          <table:table-cell office:value-type="float" office:value="0" table:formula="of:=IF([.B77]=&quot;niedziela&quot;;150;0)" table:style-name="ce1">
            <text:p>0</text:p>
          </table:table-cell>
          <table:table-cell office:value-type="float" office:value="60" table:formula="of:=IF(OR([.B77]=&quot;poniedziałek&quot;;[.B77]= &quot;wtorek&quot;;[.B77]=&quot;środa&quot;;[.B77]=&quot;czwartek&quot;;[.B77]=&quot;piątek&quot;); 60;0)" table:style-name="ce1">
            <text:p>60</text:p>
          </table:table-cell>
          <table:table-cell office:value-type="float" office:value="60" table:formula="of:=IF([.E77]&gt;[.D77];[.E77]-[.D77];0)" table:style-name="ce1">
            <text:p>60</text:p>
          </table:table-cell>
          <table:table-cell office:value-type="float" office:value="9650" table:formula="of:=[.G76]+[.D77]" table:style-name="ce1">
            <text:p>9650</text:p>
          </table:table-cell>
          <table:table-cell office:value-type="float" office:value="3300" table:formula="of:=[.H76]+[.E77]" table:style-name="ce1">
            <text:p>3300</text:p>
          </table:table-cell>
          <table:table-cell office:value-type="float" office:value="-6350" table:formula="of:=[.H77]-[.G77]" table:style-name="ce1">
            <text:p>-6350</text:p>
          </table:table-cell>
          <table:table-cell table:number-columns-repeated="16375"/>
        </table:table-row>
        <table:table-row table:style-name="ro1">
          <table:table-cell office:value-type="date" office:date-value="2023-03-18T00:00:00" table:style-name="ce2">
            <text:p>18.03.2023</text:p>
          </table:table-cell>
          <table:table-cell office:value-type="string" table:style-name="ce2">
            <text:p>sobota</text:p>
          </table:table-cell>
          <table:table-cell office:value-type="string" table:style-name="ce2">
            <text:p>zima</text:p>
          </table:table-cell>
          <table:table-cell office:value-type="float" office:value="0" table:formula="of:=IF([.B78]=&quot;niedziela&quot;;150;0)" table:style-name="ce1">
            <text:p>0</text:p>
          </table:table-cell>
          <table:table-cell office:value-type="float" office:value="0" table:formula="of:=IF(OR([.B78]=&quot;poniedziałek&quot;;[.B78]= &quot;wtorek&quot;;[.B78]=&quot;środa&quot;;[.B78]=&quot;czwartek&quot;;[.B78]=&quot;piątek&quot;); 60;0)" table:style-name="ce1">
            <text:p>0</text:p>
          </table:table-cell>
          <table:table-cell office:value-type="float" office:value="0" table:formula="of:=IF([.E78]&gt;[.D78];[.E78]-[.D78];0)" table:style-name="ce1">
            <text:p>0</text:p>
          </table:table-cell>
          <table:table-cell office:value-type="float" office:value="9650" table:formula="of:=[.G77]+[.D78]" table:style-name="ce1">
            <text:p>9650</text:p>
          </table:table-cell>
          <table:table-cell office:value-type="float" office:value="3300" table:formula="of:=[.H77]+[.E78]" table:style-name="ce1">
            <text:p>3300</text:p>
          </table:table-cell>
          <table:table-cell office:value-type="float" office:value="-6350" table:formula="of:=[.H78]-[.G78]" table:style-name="ce1">
            <text:p>-6350</text:p>
          </table:table-cell>
          <table:table-cell table:number-columns-repeated="16375"/>
        </table:table-row>
        <table:table-row table:style-name="ro1">
          <table:table-cell office:value-type="date" office:date-value="2023-03-19T00:00:00" table:style-name="ce2">
            <text:p>19.03.2023</text:p>
          </table:table-cell>
          <table:table-cell office:value-type="string" table:style-name="ce2">
            <text:p>niedziela</text:p>
          </table:table-cell>
          <table:table-cell office:value-type="string" table:style-name="ce2">
            <text:p>zima</text:p>
          </table:table-cell>
          <table:table-cell office:value-type="float" office:value="150" table:formula="of:=IF([.B79]=&quot;niedziela&quot;;150;0)" table:style-name="ce1">
            <text:p>150</text:p>
          </table:table-cell>
          <table:table-cell office:value-type="float" office:value="0" table:formula="of:=IF(OR([.B79]=&quot;poniedziałek&quot;;[.B79]= &quot;wtorek&quot;;[.B79]=&quot;środa&quot;;[.B79]=&quot;czwartek&quot;;[.B79]=&quot;piątek&quot;); 60;0)" table:style-name="ce1">
            <text:p>0</text:p>
          </table:table-cell>
          <table:table-cell office:value-type="float" office:value="0" table:formula="of:=IF([.E79]&gt;[.D79];[.E79]-[.D79];0)" table:style-name="ce1">
            <text:p>0</text:p>
          </table:table-cell>
          <table:table-cell office:value-type="float" office:value="9800" table:formula="of:=[.G78]+[.D79]" table:style-name="ce1">
            <text:p>9800</text:p>
          </table:table-cell>
          <table:table-cell office:value-type="float" office:value="3300" table:formula="of:=[.H78]+[.E79]" table:style-name="ce1">
            <text:p>3300</text:p>
          </table:table-cell>
          <table:table-cell office:value-type="float" office:value="-6500" table:formula="of:=[.H79]-[.G79]" table:style-name="ce1">
            <text:p>-6500</text:p>
          </table:table-cell>
          <table:table-cell table:number-columns-repeated="16375"/>
        </table:table-row>
        <table:table-row table:style-name="ro1">
          <table:table-cell office:value-type="date" office:date-value="2023-03-20T00:00:00" table:style-name="ce2">
            <text:p>20.03.2023</text:p>
          </table:table-cell>
          <table:table-cell office:value-type="string" table:style-name="ce2">
            <text:p>poniedziałek</text:p>
          </table:table-cell>
          <table:table-cell office:value-type="string" table:style-name="ce2">
            <text:p>zima</text:p>
          </table:table-cell>
          <table:table-cell office:value-type="float" office:value="0" table:formula="of:=IF([.B80]=&quot;niedziela&quot;;150;0)" table:style-name="ce1">
            <text:p>0</text:p>
          </table:table-cell>
          <table:table-cell office:value-type="float" office:value="60" table:formula="of:=IF(OR([.B80]=&quot;poniedziałek&quot;;[.B80]= &quot;wtorek&quot;;[.B80]=&quot;środa&quot;;[.B80]=&quot;czwartek&quot;;[.B80]=&quot;piątek&quot;); 60;0)" table:style-name="ce1">
            <text:p>60</text:p>
          </table:table-cell>
          <table:table-cell office:value-type="float" office:value="60" table:formula="of:=IF([.E80]&gt;[.D80];[.E80]-[.D80];0)" table:style-name="ce1">
            <text:p>60</text:p>
          </table:table-cell>
          <table:table-cell office:value-type="float" office:value="9800" table:formula="of:=[.G79]+[.D80]" table:style-name="ce1">
            <text:p>9800</text:p>
          </table:table-cell>
          <table:table-cell office:value-type="float" office:value="3360" table:formula="of:=[.H79]+[.E80]" table:style-name="ce1">
            <text:p>3360</text:p>
          </table:table-cell>
          <table:table-cell office:value-type="float" office:value="-6440" table:formula="of:=[.H80]-[.G80]" table:style-name="ce1">
            <text:p>-6440</text:p>
          </table:table-cell>
          <table:table-cell table:number-columns-repeated="16375"/>
        </table:table-row>
        <table:table-row table:style-name="ro1">
          <table:table-cell office:value-type="date" office:date-value="2023-03-21T00:00:00" table:style-name="ce2">
            <text:p>21.03.2023</text:p>
          </table:table-cell>
          <table:table-cell office:value-type="string" table:style-name="ce2">
            <text:p>wtorek</text:p>
          </table:table-cell>
          <table:table-cell office:value-type="string" table:style-name="ce2">
            <text:p>wiosna</text:p>
          </table:table-cell>
          <table:table-cell office:value-type="float" office:value="0" table:formula="of:=IF([.B81]=&quot;niedziela&quot;;150;0)" table:style-name="ce1">
            <text:p>0</text:p>
          </table:table-cell>
          <table:table-cell office:value-type="float" office:value="150" table:formula="of:=IF(OR([.B81]=&quot;poniedziałek&quot;;[.B81]= &quot;wtorek&quot;;[.B81]=&quot;środa&quot;;[.B81]=&quot;czwartek&quot;;[.B81]=&quot;piątek&quot;); 150;0)" table:style-name="ce1">
            <text:p>150</text:p>
          </table:table-cell>
          <table:table-cell office:value-type="float" office:value="150" table:formula="of:=IF([.E81]&gt;[.D81];[.E81]-[.D81];0)" table:style-name="ce1">
            <text:p>150</text:p>
          </table:table-cell>
          <table:table-cell office:value-type="float" office:value="9800" table:formula="of:=[.G80]+[.D81]" table:style-name="ce1">
            <text:p>9800</text:p>
          </table:table-cell>
          <table:table-cell office:value-type="float" office:value="3510" table:formula="of:=[.H80]+[.E81]" table:style-name="ce1">
            <text:p>3510</text:p>
          </table:table-cell>
          <table:table-cell office:value-type="float" office:value="-6290" table:formula="of:=[.H81]-[.G81]" table:style-name="ce1">
            <text:p>-6290</text:p>
          </table:table-cell>
          <table:table-cell table:number-columns-repeated="16375"/>
        </table:table-row>
        <table:table-row table:style-name="ro1">
          <table:table-cell office:value-type="date" office:date-value="2023-03-22T00:00:00" table:style-name="ce2">
            <text:p>22.03.2023</text:p>
          </table:table-cell>
          <table:table-cell office:value-type="string" table:style-name="ce2">
            <text:p>środa</text:p>
          </table:table-cell>
          <table:table-cell office:value-type="string" table:style-name="ce2">
            <text:p>wiosna</text:p>
          </table:table-cell>
          <table:table-cell office:value-type="float" office:value="0" table:formula="of:=IF([.B82]=&quot;niedziela&quot;;150;0)" table:style-name="ce1">
            <text:p>0</text:p>
          </table:table-cell>
          <table:table-cell office:value-type="float" office:value="150" table:formula="of:=IF(OR([.B82]=&quot;poniedziałek&quot;;[.B82]= &quot;wtorek&quot;;[.B82]=&quot;środa&quot;;[.B82]=&quot;czwartek&quot;;[.B82]=&quot;piątek&quot;); 150;0)" table:style-name="ce1">
            <text:p>150</text:p>
          </table:table-cell>
          <table:table-cell office:value-type="float" office:value="150" table:formula="of:=IF([.E82]&gt;[.D82];[.E82]-[.D82];0)" table:style-name="ce1">
            <text:p>150</text:p>
          </table:table-cell>
          <table:table-cell office:value-type="float" office:value="9800" table:formula="of:=[.G81]+[.D82]" table:style-name="ce1">
            <text:p>9800</text:p>
          </table:table-cell>
          <table:table-cell office:value-type="float" office:value="3660" table:formula="of:=[.H81]+[.E82]" table:style-name="ce1">
            <text:p>3660</text:p>
          </table:table-cell>
          <table:table-cell office:value-type="float" office:value="-6140" table:formula="of:=[.H82]-[.G82]" table:style-name="ce1">
            <text:p>-6140</text:p>
          </table:table-cell>
          <table:table-cell table:number-columns-repeated="16375"/>
        </table:table-row>
        <table:table-row table:style-name="ro1">
          <table:table-cell office:value-type="date" office:date-value="2023-03-23T00:00:00" table:style-name="ce2">
            <text:p>23.03.2023</text:p>
          </table:table-cell>
          <table:table-cell office:value-type="string" table:style-name="ce2">
            <text:p>czwartek</text:p>
          </table:table-cell>
          <table:table-cell office:value-type="string" table:style-name="ce2">
            <text:p>wiosna</text:p>
          </table:table-cell>
          <table:table-cell office:value-type="float" office:value="0" table:formula="of:=IF([.B83]=&quot;niedziela&quot;;150;0)" table:style-name="ce1">
            <text:p>0</text:p>
          </table:table-cell>
          <table:table-cell office:value-type="float" office:value="150" table:formula="of:=IF(OR([.B83]=&quot;poniedziałek&quot;;[.B83]= &quot;wtorek&quot;;[.B83]=&quot;środa&quot;;[.B83]=&quot;czwartek&quot;;[.B83]=&quot;piątek&quot;); 150;0)" table:style-name="ce1">
            <text:p>150</text:p>
          </table:table-cell>
          <table:table-cell office:value-type="float" office:value="150" table:formula="of:=IF([.E83]&gt;[.D83];[.E83]-[.D83];0)" table:style-name="ce1">
            <text:p>150</text:p>
          </table:table-cell>
          <table:table-cell office:value-type="float" office:value="9800" table:formula="of:=[.G82]+[.D83]" table:style-name="ce1">
            <text:p>9800</text:p>
          </table:table-cell>
          <table:table-cell office:value-type="float" office:value="3810" table:formula="of:=[.H82]+[.E83]" table:style-name="ce1">
            <text:p>3810</text:p>
          </table:table-cell>
          <table:table-cell office:value-type="float" office:value="-5990" table:formula="of:=[.H83]-[.G83]" table:style-name="ce1">
            <text:p>-5990</text:p>
          </table:table-cell>
          <table:table-cell table:number-columns-repeated="16375"/>
        </table:table-row>
        <table:table-row table:style-name="ro1">
          <table:table-cell office:value-type="date" office:date-value="2023-03-24T00:00:00" table:style-name="ce2">
            <text:p>24.03.2023</text:p>
          </table:table-cell>
          <table:table-cell office:value-type="string" table:style-name="ce2">
            <text:p>piątek</text:p>
          </table:table-cell>
          <table:table-cell office:value-type="string" table:style-name="ce2">
            <text:p>wiosna</text:p>
          </table:table-cell>
          <table:table-cell office:value-type="float" office:value="0" table:formula="of:=IF([.B84]=&quot;niedziela&quot;;150;0)" table:style-name="ce1">
            <text:p>0</text:p>
          </table:table-cell>
          <table:table-cell office:value-type="float" office:value="150" table:formula="of:=IF(OR([.B84]=&quot;poniedziałek&quot;;[.B84]= &quot;wtorek&quot;;[.B84]=&quot;środa&quot;;[.B84]=&quot;czwartek&quot;;[.B84]=&quot;piątek&quot;); 150;0)" table:style-name="ce1">
            <text:p>150</text:p>
          </table:table-cell>
          <table:table-cell office:value-type="float" office:value="150" table:formula="of:=IF([.E84]&gt;[.D84];[.E84]-[.D84];0)" table:style-name="ce1">
            <text:p>150</text:p>
          </table:table-cell>
          <table:table-cell office:value-type="float" office:value="9800" table:formula="of:=[.G83]+[.D84]" table:style-name="ce1">
            <text:p>9800</text:p>
          </table:table-cell>
          <table:table-cell office:value-type="float" office:value="3960" table:formula="of:=[.H83]+[.E84]" table:style-name="ce1">
            <text:p>3960</text:p>
          </table:table-cell>
          <table:table-cell office:value-type="float" office:value="-5840" table:formula="of:=[.H84]-[.G84]" table:style-name="ce1">
            <text:p>-5840</text:p>
          </table:table-cell>
          <table:table-cell table:number-columns-repeated="16375"/>
        </table:table-row>
        <table:table-row table:style-name="ro1">
          <table:table-cell office:value-type="date" office:date-value="2023-03-25T00:00:00" table:style-name="ce2">
            <text:p>25.03.2023</text:p>
          </table:table-cell>
          <table:table-cell office:value-type="string" table:style-name="ce2">
            <text:p>sobota</text:p>
          </table:table-cell>
          <table:table-cell office:value-type="string" table:style-name="ce2">
            <text:p>wiosna</text:p>
          </table:table-cell>
          <table:table-cell office:value-type="float" office:value="0" table:formula="of:=IF([.B85]=&quot;niedziela&quot;;150;0)" table:style-name="ce1">
            <text:p>0</text:p>
          </table:table-cell>
          <table:table-cell office:value-type="float" office:value="0" table:formula="of:=IF(OR([.B85]=&quot;poniedziałek&quot;;[.B85]= &quot;wtorek&quot;;[.B85]=&quot;środa&quot;;[.B85]=&quot;czwartek&quot;;[.B85]=&quot;piątek&quot;); 150;0)" table:style-name="ce1">
            <text:p>0</text:p>
          </table:table-cell>
          <table:table-cell office:value-type="float" office:value="0" table:formula="of:=IF([.E85]&gt;[.D85];[.E85]-[.D85];0)" table:style-name="ce1">
            <text:p>0</text:p>
          </table:table-cell>
          <table:table-cell office:value-type="float" office:value="9800" table:formula="of:=[.G84]+[.D85]" table:style-name="ce1">
            <text:p>9800</text:p>
          </table:table-cell>
          <table:table-cell office:value-type="float" office:value="3960" table:formula="of:=[.H84]+[.E85]" table:style-name="ce1">
            <text:p>3960</text:p>
          </table:table-cell>
          <table:table-cell office:value-type="float" office:value="-5840" table:formula="of:=[.H85]-[.G85]" table:style-name="ce1">
            <text:p>-5840</text:p>
          </table:table-cell>
          <table:table-cell table:number-columns-repeated="16375"/>
        </table:table-row>
        <table:table-row table:style-name="ro1">
          <table:table-cell office:value-type="date" office:date-value="2023-03-26T00:00:00" table:style-name="ce2">
            <text:p>26.03.2023</text:p>
          </table:table-cell>
          <table:table-cell office:value-type="string" table:style-name="ce2">
            <text:p>niedziela</text:p>
          </table:table-cell>
          <table:table-cell office:value-type="string" table:style-name="ce2">
            <text:p>wiosna</text:p>
          </table:table-cell>
          <table:table-cell office:value-type="float" office:value="150" table:formula="of:=IF([.B86]=&quot;niedziela&quot;;150;0)" table:style-name="ce1">
            <text:p>150</text:p>
          </table:table-cell>
          <table:table-cell office:value-type="float" office:value="0" table:formula="of:=IF(OR([.B86]=&quot;poniedziałek&quot;;[.B86]= &quot;wtorek&quot;;[.B86]=&quot;środa&quot;;[.B86]=&quot;czwartek&quot;;[.B86]=&quot;piątek&quot;); 150;0)" table:style-name="ce1">
            <text:p>0</text:p>
          </table:table-cell>
          <table:table-cell office:value-type="float" office:value="0" table:formula="of:=IF([.E86]&gt;[.D86];[.E86]-[.D86];0)" table:style-name="ce1">
            <text:p>0</text:p>
          </table:table-cell>
          <table:table-cell office:value-type="float" office:value="9950" table:formula="of:=[.G85]+[.D86]" table:style-name="ce1">
            <text:p>9950</text:p>
          </table:table-cell>
          <table:table-cell office:value-type="float" office:value="3960" table:formula="of:=[.H85]+[.E86]" table:style-name="ce1">
            <text:p>3960</text:p>
          </table:table-cell>
          <table:table-cell office:value-type="float" office:value="-5990" table:formula="of:=[.H86]-[.G86]" table:style-name="ce1">
            <text:p>-5990</text:p>
          </table:table-cell>
          <table:table-cell table:number-columns-repeated="16375"/>
        </table:table-row>
        <table:table-row table:style-name="ro1">
          <table:table-cell office:value-type="date" office:date-value="2023-03-27T00:00:00" table:style-name="ce2">
            <text:p>27.03.2023</text:p>
          </table:table-cell>
          <table:table-cell office:value-type="string" table:style-name="ce2">
            <text:p>poniedziałek</text:p>
          </table:table-cell>
          <table:table-cell office:value-type="string" table:style-name="ce2">
            <text:p>wiosna</text:p>
          </table:table-cell>
          <table:table-cell office:value-type="float" office:value="0" table:formula="of:=IF([.B87]=&quot;niedziela&quot;;150;0)" table:style-name="ce1">
            <text:p>0</text:p>
          </table:table-cell>
          <table:table-cell office:value-type="float" office:value="150" table:formula="of:=IF(OR([.B87]=&quot;poniedziałek&quot;;[.B87]= &quot;wtorek&quot;;[.B87]=&quot;środa&quot;;[.B87]=&quot;czwartek&quot;;[.B87]=&quot;piątek&quot;); 150;0)" table:style-name="ce1">
            <text:p>150</text:p>
          </table:table-cell>
          <table:table-cell office:value-type="float" office:value="150" table:formula="of:=IF([.E87]&gt;[.D87];[.E87]-[.D87];0)" table:style-name="ce1">
            <text:p>150</text:p>
          </table:table-cell>
          <table:table-cell office:value-type="float" office:value="9950" table:formula="of:=[.G86]+[.D87]" table:style-name="ce1">
            <text:p>9950</text:p>
          </table:table-cell>
          <table:table-cell office:value-type="float" office:value="4110" table:formula="of:=[.H86]+[.E87]" table:style-name="ce1">
            <text:p>4110</text:p>
          </table:table-cell>
          <table:table-cell office:value-type="float" office:value="-5840" table:formula="of:=[.H87]-[.G87]" table:style-name="ce1">
            <text:p>-5840</text:p>
          </table:table-cell>
          <table:table-cell table:number-columns-repeated="16375"/>
        </table:table-row>
        <table:table-row table:style-name="ro1">
          <table:table-cell office:value-type="date" office:date-value="2023-03-28T00:00:00" table:style-name="ce2">
            <text:p>28.03.2023</text:p>
          </table:table-cell>
          <table:table-cell office:value-type="string" table:style-name="ce2">
            <text:p>wtorek</text:p>
          </table:table-cell>
          <table:table-cell office:value-type="string" table:style-name="ce2">
            <text:p>wiosna</text:p>
          </table:table-cell>
          <table:table-cell office:value-type="float" office:value="0" table:formula="of:=IF([.B88]=&quot;niedziela&quot;;150;0)" table:style-name="ce1">
            <text:p>0</text:p>
          </table:table-cell>
          <table:table-cell office:value-type="float" office:value="150" table:formula="of:=IF(OR([.B88]=&quot;poniedziałek&quot;;[.B88]= &quot;wtorek&quot;;[.B88]=&quot;środa&quot;;[.B88]=&quot;czwartek&quot;;[.B88]=&quot;piątek&quot;); 150;0)" table:style-name="ce1">
            <text:p>150</text:p>
          </table:table-cell>
          <table:table-cell office:value-type="float" office:value="150" table:formula="of:=IF([.E88]&gt;[.D88];[.E88]-[.D88];0)" table:style-name="ce1">
            <text:p>150</text:p>
          </table:table-cell>
          <table:table-cell office:value-type="float" office:value="9950" table:formula="of:=[.G87]+[.D88]" table:style-name="ce1">
            <text:p>9950</text:p>
          </table:table-cell>
          <table:table-cell office:value-type="float" office:value="4260" table:formula="of:=[.H87]+[.E88]" table:style-name="ce1">
            <text:p>4260</text:p>
          </table:table-cell>
          <table:table-cell office:value-type="float" office:value="-5690" table:formula="of:=[.H88]-[.G88]" table:style-name="ce1">
            <text:p>-5690</text:p>
          </table:table-cell>
          <table:table-cell table:number-columns-repeated="16375"/>
        </table:table-row>
        <table:table-row table:style-name="ro1">
          <table:table-cell office:value-type="date" office:date-value="2023-03-29T00:00:00" table:style-name="ce2">
            <text:p>29.03.2023</text:p>
          </table:table-cell>
          <table:table-cell office:value-type="string" table:style-name="ce2">
            <text:p>środa</text:p>
          </table:table-cell>
          <table:table-cell office:value-type="string" table:style-name="ce2">
            <text:p>wiosna</text:p>
          </table:table-cell>
          <table:table-cell office:value-type="float" office:value="0" table:formula="of:=IF([.B89]=&quot;niedziela&quot;;150;0)" table:style-name="ce1">
            <text:p>0</text:p>
          </table:table-cell>
          <table:table-cell office:value-type="float" office:value="150" table:formula="of:=IF(OR([.B89]=&quot;poniedziałek&quot;;[.B89]= &quot;wtorek&quot;;[.B89]=&quot;środa&quot;;[.B89]=&quot;czwartek&quot;;[.B89]=&quot;piątek&quot;); 150;0)" table:style-name="ce1">
            <text:p>150</text:p>
          </table:table-cell>
          <table:table-cell office:value-type="float" office:value="150" table:formula="of:=IF([.E89]&gt;[.D89];[.E89]-[.D89];0)" table:style-name="ce1">
            <text:p>150</text:p>
          </table:table-cell>
          <table:table-cell office:value-type="float" office:value="9950" table:formula="of:=[.G88]+[.D89]" table:style-name="ce1">
            <text:p>9950</text:p>
          </table:table-cell>
          <table:table-cell office:value-type="float" office:value="4410" table:formula="of:=[.H88]+[.E89]" table:style-name="ce1">
            <text:p>4410</text:p>
          </table:table-cell>
          <table:table-cell office:value-type="float" office:value="-5540" table:formula="of:=[.H89]-[.G89]" table:style-name="ce1">
            <text:p>-5540</text:p>
          </table:table-cell>
          <table:table-cell table:number-columns-repeated="16375"/>
        </table:table-row>
        <table:table-row table:style-name="ro1">
          <table:table-cell office:value-type="date" office:date-value="2023-03-30T00:00:00" table:style-name="ce2">
            <text:p>30.03.2023</text:p>
          </table:table-cell>
          <table:table-cell office:value-type="string" table:style-name="ce2">
            <text:p>czwartek</text:p>
          </table:table-cell>
          <table:table-cell office:value-type="string" table:style-name="ce2">
            <text:p>wiosna</text:p>
          </table:table-cell>
          <table:table-cell office:value-type="float" office:value="0" table:formula="of:=IF([.B90]=&quot;niedziela&quot;;150;0)" table:style-name="ce1">
            <text:p>0</text:p>
          </table:table-cell>
          <table:table-cell office:value-type="float" office:value="150" table:formula="of:=IF(OR([.B90]=&quot;poniedziałek&quot;;[.B90]= &quot;wtorek&quot;;[.B90]=&quot;środa&quot;;[.B90]=&quot;czwartek&quot;;[.B90]=&quot;piątek&quot;); 150;0)" table:style-name="ce1">
            <text:p>150</text:p>
          </table:table-cell>
          <table:table-cell office:value-type="float" office:value="150" table:formula="of:=IF([.E90]&gt;[.D90];[.E90]-[.D90];0)" table:style-name="ce1">
            <text:p>150</text:p>
          </table:table-cell>
          <table:table-cell office:value-type="float" office:value="9950" table:formula="of:=[.G89]+[.D90]" table:style-name="ce1">
            <text:p>9950</text:p>
          </table:table-cell>
          <table:table-cell office:value-type="float" office:value="4560" table:formula="of:=[.H89]+[.E90]" table:style-name="ce1">
            <text:p>4560</text:p>
          </table:table-cell>
          <table:table-cell office:value-type="float" office:value="-5390" table:formula="of:=[.H90]-[.G90]" table:style-name="ce1">
            <text:p>-5390</text:p>
          </table:table-cell>
          <table:table-cell table:number-columns-repeated="16375"/>
        </table:table-row>
        <table:table-row table:style-name="ro1">
          <table:table-cell office:value-type="date" office:date-value="2023-03-31T00:00:00" table:style-name="ce2">
            <text:p>31.03.2023</text:p>
          </table:table-cell>
          <table:table-cell office:value-type="string" table:style-name="ce2">
            <text:p>piątek</text:p>
          </table:table-cell>
          <table:table-cell office:value-type="string" table:style-name="ce2">
            <text:p>wiosna</text:p>
          </table:table-cell>
          <table:table-cell office:value-type="float" office:value="0" table:formula="of:=IF([.B91]=&quot;niedziela&quot;;150;0)" table:style-name="ce1">
            <text:p>0</text:p>
          </table:table-cell>
          <table:table-cell office:value-type="float" office:value="150" table:formula="of:=IF(OR([.B91]=&quot;poniedziałek&quot;;[.B91]= &quot;wtorek&quot;;[.B91]=&quot;środa&quot;;[.B91]=&quot;czwartek&quot;;[.B91]=&quot;piątek&quot;); 150;0)" table:style-name="ce1">
            <text:p>150</text:p>
          </table:table-cell>
          <table:table-cell office:value-type="float" office:value="150" table:formula="of:=IF([.E91]&gt;[.D91];[.E91]-[.D91];0)" table:style-name="ce1">
            <text:p>150</text:p>
          </table:table-cell>
          <table:table-cell office:value-type="float" office:value="9950" table:formula="of:=[.G90]+[.D91]" table:style-name="ce1">
            <text:p>9950</text:p>
          </table:table-cell>
          <table:table-cell office:value-type="float" office:value="4710" table:formula="of:=[.H90]+[.E91]" table:style-name="ce1">
            <text:p>4710</text:p>
          </table:table-cell>
          <table:table-cell office:value-type="float" office:value="-5240" table:formula="of:=[.H91]-[.G91]" table:style-name="ce1">
            <text:p>-5240</text:p>
          </table:table-cell>
          <table:table-cell table:number-columns-repeated="16375"/>
        </table:table-row>
        <table:table-row table:style-name="ro1">
          <table:table-cell office:value-type="date" office:date-value="2023-04-01T00:00:00" table:style-name="ce2">
            <text:p>01.04.2023</text:p>
          </table:table-cell>
          <table:table-cell office:value-type="string" table:style-name="ce2">
            <text:p>sobota</text:p>
          </table:table-cell>
          <table:table-cell office:value-type="string" table:style-name="ce2">
            <text:p>wiosna</text:p>
          </table:table-cell>
          <table:table-cell office:value-type="float" office:value="0" table:formula="of:=IF([.B92]=&quot;niedziela&quot;;150;0)" table:style-name="ce1">
            <text:p>0</text:p>
          </table:table-cell>
          <table:table-cell office:value-type="float" office:value="0" table:formula="of:=IF(OR([.B92]=&quot;poniedziałek&quot;;[.B92]= &quot;wtorek&quot;;[.B92]=&quot;środa&quot;;[.B92]=&quot;czwartek&quot;;[.B92]=&quot;piątek&quot;); 150;0)" table:style-name="ce1">
            <text:p>0</text:p>
          </table:table-cell>
          <table:table-cell office:value-type="float" office:value="0" table:formula="of:=IF([.E92]&gt;[.D92];[.E92]-[.D92];0)" table:style-name="ce1">
            <text:p>0</text:p>
          </table:table-cell>
          <table:table-cell office:value-type="float" office:value="9950" table:formula="of:=[.G91]+[.D92]" table:style-name="ce1">
            <text:p>9950</text:p>
          </table:table-cell>
          <table:table-cell office:value-type="float" office:value="4710" table:formula="of:=[.H91]+[.E92]" table:style-name="ce1">
            <text:p>4710</text:p>
          </table:table-cell>
          <table:table-cell office:value-type="float" office:value="-5240" table:formula="of:=[.H92]-[.G92]" table:style-name="ce1">
            <text:p>-5240</text:p>
          </table:table-cell>
          <table:table-cell table:number-columns-repeated="16375"/>
        </table:table-row>
        <table:table-row table:style-name="ro1">
          <table:table-cell office:value-type="date" office:date-value="2023-04-02T00:00:00" table:style-name="ce2">
            <text:p>02.04.2023</text:p>
          </table:table-cell>
          <table:table-cell office:value-type="string" table:style-name="ce2">
            <text:p>niedziela</text:p>
          </table:table-cell>
          <table:table-cell office:value-type="string" table:style-name="ce2">
            <text:p>wiosna</text:p>
          </table:table-cell>
          <table:table-cell office:value-type="float" office:value="150" table:formula="of:=IF([.B93]=&quot;niedziela&quot;;150;0)" table:style-name="ce1">
            <text:p>150</text:p>
          </table:table-cell>
          <table:table-cell office:value-type="float" office:value="0" table:formula="of:=IF(OR([.B93]=&quot;poniedziałek&quot;;[.B93]= &quot;wtorek&quot;;[.B93]=&quot;środa&quot;;[.B93]=&quot;czwartek&quot;;[.B93]=&quot;piątek&quot;); 150;0)" table:style-name="ce1">
            <text:p>0</text:p>
          </table:table-cell>
          <table:table-cell office:value-type="float" office:value="0" table:formula="of:=IF([.E93]&gt;[.D93];[.E93]-[.D93];0)" table:style-name="ce1">
            <text:p>0</text:p>
          </table:table-cell>
          <table:table-cell office:value-type="float" office:value="10100" table:formula="of:=[.G92]+[.D93]" table:style-name="ce1">
            <text:p>10100</text:p>
          </table:table-cell>
          <table:table-cell office:value-type="float" office:value="4710" table:formula="of:=[.H92]+[.E93]" table:style-name="ce1">
            <text:p>4710</text:p>
          </table:table-cell>
          <table:table-cell office:value-type="float" office:value="-5390" table:formula="of:=[.H93]-[.G93]" table:style-name="ce1">
            <text:p>-5390</text:p>
          </table:table-cell>
          <table:table-cell table:number-columns-repeated="16375"/>
        </table:table-row>
        <table:table-row table:style-name="ro1">
          <table:table-cell office:value-type="date" office:date-value="2023-04-03T00:00:00" table:style-name="ce2">
            <text:p>03.04.2023</text:p>
          </table:table-cell>
          <table:table-cell office:value-type="string" table:style-name="ce2">
            <text:p>poniedziałek</text:p>
          </table:table-cell>
          <table:table-cell office:value-type="string" table:style-name="ce2">
            <text:p>wiosna</text:p>
          </table:table-cell>
          <table:table-cell office:value-type="float" office:value="0" table:formula="of:=IF([.B94]=&quot;niedziela&quot;;150;0)" table:style-name="ce1">
            <text:p>0</text:p>
          </table:table-cell>
          <table:table-cell office:value-type="float" office:value="150" table:formula="of:=IF(OR([.B94]=&quot;poniedziałek&quot;;[.B94]= &quot;wtorek&quot;;[.B94]=&quot;środa&quot;;[.B94]=&quot;czwartek&quot;;[.B94]=&quot;piątek&quot;); 150;0)" table:style-name="ce1">
            <text:p>150</text:p>
          </table:table-cell>
          <table:table-cell office:value-type="float" office:value="150" table:formula="of:=IF([.E94]&gt;[.D94];[.E94]-[.D94];0)" table:style-name="ce1">
            <text:p>150</text:p>
          </table:table-cell>
          <table:table-cell office:value-type="float" office:value="10100" table:formula="of:=[.G93]+[.D94]" table:style-name="ce1">
            <text:p>10100</text:p>
          </table:table-cell>
          <table:table-cell office:value-type="float" office:value="4860" table:formula="of:=[.H93]+[.E94]" table:style-name="ce1">
            <text:p>4860</text:p>
          </table:table-cell>
          <table:table-cell office:value-type="float" office:value="-5240" table:formula="of:=[.H94]-[.G94]" table:style-name="ce1">
            <text:p>-5240</text:p>
          </table:table-cell>
          <table:table-cell table:number-columns-repeated="16375"/>
        </table:table-row>
        <table:table-row table:style-name="ro1">
          <table:table-cell office:value-type="date" office:date-value="2023-04-04T00:00:00" table:style-name="ce2">
            <text:p>04.04.2023</text:p>
          </table:table-cell>
          <table:table-cell office:value-type="string" table:style-name="ce2">
            <text:p>wtorek</text:p>
          </table:table-cell>
          <table:table-cell office:value-type="string" table:style-name="ce2">
            <text:p>wiosna</text:p>
          </table:table-cell>
          <table:table-cell office:value-type="float" office:value="0" table:formula="of:=IF([.B95]=&quot;niedziela&quot;;150;0)" table:style-name="ce1">
            <text:p>0</text:p>
          </table:table-cell>
          <table:table-cell office:value-type="float" office:value="150" table:formula="of:=IF(OR([.B95]=&quot;poniedziałek&quot;;[.B95]= &quot;wtorek&quot;;[.B95]=&quot;środa&quot;;[.B95]=&quot;czwartek&quot;;[.B95]=&quot;piątek&quot;); 150;0)" table:style-name="ce1">
            <text:p>150</text:p>
          </table:table-cell>
          <table:table-cell office:value-type="float" office:value="150" table:formula="of:=IF([.E95]&gt;[.D95];[.E95]-[.D95];0)" table:style-name="ce1">
            <text:p>150</text:p>
          </table:table-cell>
          <table:table-cell office:value-type="float" office:value="10100" table:formula="of:=[.G94]+[.D95]" table:style-name="ce1">
            <text:p>10100</text:p>
          </table:table-cell>
          <table:table-cell office:value-type="float" office:value="5010" table:formula="of:=[.H94]+[.E95]" table:style-name="ce1">
            <text:p>5010</text:p>
          </table:table-cell>
          <table:table-cell office:value-type="float" office:value="-5090" table:formula="of:=[.H95]-[.G95]" table:style-name="ce1">
            <text:p>-5090</text:p>
          </table:table-cell>
          <table:table-cell table:number-columns-repeated="16375"/>
        </table:table-row>
        <table:table-row table:style-name="ro1">
          <table:table-cell office:value-type="date" office:date-value="2023-04-05T00:00:00" table:style-name="ce2">
            <text:p>05.04.2023</text:p>
          </table:table-cell>
          <table:table-cell office:value-type="string" table:style-name="ce2">
            <text:p>środa</text:p>
          </table:table-cell>
          <table:table-cell office:value-type="string" table:style-name="ce2">
            <text:p>wiosna</text:p>
          </table:table-cell>
          <table:table-cell office:value-type="float" office:value="0" table:formula="of:=IF([.B96]=&quot;niedziela&quot;;150;0)" table:style-name="ce1">
            <text:p>0</text:p>
          </table:table-cell>
          <table:table-cell office:value-type="float" office:value="150" table:formula="of:=IF(OR([.B96]=&quot;poniedziałek&quot;;[.B96]= &quot;wtorek&quot;;[.B96]=&quot;środa&quot;;[.B96]=&quot;czwartek&quot;;[.B96]=&quot;piątek&quot;); 150;0)" table:style-name="ce1">
            <text:p>150</text:p>
          </table:table-cell>
          <table:table-cell office:value-type="float" office:value="150" table:formula="of:=IF([.E96]&gt;[.D96];[.E96]-[.D96];0)" table:style-name="ce1">
            <text:p>150</text:p>
          </table:table-cell>
          <table:table-cell office:value-type="float" office:value="10100" table:formula="of:=[.G95]+[.D96]" table:style-name="ce1">
            <text:p>10100</text:p>
          </table:table-cell>
          <table:table-cell office:value-type="float" office:value="5160" table:formula="of:=[.H95]+[.E96]" table:style-name="ce1">
            <text:p>5160</text:p>
          </table:table-cell>
          <table:table-cell office:value-type="float" office:value="-4940" table:formula="of:=[.H96]-[.G96]" table:style-name="ce1">
            <text:p>-4940</text:p>
          </table:table-cell>
          <table:table-cell table:number-columns-repeated="16375"/>
        </table:table-row>
        <table:table-row table:style-name="ro1">
          <table:table-cell office:value-type="date" office:date-value="2023-04-06T00:00:00" table:style-name="ce2">
            <text:p>06.04.2023</text:p>
          </table:table-cell>
          <table:table-cell office:value-type="string" table:style-name="ce2">
            <text:p>czwartek</text:p>
          </table:table-cell>
          <table:table-cell office:value-type="string" table:style-name="ce2">
            <text:p>wiosna</text:p>
          </table:table-cell>
          <table:table-cell office:value-type="float" office:value="0" table:formula="of:=IF([.B97]=&quot;niedziela&quot;;150;0)" table:style-name="ce1">
            <text:p>0</text:p>
          </table:table-cell>
          <table:table-cell office:value-type="float" office:value="150" table:formula="of:=IF(OR([.B97]=&quot;poniedziałek&quot;;[.B97]= &quot;wtorek&quot;;[.B97]=&quot;środa&quot;;[.B97]=&quot;czwartek&quot;;[.B97]=&quot;piątek&quot;); 150;0)" table:style-name="ce1">
            <text:p>150</text:p>
          </table:table-cell>
          <table:table-cell office:value-type="float" office:value="150" table:formula="of:=IF([.E97]&gt;[.D97];[.E97]-[.D97];0)" table:style-name="ce1">
            <text:p>150</text:p>
          </table:table-cell>
          <table:table-cell office:value-type="float" office:value="10100" table:formula="of:=[.G96]+[.D97]" table:style-name="ce1">
            <text:p>10100</text:p>
          </table:table-cell>
          <table:table-cell office:value-type="float" office:value="5310" table:formula="of:=[.H96]+[.E97]" table:style-name="ce1">
            <text:p>5310</text:p>
          </table:table-cell>
          <table:table-cell office:value-type="float" office:value="-4790" table:formula="of:=[.H97]-[.G97]" table:style-name="ce1">
            <text:p>-4790</text:p>
          </table:table-cell>
          <table:table-cell table:number-columns-repeated="16375"/>
        </table:table-row>
        <table:table-row table:style-name="ro1">
          <table:table-cell office:value-type="date" office:date-value="2023-04-07T00:00:00" table:style-name="ce2">
            <text:p>07.04.2023</text:p>
          </table:table-cell>
          <table:table-cell office:value-type="string" table:style-name="ce2">
            <text:p>piątek</text:p>
          </table:table-cell>
          <table:table-cell office:value-type="string" table:style-name="ce2">
            <text:p>wiosna</text:p>
          </table:table-cell>
          <table:table-cell office:value-type="float" office:value="0" table:formula="of:=IF([.B98]=&quot;niedziela&quot;;150;0)" table:style-name="ce1">
            <text:p>0</text:p>
          </table:table-cell>
          <table:table-cell office:value-type="float" office:value="150" table:formula="of:=IF(OR([.B98]=&quot;poniedziałek&quot;;[.B98]= &quot;wtorek&quot;;[.B98]=&quot;środa&quot;;[.B98]=&quot;czwartek&quot;;[.B98]=&quot;piątek&quot;); 150;0)" table:style-name="ce1">
            <text:p>150</text:p>
          </table:table-cell>
          <table:table-cell office:value-type="float" office:value="150" table:formula="of:=IF([.E98]&gt;[.D98];[.E98]-[.D98];0)" table:style-name="ce1">
            <text:p>150</text:p>
          </table:table-cell>
          <table:table-cell office:value-type="float" office:value="10100" table:formula="of:=[.G97]+[.D98]" table:style-name="ce1">
            <text:p>10100</text:p>
          </table:table-cell>
          <table:table-cell office:value-type="float" office:value="5460" table:formula="of:=[.H97]+[.E98]" table:style-name="ce1">
            <text:p>5460</text:p>
          </table:table-cell>
          <table:table-cell office:value-type="float" office:value="-4640" table:formula="of:=[.H98]-[.G98]" table:style-name="ce1">
            <text:p>-4640</text:p>
          </table:table-cell>
          <table:table-cell table:number-columns-repeated="16375"/>
        </table:table-row>
        <table:table-row table:style-name="ro1">
          <table:table-cell office:value-type="date" office:date-value="2023-04-08T00:00:00" table:style-name="ce2">
            <text:p>08.04.2023</text:p>
          </table:table-cell>
          <table:table-cell office:value-type="string" table:style-name="ce2">
            <text:p>sobota</text:p>
          </table:table-cell>
          <table:table-cell office:value-type="string" table:style-name="ce2">
            <text:p>wiosna</text:p>
          </table:table-cell>
          <table:table-cell office:value-type="float" office:value="0" table:formula="of:=IF([.B99]=&quot;niedziela&quot;;150;0)" table:style-name="ce1">
            <text:p>0</text:p>
          </table:table-cell>
          <table:table-cell office:value-type="float" office:value="0" table:formula="of:=IF(OR([.B99]=&quot;poniedziałek&quot;;[.B99]= &quot;wtorek&quot;;[.B99]=&quot;środa&quot;;[.B99]=&quot;czwartek&quot;;[.B99]=&quot;piątek&quot;); 150;0)" table:style-name="ce1">
            <text:p>0</text:p>
          </table:table-cell>
          <table:table-cell office:value-type="float" office:value="0" table:formula="of:=IF([.E99]&gt;[.D99];[.E99]-[.D99];0)" table:style-name="ce1">
            <text:p>0</text:p>
          </table:table-cell>
          <table:table-cell office:value-type="float" office:value="10100" table:formula="of:=[.G98]+[.D99]" table:style-name="ce1">
            <text:p>10100</text:p>
          </table:table-cell>
          <table:table-cell office:value-type="float" office:value="5460" table:formula="of:=[.H98]+[.E99]" table:style-name="ce1">
            <text:p>5460</text:p>
          </table:table-cell>
          <table:table-cell office:value-type="float" office:value="-4640" table:formula="of:=[.H99]-[.G99]" table:style-name="ce1">
            <text:p>-4640</text:p>
          </table:table-cell>
          <table:table-cell table:number-columns-repeated="16375"/>
        </table:table-row>
        <table:table-row table:style-name="ro1">
          <table:table-cell office:value-type="date" office:date-value="2023-04-09T00:00:00" table:style-name="ce2">
            <text:p>09.04.2023</text:p>
          </table:table-cell>
          <table:table-cell office:value-type="string" table:style-name="ce2">
            <text:p>niedziela</text:p>
          </table:table-cell>
          <table:table-cell office:value-type="string" table:style-name="ce2">
            <text:p>wiosna</text:p>
          </table:table-cell>
          <table:table-cell office:value-type="float" office:value="150" table:formula="of:=IF([.B100]=&quot;niedziela&quot;;150;0)" table:style-name="ce1">
            <text:p>150</text:p>
          </table:table-cell>
          <table:table-cell office:value-type="float" office:value="0" table:formula="of:=IF(OR([.B100]=&quot;poniedziałek&quot;;[.B100]= &quot;wtorek&quot;;[.B100]=&quot;środa&quot;;[.B100]=&quot;czwartek&quot;;[.B100]=&quot;piątek&quot;); 150;0)" table:style-name="ce1">
            <text:p>0</text:p>
          </table:table-cell>
          <table:table-cell office:value-type="float" office:value="0" table:formula="of:=IF([.E100]&gt;[.D100];[.E100]-[.D100];0)" table:style-name="ce1">
            <text:p>0</text:p>
          </table:table-cell>
          <table:table-cell office:value-type="float" office:value="10250" table:formula="of:=[.G99]+[.D100]" table:style-name="ce1">
            <text:p>10250</text:p>
          </table:table-cell>
          <table:table-cell office:value-type="float" office:value="5460" table:formula="of:=[.H99]+[.E100]" table:style-name="ce1">
            <text:p>5460</text:p>
          </table:table-cell>
          <table:table-cell office:value-type="float" office:value="-4790" table:formula="of:=[.H100]-[.G100]" table:style-name="ce1">
            <text:p>-4790</text:p>
          </table:table-cell>
          <table:table-cell table:number-columns-repeated="16375"/>
        </table:table-row>
        <table:table-row table:style-name="ro1">
          <table:table-cell office:value-type="date" office:date-value="2023-04-10T00:00:00" table:style-name="ce2">
            <text:p>10.04.2023</text:p>
          </table:table-cell>
          <table:table-cell office:value-type="string" table:style-name="ce2">
            <text:p>poniedziałek</text:p>
          </table:table-cell>
          <table:table-cell office:value-type="string" table:style-name="ce2">
            <text:p>wiosna</text:p>
          </table:table-cell>
          <table:table-cell office:value-type="float" office:value="0" table:formula="of:=IF([.B101]=&quot;niedziela&quot;;150;0)" table:style-name="ce1">
            <text:p>0</text:p>
          </table:table-cell>
          <table:table-cell office:value-type="float" office:value="150" table:formula="of:=IF(OR([.B101]=&quot;poniedziałek&quot;;[.B101]= &quot;wtorek&quot;;[.B101]=&quot;środa&quot;;[.B101]=&quot;czwartek&quot;;[.B101]=&quot;piątek&quot;); 150;0)" table:style-name="ce1">
            <text:p>150</text:p>
          </table:table-cell>
          <table:table-cell office:value-type="float" office:value="150" table:formula="of:=IF([.E101]&gt;[.D101];[.E101]-[.D101];0)" table:style-name="ce1">
            <text:p>150</text:p>
          </table:table-cell>
          <table:table-cell office:value-type="float" office:value="10250" table:formula="of:=[.G100]+[.D101]" table:style-name="ce1">
            <text:p>10250</text:p>
          </table:table-cell>
          <table:table-cell office:value-type="float" office:value="5610" table:formula="of:=[.H100]+[.E101]" table:style-name="ce1">
            <text:p>5610</text:p>
          </table:table-cell>
          <table:table-cell office:value-type="float" office:value="-4640" table:formula="of:=[.H101]-[.G101]" table:style-name="ce1">
            <text:p>-4640</text:p>
          </table:table-cell>
          <table:table-cell table:number-columns-repeated="16375"/>
        </table:table-row>
        <table:table-row table:style-name="ro1">
          <table:table-cell office:value-type="date" office:date-value="2023-04-11T00:00:00" table:style-name="ce2">
            <text:p>11.04.2023</text:p>
          </table:table-cell>
          <table:table-cell office:value-type="string" table:style-name="ce2">
            <text:p>wtorek</text:p>
          </table:table-cell>
          <table:table-cell office:value-type="string" table:style-name="ce2">
            <text:p>wiosna</text:p>
          </table:table-cell>
          <table:table-cell office:value-type="float" office:value="0" table:formula="of:=IF([.B102]=&quot;niedziela&quot;;150;0)" table:style-name="ce1">
            <text:p>0</text:p>
          </table:table-cell>
          <table:table-cell office:value-type="float" office:value="150" table:formula="of:=IF(OR([.B102]=&quot;poniedziałek&quot;;[.B102]= &quot;wtorek&quot;;[.B102]=&quot;środa&quot;;[.B102]=&quot;czwartek&quot;;[.B102]=&quot;piątek&quot;); 150;0)" table:style-name="ce1">
            <text:p>150</text:p>
          </table:table-cell>
          <table:table-cell office:value-type="float" office:value="150" table:formula="of:=IF([.E102]&gt;[.D102];[.E102]-[.D102];0)" table:style-name="ce1">
            <text:p>150</text:p>
          </table:table-cell>
          <table:table-cell office:value-type="float" office:value="10250" table:formula="of:=[.G101]+[.D102]" table:style-name="ce1">
            <text:p>10250</text:p>
          </table:table-cell>
          <table:table-cell office:value-type="float" office:value="5760" table:formula="of:=[.H101]+[.E102]" table:style-name="ce1">
            <text:p>5760</text:p>
          </table:table-cell>
          <table:table-cell office:value-type="float" office:value="-4490" table:formula="of:=[.H102]-[.G102]" table:style-name="ce1">
            <text:p>-4490</text:p>
          </table:table-cell>
          <table:table-cell table:number-columns-repeated="16375"/>
        </table:table-row>
        <table:table-row table:style-name="ro1">
          <table:table-cell office:value-type="date" office:date-value="2023-04-12T00:00:00" table:style-name="ce2">
            <text:p>12.04.2023</text:p>
          </table:table-cell>
          <table:table-cell office:value-type="string" table:style-name="ce2">
            <text:p>środa</text:p>
          </table:table-cell>
          <table:table-cell office:value-type="string" table:style-name="ce2">
            <text:p>wiosna</text:p>
          </table:table-cell>
          <table:table-cell office:value-type="float" office:value="0" table:formula="of:=IF([.B103]=&quot;niedziela&quot;;150;0)" table:style-name="ce1">
            <text:p>0</text:p>
          </table:table-cell>
          <table:table-cell office:value-type="float" office:value="150" table:formula="of:=IF(OR([.B103]=&quot;poniedziałek&quot;;[.B103]= &quot;wtorek&quot;;[.B103]=&quot;środa&quot;;[.B103]=&quot;czwartek&quot;;[.B103]=&quot;piątek&quot;); 150;0)" table:style-name="ce1">
            <text:p>150</text:p>
          </table:table-cell>
          <table:table-cell office:value-type="float" office:value="150" table:formula="of:=IF([.E103]&gt;[.D103];[.E103]-[.D103];0)" table:style-name="ce1">
            <text:p>150</text:p>
          </table:table-cell>
          <table:table-cell office:value-type="float" office:value="10250" table:formula="of:=[.G102]+[.D103]" table:style-name="ce1">
            <text:p>10250</text:p>
          </table:table-cell>
          <table:table-cell office:value-type="float" office:value="5910" table:formula="of:=[.H102]+[.E103]" table:style-name="ce1">
            <text:p>5910</text:p>
          </table:table-cell>
          <table:table-cell office:value-type="float" office:value="-4340" table:formula="of:=[.H103]-[.G103]" table:style-name="ce1">
            <text:p>-4340</text:p>
          </table:table-cell>
          <table:table-cell table:number-columns-repeated="16375"/>
        </table:table-row>
        <table:table-row table:style-name="ro1">
          <table:table-cell office:value-type="date" office:date-value="2023-04-13T00:00:00" table:style-name="ce2">
            <text:p>13.04.2023</text:p>
          </table:table-cell>
          <table:table-cell office:value-type="string" table:style-name="ce2">
            <text:p>czwartek</text:p>
          </table:table-cell>
          <table:table-cell office:value-type="string" table:style-name="ce2">
            <text:p>wiosna</text:p>
          </table:table-cell>
          <table:table-cell office:value-type="float" office:value="0" table:formula="of:=IF([.B104]=&quot;niedziela&quot;;150;0)" table:style-name="ce1">
            <text:p>0</text:p>
          </table:table-cell>
          <table:table-cell office:value-type="float" office:value="150" table:formula="of:=IF(OR([.B104]=&quot;poniedziałek&quot;;[.B104]= &quot;wtorek&quot;;[.B104]=&quot;środa&quot;;[.B104]=&quot;czwartek&quot;;[.B104]=&quot;piątek&quot;); 150;0)" table:style-name="ce1">
            <text:p>150</text:p>
          </table:table-cell>
          <table:table-cell office:value-type="float" office:value="150" table:formula="of:=IF([.E104]&gt;[.D104];[.E104]-[.D104];0)" table:style-name="ce1">
            <text:p>150</text:p>
          </table:table-cell>
          <table:table-cell office:value-type="float" office:value="10250" table:formula="of:=[.G103]+[.D104]" table:style-name="ce1">
            <text:p>10250</text:p>
          </table:table-cell>
          <table:table-cell office:value-type="float" office:value="6060" table:formula="of:=[.H103]+[.E104]" table:style-name="ce1">
            <text:p>6060</text:p>
          </table:table-cell>
          <table:table-cell office:value-type="float" office:value="-4190" table:formula="of:=[.H104]-[.G104]" table:style-name="ce1">
            <text:p>-4190</text:p>
          </table:table-cell>
          <table:table-cell table:number-columns-repeated="16375"/>
        </table:table-row>
        <table:table-row table:style-name="ro1">
          <table:table-cell office:value-type="date" office:date-value="2023-04-14T00:00:00" table:style-name="ce2">
            <text:p>14.04.2023</text:p>
          </table:table-cell>
          <table:table-cell office:value-type="string" table:style-name="ce2">
            <text:p>piątek</text:p>
          </table:table-cell>
          <table:table-cell office:value-type="string" table:style-name="ce2">
            <text:p>wiosna</text:p>
          </table:table-cell>
          <table:table-cell office:value-type="float" office:value="0" table:formula="of:=IF([.B105]=&quot;niedziela&quot;;150;0)" table:style-name="ce1">
            <text:p>0</text:p>
          </table:table-cell>
          <table:table-cell office:value-type="float" office:value="150" table:formula="of:=IF(OR([.B105]=&quot;poniedziałek&quot;;[.B105]= &quot;wtorek&quot;;[.B105]=&quot;środa&quot;;[.B105]=&quot;czwartek&quot;;[.B105]=&quot;piątek&quot;); 150;0)" table:style-name="ce1">
            <text:p>150</text:p>
          </table:table-cell>
          <table:table-cell office:value-type="float" office:value="150" table:formula="of:=IF([.E105]&gt;[.D105];[.E105]-[.D105];0)" table:style-name="ce1">
            <text:p>150</text:p>
          </table:table-cell>
          <table:table-cell office:value-type="float" office:value="10250" table:formula="of:=[.G104]+[.D105]" table:style-name="ce1">
            <text:p>10250</text:p>
          </table:table-cell>
          <table:table-cell office:value-type="float" office:value="6210" table:formula="of:=[.H104]+[.E105]" table:style-name="ce1">
            <text:p>6210</text:p>
          </table:table-cell>
          <table:table-cell office:value-type="float" office:value="-4040" table:formula="of:=[.H105]-[.G105]" table:style-name="ce1">
            <text:p>-4040</text:p>
          </table:table-cell>
          <table:table-cell table:number-columns-repeated="16375"/>
        </table:table-row>
        <table:table-row table:style-name="ro1">
          <table:table-cell office:value-type="date" office:date-value="2023-04-15T00:00:00" table:style-name="ce2">
            <text:p>15.04.2023</text:p>
          </table:table-cell>
          <table:table-cell office:value-type="string" table:style-name="ce2">
            <text:p>sobota</text:p>
          </table:table-cell>
          <table:table-cell office:value-type="string" table:style-name="ce2">
            <text:p>wiosna</text:p>
          </table:table-cell>
          <table:table-cell office:value-type="float" office:value="0" table:formula="of:=IF([.B106]=&quot;niedziela&quot;;150;0)" table:style-name="ce1">
            <text:p>0</text:p>
          </table:table-cell>
          <table:table-cell office:value-type="float" office:value="0" table:formula="of:=IF(OR([.B106]=&quot;poniedziałek&quot;;[.B106]= &quot;wtorek&quot;;[.B106]=&quot;środa&quot;;[.B106]=&quot;czwartek&quot;;[.B106]=&quot;piątek&quot;); 150;0)" table:style-name="ce1">
            <text:p>0</text:p>
          </table:table-cell>
          <table:table-cell office:value-type="float" office:value="0" table:formula="of:=IF([.E106]&gt;[.D106];[.E106]-[.D106];0)" table:style-name="ce1">
            <text:p>0</text:p>
          </table:table-cell>
          <table:table-cell office:value-type="float" office:value="10250" table:formula="of:=[.G105]+[.D106]" table:style-name="ce1">
            <text:p>10250</text:p>
          </table:table-cell>
          <table:table-cell office:value-type="float" office:value="6210" table:formula="of:=[.H105]+[.E106]" table:style-name="ce1">
            <text:p>6210</text:p>
          </table:table-cell>
          <table:table-cell office:value-type="float" office:value="-4040" table:formula="of:=[.H106]-[.G106]" table:style-name="ce1">
            <text:p>-4040</text:p>
          </table:table-cell>
          <table:table-cell table:number-columns-repeated="16375"/>
        </table:table-row>
        <table:table-row table:style-name="ro1">
          <table:table-cell office:value-type="date" office:date-value="2023-04-16T00:00:00" table:style-name="ce2">
            <text:p>16.04.2023</text:p>
          </table:table-cell>
          <table:table-cell office:value-type="string" table:style-name="ce2">
            <text:p>niedziela</text:p>
          </table:table-cell>
          <table:table-cell office:value-type="string" table:style-name="ce2">
            <text:p>wiosna</text:p>
          </table:table-cell>
          <table:table-cell office:value-type="float" office:value="150" table:formula="of:=IF([.B107]=&quot;niedziela&quot;;150;0)" table:style-name="ce1">
            <text:p>150</text:p>
          </table:table-cell>
          <table:table-cell office:value-type="float" office:value="0" table:formula="of:=IF(OR([.B107]=&quot;poniedziałek&quot;;[.B107]= &quot;wtorek&quot;;[.B107]=&quot;środa&quot;;[.B107]=&quot;czwartek&quot;;[.B107]=&quot;piątek&quot;); 150;0)" table:style-name="ce1">
            <text:p>0</text:p>
          </table:table-cell>
          <table:table-cell office:value-type="float" office:value="0" table:formula="of:=IF([.E107]&gt;[.D107];[.E107]-[.D107];0)" table:style-name="ce1">
            <text:p>0</text:p>
          </table:table-cell>
          <table:table-cell office:value-type="float" office:value="10400" table:formula="of:=[.G106]+[.D107]" table:style-name="ce1">
            <text:p>10400</text:p>
          </table:table-cell>
          <table:table-cell office:value-type="float" office:value="6210" table:formula="of:=[.H106]+[.E107]" table:style-name="ce1">
            <text:p>6210</text:p>
          </table:table-cell>
          <table:table-cell office:value-type="float" office:value="-4190" table:formula="of:=[.H107]-[.G107]" table:style-name="ce1">
            <text:p>-4190</text:p>
          </table:table-cell>
          <table:table-cell table:number-columns-repeated="16375"/>
        </table:table-row>
        <table:table-row table:style-name="ro1">
          <table:table-cell office:value-type="date" office:date-value="2023-04-17T00:00:00" table:style-name="ce2">
            <text:p>17.04.2023</text:p>
          </table:table-cell>
          <table:table-cell office:value-type="string" table:style-name="ce2">
            <text:p>poniedziałek</text:p>
          </table:table-cell>
          <table:table-cell office:value-type="string" table:style-name="ce2">
            <text:p>wiosna</text:p>
          </table:table-cell>
          <table:table-cell office:value-type="float" office:value="0" table:formula="of:=IF([.B108]=&quot;niedziela&quot;;150;0)" table:style-name="ce1">
            <text:p>0</text:p>
          </table:table-cell>
          <table:table-cell office:value-type="float" office:value="150" table:formula="of:=IF(OR([.B108]=&quot;poniedziałek&quot;;[.B108]= &quot;wtorek&quot;;[.B108]=&quot;środa&quot;;[.B108]=&quot;czwartek&quot;;[.B108]=&quot;piątek&quot;); 150;0)" table:style-name="ce1">
            <text:p>150</text:p>
          </table:table-cell>
          <table:table-cell office:value-type="float" office:value="150" table:formula="of:=IF([.E108]&gt;[.D108];[.E108]-[.D108];0)" table:style-name="ce1">
            <text:p>150</text:p>
          </table:table-cell>
          <table:table-cell office:value-type="float" office:value="10400" table:formula="of:=[.G107]+[.D108]" table:style-name="ce1">
            <text:p>10400</text:p>
          </table:table-cell>
          <table:table-cell office:value-type="float" office:value="6360" table:formula="of:=[.H107]+[.E108]" table:style-name="ce1">
            <text:p>6360</text:p>
          </table:table-cell>
          <table:table-cell office:value-type="float" office:value="-4040" table:formula="of:=[.H108]-[.G108]" table:style-name="ce1">
            <text:p>-4040</text:p>
          </table:table-cell>
          <table:table-cell table:number-columns-repeated="16375"/>
        </table:table-row>
        <table:table-row table:style-name="ro1">
          <table:table-cell office:value-type="date" office:date-value="2023-04-18T00:00:00" table:style-name="ce2">
            <text:p>18.04.2023</text:p>
          </table:table-cell>
          <table:table-cell office:value-type="string" table:style-name="ce2">
            <text:p>wtorek</text:p>
          </table:table-cell>
          <table:table-cell office:value-type="string" table:style-name="ce2">
            <text:p>wiosna</text:p>
          </table:table-cell>
          <table:table-cell office:value-type="float" office:value="0" table:formula="of:=IF([.B109]=&quot;niedziela&quot;;150;0)" table:style-name="ce1">
            <text:p>0</text:p>
          </table:table-cell>
          <table:table-cell office:value-type="float" office:value="150" table:formula="of:=IF(OR([.B109]=&quot;poniedziałek&quot;;[.B109]= &quot;wtorek&quot;;[.B109]=&quot;środa&quot;;[.B109]=&quot;czwartek&quot;;[.B109]=&quot;piątek&quot;); 150;0)" table:style-name="ce1">
            <text:p>150</text:p>
          </table:table-cell>
          <table:table-cell office:value-type="float" office:value="150" table:formula="of:=IF([.E109]&gt;[.D109];[.E109]-[.D109];0)" table:style-name="ce1">
            <text:p>150</text:p>
          </table:table-cell>
          <table:table-cell office:value-type="float" office:value="10400" table:formula="of:=[.G108]+[.D109]" table:style-name="ce1">
            <text:p>10400</text:p>
          </table:table-cell>
          <table:table-cell office:value-type="float" office:value="6510" table:formula="of:=[.H108]+[.E109]" table:style-name="ce1">
            <text:p>6510</text:p>
          </table:table-cell>
          <table:table-cell office:value-type="float" office:value="-3890" table:formula="of:=[.H109]-[.G109]" table:style-name="ce1">
            <text:p>-3890</text:p>
          </table:table-cell>
          <table:table-cell table:number-columns-repeated="16375"/>
        </table:table-row>
        <table:table-row table:style-name="ro1">
          <table:table-cell office:value-type="date" office:date-value="2023-04-19T00:00:00" table:style-name="ce2">
            <text:p>19.04.2023</text:p>
          </table:table-cell>
          <table:table-cell office:value-type="string" table:style-name="ce2">
            <text:p>środa</text:p>
          </table:table-cell>
          <table:table-cell office:value-type="string" table:style-name="ce2">
            <text:p>wiosna</text:p>
          </table:table-cell>
          <table:table-cell office:value-type="float" office:value="0" table:formula="of:=IF([.B110]=&quot;niedziela&quot;;150;0)" table:style-name="ce1">
            <text:p>0</text:p>
          </table:table-cell>
          <table:table-cell office:value-type="float" office:value="150" table:formula="of:=IF(OR([.B110]=&quot;poniedziałek&quot;;[.B110]= &quot;wtorek&quot;;[.B110]=&quot;środa&quot;;[.B110]=&quot;czwartek&quot;;[.B110]=&quot;piątek&quot;); 150;0)" table:style-name="ce1">
            <text:p>150</text:p>
          </table:table-cell>
          <table:table-cell office:value-type="float" office:value="150" table:formula="of:=IF([.E110]&gt;[.D110];[.E110]-[.D110];0)" table:style-name="ce1">
            <text:p>150</text:p>
          </table:table-cell>
          <table:table-cell office:value-type="float" office:value="10400" table:formula="of:=[.G109]+[.D110]" table:style-name="ce1">
            <text:p>10400</text:p>
          </table:table-cell>
          <table:table-cell office:value-type="float" office:value="6660" table:formula="of:=[.H109]+[.E110]" table:style-name="ce1">
            <text:p>6660</text:p>
          </table:table-cell>
          <table:table-cell office:value-type="float" office:value="-3740" table:formula="of:=[.H110]-[.G110]" table:style-name="ce1">
            <text:p>-3740</text:p>
          </table:table-cell>
          <table:table-cell table:number-columns-repeated="16375"/>
        </table:table-row>
        <table:table-row table:style-name="ro1">
          <table:table-cell office:value-type="date" office:date-value="2023-04-20T00:00:00" table:style-name="ce2">
            <text:p>20.04.2023</text:p>
          </table:table-cell>
          <table:table-cell office:value-type="string" table:style-name="ce2">
            <text:p>czwartek</text:p>
          </table:table-cell>
          <table:table-cell office:value-type="string" table:style-name="ce2">
            <text:p>wiosna</text:p>
          </table:table-cell>
          <table:table-cell office:value-type="float" office:value="0" table:formula="of:=IF([.B111]=&quot;niedziela&quot;;150;0)" table:style-name="ce1">
            <text:p>0</text:p>
          </table:table-cell>
          <table:table-cell office:value-type="float" office:value="150" table:formula="of:=IF(OR([.B111]=&quot;poniedziałek&quot;;[.B111]= &quot;wtorek&quot;;[.B111]=&quot;środa&quot;;[.B111]=&quot;czwartek&quot;;[.B111]=&quot;piątek&quot;); 150;0)" table:style-name="ce1">
            <text:p>150</text:p>
          </table:table-cell>
          <table:table-cell office:value-type="float" office:value="150" table:formula="of:=IF([.E111]&gt;[.D111];[.E111]-[.D111];0)" table:style-name="ce1">
            <text:p>150</text:p>
          </table:table-cell>
          <table:table-cell office:value-type="float" office:value="10400" table:formula="of:=[.G110]+[.D111]" table:style-name="ce1">
            <text:p>10400</text:p>
          </table:table-cell>
          <table:table-cell office:value-type="float" office:value="6810" table:formula="of:=[.H110]+[.E111]" table:style-name="ce1">
            <text:p>6810</text:p>
          </table:table-cell>
          <table:table-cell office:value-type="float" office:value="-3590" table:formula="of:=[.H111]-[.G111]" table:style-name="ce1">
            <text:p>-3590</text:p>
          </table:table-cell>
          <table:table-cell table:number-columns-repeated="16375"/>
        </table:table-row>
        <table:table-row table:style-name="ro1">
          <table:table-cell office:value-type="date" office:date-value="2023-04-21T00:00:00" table:style-name="ce2">
            <text:p>21.04.2023</text:p>
          </table:table-cell>
          <table:table-cell office:value-type="string" table:style-name="ce2">
            <text:p>piątek</text:p>
          </table:table-cell>
          <table:table-cell office:value-type="string" table:style-name="ce2">
            <text:p>wiosna</text:p>
          </table:table-cell>
          <table:table-cell office:value-type="float" office:value="0" table:formula="of:=IF([.B112]=&quot;niedziela&quot;;150;0)" table:style-name="ce1">
            <text:p>0</text:p>
          </table:table-cell>
          <table:table-cell office:value-type="float" office:value="150" table:formula="of:=IF(OR([.B112]=&quot;poniedziałek&quot;;[.B112]= &quot;wtorek&quot;;[.B112]=&quot;środa&quot;;[.B112]=&quot;czwartek&quot;;[.B112]=&quot;piątek&quot;); 150;0)" table:style-name="ce1">
            <text:p>150</text:p>
          </table:table-cell>
          <table:table-cell office:value-type="float" office:value="150" table:formula="of:=IF([.E112]&gt;[.D112];[.E112]-[.D112];0)" table:style-name="ce1">
            <text:p>150</text:p>
          </table:table-cell>
          <table:table-cell office:value-type="float" office:value="10400" table:formula="of:=[.G111]+[.D112]" table:style-name="ce1">
            <text:p>10400</text:p>
          </table:table-cell>
          <table:table-cell office:value-type="float" office:value="6960" table:formula="of:=[.H111]+[.E112]" table:style-name="ce1">
            <text:p>6960</text:p>
          </table:table-cell>
          <table:table-cell office:value-type="float" office:value="-3440" table:formula="of:=[.H112]-[.G112]" table:style-name="ce1">
            <text:p>-3440</text:p>
          </table:table-cell>
          <table:table-cell table:number-columns-repeated="16375"/>
        </table:table-row>
        <table:table-row table:style-name="ro1">
          <table:table-cell office:value-type="date" office:date-value="2023-04-22T00:00:00" table:style-name="ce2">
            <text:p>22.04.2023</text:p>
          </table:table-cell>
          <table:table-cell office:value-type="string" table:style-name="ce2">
            <text:p>sobota</text:p>
          </table:table-cell>
          <table:table-cell office:value-type="string" table:style-name="ce2">
            <text:p>wiosna</text:p>
          </table:table-cell>
          <table:table-cell office:value-type="float" office:value="0" table:formula="of:=IF([.B113]=&quot;niedziela&quot;;150;0)" table:style-name="ce1">
            <text:p>0</text:p>
          </table:table-cell>
          <table:table-cell office:value-type="float" office:value="0" table:formula="of:=IF(OR([.B113]=&quot;poniedziałek&quot;;[.B113]= &quot;wtorek&quot;;[.B113]=&quot;środa&quot;;[.B113]=&quot;czwartek&quot;;[.B113]=&quot;piątek&quot;); 150;0)" table:style-name="ce1">
            <text:p>0</text:p>
          </table:table-cell>
          <table:table-cell office:value-type="float" office:value="0" table:formula="of:=IF([.E113]&gt;[.D113];[.E113]-[.D113];0)" table:style-name="ce1">
            <text:p>0</text:p>
          </table:table-cell>
          <table:table-cell office:value-type="float" office:value="10400" table:formula="of:=[.G112]+[.D113]" table:style-name="ce1">
            <text:p>10400</text:p>
          </table:table-cell>
          <table:table-cell office:value-type="float" office:value="6960" table:formula="of:=[.H112]+[.E113]" table:style-name="ce1">
            <text:p>6960</text:p>
          </table:table-cell>
          <table:table-cell office:value-type="float" office:value="-3440" table:formula="of:=[.H113]-[.G113]" table:style-name="ce1">
            <text:p>-3440</text:p>
          </table:table-cell>
          <table:table-cell table:number-columns-repeated="16375"/>
        </table:table-row>
        <table:table-row table:style-name="ro1">
          <table:table-cell office:value-type="date" office:date-value="2023-04-23T00:00:00" table:style-name="ce2">
            <text:p>23.04.2023</text:p>
          </table:table-cell>
          <table:table-cell office:value-type="string" table:style-name="ce2">
            <text:p>niedziela</text:p>
          </table:table-cell>
          <table:table-cell office:value-type="string" table:style-name="ce2">
            <text:p>wiosna</text:p>
          </table:table-cell>
          <table:table-cell office:value-type="float" office:value="150" table:formula="of:=IF([.B114]=&quot;niedziela&quot;;150;0)" table:style-name="ce1">
            <text:p>150</text:p>
          </table:table-cell>
          <table:table-cell office:value-type="float" office:value="0" table:formula="of:=IF(OR([.B114]=&quot;poniedziałek&quot;;[.B114]= &quot;wtorek&quot;;[.B114]=&quot;środa&quot;;[.B114]=&quot;czwartek&quot;;[.B114]=&quot;piątek&quot;); 150;0)" table:style-name="ce1">
            <text:p>0</text:p>
          </table:table-cell>
          <table:table-cell office:value-type="float" office:value="0" table:formula="of:=IF([.E114]&gt;[.D114];[.E114]-[.D114];0)" table:style-name="ce1">
            <text:p>0</text:p>
          </table:table-cell>
          <table:table-cell office:value-type="float" office:value="10550" table:formula="of:=[.G113]+[.D114]" table:style-name="ce1">
            <text:p>10550</text:p>
          </table:table-cell>
          <table:table-cell office:value-type="float" office:value="6960" table:formula="of:=[.H113]+[.E114]" table:style-name="ce1">
            <text:p>6960</text:p>
          </table:table-cell>
          <table:table-cell office:value-type="float" office:value="-3590" table:formula="of:=[.H114]-[.G114]" table:style-name="ce1">
            <text:p>-3590</text:p>
          </table:table-cell>
          <table:table-cell table:number-columns-repeated="16375"/>
        </table:table-row>
        <table:table-row table:style-name="ro1">
          <table:table-cell office:value-type="date" office:date-value="2023-04-24T00:00:00" table:style-name="ce2">
            <text:p>24.04.2023</text:p>
          </table:table-cell>
          <table:table-cell office:value-type="string" table:style-name="ce2">
            <text:p>poniedziałek</text:p>
          </table:table-cell>
          <table:table-cell office:value-type="string" table:style-name="ce2">
            <text:p>wiosna</text:p>
          </table:table-cell>
          <table:table-cell office:value-type="float" office:value="0" table:formula="of:=IF([.B115]=&quot;niedziela&quot;;150;0)" table:style-name="ce1">
            <text:p>0</text:p>
          </table:table-cell>
          <table:table-cell office:value-type="float" office:value="150" table:formula="of:=IF(OR([.B115]=&quot;poniedziałek&quot;;[.B115]= &quot;wtorek&quot;;[.B115]=&quot;środa&quot;;[.B115]=&quot;czwartek&quot;;[.B115]=&quot;piątek&quot;); 150;0)" table:style-name="ce1">
            <text:p>150</text:p>
          </table:table-cell>
          <table:table-cell office:value-type="float" office:value="150" table:formula="of:=IF([.E115]&gt;[.D115];[.E115]-[.D115];0)" table:style-name="ce1">
            <text:p>150</text:p>
          </table:table-cell>
          <table:table-cell office:value-type="float" office:value="10550" table:formula="of:=[.G114]+[.D115]" table:style-name="ce1">
            <text:p>10550</text:p>
          </table:table-cell>
          <table:table-cell office:value-type="float" office:value="7110" table:formula="of:=[.H114]+[.E115]" table:style-name="ce1">
            <text:p>7110</text:p>
          </table:table-cell>
          <table:table-cell office:value-type="float" office:value="-3440" table:formula="of:=[.H115]-[.G115]" table:style-name="ce1">
            <text:p>-3440</text:p>
          </table:table-cell>
          <table:table-cell table:number-columns-repeated="16375"/>
        </table:table-row>
        <table:table-row table:style-name="ro1">
          <table:table-cell office:value-type="date" office:date-value="2023-04-25T00:00:00" table:style-name="ce2">
            <text:p>25.04.2023</text:p>
          </table:table-cell>
          <table:table-cell office:value-type="string" table:style-name="ce2">
            <text:p>wtorek</text:p>
          </table:table-cell>
          <table:table-cell office:value-type="string" table:style-name="ce2">
            <text:p>wiosna</text:p>
          </table:table-cell>
          <table:table-cell office:value-type="float" office:value="0" table:formula="of:=IF([.B116]=&quot;niedziela&quot;;150;0)" table:style-name="ce1">
            <text:p>0</text:p>
          </table:table-cell>
          <table:table-cell office:value-type="float" office:value="150" table:formula="of:=IF(OR([.B116]=&quot;poniedziałek&quot;;[.B116]= &quot;wtorek&quot;;[.B116]=&quot;środa&quot;;[.B116]=&quot;czwartek&quot;;[.B116]=&quot;piątek&quot;); 150;0)" table:style-name="ce1">
            <text:p>150</text:p>
          </table:table-cell>
          <table:table-cell office:value-type="float" office:value="150" table:formula="of:=IF([.E116]&gt;[.D116];[.E116]-[.D116];0)" table:style-name="ce1">
            <text:p>150</text:p>
          </table:table-cell>
          <table:table-cell office:value-type="float" office:value="10550" table:formula="of:=[.G115]+[.D116]" table:style-name="ce1">
            <text:p>10550</text:p>
          </table:table-cell>
          <table:table-cell office:value-type="float" office:value="7260" table:formula="of:=[.H115]+[.E116]" table:style-name="ce1">
            <text:p>7260</text:p>
          </table:table-cell>
          <table:table-cell office:value-type="float" office:value="-3290" table:formula="of:=[.H116]-[.G116]" table:style-name="ce1">
            <text:p>-3290</text:p>
          </table:table-cell>
          <table:table-cell table:number-columns-repeated="16375"/>
        </table:table-row>
        <table:table-row table:style-name="ro1">
          <table:table-cell office:value-type="date" office:date-value="2023-04-26T00:00:00" table:style-name="ce2">
            <text:p>26.04.2023</text:p>
          </table:table-cell>
          <table:table-cell office:value-type="string" table:style-name="ce2">
            <text:p>środa</text:p>
          </table:table-cell>
          <table:table-cell office:value-type="string" table:style-name="ce2">
            <text:p>wiosna</text:p>
          </table:table-cell>
          <table:table-cell office:value-type="float" office:value="0" table:formula="of:=IF([.B117]=&quot;niedziela&quot;;150;0)" table:style-name="ce1">
            <text:p>0</text:p>
          </table:table-cell>
          <table:table-cell office:value-type="float" office:value="150" table:formula="of:=IF(OR([.B117]=&quot;poniedziałek&quot;;[.B117]= &quot;wtorek&quot;;[.B117]=&quot;środa&quot;;[.B117]=&quot;czwartek&quot;;[.B117]=&quot;piątek&quot;); 150;0)" table:style-name="ce1">
            <text:p>150</text:p>
          </table:table-cell>
          <table:table-cell office:value-type="float" office:value="150" table:formula="of:=IF([.E117]&gt;[.D117];[.E117]-[.D117];0)" table:style-name="ce1">
            <text:p>150</text:p>
          </table:table-cell>
          <table:table-cell office:value-type="float" office:value="10550" table:formula="of:=[.G116]+[.D117]" table:style-name="ce1">
            <text:p>10550</text:p>
          </table:table-cell>
          <table:table-cell office:value-type="float" office:value="7410" table:formula="of:=[.H116]+[.E117]" table:style-name="ce1">
            <text:p>7410</text:p>
          </table:table-cell>
          <table:table-cell office:value-type="float" office:value="-3140" table:formula="of:=[.H117]-[.G117]" table:style-name="ce1">
            <text:p>-3140</text:p>
          </table:table-cell>
          <table:table-cell table:number-columns-repeated="16375"/>
        </table:table-row>
        <table:table-row table:style-name="ro1">
          <table:table-cell office:value-type="date" office:date-value="2023-04-27T00:00:00" table:style-name="ce2">
            <text:p>27.04.2023</text:p>
          </table:table-cell>
          <table:table-cell office:value-type="string" table:style-name="ce2">
            <text:p>czwartek</text:p>
          </table:table-cell>
          <table:table-cell office:value-type="string" table:style-name="ce2">
            <text:p>wiosna</text:p>
          </table:table-cell>
          <table:table-cell office:value-type="float" office:value="0" table:formula="of:=IF([.B118]=&quot;niedziela&quot;;150;0)" table:style-name="ce1">
            <text:p>0</text:p>
          </table:table-cell>
          <table:table-cell office:value-type="float" office:value="150" table:formula="of:=IF(OR([.B118]=&quot;poniedziałek&quot;;[.B118]= &quot;wtorek&quot;;[.B118]=&quot;środa&quot;;[.B118]=&quot;czwartek&quot;;[.B118]=&quot;piątek&quot;); 150;0)" table:style-name="ce1">
            <text:p>150</text:p>
          </table:table-cell>
          <table:table-cell office:value-type="float" office:value="150" table:formula="of:=IF([.E118]&gt;[.D118];[.E118]-[.D118];0)" table:style-name="ce1">
            <text:p>150</text:p>
          </table:table-cell>
          <table:table-cell office:value-type="float" office:value="10550" table:formula="of:=[.G117]+[.D118]" table:style-name="ce1">
            <text:p>10550</text:p>
          </table:table-cell>
          <table:table-cell office:value-type="float" office:value="7560" table:formula="of:=[.H117]+[.E118]" table:style-name="ce1">
            <text:p>7560</text:p>
          </table:table-cell>
          <table:table-cell office:value-type="float" office:value="-2990" table:formula="of:=[.H118]-[.G118]" table:style-name="ce1">
            <text:p>-2990</text:p>
          </table:table-cell>
          <table:table-cell table:number-columns-repeated="16375"/>
        </table:table-row>
        <table:table-row table:style-name="ro1">
          <table:table-cell office:value-type="date" office:date-value="2023-04-28T00:00:00" table:style-name="ce2">
            <text:p>28.04.2023</text:p>
          </table:table-cell>
          <table:table-cell office:value-type="string" table:style-name="ce2">
            <text:p>piątek</text:p>
          </table:table-cell>
          <table:table-cell office:value-type="string" table:style-name="ce2">
            <text:p>wiosna</text:p>
          </table:table-cell>
          <table:table-cell office:value-type="float" office:value="0" table:formula="of:=IF([.B119]=&quot;niedziela&quot;;150;0)" table:style-name="ce1">
            <text:p>0</text:p>
          </table:table-cell>
          <table:table-cell office:value-type="float" office:value="150" table:formula="of:=IF(OR([.B119]=&quot;poniedziałek&quot;;[.B119]= &quot;wtorek&quot;;[.B119]=&quot;środa&quot;;[.B119]=&quot;czwartek&quot;;[.B119]=&quot;piątek&quot;); 150;0)" table:style-name="ce1">
            <text:p>150</text:p>
          </table:table-cell>
          <table:table-cell office:value-type="float" office:value="150" table:formula="of:=IF([.E119]&gt;[.D119];[.E119]-[.D119];0)" table:style-name="ce1">
            <text:p>150</text:p>
          </table:table-cell>
          <table:table-cell office:value-type="float" office:value="10550" table:formula="of:=[.G118]+[.D119]" table:style-name="ce1">
            <text:p>10550</text:p>
          </table:table-cell>
          <table:table-cell office:value-type="float" office:value="7710" table:formula="of:=[.H118]+[.E119]" table:style-name="ce1">
            <text:p>7710</text:p>
          </table:table-cell>
          <table:table-cell office:value-type="float" office:value="-2840" table:formula="of:=[.H119]-[.G119]" table:style-name="ce1">
            <text:p>-2840</text:p>
          </table:table-cell>
          <table:table-cell table:number-columns-repeated="16375"/>
        </table:table-row>
        <table:table-row table:style-name="ro1">
          <table:table-cell office:value-type="date" office:date-value="2023-04-29T00:00:00" table:style-name="ce2">
            <text:p>29.04.2023</text:p>
          </table:table-cell>
          <table:table-cell office:value-type="string" table:style-name="ce2">
            <text:p>sobota</text:p>
          </table:table-cell>
          <table:table-cell office:value-type="string" table:style-name="ce2">
            <text:p>wiosna</text:p>
          </table:table-cell>
          <table:table-cell office:value-type="float" office:value="0" table:formula="of:=IF([.B120]=&quot;niedziela&quot;;150;0)" table:style-name="ce1">
            <text:p>0</text:p>
          </table:table-cell>
          <table:table-cell office:value-type="float" office:value="0" table:formula="of:=IF(OR([.B120]=&quot;poniedziałek&quot;;[.B120]= &quot;wtorek&quot;;[.B120]=&quot;środa&quot;;[.B120]=&quot;czwartek&quot;;[.B120]=&quot;piątek&quot;); 150;0)" table:style-name="ce1">
            <text:p>0</text:p>
          </table:table-cell>
          <table:table-cell office:value-type="float" office:value="0" table:formula="of:=IF([.E120]&gt;[.D120];[.E120]-[.D120];0)" table:style-name="ce1">
            <text:p>0</text:p>
          </table:table-cell>
          <table:table-cell office:value-type="float" office:value="10550" table:formula="of:=[.G119]+[.D120]" table:style-name="ce1">
            <text:p>10550</text:p>
          </table:table-cell>
          <table:table-cell office:value-type="float" office:value="7710" table:formula="of:=[.H119]+[.E120]" table:style-name="ce1">
            <text:p>7710</text:p>
          </table:table-cell>
          <table:table-cell office:value-type="float" office:value="-2840" table:formula="of:=[.H120]-[.G120]" table:style-name="ce1">
            <text:p>-2840</text:p>
          </table:table-cell>
          <table:table-cell table:number-columns-repeated="16375"/>
        </table:table-row>
        <table:table-row table:style-name="ro1">
          <table:table-cell office:value-type="date" office:date-value="2023-04-30T00:00:00" table:style-name="ce2">
            <text:p>30.04.2023</text:p>
          </table:table-cell>
          <table:table-cell office:value-type="string" table:style-name="ce2">
            <text:p>niedziela</text:p>
          </table:table-cell>
          <table:table-cell office:value-type="string" table:style-name="ce2">
            <text:p>wiosna</text:p>
          </table:table-cell>
          <table:table-cell office:value-type="float" office:value="150" table:formula="of:=IF([.B121]=&quot;niedziela&quot;;150;0)" table:style-name="ce1">
            <text:p>150</text:p>
          </table:table-cell>
          <table:table-cell office:value-type="float" office:value="0" table:formula="of:=IF(OR([.B121]=&quot;poniedziałek&quot;;[.B121]= &quot;wtorek&quot;;[.B121]=&quot;środa&quot;;[.B121]=&quot;czwartek&quot;;[.B121]=&quot;piątek&quot;); 150;0)" table:style-name="ce1">
            <text:p>0</text:p>
          </table:table-cell>
          <table:table-cell office:value-type="float" office:value="0" table:formula="of:=IF([.E121]&gt;[.D121];[.E121]-[.D121];0)" table:style-name="ce1">
            <text:p>0</text:p>
          </table:table-cell>
          <table:table-cell office:value-type="float" office:value="10700" table:formula="of:=[.G120]+[.D121]" table:style-name="ce1">
            <text:p>10700</text:p>
          </table:table-cell>
          <table:table-cell office:value-type="float" office:value="7710" table:formula="of:=[.H120]+[.E121]" table:style-name="ce1">
            <text:p>7710</text:p>
          </table:table-cell>
          <table:table-cell office:value-type="float" office:value="-2990" table:formula="of:=[.H121]-[.G121]" table:style-name="ce1">
            <text:p>-2990</text:p>
          </table:table-cell>
          <table:table-cell table:number-columns-repeated="16375"/>
        </table:table-row>
        <table:table-row table:style-name="ro1">
          <table:table-cell office:value-type="date" office:date-value="2023-05-01T00:00:00" table:style-name="ce2">
            <text:p>01.05.2023</text:p>
          </table:table-cell>
          <table:table-cell office:value-type="string" table:style-name="ce2">
            <text:p>poniedziałek</text:p>
          </table:table-cell>
          <table:table-cell office:value-type="string" table:style-name="ce2">
            <text:p>wiosna</text:p>
          </table:table-cell>
          <table:table-cell office:value-type="float" office:value="0" table:formula="of:=IF([.B122]=&quot;niedziela&quot;;150;0)" table:style-name="ce1">
            <text:p>0</text:p>
          </table:table-cell>
          <table:table-cell office:value-type="float" office:value="150" table:formula="of:=IF(OR([.B122]=&quot;poniedziałek&quot;;[.B122]= &quot;wtorek&quot;;[.B122]=&quot;środa&quot;;[.B122]=&quot;czwartek&quot;;[.B122]=&quot;piątek&quot;); 150;0)" table:style-name="ce1">
            <text:p>150</text:p>
          </table:table-cell>
          <table:table-cell office:value-type="float" office:value="150" table:formula="of:=IF([.E122]&gt;[.D122];[.E122]-[.D122];0)" table:style-name="ce1">
            <text:p>150</text:p>
          </table:table-cell>
          <table:table-cell office:value-type="float" office:value="10700" table:formula="of:=[.G121]+[.D122]" table:style-name="ce1">
            <text:p>10700</text:p>
          </table:table-cell>
          <table:table-cell office:value-type="float" office:value="7860" table:formula="of:=[.H121]+[.E122]" table:style-name="ce1">
            <text:p>7860</text:p>
          </table:table-cell>
          <table:table-cell office:value-type="float" office:value="-2840" table:formula="of:=[.H122]-[.G122]" table:style-name="ce1">
            <text:p>-2840</text:p>
          </table:table-cell>
          <table:table-cell table:number-columns-repeated="16375"/>
        </table:table-row>
        <table:table-row table:style-name="ro1">
          <table:table-cell office:value-type="date" office:date-value="2023-05-02T00:00:00" table:style-name="ce2">
            <text:p>02.05.2023</text:p>
          </table:table-cell>
          <table:table-cell office:value-type="string" table:style-name="ce2">
            <text:p>wtorek</text:p>
          </table:table-cell>
          <table:table-cell office:value-type="string" table:style-name="ce2">
            <text:p>wiosna</text:p>
          </table:table-cell>
          <table:table-cell office:value-type="float" office:value="0" table:formula="of:=IF([.B123]=&quot;niedziela&quot;;150;0)" table:style-name="ce1">
            <text:p>0</text:p>
          </table:table-cell>
          <table:table-cell office:value-type="float" office:value="150" table:formula="of:=IF(OR([.B123]=&quot;poniedziałek&quot;;[.B123]= &quot;wtorek&quot;;[.B123]=&quot;środa&quot;;[.B123]=&quot;czwartek&quot;;[.B123]=&quot;piątek&quot;); 150;0)" table:style-name="ce1">
            <text:p>150</text:p>
          </table:table-cell>
          <table:table-cell office:value-type="float" office:value="150" table:formula="of:=IF([.E123]&gt;[.D123];[.E123]-[.D123];0)" table:style-name="ce1">
            <text:p>150</text:p>
          </table:table-cell>
          <table:table-cell office:value-type="float" office:value="10700" table:formula="of:=[.G122]+[.D123]" table:style-name="ce1">
            <text:p>10700</text:p>
          </table:table-cell>
          <table:table-cell office:value-type="float" office:value="8010" table:formula="of:=[.H122]+[.E123]" table:style-name="ce1">
            <text:p>8010</text:p>
          </table:table-cell>
          <table:table-cell office:value-type="float" office:value="-2690" table:formula="of:=[.H123]-[.G123]" table:style-name="ce1">
            <text:p>-2690</text:p>
          </table:table-cell>
          <table:table-cell table:number-columns-repeated="16375"/>
        </table:table-row>
        <table:table-row table:style-name="ro1">
          <table:table-cell office:value-type="date" office:date-value="2023-05-03T00:00:00" table:style-name="ce2">
            <text:p>03.05.2023</text:p>
          </table:table-cell>
          <table:table-cell office:value-type="string" table:style-name="ce2">
            <text:p>środa</text:p>
          </table:table-cell>
          <table:table-cell office:value-type="string" table:style-name="ce2">
            <text:p>wiosna</text:p>
          </table:table-cell>
          <table:table-cell office:value-type="float" office:value="0" table:formula="of:=IF([.B124]=&quot;niedziela&quot;;150;0)" table:style-name="ce1">
            <text:p>0</text:p>
          </table:table-cell>
          <table:table-cell office:value-type="float" office:value="150" table:formula="of:=IF(OR([.B124]=&quot;poniedziałek&quot;;[.B124]= &quot;wtorek&quot;;[.B124]=&quot;środa&quot;;[.B124]=&quot;czwartek&quot;;[.B124]=&quot;piątek&quot;); 150;0)" table:style-name="ce1">
            <text:p>150</text:p>
          </table:table-cell>
          <table:table-cell office:value-type="float" office:value="150" table:formula="of:=IF([.E124]&gt;[.D124];[.E124]-[.D124];0)" table:style-name="ce1">
            <text:p>150</text:p>
          </table:table-cell>
          <table:table-cell office:value-type="float" office:value="10700" table:formula="of:=[.G123]+[.D124]" table:style-name="ce1">
            <text:p>10700</text:p>
          </table:table-cell>
          <table:table-cell office:value-type="float" office:value="8160" table:formula="of:=[.H123]+[.E124]" table:style-name="ce1">
            <text:p>8160</text:p>
          </table:table-cell>
          <table:table-cell office:value-type="float" office:value="-2540" table:formula="of:=[.H124]-[.G124]" table:style-name="ce1">
            <text:p>-2540</text:p>
          </table:table-cell>
          <table:table-cell table:number-columns-repeated="16375"/>
        </table:table-row>
        <table:table-row table:style-name="ro1">
          <table:table-cell office:value-type="date" office:date-value="2023-05-04T00:00:00" table:style-name="ce2">
            <text:p>04.05.2023</text:p>
          </table:table-cell>
          <table:table-cell office:value-type="string" table:style-name="ce2">
            <text:p>czwartek</text:p>
          </table:table-cell>
          <table:table-cell office:value-type="string" table:style-name="ce2">
            <text:p>wiosna</text:p>
          </table:table-cell>
          <table:table-cell office:value-type="float" office:value="0" table:formula="of:=IF([.B125]=&quot;niedziela&quot;;150;0)" table:style-name="ce1">
            <text:p>0</text:p>
          </table:table-cell>
          <table:table-cell office:value-type="float" office:value="150" table:formula="of:=IF(OR([.B125]=&quot;poniedziałek&quot;;[.B125]= &quot;wtorek&quot;;[.B125]=&quot;środa&quot;;[.B125]=&quot;czwartek&quot;;[.B125]=&quot;piątek&quot;); 150;0)" table:style-name="ce1">
            <text:p>150</text:p>
          </table:table-cell>
          <table:table-cell office:value-type="float" office:value="150" table:formula="of:=IF([.E125]&gt;[.D125];[.E125]-[.D125];0)" table:style-name="ce1">
            <text:p>150</text:p>
          </table:table-cell>
          <table:table-cell office:value-type="float" office:value="10700" table:formula="of:=[.G124]+[.D125]" table:style-name="ce1">
            <text:p>10700</text:p>
          </table:table-cell>
          <table:table-cell office:value-type="float" office:value="8310" table:formula="of:=[.H124]+[.E125]" table:style-name="ce1">
            <text:p>8310</text:p>
          </table:table-cell>
          <table:table-cell office:value-type="float" office:value="-2390" table:formula="of:=[.H125]-[.G125]" table:style-name="ce1">
            <text:p>-2390</text:p>
          </table:table-cell>
          <table:table-cell table:number-columns-repeated="16375"/>
        </table:table-row>
        <table:table-row table:style-name="ro1">
          <table:table-cell office:value-type="date" office:date-value="2023-05-05T00:00:00" table:style-name="ce2">
            <text:p>05.05.2023</text:p>
          </table:table-cell>
          <table:table-cell office:value-type="string" table:style-name="ce2">
            <text:p>piątek</text:p>
          </table:table-cell>
          <table:table-cell office:value-type="string" table:style-name="ce2">
            <text:p>wiosna</text:p>
          </table:table-cell>
          <table:table-cell office:value-type="float" office:value="0" table:formula="of:=IF([.B126]=&quot;niedziela&quot;;150;0)" table:style-name="ce1">
            <text:p>0</text:p>
          </table:table-cell>
          <table:table-cell office:value-type="float" office:value="150" table:formula="of:=IF(OR([.B126]=&quot;poniedziałek&quot;;[.B126]= &quot;wtorek&quot;;[.B126]=&quot;środa&quot;;[.B126]=&quot;czwartek&quot;;[.B126]=&quot;piątek&quot;); 150;0)" table:style-name="ce1">
            <text:p>150</text:p>
          </table:table-cell>
          <table:table-cell office:value-type="float" office:value="150" table:formula="of:=IF([.E126]&gt;[.D126];[.E126]-[.D126];0)" table:style-name="ce1">
            <text:p>150</text:p>
          </table:table-cell>
          <table:table-cell office:value-type="float" office:value="10700" table:formula="of:=[.G125]+[.D126]" table:style-name="ce1">
            <text:p>10700</text:p>
          </table:table-cell>
          <table:table-cell office:value-type="float" office:value="8460" table:formula="of:=[.H125]+[.E126]" table:style-name="ce1">
            <text:p>8460</text:p>
          </table:table-cell>
          <table:table-cell office:value-type="float" office:value="-2240" table:formula="of:=[.H126]-[.G126]" table:style-name="ce1">
            <text:p>-2240</text:p>
          </table:table-cell>
          <table:table-cell table:number-columns-repeated="16375"/>
        </table:table-row>
        <table:table-row table:style-name="ro1">
          <table:table-cell office:value-type="date" office:date-value="2023-05-06T00:00:00" table:style-name="ce2">
            <text:p>06.05.2023</text:p>
          </table:table-cell>
          <table:table-cell office:value-type="string" table:style-name="ce2">
            <text:p>sobota</text:p>
          </table:table-cell>
          <table:table-cell office:value-type="string" table:style-name="ce2">
            <text:p>wiosna</text:p>
          </table:table-cell>
          <table:table-cell office:value-type="float" office:value="0" table:formula="of:=IF([.B127]=&quot;niedziela&quot;;150;0)" table:style-name="ce1">
            <text:p>0</text:p>
          </table:table-cell>
          <table:table-cell office:value-type="float" office:value="0" table:formula="of:=IF(OR([.B127]=&quot;poniedziałek&quot;;[.B127]= &quot;wtorek&quot;;[.B127]=&quot;środa&quot;;[.B127]=&quot;czwartek&quot;;[.B127]=&quot;piątek&quot;); 150;0)" table:style-name="ce1">
            <text:p>0</text:p>
          </table:table-cell>
          <table:table-cell office:value-type="float" office:value="0" table:formula="of:=IF([.E127]&gt;[.D127];[.E127]-[.D127];0)" table:style-name="ce1">
            <text:p>0</text:p>
          </table:table-cell>
          <table:table-cell office:value-type="float" office:value="10700" table:formula="of:=[.G126]+[.D127]" table:style-name="ce1">
            <text:p>10700</text:p>
          </table:table-cell>
          <table:table-cell office:value-type="float" office:value="8460" table:formula="of:=[.H126]+[.E127]" table:style-name="ce1">
            <text:p>8460</text:p>
          </table:table-cell>
          <table:table-cell office:value-type="float" office:value="-2240" table:formula="of:=[.H127]-[.G127]" table:style-name="ce1">
            <text:p>-2240</text:p>
          </table:table-cell>
          <table:table-cell table:number-columns-repeated="16375"/>
        </table:table-row>
        <table:table-row table:style-name="ro1">
          <table:table-cell office:value-type="date" office:date-value="2023-05-07T00:00:00" table:style-name="ce2">
            <text:p>07.05.2023</text:p>
          </table:table-cell>
          <table:table-cell office:value-type="string" table:style-name="ce2">
            <text:p>niedziela</text:p>
          </table:table-cell>
          <table:table-cell office:value-type="string" table:style-name="ce2">
            <text:p>wiosna</text:p>
          </table:table-cell>
          <table:table-cell office:value-type="float" office:value="150" table:formula="of:=IF([.B128]=&quot;niedziela&quot;;150;0)" table:style-name="ce1">
            <text:p>150</text:p>
          </table:table-cell>
          <table:table-cell office:value-type="float" office:value="0" table:formula="of:=IF(OR([.B128]=&quot;poniedziałek&quot;;[.B128]= &quot;wtorek&quot;;[.B128]=&quot;środa&quot;;[.B128]=&quot;czwartek&quot;;[.B128]=&quot;piątek&quot;); 150;0)" table:style-name="ce1">
            <text:p>0</text:p>
          </table:table-cell>
          <table:table-cell office:value-type="float" office:value="0" table:formula="of:=IF([.E128]&gt;[.D128];[.E128]-[.D128];0)" table:style-name="ce1">
            <text:p>0</text:p>
          </table:table-cell>
          <table:table-cell office:value-type="float" office:value="10850" table:formula="of:=[.G127]+[.D128]" table:style-name="ce1">
            <text:p>10850</text:p>
          </table:table-cell>
          <table:table-cell office:value-type="float" office:value="8460" table:formula="of:=[.H127]+[.E128]" table:style-name="ce1">
            <text:p>8460</text:p>
          </table:table-cell>
          <table:table-cell office:value-type="float" office:value="-2390" table:formula="of:=[.H128]-[.G128]" table:style-name="ce1">
            <text:p>-2390</text:p>
          </table:table-cell>
          <table:table-cell table:number-columns-repeated="16375"/>
        </table:table-row>
        <table:table-row table:style-name="ro1">
          <table:table-cell office:value-type="date" office:date-value="2023-05-08T00:00:00" table:style-name="ce2">
            <text:p>08.05.2023</text:p>
          </table:table-cell>
          <table:table-cell office:value-type="string" table:style-name="ce2">
            <text:p>poniedziałek</text:p>
          </table:table-cell>
          <table:table-cell office:value-type="string" table:style-name="ce2">
            <text:p>wiosna</text:p>
          </table:table-cell>
          <table:table-cell office:value-type="float" office:value="0" table:formula="of:=IF([.B129]=&quot;niedziela&quot;;150;0)" table:style-name="ce1">
            <text:p>0</text:p>
          </table:table-cell>
          <table:table-cell office:value-type="float" office:value="150" table:formula="of:=IF(OR([.B129]=&quot;poniedziałek&quot;;[.B129]= &quot;wtorek&quot;;[.B129]=&quot;środa&quot;;[.B129]=&quot;czwartek&quot;;[.B129]=&quot;piątek&quot;); 150;0)" table:style-name="ce1">
            <text:p>150</text:p>
          </table:table-cell>
          <table:table-cell office:value-type="float" office:value="150" table:formula="of:=IF([.E129]&gt;[.D129];[.E129]-[.D129];0)" table:style-name="ce1">
            <text:p>150</text:p>
          </table:table-cell>
          <table:table-cell office:value-type="float" office:value="10850" table:formula="of:=[.G128]+[.D129]" table:style-name="ce1">
            <text:p>10850</text:p>
          </table:table-cell>
          <table:table-cell office:value-type="float" office:value="8610" table:formula="of:=[.H128]+[.E129]" table:style-name="ce1">
            <text:p>8610</text:p>
          </table:table-cell>
          <table:table-cell office:value-type="float" office:value="-2240" table:formula="of:=[.H129]-[.G129]" table:style-name="ce1">
            <text:p>-2240</text:p>
          </table:table-cell>
          <table:table-cell table:number-columns-repeated="16375"/>
        </table:table-row>
        <table:table-row table:style-name="ro1">
          <table:table-cell office:value-type="date" office:date-value="2023-05-09T00:00:00" table:style-name="ce2">
            <text:p>09.05.2023</text:p>
          </table:table-cell>
          <table:table-cell office:value-type="string" table:style-name="ce2">
            <text:p>wtorek</text:p>
          </table:table-cell>
          <table:table-cell office:value-type="string" table:style-name="ce2">
            <text:p>wiosna</text:p>
          </table:table-cell>
          <table:table-cell office:value-type="float" office:value="0" table:formula="of:=IF([.B130]=&quot;niedziela&quot;;150;0)" table:style-name="ce1">
            <text:p>0</text:p>
          </table:table-cell>
          <table:table-cell office:value-type="float" office:value="150" table:formula="of:=IF(OR([.B130]=&quot;poniedziałek&quot;;[.B130]= &quot;wtorek&quot;;[.B130]=&quot;środa&quot;;[.B130]=&quot;czwartek&quot;;[.B130]=&quot;piątek&quot;); 150;0)" table:style-name="ce1">
            <text:p>150</text:p>
          </table:table-cell>
          <table:table-cell office:value-type="float" office:value="150" table:formula="of:=IF([.E130]&gt;[.D130];[.E130]-[.D130];0)" table:style-name="ce1">
            <text:p>150</text:p>
          </table:table-cell>
          <table:table-cell office:value-type="float" office:value="10850" table:formula="of:=[.G129]+[.D130]" table:style-name="ce1">
            <text:p>10850</text:p>
          </table:table-cell>
          <table:table-cell office:value-type="float" office:value="8760" table:formula="of:=[.H129]+[.E130]" table:style-name="ce1">
            <text:p>8760</text:p>
          </table:table-cell>
          <table:table-cell office:value-type="float" office:value="-2090" table:formula="of:=[.H130]-[.G130]" table:style-name="ce1">
            <text:p>-2090</text:p>
          </table:table-cell>
          <table:table-cell table:number-columns-repeated="16375"/>
        </table:table-row>
        <table:table-row table:style-name="ro1">
          <table:table-cell office:value-type="date" office:date-value="2023-05-10T00:00:00" table:style-name="ce2">
            <text:p>10.05.2023</text:p>
          </table:table-cell>
          <table:table-cell office:value-type="string" table:style-name="ce2">
            <text:p>środa</text:p>
          </table:table-cell>
          <table:table-cell office:value-type="string" table:style-name="ce2">
            <text:p>wiosna</text:p>
          </table:table-cell>
          <table:table-cell office:value-type="float" office:value="0" table:formula="of:=IF([.B131]=&quot;niedziela&quot;;150;0)" table:style-name="ce1">
            <text:p>0</text:p>
          </table:table-cell>
          <table:table-cell office:value-type="float" office:value="150" table:formula="of:=IF(OR([.B131]=&quot;poniedziałek&quot;;[.B131]= &quot;wtorek&quot;;[.B131]=&quot;środa&quot;;[.B131]=&quot;czwartek&quot;;[.B131]=&quot;piątek&quot;); 150;0)" table:style-name="ce1">
            <text:p>150</text:p>
          </table:table-cell>
          <table:table-cell office:value-type="float" office:value="150" table:formula="of:=IF([.E131]&gt;[.D131];[.E131]-[.D131];0)" table:style-name="ce1">
            <text:p>150</text:p>
          </table:table-cell>
          <table:table-cell office:value-type="float" office:value="10850" table:formula="of:=[.G130]+[.D131]" table:style-name="ce1">
            <text:p>10850</text:p>
          </table:table-cell>
          <table:table-cell office:value-type="float" office:value="8910" table:formula="of:=[.H130]+[.E131]" table:style-name="ce1">
            <text:p>8910</text:p>
          </table:table-cell>
          <table:table-cell office:value-type="float" office:value="-1940" table:formula="of:=[.H131]-[.G131]" table:style-name="ce1">
            <text:p>-1940</text:p>
          </table:table-cell>
          <table:table-cell table:number-columns-repeated="16375"/>
        </table:table-row>
        <table:table-row table:style-name="ro1">
          <table:table-cell office:value-type="date" office:date-value="2023-05-11T00:00:00" table:style-name="ce2">
            <text:p>11.05.2023</text:p>
          </table:table-cell>
          <table:table-cell office:value-type="string" table:style-name="ce2">
            <text:p>czwartek</text:p>
          </table:table-cell>
          <table:table-cell office:value-type="string" table:style-name="ce2">
            <text:p>wiosna</text:p>
          </table:table-cell>
          <table:table-cell office:value-type="float" office:value="0" table:formula="of:=IF([.B132]=&quot;niedziela&quot;;150;0)" table:style-name="ce1">
            <text:p>0</text:p>
          </table:table-cell>
          <table:table-cell office:value-type="float" office:value="150" table:formula="of:=IF(OR([.B132]=&quot;poniedziałek&quot;;[.B132]= &quot;wtorek&quot;;[.B132]=&quot;środa&quot;;[.B132]=&quot;czwartek&quot;;[.B132]=&quot;piątek&quot;); 150;0)" table:style-name="ce1">
            <text:p>150</text:p>
          </table:table-cell>
          <table:table-cell office:value-type="float" office:value="150" table:formula="of:=IF([.E132]&gt;[.D132];[.E132]-[.D132];0)" table:style-name="ce1">
            <text:p>150</text:p>
          </table:table-cell>
          <table:table-cell office:value-type="float" office:value="10850" table:formula="of:=[.G131]+[.D132]" table:style-name="ce1">
            <text:p>10850</text:p>
          </table:table-cell>
          <table:table-cell office:value-type="float" office:value="9060" table:formula="of:=[.H131]+[.E132]" table:style-name="ce1">
            <text:p>9060</text:p>
          </table:table-cell>
          <table:table-cell office:value-type="float" office:value="-1790" table:formula="of:=[.H132]-[.G132]" table:style-name="ce1">
            <text:p>-1790</text:p>
          </table:table-cell>
          <table:table-cell table:number-columns-repeated="16375"/>
        </table:table-row>
        <table:table-row table:style-name="ro1">
          <table:table-cell office:value-type="date" office:date-value="2023-05-12T00:00:00" table:style-name="ce2">
            <text:p>12.05.2023</text:p>
          </table:table-cell>
          <table:table-cell office:value-type="string" table:style-name="ce2">
            <text:p>piątek</text:p>
          </table:table-cell>
          <table:table-cell office:value-type="string" table:style-name="ce2">
            <text:p>wiosna</text:p>
          </table:table-cell>
          <table:table-cell office:value-type="float" office:value="0" table:formula="of:=IF([.B133]=&quot;niedziela&quot;;150;0)" table:style-name="ce1">
            <text:p>0</text:p>
          </table:table-cell>
          <table:table-cell office:value-type="float" office:value="150" table:formula="of:=IF(OR([.B133]=&quot;poniedziałek&quot;;[.B133]= &quot;wtorek&quot;;[.B133]=&quot;środa&quot;;[.B133]=&quot;czwartek&quot;;[.B133]=&quot;piątek&quot;); 150;0)" table:style-name="ce1">
            <text:p>150</text:p>
          </table:table-cell>
          <table:table-cell office:value-type="float" office:value="150" table:formula="of:=IF([.E133]&gt;[.D133];[.E133]-[.D133];0)" table:style-name="ce1">
            <text:p>150</text:p>
          </table:table-cell>
          <table:table-cell office:value-type="float" office:value="10850" table:formula="of:=[.G132]+[.D133]" table:style-name="ce1">
            <text:p>10850</text:p>
          </table:table-cell>
          <table:table-cell office:value-type="float" office:value="9210" table:formula="of:=[.H132]+[.E133]" table:style-name="ce1">
            <text:p>9210</text:p>
          </table:table-cell>
          <table:table-cell office:value-type="float" office:value="-1640" table:formula="of:=[.H133]-[.G133]" table:style-name="ce1">
            <text:p>-1640</text:p>
          </table:table-cell>
          <table:table-cell table:number-columns-repeated="16375"/>
        </table:table-row>
        <table:table-row table:style-name="ro1">
          <table:table-cell office:value-type="date" office:date-value="2023-05-13T00:00:00" table:style-name="ce2">
            <text:p>13.05.2023</text:p>
          </table:table-cell>
          <table:table-cell office:value-type="string" table:style-name="ce2">
            <text:p>sobota</text:p>
          </table:table-cell>
          <table:table-cell office:value-type="string" table:style-name="ce2">
            <text:p>wiosna</text:p>
          </table:table-cell>
          <table:table-cell office:value-type="float" office:value="0" table:formula="of:=IF([.B134]=&quot;niedziela&quot;;150;0)" table:style-name="ce1">
            <text:p>0</text:p>
          </table:table-cell>
          <table:table-cell office:value-type="float" office:value="0" table:formula="of:=IF(OR([.B134]=&quot;poniedziałek&quot;;[.B134]= &quot;wtorek&quot;;[.B134]=&quot;środa&quot;;[.B134]=&quot;czwartek&quot;;[.B134]=&quot;piątek&quot;); 150;0)" table:style-name="ce1">
            <text:p>0</text:p>
          </table:table-cell>
          <table:table-cell office:value-type="float" office:value="0" table:formula="of:=IF([.E134]&gt;[.D134];[.E134]-[.D134];0)" table:style-name="ce1">
            <text:p>0</text:p>
          </table:table-cell>
          <table:table-cell office:value-type="float" office:value="10850" table:formula="of:=[.G133]+[.D134]" table:style-name="ce1">
            <text:p>10850</text:p>
          </table:table-cell>
          <table:table-cell office:value-type="float" office:value="9210" table:formula="of:=[.H133]+[.E134]" table:style-name="ce1">
            <text:p>9210</text:p>
          </table:table-cell>
          <table:table-cell office:value-type="float" office:value="-1640" table:formula="of:=[.H134]-[.G134]" table:style-name="ce1">
            <text:p>-1640</text:p>
          </table:table-cell>
          <table:table-cell table:number-columns-repeated="16375"/>
        </table:table-row>
        <table:table-row table:style-name="ro1">
          <table:table-cell office:value-type="date" office:date-value="2023-05-14T00:00:00" table:style-name="ce2">
            <text:p>14.05.2023</text:p>
          </table:table-cell>
          <table:table-cell office:value-type="string" table:style-name="ce2">
            <text:p>niedziela</text:p>
          </table:table-cell>
          <table:table-cell office:value-type="string" table:style-name="ce2">
            <text:p>wiosna</text:p>
          </table:table-cell>
          <table:table-cell office:value-type="float" office:value="150" table:formula="of:=IF([.B135]=&quot;niedziela&quot;;150;0)" table:style-name="ce1">
            <text:p>150</text:p>
          </table:table-cell>
          <table:table-cell office:value-type="float" office:value="0" table:formula="of:=IF(OR([.B135]=&quot;poniedziałek&quot;;[.B135]= &quot;wtorek&quot;;[.B135]=&quot;środa&quot;;[.B135]=&quot;czwartek&quot;;[.B135]=&quot;piątek&quot;); 150;0)" table:style-name="ce1">
            <text:p>0</text:p>
          </table:table-cell>
          <table:table-cell office:value-type="float" office:value="0" table:formula="of:=IF([.E135]&gt;[.D135];[.E135]-[.D135];0)" table:style-name="ce1">
            <text:p>0</text:p>
          </table:table-cell>
          <table:table-cell office:value-type="float" office:value="11000" table:formula="of:=[.G134]+[.D135]" table:style-name="ce1">
            <text:p>11000</text:p>
          </table:table-cell>
          <table:table-cell office:value-type="float" office:value="9210" table:formula="of:=[.H134]+[.E135]" table:style-name="ce1">
            <text:p>9210</text:p>
          </table:table-cell>
          <table:table-cell office:value-type="float" office:value="-1790" table:formula="of:=[.H135]-[.G135]" table:style-name="ce1">
            <text:p>-1790</text:p>
          </table:table-cell>
          <table:table-cell table:number-columns-repeated="16375"/>
        </table:table-row>
        <table:table-row table:style-name="ro1">
          <table:table-cell office:value-type="date" office:date-value="2023-05-15T00:00:00" table:style-name="ce2">
            <text:p>15.05.2023</text:p>
          </table:table-cell>
          <table:table-cell office:value-type="string" table:style-name="ce2">
            <text:p>poniedziałek</text:p>
          </table:table-cell>
          <table:table-cell office:value-type="string" table:style-name="ce2">
            <text:p>wiosna</text:p>
          </table:table-cell>
          <table:table-cell office:value-type="float" office:value="0" table:formula="of:=IF([.B136]=&quot;niedziela&quot;;150;0)" table:style-name="ce1">
            <text:p>0</text:p>
          </table:table-cell>
          <table:table-cell office:value-type="float" office:value="150" table:formula="of:=IF(OR([.B136]=&quot;poniedziałek&quot;;[.B136]= &quot;wtorek&quot;;[.B136]=&quot;środa&quot;;[.B136]=&quot;czwartek&quot;;[.B136]=&quot;piątek&quot;); 150;0)" table:style-name="ce1">
            <text:p>150</text:p>
          </table:table-cell>
          <table:table-cell office:value-type="float" office:value="150" table:formula="of:=IF([.E136]&gt;[.D136];[.E136]-[.D136];0)" table:style-name="ce1">
            <text:p>150</text:p>
          </table:table-cell>
          <table:table-cell office:value-type="float" office:value="11000" table:formula="of:=[.G135]+[.D136]" table:style-name="ce1">
            <text:p>11000</text:p>
          </table:table-cell>
          <table:table-cell office:value-type="float" office:value="9360" table:formula="of:=[.H135]+[.E136]" table:style-name="ce1">
            <text:p>9360</text:p>
          </table:table-cell>
          <table:table-cell office:value-type="float" office:value="-1640" table:formula="of:=[.H136]-[.G136]" table:style-name="ce1">
            <text:p>-1640</text:p>
          </table:table-cell>
          <table:table-cell table:number-columns-repeated="16375"/>
        </table:table-row>
        <table:table-row table:style-name="ro1">
          <table:table-cell office:value-type="date" office:date-value="2023-05-16T00:00:00" table:style-name="ce2">
            <text:p>16.05.2023</text:p>
          </table:table-cell>
          <table:table-cell office:value-type="string" table:style-name="ce2">
            <text:p>wtorek</text:p>
          </table:table-cell>
          <table:table-cell office:value-type="string" table:style-name="ce2">
            <text:p>wiosna</text:p>
          </table:table-cell>
          <table:table-cell office:value-type="float" office:value="0" table:formula="of:=IF([.B137]=&quot;niedziela&quot;;150;0)" table:style-name="ce1">
            <text:p>0</text:p>
          </table:table-cell>
          <table:table-cell office:value-type="float" office:value="150" table:formula="of:=IF(OR([.B137]=&quot;poniedziałek&quot;;[.B137]= &quot;wtorek&quot;;[.B137]=&quot;środa&quot;;[.B137]=&quot;czwartek&quot;;[.B137]=&quot;piątek&quot;); 150;0)" table:style-name="ce1">
            <text:p>150</text:p>
          </table:table-cell>
          <table:table-cell office:value-type="float" office:value="150" table:formula="of:=IF([.E137]&gt;[.D137];[.E137]-[.D137];0)" table:style-name="ce1">
            <text:p>150</text:p>
          </table:table-cell>
          <table:table-cell office:value-type="float" office:value="11000" table:formula="of:=[.G136]+[.D137]" table:style-name="ce1">
            <text:p>11000</text:p>
          </table:table-cell>
          <table:table-cell office:value-type="float" office:value="9510" table:formula="of:=[.H136]+[.E137]" table:style-name="ce1">
            <text:p>9510</text:p>
          </table:table-cell>
          <table:table-cell office:value-type="float" office:value="-1490" table:formula="of:=[.H137]-[.G137]" table:style-name="ce1">
            <text:p>-1490</text:p>
          </table:table-cell>
          <table:table-cell table:number-columns-repeated="16375"/>
        </table:table-row>
        <table:table-row table:style-name="ro1">
          <table:table-cell office:value-type="date" office:date-value="2023-05-17T00:00:00" table:style-name="ce2">
            <text:p>17.05.2023</text:p>
          </table:table-cell>
          <table:table-cell office:value-type="string" table:style-name="ce2">
            <text:p>środa</text:p>
          </table:table-cell>
          <table:table-cell office:value-type="string" table:style-name="ce2">
            <text:p>wiosna</text:p>
          </table:table-cell>
          <table:table-cell office:value-type="float" office:value="0" table:formula="of:=IF([.B138]=&quot;niedziela&quot;;150;0)" table:style-name="ce1">
            <text:p>0</text:p>
          </table:table-cell>
          <table:table-cell office:value-type="float" office:value="150" table:formula="of:=IF(OR([.B138]=&quot;poniedziałek&quot;;[.B138]= &quot;wtorek&quot;;[.B138]=&quot;środa&quot;;[.B138]=&quot;czwartek&quot;;[.B138]=&quot;piątek&quot;); 150;0)" table:style-name="ce1">
            <text:p>150</text:p>
          </table:table-cell>
          <table:table-cell office:value-type="float" office:value="150" table:formula="of:=IF([.E138]&gt;[.D138];[.E138]-[.D138];0)" table:style-name="ce1">
            <text:p>150</text:p>
          </table:table-cell>
          <table:table-cell office:value-type="float" office:value="11000" table:formula="of:=[.G137]+[.D138]" table:style-name="ce1">
            <text:p>11000</text:p>
          </table:table-cell>
          <table:table-cell office:value-type="float" office:value="9660" table:formula="of:=[.H137]+[.E138]" table:style-name="ce1">
            <text:p>9660</text:p>
          </table:table-cell>
          <table:table-cell office:value-type="float" office:value="-1340" table:formula="of:=[.H138]-[.G138]" table:style-name="ce1">
            <text:p>-1340</text:p>
          </table:table-cell>
          <table:table-cell table:number-columns-repeated="16375"/>
        </table:table-row>
        <table:table-row table:style-name="ro1">
          <table:table-cell office:value-type="date" office:date-value="2023-05-18T00:00:00" table:style-name="ce2">
            <text:p>18.05.2023</text:p>
          </table:table-cell>
          <table:table-cell office:value-type="string" table:style-name="ce2">
            <text:p>czwartek</text:p>
          </table:table-cell>
          <table:table-cell office:value-type="string" table:style-name="ce2">
            <text:p>wiosna</text:p>
          </table:table-cell>
          <table:table-cell office:value-type="float" office:value="0" table:formula="of:=IF([.B139]=&quot;niedziela&quot;;150;0)" table:style-name="ce1">
            <text:p>0</text:p>
          </table:table-cell>
          <table:table-cell office:value-type="float" office:value="150" table:formula="of:=IF(OR([.B139]=&quot;poniedziałek&quot;;[.B139]= &quot;wtorek&quot;;[.B139]=&quot;środa&quot;;[.B139]=&quot;czwartek&quot;;[.B139]=&quot;piątek&quot;); 150;0)" table:style-name="ce1">
            <text:p>150</text:p>
          </table:table-cell>
          <table:table-cell office:value-type="float" office:value="150" table:formula="of:=IF([.E139]&gt;[.D139];[.E139]-[.D139];0)" table:style-name="ce1">
            <text:p>150</text:p>
          </table:table-cell>
          <table:table-cell office:value-type="float" office:value="11000" table:formula="of:=[.G138]+[.D139]" table:style-name="ce1">
            <text:p>11000</text:p>
          </table:table-cell>
          <table:table-cell office:value-type="float" office:value="9810" table:formula="of:=[.H138]+[.E139]" table:style-name="ce1">
            <text:p>9810</text:p>
          </table:table-cell>
          <table:table-cell office:value-type="float" office:value="-1190" table:formula="of:=[.H139]-[.G139]" table:style-name="ce1">
            <text:p>-1190</text:p>
          </table:table-cell>
          <table:table-cell table:number-columns-repeated="16375"/>
        </table:table-row>
        <table:table-row table:style-name="ro1">
          <table:table-cell office:value-type="date" office:date-value="2023-05-19T00:00:00" table:style-name="ce2">
            <text:p>19.05.2023</text:p>
          </table:table-cell>
          <table:table-cell office:value-type="string" table:style-name="ce2">
            <text:p>piątek</text:p>
          </table:table-cell>
          <table:table-cell office:value-type="string" table:style-name="ce2">
            <text:p>wiosna</text:p>
          </table:table-cell>
          <table:table-cell office:value-type="float" office:value="0" table:formula="of:=IF([.B140]=&quot;niedziela&quot;;150;0)" table:style-name="ce1">
            <text:p>0</text:p>
          </table:table-cell>
          <table:table-cell office:value-type="float" office:value="150" table:formula="of:=IF(OR([.B140]=&quot;poniedziałek&quot;;[.B140]= &quot;wtorek&quot;;[.B140]=&quot;środa&quot;;[.B140]=&quot;czwartek&quot;;[.B140]=&quot;piątek&quot;); 150;0)" table:style-name="ce1">
            <text:p>150</text:p>
          </table:table-cell>
          <table:table-cell office:value-type="float" office:value="150" table:formula="of:=IF([.E140]&gt;[.D140];[.E140]-[.D140];0)" table:style-name="ce1">
            <text:p>150</text:p>
          </table:table-cell>
          <table:table-cell office:value-type="float" office:value="11000" table:formula="of:=[.G139]+[.D140]" table:style-name="ce1">
            <text:p>11000</text:p>
          </table:table-cell>
          <table:table-cell office:value-type="float" office:value="9960" table:formula="of:=[.H139]+[.E140]" table:style-name="ce1">
            <text:p>9960</text:p>
          </table:table-cell>
          <table:table-cell office:value-type="float" office:value="-1040" table:formula="of:=[.H140]-[.G140]" table:style-name="ce1">
            <text:p>-1040</text:p>
          </table:table-cell>
          <table:table-cell table:number-columns-repeated="16375"/>
        </table:table-row>
        <table:table-row table:style-name="ro1">
          <table:table-cell office:value-type="date" office:date-value="2023-05-20T00:00:00" table:style-name="ce2">
            <text:p>20.05.2023</text:p>
          </table:table-cell>
          <table:table-cell office:value-type="string" table:style-name="ce2">
            <text:p>sobota</text:p>
          </table:table-cell>
          <table:table-cell office:value-type="string" table:style-name="ce2">
            <text:p>wiosna</text:p>
          </table:table-cell>
          <table:table-cell office:value-type="float" office:value="0" table:formula="of:=IF([.B141]=&quot;niedziela&quot;;150;0)" table:style-name="ce1">
            <text:p>0</text:p>
          </table:table-cell>
          <table:table-cell office:value-type="float" office:value="0" table:formula="of:=IF(OR([.B141]=&quot;poniedziałek&quot;;[.B141]= &quot;wtorek&quot;;[.B141]=&quot;środa&quot;;[.B141]=&quot;czwartek&quot;;[.B141]=&quot;piątek&quot;); 150;0)" table:style-name="ce1">
            <text:p>0</text:p>
          </table:table-cell>
          <table:table-cell office:value-type="float" office:value="0" table:formula="of:=IF([.E141]&gt;[.D141];[.E141]-[.D141];0)" table:style-name="ce1">
            <text:p>0</text:p>
          </table:table-cell>
          <table:table-cell office:value-type="float" office:value="11000" table:formula="of:=[.G140]+[.D141]" table:style-name="ce1">
            <text:p>11000</text:p>
          </table:table-cell>
          <table:table-cell office:value-type="float" office:value="9960" table:formula="of:=[.H140]+[.E141]" table:style-name="ce1">
            <text:p>9960</text:p>
          </table:table-cell>
          <table:table-cell office:value-type="float" office:value="-1040" table:formula="of:=[.H141]-[.G141]" table:style-name="ce1">
            <text:p>-1040</text:p>
          </table:table-cell>
          <table:table-cell table:number-columns-repeated="16375"/>
        </table:table-row>
        <table:table-row table:style-name="ro1">
          <table:table-cell office:value-type="date" office:date-value="2023-05-21T00:00:00" table:style-name="ce2">
            <text:p>21.05.2023</text:p>
          </table:table-cell>
          <table:table-cell office:value-type="string" table:style-name="ce2">
            <text:p>niedziela</text:p>
          </table:table-cell>
          <table:table-cell office:value-type="string" table:style-name="ce2">
            <text:p>wiosna</text:p>
          </table:table-cell>
          <table:table-cell office:value-type="float" office:value="150" table:formula="of:=IF([.B142]=&quot;niedziela&quot;;150;0)" table:style-name="ce1">
            <text:p>150</text:p>
          </table:table-cell>
          <table:table-cell office:value-type="float" office:value="0" table:formula="of:=IF(OR([.B142]=&quot;poniedziałek&quot;;[.B142]= &quot;wtorek&quot;;[.B142]=&quot;środa&quot;;[.B142]=&quot;czwartek&quot;;[.B142]=&quot;piątek&quot;); 150;0)" table:style-name="ce1">
            <text:p>0</text:p>
          </table:table-cell>
          <table:table-cell office:value-type="float" office:value="0" table:formula="of:=IF([.E142]&gt;[.D142];[.E142]-[.D142];0)" table:style-name="ce1">
            <text:p>0</text:p>
          </table:table-cell>
          <table:table-cell office:value-type="float" office:value="11150" table:formula="of:=[.G141]+[.D142]" table:style-name="ce1">
            <text:p>11150</text:p>
          </table:table-cell>
          <table:table-cell office:value-type="float" office:value="9960" table:formula="of:=[.H141]+[.E142]" table:style-name="ce1">
            <text:p>9960</text:p>
          </table:table-cell>
          <table:table-cell office:value-type="float" office:value="-1190" table:formula="of:=[.H142]-[.G142]" table:style-name="ce1">
            <text:p>-1190</text:p>
          </table:table-cell>
          <table:table-cell table:number-columns-repeated="16375"/>
        </table:table-row>
        <table:table-row table:style-name="ro1">
          <table:table-cell office:value-type="date" office:date-value="2023-05-22T00:00:00" table:style-name="ce2">
            <text:p>22.05.2023</text:p>
          </table:table-cell>
          <table:table-cell office:value-type="string" table:style-name="ce2">
            <text:p>poniedziałek</text:p>
          </table:table-cell>
          <table:table-cell office:value-type="string" table:style-name="ce2">
            <text:p>wiosna</text:p>
          </table:table-cell>
          <table:table-cell office:value-type="float" office:value="0" table:formula="of:=IF([.B143]=&quot;niedziela&quot;;150;0)" table:style-name="ce1">
            <text:p>0</text:p>
          </table:table-cell>
          <table:table-cell office:value-type="float" office:value="150" table:formula="of:=IF(OR([.B143]=&quot;poniedziałek&quot;;[.B143]= &quot;wtorek&quot;;[.B143]=&quot;środa&quot;;[.B143]=&quot;czwartek&quot;;[.B143]=&quot;piątek&quot;); 150;0)" table:style-name="ce1">
            <text:p>150</text:p>
          </table:table-cell>
          <table:table-cell office:value-type="float" office:value="150" table:formula="of:=IF([.E143]&gt;[.D143];[.E143]-[.D143];0)" table:style-name="ce1">
            <text:p>150</text:p>
          </table:table-cell>
          <table:table-cell office:value-type="float" office:value="11150" table:formula="of:=[.G142]+[.D143]" table:style-name="ce1">
            <text:p>11150</text:p>
          </table:table-cell>
          <table:table-cell office:value-type="float" office:value="10110" table:formula="of:=[.H142]+[.E143]" table:style-name="ce1">
            <text:p>10110</text:p>
          </table:table-cell>
          <table:table-cell office:value-type="float" office:value="-1040" table:formula="of:=[.H143]-[.G143]" table:style-name="ce1">
            <text:p>-1040</text:p>
          </table:table-cell>
          <table:table-cell table:number-columns-repeated="16375"/>
        </table:table-row>
        <table:table-row table:style-name="ro1">
          <table:table-cell office:value-type="date" office:date-value="2023-05-23T00:00:00" table:style-name="ce2">
            <text:p>23.05.2023</text:p>
          </table:table-cell>
          <table:table-cell office:value-type="string" table:style-name="ce2">
            <text:p>wtorek</text:p>
          </table:table-cell>
          <table:table-cell office:value-type="string" table:style-name="ce2">
            <text:p>wiosna</text:p>
          </table:table-cell>
          <table:table-cell office:value-type="float" office:value="0" table:formula="of:=IF([.B144]=&quot;niedziela&quot;;150;0)" table:style-name="ce1">
            <text:p>0</text:p>
          </table:table-cell>
          <table:table-cell office:value-type="float" office:value="150" table:formula="of:=IF(OR([.B144]=&quot;poniedziałek&quot;;[.B144]= &quot;wtorek&quot;;[.B144]=&quot;środa&quot;;[.B144]=&quot;czwartek&quot;;[.B144]=&quot;piątek&quot;); 150;0)" table:style-name="ce1">
            <text:p>150</text:p>
          </table:table-cell>
          <table:table-cell office:value-type="float" office:value="150" table:formula="of:=IF([.E144]&gt;[.D144];[.E144]-[.D144];0)" table:style-name="ce1">
            <text:p>150</text:p>
          </table:table-cell>
          <table:table-cell office:value-type="float" office:value="11150" table:formula="of:=[.G143]+[.D144]" table:style-name="ce1">
            <text:p>11150</text:p>
          </table:table-cell>
          <table:table-cell office:value-type="float" office:value="10260" table:formula="of:=[.H143]+[.E144]" table:style-name="ce1">
            <text:p>10260</text:p>
          </table:table-cell>
          <table:table-cell office:value-type="float" office:value="-890" table:formula="of:=[.H144]-[.G144]" table:style-name="ce1">
            <text:p>-890</text:p>
          </table:table-cell>
          <table:table-cell table:number-columns-repeated="16375"/>
        </table:table-row>
        <table:table-row table:style-name="ro1">
          <table:table-cell office:value-type="date" office:date-value="2023-05-24T00:00:00" table:style-name="ce2">
            <text:p>24.05.2023</text:p>
          </table:table-cell>
          <table:table-cell office:value-type="string" table:style-name="ce2">
            <text:p>środa</text:p>
          </table:table-cell>
          <table:table-cell office:value-type="string" table:style-name="ce2">
            <text:p>wiosna</text:p>
          </table:table-cell>
          <table:table-cell office:value-type="float" office:value="0" table:formula="of:=IF([.B145]=&quot;niedziela&quot;;150;0)" table:style-name="ce1">
            <text:p>0</text:p>
          </table:table-cell>
          <table:table-cell office:value-type="float" office:value="150" table:formula="of:=IF(OR([.B145]=&quot;poniedziałek&quot;;[.B145]= &quot;wtorek&quot;;[.B145]=&quot;środa&quot;;[.B145]=&quot;czwartek&quot;;[.B145]=&quot;piątek&quot;); 150;0)" table:style-name="ce1">
            <text:p>150</text:p>
          </table:table-cell>
          <table:table-cell office:value-type="float" office:value="150" table:formula="of:=IF([.E145]&gt;[.D145];[.E145]-[.D145];0)" table:style-name="ce1">
            <text:p>150</text:p>
          </table:table-cell>
          <table:table-cell office:value-type="float" office:value="11150" table:formula="of:=[.G144]+[.D145]" table:style-name="ce1">
            <text:p>11150</text:p>
          </table:table-cell>
          <table:table-cell office:value-type="float" office:value="10410" table:formula="of:=[.H144]+[.E145]" table:style-name="ce1">
            <text:p>10410</text:p>
          </table:table-cell>
          <table:table-cell office:value-type="float" office:value="-740" table:formula="of:=[.H145]-[.G145]" table:style-name="ce1">
            <text:p>-740</text:p>
          </table:table-cell>
          <table:table-cell table:number-columns-repeated="16375"/>
        </table:table-row>
        <table:table-row table:style-name="ro1">
          <table:table-cell office:value-type="date" office:date-value="2023-05-25T00:00:00" table:style-name="ce2">
            <text:p>25.05.2023</text:p>
          </table:table-cell>
          <table:table-cell office:value-type="string" table:style-name="ce2">
            <text:p>czwartek</text:p>
          </table:table-cell>
          <table:table-cell office:value-type="string" table:style-name="ce2">
            <text:p>wiosna</text:p>
          </table:table-cell>
          <table:table-cell office:value-type="float" office:value="0" table:formula="of:=IF([.B146]=&quot;niedziela&quot;;150;0)" table:style-name="ce1">
            <text:p>0</text:p>
          </table:table-cell>
          <table:table-cell office:value-type="float" office:value="150" table:formula="of:=IF(OR([.B146]=&quot;poniedziałek&quot;;[.B146]= &quot;wtorek&quot;;[.B146]=&quot;środa&quot;;[.B146]=&quot;czwartek&quot;;[.B146]=&quot;piątek&quot;); 150;0)" table:style-name="ce1">
            <text:p>150</text:p>
          </table:table-cell>
          <table:table-cell office:value-type="float" office:value="150" table:formula="of:=IF([.E146]&gt;[.D146];[.E146]-[.D146];0)" table:style-name="ce1">
            <text:p>150</text:p>
          </table:table-cell>
          <table:table-cell office:value-type="float" office:value="11150" table:formula="of:=[.G145]+[.D146]" table:style-name="ce1">
            <text:p>11150</text:p>
          </table:table-cell>
          <table:table-cell office:value-type="float" office:value="10560" table:formula="of:=[.H145]+[.E146]" table:style-name="ce1">
            <text:p>10560</text:p>
          </table:table-cell>
          <table:table-cell office:value-type="float" office:value="-590" table:formula="of:=[.H146]-[.G146]" table:style-name="ce1">
            <text:p>-590</text:p>
          </table:table-cell>
          <table:table-cell table:number-columns-repeated="16375"/>
        </table:table-row>
        <table:table-row table:style-name="ro1">
          <table:table-cell office:value-type="date" office:date-value="2023-05-26T00:00:00" table:style-name="ce2">
            <text:p>26.05.2023</text:p>
          </table:table-cell>
          <table:table-cell office:value-type="string" table:style-name="ce2">
            <text:p>piątek</text:p>
          </table:table-cell>
          <table:table-cell office:value-type="string" table:style-name="ce2">
            <text:p>wiosna</text:p>
          </table:table-cell>
          <table:table-cell office:value-type="float" office:value="0" table:formula="of:=IF([.B147]=&quot;niedziela&quot;;150;0)" table:style-name="ce1">
            <text:p>0</text:p>
          </table:table-cell>
          <table:table-cell office:value-type="float" office:value="150" table:formula="of:=IF(OR([.B147]=&quot;poniedziałek&quot;;[.B147]= &quot;wtorek&quot;;[.B147]=&quot;środa&quot;;[.B147]=&quot;czwartek&quot;;[.B147]=&quot;piątek&quot;); 150;0)" table:style-name="ce1">
            <text:p>150</text:p>
          </table:table-cell>
          <table:table-cell office:value-type="float" office:value="150" table:formula="of:=IF([.E147]&gt;[.D147];[.E147]-[.D147];0)" table:style-name="ce1">
            <text:p>150</text:p>
          </table:table-cell>
          <table:table-cell office:value-type="float" office:value="11150" table:formula="of:=[.G146]+[.D147]" table:style-name="ce1">
            <text:p>11150</text:p>
          </table:table-cell>
          <table:table-cell office:value-type="float" office:value="10710" table:formula="of:=[.H146]+[.E147]" table:style-name="ce1">
            <text:p>10710</text:p>
          </table:table-cell>
          <table:table-cell office:value-type="float" office:value="-440" table:formula="of:=[.H147]-[.G147]" table:style-name="ce1">
            <text:p>-440</text:p>
          </table:table-cell>
          <table:table-cell table:number-columns-repeated="16375"/>
        </table:table-row>
        <table:table-row table:style-name="ro1">
          <table:table-cell office:value-type="date" office:date-value="2023-05-27T00:00:00" table:style-name="ce2">
            <text:p>27.05.2023</text:p>
          </table:table-cell>
          <table:table-cell office:value-type="string" table:style-name="ce2">
            <text:p>sobota</text:p>
          </table:table-cell>
          <table:table-cell office:value-type="string" table:style-name="ce2">
            <text:p>wiosna</text:p>
          </table:table-cell>
          <table:table-cell office:value-type="float" office:value="0" table:formula="of:=IF([.B148]=&quot;niedziela&quot;;150;0)" table:style-name="ce1">
            <text:p>0</text:p>
          </table:table-cell>
          <table:table-cell office:value-type="float" office:value="0" table:formula="of:=IF(OR([.B148]=&quot;poniedziałek&quot;;[.B148]= &quot;wtorek&quot;;[.B148]=&quot;środa&quot;;[.B148]=&quot;czwartek&quot;;[.B148]=&quot;piątek&quot;); 150;0)" table:style-name="ce1">
            <text:p>0</text:p>
          </table:table-cell>
          <table:table-cell office:value-type="float" office:value="0" table:formula="of:=IF([.E148]&gt;[.D148];[.E148]-[.D148];0)" table:style-name="ce1">
            <text:p>0</text:p>
          </table:table-cell>
          <table:table-cell office:value-type="float" office:value="11150" table:formula="of:=[.G147]+[.D148]" table:style-name="ce1">
            <text:p>11150</text:p>
          </table:table-cell>
          <table:table-cell office:value-type="float" office:value="10710" table:formula="of:=[.H147]+[.E148]" table:style-name="ce1">
            <text:p>10710</text:p>
          </table:table-cell>
          <table:table-cell office:value-type="float" office:value="-440" table:formula="of:=[.H148]-[.G148]" table:style-name="ce1">
            <text:p>-440</text:p>
          </table:table-cell>
          <table:table-cell table:number-columns-repeated="16375"/>
        </table:table-row>
        <table:table-row table:style-name="ro1">
          <table:table-cell office:value-type="date" office:date-value="2023-05-28T00:00:00" table:style-name="ce2">
            <text:p>28.05.2023</text:p>
          </table:table-cell>
          <table:table-cell office:value-type="string" table:style-name="ce2">
            <text:p>niedziela</text:p>
          </table:table-cell>
          <table:table-cell office:value-type="string" table:style-name="ce2">
            <text:p>wiosna</text:p>
          </table:table-cell>
          <table:table-cell office:value-type="float" office:value="150" table:formula="of:=IF([.B149]=&quot;niedziela&quot;;150;0)" table:style-name="ce1">
            <text:p>150</text:p>
          </table:table-cell>
          <table:table-cell office:value-type="float" office:value="0" table:formula="of:=IF(OR([.B149]=&quot;poniedziałek&quot;;[.B149]= &quot;wtorek&quot;;[.B149]=&quot;środa&quot;;[.B149]=&quot;czwartek&quot;;[.B149]=&quot;piątek&quot;); 150;0)" table:style-name="ce1">
            <text:p>0</text:p>
          </table:table-cell>
          <table:table-cell office:value-type="float" office:value="0" table:formula="of:=IF([.E149]&gt;[.D149];[.E149]-[.D149];0)" table:style-name="ce1">
            <text:p>0</text:p>
          </table:table-cell>
          <table:table-cell office:value-type="float" office:value="11300" table:formula="of:=[.G148]+[.D149]" table:style-name="ce1">
            <text:p>11300</text:p>
          </table:table-cell>
          <table:table-cell office:value-type="float" office:value="10710" table:formula="of:=[.H148]+[.E149]" table:style-name="ce1">
            <text:p>10710</text:p>
          </table:table-cell>
          <table:table-cell office:value-type="float" office:value="-590" table:formula="of:=[.H149]-[.G149]" table:style-name="ce1">
            <text:p>-590</text:p>
          </table:table-cell>
          <table:table-cell table:number-columns-repeated="16375"/>
        </table:table-row>
        <table:table-row table:style-name="ro1">
          <table:table-cell office:value-type="date" office:date-value="2023-05-29T00:00:00" table:style-name="ce2">
            <text:p>29.05.2023</text:p>
          </table:table-cell>
          <table:table-cell office:value-type="string" table:style-name="ce2">
            <text:p>poniedziałek</text:p>
          </table:table-cell>
          <table:table-cell office:value-type="string" table:style-name="ce2">
            <text:p>wiosna</text:p>
          </table:table-cell>
          <table:table-cell office:value-type="float" office:value="0" table:formula="of:=IF([.B150]=&quot;niedziela&quot;;150;0)" table:style-name="ce1">
            <text:p>0</text:p>
          </table:table-cell>
          <table:table-cell office:value-type="float" office:value="150" table:formula="of:=IF(OR([.B150]=&quot;poniedziałek&quot;;[.B150]= &quot;wtorek&quot;;[.B150]=&quot;środa&quot;;[.B150]=&quot;czwartek&quot;;[.B150]=&quot;piątek&quot;); 150;0)" table:style-name="ce1">
            <text:p>150</text:p>
          </table:table-cell>
          <table:table-cell office:value-type="float" office:value="150" table:formula="of:=IF([.E150]&gt;[.D150];[.E150]-[.D150];0)" table:style-name="ce1">
            <text:p>150</text:p>
          </table:table-cell>
          <table:table-cell office:value-type="float" office:value="11300" table:formula="of:=[.G149]+[.D150]" table:style-name="ce1">
            <text:p>11300</text:p>
          </table:table-cell>
          <table:table-cell office:value-type="float" office:value="10860" table:formula="of:=[.H149]+[.E150]" table:style-name="ce1">
            <text:p>10860</text:p>
          </table:table-cell>
          <table:table-cell office:value-type="float" office:value="-440" table:formula="of:=[.H150]-[.G150]" table:style-name="ce1">
            <text:p>-440</text:p>
          </table:table-cell>
          <table:table-cell table:number-columns-repeated="16375"/>
        </table:table-row>
        <table:table-row table:style-name="ro1">
          <table:table-cell office:value-type="date" office:date-value="2023-05-30T00:00:00" table:style-name="ce2">
            <text:p>30.05.2023</text:p>
          </table:table-cell>
          <table:table-cell office:value-type="string" table:style-name="ce2">
            <text:p>wtorek</text:p>
          </table:table-cell>
          <table:table-cell office:value-type="string" table:style-name="ce2">
            <text:p>wiosna</text:p>
          </table:table-cell>
          <table:table-cell office:value-type="float" office:value="0" table:formula="of:=IF([.B151]=&quot;niedziela&quot;;150;0)" table:style-name="ce1">
            <text:p>0</text:p>
          </table:table-cell>
          <table:table-cell office:value-type="float" office:value="150" table:formula="of:=IF(OR([.B151]=&quot;poniedziałek&quot;;[.B151]= &quot;wtorek&quot;;[.B151]=&quot;środa&quot;;[.B151]=&quot;czwartek&quot;;[.B151]=&quot;piątek&quot;); 150;0)" table:style-name="ce1">
            <text:p>150</text:p>
          </table:table-cell>
          <table:table-cell office:value-type="float" office:value="150" table:formula="of:=IF([.E151]&gt;[.D151];[.E151]-[.D151];0)" table:style-name="ce1">
            <text:p>150</text:p>
          </table:table-cell>
          <table:table-cell office:value-type="float" office:value="11300" table:formula="of:=[.G150]+[.D151]" table:style-name="ce1">
            <text:p>11300</text:p>
          </table:table-cell>
          <table:table-cell office:value-type="float" office:value="11010" table:formula="of:=[.H150]+[.E151]" table:style-name="ce1">
            <text:p>11010</text:p>
          </table:table-cell>
          <table:table-cell office:value-type="float" office:value="-290" table:formula="of:=[.H151]-[.G151]" table:style-name="ce1">
            <text:p>-290</text:p>
          </table:table-cell>
          <table:table-cell table:number-columns-repeated="16375"/>
        </table:table-row>
        <table:table-row table:style-name="ro1">
          <table:table-cell office:value-type="date" office:date-value="2023-05-31T00:00:00" table:style-name="ce2">
            <text:p>31.05.2023</text:p>
          </table:table-cell>
          <table:table-cell office:value-type="string" table:style-name="ce2">
            <text:p>środa</text:p>
          </table:table-cell>
          <table:table-cell office:value-type="string" table:style-name="ce2">
            <text:p>wiosna</text:p>
          </table:table-cell>
          <table:table-cell office:value-type="float" office:value="0" table:formula="of:=IF([.B152]=&quot;niedziela&quot;;150;0)" table:style-name="ce1">
            <text:p>0</text:p>
          </table:table-cell>
          <table:table-cell office:value-type="float" office:value="150" table:formula="of:=IF(OR([.B152]=&quot;poniedziałek&quot;;[.B152]= &quot;wtorek&quot;;[.B152]=&quot;środa&quot;;[.B152]=&quot;czwartek&quot;;[.B152]=&quot;piątek&quot;); 150;0)" table:style-name="ce1">
            <text:p>150</text:p>
          </table:table-cell>
          <table:table-cell office:value-type="float" office:value="150" table:formula="of:=IF([.E152]&gt;[.D152];[.E152]-[.D152];0)" table:style-name="ce1">
            <text:p>150</text:p>
          </table:table-cell>
          <table:table-cell office:value-type="float" office:value="11300" table:formula="of:=[.G151]+[.D152]" table:style-name="ce1">
            <text:p>11300</text:p>
          </table:table-cell>
          <table:table-cell office:value-type="float" office:value="11160" table:formula="of:=[.H151]+[.E152]" table:style-name="ce1">
            <text:p>11160</text:p>
          </table:table-cell>
          <table:table-cell office:value-type="float" office:value="-140" table:formula="of:=[.H152]-[.G152]" table:style-name="ce1">
            <text:p>-140</text:p>
          </table:table-cell>
          <table:table-cell table:number-columns-repeated="16375"/>
        </table:table-row>
        <table:table-row table:style-name="ro1">
          <table:table-cell office:value-type="date" office:date-value="2023-06-01T00:00:00" table:style-name="ce4">
            <text:p>01.06.2023</text:p>
          </table:table-cell>
          <table:table-cell office:value-type="string" table:style-name="ce2">
            <text:p>czwartek</text:p>
          </table:table-cell>
          <table:table-cell office:value-type="string" table:style-name="ce2">
            <text:p>wiosna</text:p>
          </table:table-cell>
          <table:table-cell office:value-type="float" office:value="0" table:formula="of:=IF([.B153]=&quot;niedziela&quot;;150;0)" table:style-name="ce1">
            <text:p>0</text:p>
          </table:table-cell>
          <table:table-cell office:value-type="float" office:value="150" table:formula="of:=IF(OR([.B153]=&quot;poniedziałek&quot;;[.B153]= &quot;wtorek&quot;;[.B153]=&quot;środa&quot;;[.B153]=&quot;czwartek&quot;;[.B153]=&quot;piątek&quot;); 150;0)" table:style-name="ce1">
            <text:p>150</text:p>
          </table:table-cell>
          <table:table-cell office:value-type="float" office:value="150" table:formula="of:=IF([.E153]&gt;[.D153];[.E153]-[.D153];0)" table:style-name="ce1">
            <text:p>150</text:p>
          </table:table-cell>
          <table:table-cell office:value-type="float" office:value="11300" table:formula="of:=[.G152]+[.D153]" table:style-name="ce1">
            <text:p>11300</text:p>
          </table:table-cell>
          <table:table-cell office:value-type="float" office:value="11310" table:formula="of:=[.H152]+[.E153]" table:style-name="ce1">
            <text:p>11310</text:p>
          </table:table-cell>
          <table:table-cell office:value-type="float" office:value="10" table:formula="of:=[.H153]-[.G153]" table:style-name="ce1">
            <text:p>10</text:p>
          </table:table-cell>
          <table:table-cell table:number-columns-repeated="16375"/>
        </table:table-row>
        <table:table-row table:style-name="ro1">
          <table:table-cell office:value-type="date" office:date-value="2023-06-02T00:00:00" table:style-name="ce2">
            <text:p>02.06.2023</text:p>
          </table:table-cell>
          <table:table-cell office:value-type="string" table:style-name="ce2">
            <text:p>piątek</text:p>
          </table:table-cell>
          <table:table-cell office:value-type="string" table:style-name="ce2">
            <text:p>wiosna</text:p>
          </table:table-cell>
          <table:table-cell office:value-type="float" office:value="0" table:formula="of:=IF([.B154]=&quot;niedziela&quot;;150;0)" table:style-name="ce1">
            <text:p>0</text:p>
          </table:table-cell>
          <table:table-cell office:value-type="float" office:value="150" table:formula="of:=IF(OR([.B154]=&quot;poniedziałek&quot;;[.B154]= &quot;wtorek&quot;;[.B154]=&quot;środa&quot;;[.B154]=&quot;czwartek&quot;;[.B154]=&quot;piątek&quot;); 150;0)" table:style-name="ce1">
            <text:p>150</text:p>
          </table:table-cell>
          <table:table-cell office:value-type="float" office:value="150" table:formula="of:=IF([.E154]&gt;[.D154];[.E154]-[.D154];0)" table:style-name="ce1">
            <text:p>150</text:p>
          </table:table-cell>
          <table:table-cell office:value-type="float" office:value="11300" table:formula="of:=[.G153]+[.D154]" table:style-name="ce1">
            <text:p>11300</text:p>
          </table:table-cell>
          <table:table-cell office:value-type="float" office:value="11460" table:formula="of:=[.H153]+[.E154]" table:style-name="ce1">
            <text:p>11460</text:p>
          </table:table-cell>
          <table:table-cell office:value-type="float" office:value="160" table:formula="of:=[.H154]-[.G154]" table:style-name="ce1">
            <text:p>160</text:p>
          </table:table-cell>
          <table:table-cell table:number-columns-repeated="16375"/>
        </table:table-row>
        <table:table-row table:style-name="ro1">
          <table:table-cell office:value-type="date" office:date-value="2023-06-03T00:00:00" table:style-name="ce2">
            <text:p>03.06.2023</text:p>
          </table:table-cell>
          <table:table-cell office:value-type="string" table:style-name="ce2">
            <text:p>sobota</text:p>
          </table:table-cell>
          <table:table-cell office:value-type="string" table:style-name="ce2">
            <text:p>wiosna</text:p>
          </table:table-cell>
          <table:table-cell office:value-type="float" office:value="0" table:formula="of:=IF([.B155]=&quot;niedziela&quot;;150;0)" table:style-name="ce1">
            <text:p>0</text:p>
          </table:table-cell>
          <table:table-cell office:value-type="float" office:value="0" table:formula="of:=IF(OR([.B155]=&quot;poniedziałek&quot;;[.B155]= &quot;wtorek&quot;;[.B155]=&quot;środa&quot;;[.B155]=&quot;czwartek&quot;;[.B155]=&quot;piątek&quot;); 150;0)" table:style-name="ce1">
            <text:p>0</text:p>
          </table:table-cell>
          <table:table-cell office:value-type="float" office:value="0" table:formula="of:=IF([.E155]&gt;[.D155];[.E155]-[.D155];0)" table:style-name="ce1">
            <text:p>0</text:p>
          </table:table-cell>
          <table:table-cell office:value-type="float" office:value="11300" table:formula="of:=[.G154]+[.D155]" table:style-name="ce1">
            <text:p>11300</text:p>
          </table:table-cell>
          <table:table-cell office:value-type="float" office:value="11460" table:formula="of:=[.H154]+[.E155]" table:style-name="ce1">
            <text:p>11460</text:p>
          </table:table-cell>
          <table:table-cell office:value-type="float" office:value="160" table:formula="of:=[.H155]-[.G155]" table:style-name="ce1">
            <text:p>160</text:p>
          </table:table-cell>
          <table:table-cell table:number-columns-repeated="16375"/>
        </table:table-row>
        <table:table-row table:style-name="ro1">
          <table:table-cell office:value-type="date" office:date-value="2023-06-04T00:00:00" table:style-name="ce2">
            <text:p>04.06.2023</text:p>
          </table:table-cell>
          <table:table-cell office:value-type="string" table:style-name="ce2">
            <text:p>niedziela</text:p>
          </table:table-cell>
          <table:table-cell office:value-type="string" table:style-name="ce2">
            <text:p>wiosna</text:p>
          </table:table-cell>
          <table:table-cell office:value-type="float" office:value="150" table:formula="of:=IF([.B156]=&quot;niedziela&quot;;150;0)" table:style-name="ce1">
            <text:p>150</text:p>
          </table:table-cell>
          <table:table-cell office:value-type="float" office:value="0" table:formula="of:=IF(OR([.B156]=&quot;poniedziałek&quot;;[.B156]= &quot;wtorek&quot;;[.B156]=&quot;środa&quot;;[.B156]=&quot;czwartek&quot;;[.B156]=&quot;piątek&quot;); 150;0)" table:style-name="ce1">
            <text:p>0</text:p>
          </table:table-cell>
          <table:table-cell office:value-type="float" office:value="0" table:formula="of:=IF([.E156]&gt;[.D156];[.E156]-[.D156];0)" table:style-name="ce1">
            <text:p>0</text:p>
          </table:table-cell>
          <table:table-cell office:value-type="float" office:value="11450" table:formula="of:=[.G155]+[.D156]" table:style-name="ce1">
            <text:p>11450</text:p>
          </table:table-cell>
          <table:table-cell office:value-type="float" office:value="11460" table:formula="of:=[.H155]+[.E156]" table:style-name="ce1">
            <text:p>11460</text:p>
          </table:table-cell>
          <table:table-cell office:value-type="float" office:value="10" table:formula="of:=[.H156]-[.G156]" table:style-name="ce1">
            <text:p>10</text:p>
          </table:table-cell>
          <table:table-cell table:number-columns-repeated="16375"/>
        </table:table-row>
        <table:table-row table:style-name="ro1">
          <table:table-cell office:value-type="date" office:date-value="2023-06-05T00:00:00" table:style-name="ce2">
            <text:p>05.06.2023</text:p>
          </table:table-cell>
          <table:table-cell office:value-type="string" table:style-name="ce2">
            <text:p>poniedziałek</text:p>
          </table:table-cell>
          <table:table-cell office:value-type="string" table:style-name="ce2">
            <text:p>wiosna</text:p>
          </table:table-cell>
          <table:table-cell office:value-type="float" office:value="0" table:formula="of:=IF([.B157]=&quot;niedziela&quot;;150;0)" table:style-name="ce1">
            <text:p>0</text:p>
          </table:table-cell>
          <table:table-cell office:value-type="float" office:value="150" table:formula="of:=IF(OR([.B157]=&quot;poniedziałek&quot;;[.B157]= &quot;wtorek&quot;;[.B157]=&quot;środa&quot;;[.B157]=&quot;czwartek&quot;;[.B157]=&quot;piątek&quot;); 150;0)" table:style-name="ce1">
            <text:p>150</text:p>
          </table:table-cell>
          <table:table-cell office:value-type="float" office:value="150" table:formula="of:=IF([.E157]&gt;[.D157];[.E157]-[.D157];0)" table:style-name="ce1">
            <text:p>150</text:p>
          </table:table-cell>
          <table:table-cell office:value-type="float" office:value="11450" table:formula="of:=[.G156]+[.D157]" table:style-name="ce1">
            <text:p>11450</text:p>
          </table:table-cell>
          <table:table-cell office:value-type="float" office:value="11610" table:formula="of:=[.H156]+[.E157]" table:style-name="ce1">
            <text:p>11610</text:p>
          </table:table-cell>
          <table:table-cell office:value-type="float" office:value="160" table:formula="of:=[.H157]-[.G157]" table:style-name="ce1">
            <text:p>160</text:p>
          </table:table-cell>
          <table:table-cell table:number-columns-repeated="16375"/>
        </table:table-row>
        <table:table-row table:style-name="ro1">
          <table:table-cell office:value-type="date" office:date-value="2023-06-06T00:00:00" table:style-name="ce2">
            <text:p>06.06.2023</text:p>
          </table:table-cell>
          <table:table-cell office:value-type="string" table:style-name="ce2">
            <text:p>wtorek</text:p>
          </table:table-cell>
          <table:table-cell office:value-type="string" table:style-name="ce2">
            <text:p>wiosna</text:p>
          </table:table-cell>
          <table:table-cell office:value-type="float" office:value="0" table:formula="of:=IF([.B158]=&quot;niedziela&quot;;150;0)" table:style-name="ce1">
            <text:p>0</text:p>
          </table:table-cell>
          <table:table-cell office:value-type="float" office:value="150" table:formula="of:=IF(OR([.B158]=&quot;poniedziałek&quot;;[.B158]= &quot;wtorek&quot;;[.B158]=&quot;środa&quot;;[.B158]=&quot;czwartek&quot;;[.B158]=&quot;piątek&quot;); 150;0)" table:style-name="ce1">
            <text:p>150</text:p>
          </table:table-cell>
          <table:table-cell office:value-type="float" office:value="150" table:formula="of:=IF([.E158]&gt;[.D158];[.E158]-[.D158];0)" table:style-name="ce1">
            <text:p>150</text:p>
          </table:table-cell>
          <table:table-cell office:value-type="float" office:value="11450" table:formula="of:=[.G157]+[.D158]" table:style-name="ce1">
            <text:p>11450</text:p>
          </table:table-cell>
          <table:table-cell office:value-type="float" office:value="11760" table:formula="of:=[.H157]+[.E158]" table:style-name="ce1">
            <text:p>11760</text:p>
          </table:table-cell>
          <table:table-cell office:value-type="float" office:value="310" table:formula="of:=[.H158]-[.G158]" table:style-name="ce1">
            <text:p>310</text:p>
          </table:table-cell>
          <table:table-cell table:number-columns-repeated="16375"/>
        </table:table-row>
        <table:table-row table:style-name="ro1">
          <table:table-cell office:value-type="date" office:date-value="2023-06-07T00:00:00" table:style-name="ce2">
            <text:p>07.06.2023</text:p>
          </table:table-cell>
          <table:table-cell office:value-type="string" table:style-name="ce2">
            <text:p>środa</text:p>
          </table:table-cell>
          <table:table-cell office:value-type="string" table:style-name="ce2">
            <text:p>wiosna</text:p>
          </table:table-cell>
          <table:table-cell office:value-type="float" office:value="0" table:formula="of:=IF([.B159]=&quot;niedziela&quot;;150;0)" table:style-name="ce1">
            <text:p>0</text:p>
          </table:table-cell>
          <table:table-cell office:value-type="float" office:value="150" table:formula="of:=IF(OR([.B159]=&quot;poniedziałek&quot;;[.B159]= &quot;wtorek&quot;;[.B159]=&quot;środa&quot;;[.B159]=&quot;czwartek&quot;;[.B159]=&quot;piątek&quot;); 150;0)" table:style-name="ce1">
            <text:p>150</text:p>
          </table:table-cell>
          <table:table-cell office:value-type="float" office:value="150" table:formula="of:=IF([.E159]&gt;[.D159];[.E159]-[.D159];0)" table:style-name="ce1">
            <text:p>150</text:p>
          </table:table-cell>
          <table:table-cell office:value-type="float" office:value="11450" table:formula="of:=[.G158]+[.D159]" table:style-name="ce1">
            <text:p>11450</text:p>
          </table:table-cell>
          <table:table-cell office:value-type="float" office:value="11910" table:formula="of:=[.H158]+[.E159]" table:style-name="ce1">
            <text:p>11910</text:p>
          </table:table-cell>
          <table:table-cell office:value-type="float" office:value="460" table:formula="of:=[.H159]-[.G159]" table:style-name="ce1">
            <text:p>460</text:p>
          </table:table-cell>
          <table:table-cell table:number-columns-repeated="16375"/>
        </table:table-row>
        <table:table-row table:style-name="ro1">
          <table:table-cell office:value-type="date" office:date-value="2023-06-08T00:00:00" table:style-name="ce2">
            <text:p>08.06.2023</text:p>
          </table:table-cell>
          <table:table-cell office:value-type="string" table:style-name="ce2">
            <text:p>czwartek</text:p>
          </table:table-cell>
          <table:table-cell office:value-type="string" table:style-name="ce2">
            <text:p>wiosna</text:p>
          </table:table-cell>
          <table:table-cell office:value-type="float" office:value="0" table:formula="of:=IF([.B160]=&quot;niedziela&quot;;150;0)" table:style-name="ce1">
            <text:p>0</text:p>
          </table:table-cell>
          <table:table-cell office:value-type="float" office:value="150" table:formula="of:=IF(OR([.B160]=&quot;poniedziałek&quot;;[.B160]= &quot;wtorek&quot;;[.B160]=&quot;środa&quot;;[.B160]=&quot;czwartek&quot;;[.B160]=&quot;piątek&quot;); 150;0)" table:style-name="ce1">
            <text:p>150</text:p>
          </table:table-cell>
          <table:table-cell office:value-type="float" office:value="150" table:formula="of:=IF([.E160]&gt;[.D160];[.E160]-[.D160];0)" table:style-name="ce1">
            <text:p>150</text:p>
          </table:table-cell>
          <table:table-cell office:value-type="float" office:value="11450" table:formula="of:=[.G159]+[.D160]" table:style-name="ce1">
            <text:p>11450</text:p>
          </table:table-cell>
          <table:table-cell office:value-type="float" office:value="12060" table:formula="of:=[.H159]+[.E160]" table:style-name="ce1">
            <text:p>12060</text:p>
          </table:table-cell>
          <table:table-cell office:value-type="float" office:value="610" table:formula="of:=[.H160]-[.G160]" table:style-name="ce1">
            <text:p>610</text:p>
          </table:table-cell>
          <table:table-cell table:number-columns-repeated="16375"/>
        </table:table-row>
        <table:table-row table:style-name="ro1">
          <table:table-cell office:value-type="date" office:date-value="2023-06-09T00:00:00" table:style-name="ce2">
            <text:p>09.06.2023</text:p>
          </table:table-cell>
          <table:table-cell office:value-type="string" table:style-name="ce2">
            <text:p>piątek</text:p>
          </table:table-cell>
          <table:table-cell office:value-type="string" table:style-name="ce2">
            <text:p>wiosna</text:p>
          </table:table-cell>
          <table:table-cell office:value-type="float" office:value="0" table:formula="of:=IF([.B161]=&quot;niedziela&quot;;150;0)" table:style-name="ce1">
            <text:p>0</text:p>
          </table:table-cell>
          <table:table-cell office:value-type="float" office:value="150" table:formula="of:=IF(OR([.B161]=&quot;poniedziałek&quot;;[.B161]= &quot;wtorek&quot;;[.B161]=&quot;środa&quot;;[.B161]=&quot;czwartek&quot;;[.B161]=&quot;piątek&quot;); 150;0)" table:style-name="ce1">
            <text:p>150</text:p>
          </table:table-cell>
          <table:table-cell office:value-type="float" office:value="150" table:formula="of:=IF([.E161]&gt;[.D161];[.E161]-[.D161];0)" table:style-name="ce1">
            <text:p>150</text:p>
          </table:table-cell>
          <table:table-cell office:value-type="float" office:value="11450" table:formula="of:=[.G160]+[.D161]" table:style-name="ce1">
            <text:p>11450</text:p>
          </table:table-cell>
          <table:table-cell office:value-type="float" office:value="12210" table:formula="of:=[.H160]+[.E161]" table:style-name="ce1">
            <text:p>12210</text:p>
          </table:table-cell>
          <table:table-cell office:value-type="float" office:value="760" table:formula="of:=[.H161]-[.G161]" table:style-name="ce1">
            <text:p>760</text:p>
          </table:table-cell>
          <table:table-cell table:number-columns-repeated="16375"/>
        </table:table-row>
        <table:table-row table:style-name="ro1">
          <table:table-cell office:value-type="date" office:date-value="2023-06-10T00:00:00" table:style-name="ce2">
            <text:p>10.06.2023</text:p>
          </table:table-cell>
          <table:table-cell office:value-type="string" table:style-name="ce2">
            <text:p>sobota</text:p>
          </table:table-cell>
          <table:table-cell office:value-type="string" table:style-name="ce2">
            <text:p>wiosna</text:p>
          </table:table-cell>
          <table:table-cell office:value-type="float" office:value="0" table:formula="of:=IF([.B162]=&quot;niedziela&quot;;150;0)" table:style-name="ce1">
            <text:p>0</text:p>
          </table:table-cell>
          <table:table-cell office:value-type="float" office:value="0" table:formula="of:=IF(OR([.B162]=&quot;poniedziałek&quot;;[.B162]= &quot;wtorek&quot;;[.B162]=&quot;środa&quot;;[.B162]=&quot;czwartek&quot;;[.B162]=&quot;piątek&quot;); 150;0)" table:style-name="ce1">
            <text:p>0</text:p>
          </table:table-cell>
          <table:table-cell office:value-type="float" office:value="0" table:formula="of:=IF([.E162]&gt;[.D162];[.E162]-[.D162];0)" table:style-name="ce1">
            <text:p>0</text:p>
          </table:table-cell>
          <table:table-cell office:value-type="float" office:value="11450" table:formula="of:=[.G161]+[.D162]" table:style-name="ce1">
            <text:p>11450</text:p>
          </table:table-cell>
          <table:table-cell office:value-type="float" office:value="12210" table:formula="of:=[.H161]+[.E162]" table:style-name="ce1">
            <text:p>12210</text:p>
          </table:table-cell>
          <table:table-cell office:value-type="float" office:value="760" table:formula="of:=[.H162]-[.G162]" table:style-name="ce1">
            <text:p>760</text:p>
          </table:table-cell>
          <table:table-cell table:number-columns-repeated="16375"/>
        </table:table-row>
        <table:table-row table:style-name="ro1">
          <table:table-cell office:value-type="date" office:date-value="2023-06-11T00:00:00" table:style-name="ce2">
            <text:p>11.06.2023</text:p>
          </table:table-cell>
          <table:table-cell office:value-type="string" table:style-name="ce2">
            <text:p>niedziela</text:p>
          </table:table-cell>
          <table:table-cell office:value-type="string" table:style-name="ce2">
            <text:p>wiosna</text:p>
          </table:table-cell>
          <table:table-cell office:value-type="float" office:value="150" table:formula="of:=IF([.B163]=&quot;niedziela&quot;;150;0)" table:style-name="ce1">
            <text:p>150</text:p>
          </table:table-cell>
          <table:table-cell office:value-type="float" office:value="0" table:formula="of:=IF(OR([.B163]=&quot;poniedziałek&quot;;[.B163]= &quot;wtorek&quot;;[.B163]=&quot;środa&quot;;[.B163]=&quot;czwartek&quot;;[.B163]=&quot;piątek&quot;); 150;0)" table:style-name="ce1">
            <text:p>0</text:p>
          </table:table-cell>
          <table:table-cell office:value-type="float" office:value="0" table:formula="of:=IF([.E163]&gt;[.D163];[.E163]-[.D163];0)" table:style-name="ce1">
            <text:p>0</text:p>
          </table:table-cell>
          <table:table-cell office:value-type="float" office:value="11600" table:formula="of:=[.G162]+[.D163]" table:style-name="ce1">
            <text:p>11600</text:p>
          </table:table-cell>
          <table:table-cell office:value-type="float" office:value="12210" table:formula="of:=[.H162]+[.E163]" table:style-name="ce1">
            <text:p>12210</text:p>
          </table:table-cell>
          <table:table-cell office:value-type="float" office:value="610" table:formula="of:=[.H163]-[.G163]" table:style-name="ce1">
            <text:p>610</text:p>
          </table:table-cell>
          <table:table-cell table:number-columns-repeated="16375"/>
        </table:table-row>
        <table:table-row table:style-name="ro1">
          <table:table-cell office:value-type="date" office:date-value="2023-06-12T00:00:00" table:style-name="ce2">
            <text:p>12.06.2023</text:p>
          </table:table-cell>
          <table:table-cell office:value-type="string" table:style-name="ce2">
            <text:p>poniedziałek</text:p>
          </table:table-cell>
          <table:table-cell office:value-type="string" table:style-name="ce2">
            <text:p>wiosna</text:p>
          </table:table-cell>
          <table:table-cell office:value-type="float" office:value="0" table:formula="of:=IF([.B164]=&quot;niedziela&quot;;150;0)" table:style-name="ce1">
            <text:p>0</text:p>
          </table:table-cell>
          <table:table-cell office:value-type="float" office:value="150" table:formula="of:=IF(OR([.B164]=&quot;poniedziałek&quot;;[.B164]= &quot;wtorek&quot;;[.B164]=&quot;środa&quot;;[.B164]=&quot;czwartek&quot;;[.B164]=&quot;piątek&quot;); 150;0)" table:style-name="ce1">
            <text:p>150</text:p>
          </table:table-cell>
          <table:table-cell office:value-type="float" office:value="150" table:formula="of:=IF([.E164]&gt;[.D164];[.E164]-[.D164];0)" table:style-name="ce1">
            <text:p>150</text:p>
          </table:table-cell>
          <table:table-cell office:value-type="float" office:value="11600" table:formula="of:=[.G163]+[.D164]" table:style-name="ce1">
            <text:p>11600</text:p>
          </table:table-cell>
          <table:table-cell office:value-type="float" office:value="12360" table:formula="of:=[.H163]+[.E164]" table:style-name="ce1">
            <text:p>12360</text:p>
          </table:table-cell>
          <table:table-cell office:value-type="float" office:value="760" table:formula="of:=[.H164]-[.G164]" table:style-name="ce1">
            <text:p>760</text:p>
          </table:table-cell>
          <table:table-cell table:number-columns-repeated="16375"/>
        </table:table-row>
        <table:table-row table:style-name="ro1">
          <table:table-cell office:value-type="date" office:date-value="2023-06-13T00:00:00" table:style-name="ce2">
            <text:p>13.06.2023</text:p>
          </table:table-cell>
          <table:table-cell office:value-type="string" table:style-name="ce2">
            <text:p>wtorek</text:p>
          </table:table-cell>
          <table:table-cell office:value-type="string" table:style-name="ce2">
            <text:p>wiosna</text:p>
          </table:table-cell>
          <table:table-cell office:value-type="float" office:value="0" table:formula="of:=IF([.B165]=&quot;niedziela&quot;;150;0)" table:style-name="ce1">
            <text:p>0</text:p>
          </table:table-cell>
          <table:table-cell office:value-type="float" office:value="150" table:formula="of:=IF(OR([.B165]=&quot;poniedziałek&quot;;[.B165]= &quot;wtorek&quot;;[.B165]=&quot;środa&quot;;[.B165]=&quot;czwartek&quot;;[.B165]=&quot;piątek&quot;); 150;0)" table:style-name="ce1">
            <text:p>150</text:p>
          </table:table-cell>
          <table:table-cell office:value-type="float" office:value="150" table:formula="of:=IF([.E165]&gt;[.D165];[.E165]-[.D165];0)" table:style-name="ce1">
            <text:p>150</text:p>
          </table:table-cell>
          <table:table-cell office:value-type="float" office:value="11600" table:formula="of:=[.G164]+[.D165]" table:style-name="ce1">
            <text:p>11600</text:p>
          </table:table-cell>
          <table:table-cell office:value-type="float" office:value="12510" table:formula="of:=[.H164]+[.E165]" table:style-name="ce1">
            <text:p>12510</text:p>
          </table:table-cell>
          <table:table-cell office:value-type="float" office:value="910" table:formula="of:=[.H165]-[.G165]" table:style-name="ce1">
            <text:p>910</text:p>
          </table:table-cell>
          <table:table-cell table:number-columns-repeated="16375"/>
        </table:table-row>
        <table:table-row table:style-name="ro1">
          <table:table-cell office:value-type="date" office:date-value="2023-06-14T00:00:00" table:style-name="ce2">
            <text:p>14.06.2023</text:p>
          </table:table-cell>
          <table:table-cell office:value-type="string" table:style-name="ce2">
            <text:p>środa</text:p>
          </table:table-cell>
          <table:table-cell office:value-type="string" table:style-name="ce2">
            <text:p>wiosna</text:p>
          </table:table-cell>
          <table:table-cell office:value-type="float" office:value="0" table:formula="of:=IF([.B166]=&quot;niedziela&quot;;150;0)" table:style-name="ce1">
            <text:p>0</text:p>
          </table:table-cell>
          <table:table-cell office:value-type="float" office:value="150" table:formula="of:=IF(OR([.B166]=&quot;poniedziałek&quot;;[.B166]= &quot;wtorek&quot;;[.B166]=&quot;środa&quot;;[.B166]=&quot;czwartek&quot;;[.B166]=&quot;piątek&quot;); 150;0)" table:style-name="ce1">
            <text:p>150</text:p>
          </table:table-cell>
          <table:table-cell office:value-type="float" office:value="150" table:formula="of:=IF([.E166]&gt;[.D166];[.E166]-[.D166];0)" table:style-name="ce1">
            <text:p>150</text:p>
          </table:table-cell>
          <table:table-cell office:value-type="float" office:value="11600" table:formula="of:=[.G165]+[.D166]" table:style-name="ce1">
            <text:p>11600</text:p>
          </table:table-cell>
          <table:table-cell office:value-type="float" office:value="12660" table:formula="of:=[.H165]+[.E166]" table:style-name="ce1">
            <text:p>12660</text:p>
          </table:table-cell>
          <table:table-cell office:value-type="float" office:value="1060" table:formula="of:=[.H166]-[.G166]" table:style-name="ce1">
            <text:p>1060</text:p>
          </table:table-cell>
          <table:table-cell table:number-columns-repeated="16375"/>
        </table:table-row>
        <table:table-row table:style-name="ro1">
          <table:table-cell office:value-type="date" office:date-value="2023-06-15T00:00:00" table:style-name="ce2">
            <text:p>15.06.2023</text:p>
          </table:table-cell>
          <table:table-cell office:value-type="string" table:style-name="ce2">
            <text:p>czwartek</text:p>
          </table:table-cell>
          <table:table-cell office:value-type="string" table:style-name="ce2">
            <text:p>wiosna</text:p>
          </table:table-cell>
          <table:table-cell office:value-type="float" office:value="0" table:formula="of:=IF([.B167]=&quot;niedziela&quot;;150;0)" table:style-name="ce1">
            <text:p>0</text:p>
          </table:table-cell>
          <table:table-cell office:value-type="float" office:value="150" table:formula="of:=IF(OR([.B167]=&quot;poniedziałek&quot;;[.B167]= &quot;wtorek&quot;;[.B167]=&quot;środa&quot;;[.B167]=&quot;czwartek&quot;;[.B167]=&quot;piątek&quot;); 150;0)" table:style-name="ce1">
            <text:p>150</text:p>
          </table:table-cell>
          <table:table-cell office:value-type="float" office:value="150" table:formula="of:=IF([.E167]&gt;[.D167];[.E167]-[.D167];0)" table:style-name="ce1">
            <text:p>150</text:p>
          </table:table-cell>
          <table:table-cell office:value-type="float" office:value="11600" table:formula="of:=[.G166]+[.D167]" table:style-name="ce1">
            <text:p>11600</text:p>
          </table:table-cell>
          <table:table-cell office:value-type="float" office:value="12810" table:formula="of:=[.H166]+[.E167]" table:style-name="ce1">
            <text:p>12810</text:p>
          </table:table-cell>
          <table:table-cell office:value-type="float" office:value="1210" table:formula="of:=[.H167]-[.G167]" table:style-name="ce1">
            <text:p>1210</text:p>
          </table:table-cell>
          <table:table-cell table:number-columns-repeated="16375"/>
        </table:table-row>
        <table:table-row table:style-name="ro1">
          <table:table-cell office:value-type="date" office:date-value="2023-06-16T00:00:00" table:style-name="ce2">
            <text:p>16.06.2023</text:p>
          </table:table-cell>
          <table:table-cell office:value-type="string" table:style-name="ce2">
            <text:p>piątek</text:p>
          </table:table-cell>
          <table:table-cell office:value-type="string" table:style-name="ce2">
            <text:p>wiosna</text:p>
          </table:table-cell>
          <table:table-cell office:value-type="float" office:value="0" table:formula="of:=IF([.B168]=&quot;niedziela&quot;;150;0)" table:style-name="ce1">
            <text:p>0</text:p>
          </table:table-cell>
          <table:table-cell office:value-type="float" office:value="150" table:formula="of:=IF(OR([.B168]=&quot;poniedziałek&quot;;[.B168]= &quot;wtorek&quot;;[.B168]=&quot;środa&quot;;[.B168]=&quot;czwartek&quot;;[.B168]=&quot;piątek&quot;); 150;0)" table:style-name="ce1">
            <text:p>150</text:p>
          </table:table-cell>
          <table:table-cell office:value-type="float" office:value="150" table:formula="of:=IF([.E168]&gt;[.D168];[.E168]-[.D168];0)" table:style-name="ce1">
            <text:p>150</text:p>
          </table:table-cell>
          <table:table-cell office:value-type="float" office:value="11600" table:formula="of:=[.G167]+[.D168]" table:style-name="ce1">
            <text:p>11600</text:p>
          </table:table-cell>
          <table:table-cell office:value-type="float" office:value="12960" table:formula="of:=[.H167]+[.E168]" table:style-name="ce1">
            <text:p>12960</text:p>
          </table:table-cell>
          <table:table-cell office:value-type="float" office:value="1360" table:formula="of:=[.H168]-[.G168]" table:style-name="ce1">
            <text:p>1360</text:p>
          </table:table-cell>
          <table:table-cell table:number-columns-repeated="16375"/>
        </table:table-row>
        <table:table-row table:style-name="ro1">
          <table:table-cell office:value-type="date" office:date-value="2023-06-17T00:00:00" table:style-name="ce2">
            <text:p>17.06.2023</text:p>
          </table:table-cell>
          <table:table-cell office:value-type="string" table:style-name="ce2">
            <text:p>sobota</text:p>
          </table:table-cell>
          <table:table-cell office:value-type="string" table:style-name="ce2">
            <text:p>wiosna</text:p>
          </table:table-cell>
          <table:table-cell office:value-type="float" office:value="0" table:formula="of:=IF([.B169]=&quot;niedziela&quot;;150;0)" table:style-name="ce1">
            <text:p>0</text:p>
          </table:table-cell>
          <table:table-cell office:value-type="float" office:value="0" table:formula="of:=IF(OR([.B169]=&quot;poniedziałek&quot;;[.B169]= &quot;wtorek&quot;;[.B169]=&quot;środa&quot;;[.B169]=&quot;czwartek&quot;;[.B169]=&quot;piątek&quot;); 150;0)" table:style-name="ce1">
            <text:p>0</text:p>
          </table:table-cell>
          <table:table-cell office:value-type="float" office:value="0" table:formula="of:=IF([.E169]&gt;[.D169];[.E169]-[.D169];0)" table:style-name="ce1">
            <text:p>0</text:p>
          </table:table-cell>
          <table:table-cell office:value-type="float" office:value="11600" table:formula="of:=[.G168]+[.D169]" table:style-name="ce1">
            <text:p>11600</text:p>
          </table:table-cell>
          <table:table-cell office:value-type="float" office:value="12960" table:formula="of:=[.H168]+[.E169]" table:style-name="ce1">
            <text:p>12960</text:p>
          </table:table-cell>
          <table:table-cell office:value-type="float" office:value="1360" table:formula="of:=[.H169]-[.G169]" table:style-name="ce1">
            <text:p>1360</text:p>
          </table:table-cell>
          <table:table-cell table:number-columns-repeated="16375"/>
        </table:table-row>
        <table:table-row table:style-name="ro1">
          <table:table-cell office:value-type="date" office:date-value="2023-06-18T00:00:00" table:style-name="ce2">
            <text:p>18.06.2023</text:p>
          </table:table-cell>
          <table:table-cell office:value-type="string" table:style-name="ce2">
            <text:p>niedziela</text:p>
          </table:table-cell>
          <table:table-cell office:value-type="string" table:style-name="ce2">
            <text:p>wiosna</text:p>
          </table:table-cell>
          <table:table-cell office:value-type="float" office:value="150" table:formula="of:=IF([.B170]=&quot;niedziela&quot;;150;0)" table:style-name="ce1">
            <text:p>150</text:p>
          </table:table-cell>
          <table:table-cell office:value-type="float" office:value="0" table:formula="of:=IF(OR([.B170]=&quot;poniedziałek&quot;;[.B170]= &quot;wtorek&quot;;[.B170]=&quot;środa&quot;;[.B170]=&quot;czwartek&quot;;[.B170]=&quot;piątek&quot;); 150;0)" table:style-name="ce1">
            <text:p>0</text:p>
          </table:table-cell>
          <table:table-cell office:value-type="float" office:value="0" table:formula="of:=IF([.E170]&gt;[.D170];[.E170]-[.D170];0)" table:style-name="ce1">
            <text:p>0</text:p>
          </table:table-cell>
          <table:table-cell office:value-type="float" office:value="11750" table:formula="of:=[.G169]+[.D170]" table:style-name="ce1">
            <text:p>11750</text:p>
          </table:table-cell>
          <table:table-cell office:value-type="float" office:value="12960" table:formula="of:=[.H169]+[.E170]" table:style-name="ce1">
            <text:p>12960</text:p>
          </table:table-cell>
          <table:table-cell office:value-type="float" office:value="1210" table:formula="of:=[.H170]-[.G170]" table:style-name="ce1">
            <text:p>1210</text:p>
          </table:table-cell>
          <table:table-cell table:number-columns-repeated="16375"/>
        </table:table-row>
        <table:table-row table:style-name="ro1">
          <table:table-cell office:value-type="date" office:date-value="2023-06-19T00:00:00" table:style-name="ce2">
            <text:p>19.06.2023</text:p>
          </table:table-cell>
          <table:table-cell office:value-type="string" table:style-name="ce2">
            <text:p>poniedziałek</text:p>
          </table:table-cell>
          <table:table-cell office:value-type="string" table:style-name="ce2">
            <text:p>wiosna</text:p>
          </table:table-cell>
          <table:table-cell office:value-type="float" office:value="0" table:formula="of:=IF([.B171]=&quot;niedziela&quot;;150;0)" table:style-name="ce1">
            <text:p>0</text:p>
          </table:table-cell>
          <table:table-cell office:value-type="float" office:value="150" table:formula="of:=IF(OR([.B171]=&quot;poniedziałek&quot;;[.B171]= &quot;wtorek&quot;;[.B171]=&quot;środa&quot;;[.B171]=&quot;czwartek&quot;;[.B171]=&quot;piątek&quot;); 150;0)" table:style-name="ce1">
            <text:p>150</text:p>
          </table:table-cell>
          <table:table-cell office:value-type="float" office:value="150" table:formula="of:=IF([.E171]&gt;[.D171];[.E171]-[.D171];0)" table:style-name="ce1">
            <text:p>150</text:p>
          </table:table-cell>
          <table:table-cell office:value-type="float" office:value="11750" table:formula="of:=[.G170]+[.D171]" table:style-name="ce1">
            <text:p>11750</text:p>
          </table:table-cell>
          <table:table-cell office:value-type="float" office:value="13110" table:formula="of:=[.H170]+[.E171]" table:style-name="ce1">
            <text:p>13110</text:p>
          </table:table-cell>
          <table:table-cell office:value-type="float" office:value="1360" table:formula="of:=[.H171]-[.G171]" table:style-name="ce1">
            <text:p>1360</text:p>
          </table:table-cell>
          <table:table-cell table:number-columns-repeated="16375"/>
        </table:table-row>
        <table:table-row table:style-name="ro1">
          <table:table-cell office:value-type="date" office:date-value="2023-06-20T00:00:00" table:style-name="ce2">
            <text:p>20.06.2023</text:p>
          </table:table-cell>
          <table:table-cell office:value-type="string" table:style-name="ce2">
            <text:p>wtorek</text:p>
          </table:table-cell>
          <table:table-cell office:value-type="string" table:style-name="ce2">
            <text:p>wiosna</text:p>
          </table:table-cell>
          <table:table-cell office:value-type="float" office:value="0" table:formula="of:=IF([.B172]=&quot;niedziela&quot;;150;0)" table:style-name="ce1">
            <text:p>0</text:p>
          </table:table-cell>
          <table:table-cell office:value-type="float" office:value="150" table:formula="of:=IF(OR([.B172]=&quot;poniedziałek&quot;;[.B172]= &quot;wtorek&quot;;[.B172]=&quot;środa&quot;;[.B172]=&quot;czwartek&quot;;[.B172]=&quot;piątek&quot;); 150;0)" table:style-name="ce1">
            <text:p>150</text:p>
          </table:table-cell>
          <table:table-cell office:value-type="float" office:value="150" table:formula="of:=IF([.E172]&gt;[.D172];[.E172]-[.D172];0)" table:style-name="ce1">
            <text:p>150</text:p>
          </table:table-cell>
          <table:table-cell office:value-type="float" office:value="11750" table:formula="of:=[.G171]+[.D172]" table:style-name="ce1">
            <text:p>11750</text:p>
          </table:table-cell>
          <table:table-cell office:value-type="float" office:value="13260" table:formula="of:=[.H171]+[.E172]" table:style-name="ce1">
            <text:p>13260</text:p>
          </table:table-cell>
          <table:table-cell office:value-type="float" office:value="1510" table:formula="of:=[.H172]-[.G172]" table:style-name="ce1">
            <text:p>1510</text:p>
          </table:table-cell>
          <table:table-cell table:number-columns-repeated="16375"/>
        </table:table-row>
        <table:table-row table:style-name="ro1">
          <table:table-cell office:value-type="date" office:date-value="2023-06-21T00:00:00" table:style-name="ce2">
            <text:p>21.06.2023</text:p>
          </table:table-cell>
          <table:table-cell office:value-type="string" table:style-name="ce2">
            <text:p>środa</text:p>
          </table:table-cell>
          <table:table-cell office:value-type="string" table:style-name="ce2">
            <text:p>lato</text:p>
          </table:table-cell>
          <table:table-cell office:value-type="float" office:value="0" table:formula="of:=IF([.B173]=&quot;niedziela&quot;;150;0)" table:style-name="ce1">
            <text:p>0</text:p>
          </table:table-cell>
          <table:table-cell office:value-type="float" office:value="270" table:formula="of:=IF(OR([.B173]=&quot;poniedziałek&quot;;[.B173]= &quot;wtorek&quot;;[.B173]=&quot;środa&quot;;[.B173]=&quot;czwartek&quot;;[.B173]=&quot;piątek&quot;); 270;0)" table:style-name="ce1">
            <text:p>270</text:p>
          </table:table-cell>
          <table:table-cell office:value-type="float" office:value="270" table:formula="of:=IF([.E173]&gt;[.D173];[.E173]-[.D173];0)" table:style-name="ce1">
            <text:p>270</text:p>
          </table:table-cell>
          <table:table-cell office:value-type="float" office:value="11750" table:formula="of:=[.G172]+[.D173]" table:style-name="ce1">
            <text:p>11750</text:p>
          </table:table-cell>
          <table:table-cell office:value-type="float" office:value="13530" table:formula="of:=[.H172]+[.E173]" table:style-name="ce1">
            <text:p>13530</text:p>
          </table:table-cell>
          <table:table-cell office:value-type="float" office:value="1780" table:formula="of:=[.H173]-[.G173]" table:style-name="ce1">
            <text:p>1780</text:p>
          </table:table-cell>
          <table:table-cell table:number-columns-repeated="16375"/>
        </table:table-row>
        <table:table-row table:style-name="ro1">
          <table:table-cell office:value-type="date" office:date-value="2023-06-22T00:00:00" table:style-name="ce2">
            <text:p>22.06.2023</text:p>
          </table:table-cell>
          <table:table-cell office:value-type="string" table:style-name="ce2">
            <text:p>czwartek</text:p>
          </table:table-cell>
          <table:table-cell office:value-type="string" table:style-name="ce2">
            <text:p>lato</text:p>
          </table:table-cell>
          <table:table-cell office:value-type="float" office:value="0" table:formula="of:=IF([.B174]=&quot;niedziela&quot;;150;0)" table:style-name="ce1">
            <text:p>0</text:p>
          </table:table-cell>
          <table:table-cell office:value-type="float" office:value="270" table:formula="of:=IF(OR([.B174]=&quot;poniedziałek&quot;;[.B174]= &quot;wtorek&quot;;[.B174]=&quot;środa&quot;;[.B174]=&quot;czwartek&quot;;[.B174]=&quot;piątek&quot;); 270;0)" table:style-name="ce1">
            <text:p>270</text:p>
          </table:table-cell>
          <table:table-cell office:value-type="float" office:value="270" table:formula="of:=IF([.E174]&gt;[.D174];[.E174]-[.D174];0)" table:style-name="ce1">
            <text:p>270</text:p>
          </table:table-cell>
          <table:table-cell office:value-type="float" office:value="11750" table:formula="of:=[.G173]+[.D174]" table:style-name="ce1">
            <text:p>11750</text:p>
          </table:table-cell>
          <table:table-cell office:value-type="float" office:value="13800" table:formula="of:=[.H173]+[.E174]" table:style-name="ce1">
            <text:p>13800</text:p>
          </table:table-cell>
          <table:table-cell office:value-type="float" office:value="2050" table:formula="of:=[.H174]-[.G174]" table:style-name="ce1">
            <text:p>2050</text:p>
          </table:table-cell>
          <table:table-cell table:number-columns-repeated="16375"/>
        </table:table-row>
        <table:table-row table:style-name="ro1">
          <table:table-cell office:value-type="date" office:date-value="2023-06-23T00:00:00" table:style-name="ce2">
            <text:p>23.06.2023</text:p>
          </table:table-cell>
          <table:table-cell office:value-type="string" table:style-name="ce2">
            <text:p>piątek</text:p>
          </table:table-cell>
          <table:table-cell office:value-type="string" table:style-name="ce2">
            <text:p>lato</text:p>
          </table:table-cell>
          <table:table-cell office:value-type="float" office:value="0" table:formula="of:=IF([.B175]=&quot;niedziela&quot;;150;0)" table:style-name="ce1">
            <text:p>0</text:p>
          </table:table-cell>
          <table:table-cell office:value-type="float" office:value="270" table:formula="of:=IF(OR([.B175]=&quot;poniedziałek&quot;;[.B175]= &quot;wtorek&quot;;[.B175]=&quot;środa&quot;;[.B175]=&quot;czwartek&quot;;[.B175]=&quot;piątek&quot;); 270;0)" table:style-name="ce1">
            <text:p>270</text:p>
          </table:table-cell>
          <table:table-cell office:value-type="float" office:value="270" table:formula="of:=IF([.E175]&gt;[.D175];[.E175]-[.D175];0)" table:style-name="ce1">
            <text:p>270</text:p>
          </table:table-cell>
          <table:table-cell office:value-type="float" office:value="11750" table:formula="of:=[.G174]+[.D175]" table:style-name="ce1">
            <text:p>11750</text:p>
          </table:table-cell>
          <table:table-cell office:value-type="float" office:value="14070" table:formula="of:=[.H174]+[.E175]" table:style-name="ce1">
            <text:p>14070</text:p>
          </table:table-cell>
          <table:table-cell office:value-type="float" office:value="2320" table:formula="of:=[.H175]-[.G175]" table:style-name="ce1">
            <text:p>2320</text:p>
          </table:table-cell>
          <table:table-cell table:number-columns-repeated="16375"/>
        </table:table-row>
        <table:table-row table:style-name="ro1">
          <table:table-cell office:value-type="date" office:date-value="2023-06-24T00:00:00" table:style-name="ce2">
            <text:p>24.06.2023</text:p>
          </table:table-cell>
          <table:table-cell office:value-type="string" table:style-name="ce2">
            <text:p>sobota</text:p>
          </table:table-cell>
          <table:table-cell office:value-type="string" table:style-name="ce2">
            <text:p>lato</text:p>
          </table:table-cell>
          <table:table-cell office:value-type="float" office:value="0" table:formula="of:=IF([.B176]=&quot;niedziela&quot;;150;0)" table:style-name="ce1">
            <text:p>0</text:p>
          </table:table-cell>
          <table:table-cell office:value-type="float" office:value="0" table:formula="of:=IF(OR([.B176]=&quot;poniedziałek&quot;;[.B176]= &quot;wtorek&quot;;[.B176]=&quot;środa&quot;;[.B176]=&quot;czwartek&quot;;[.B176]=&quot;piątek&quot;); 270;0)" table:style-name="ce1">
            <text:p>0</text:p>
          </table:table-cell>
          <table:table-cell office:value-type="float" office:value="0" table:formula="of:=IF([.E176]&gt;[.D176];[.E176]-[.D176];0)" table:style-name="ce1">
            <text:p>0</text:p>
          </table:table-cell>
          <table:table-cell office:value-type="float" office:value="11750" table:formula="of:=[.G175]+[.D176]" table:style-name="ce1">
            <text:p>11750</text:p>
          </table:table-cell>
          <table:table-cell office:value-type="float" office:value="14070" table:formula="of:=[.H175]+[.E176]" table:style-name="ce1">
            <text:p>14070</text:p>
          </table:table-cell>
          <table:table-cell office:value-type="float" office:value="2320" table:formula="of:=[.H176]-[.G176]" table:style-name="ce1">
            <text:p>2320</text:p>
          </table:table-cell>
          <table:table-cell table:number-columns-repeated="16375"/>
        </table:table-row>
        <table:table-row table:style-name="ro1">
          <table:table-cell office:value-type="date" office:date-value="2023-06-25T00:00:00" table:style-name="ce2">
            <text:p>25.06.2023</text:p>
          </table:table-cell>
          <table:table-cell office:value-type="string" table:style-name="ce2">
            <text:p>niedziela</text:p>
          </table:table-cell>
          <table:table-cell office:value-type="string" table:style-name="ce2">
            <text:p>lato</text:p>
          </table:table-cell>
          <table:table-cell office:value-type="float" office:value="150" table:formula="of:=IF([.B177]=&quot;niedziela&quot;;150;0)" table:style-name="ce1">
            <text:p>150</text:p>
          </table:table-cell>
          <table:table-cell office:value-type="float" office:value="0" table:formula="of:=IF(OR([.B177]=&quot;poniedziałek&quot;;[.B177]= &quot;wtorek&quot;;[.B177]=&quot;środa&quot;;[.B177]=&quot;czwartek&quot;;[.B177]=&quot;piątek&quot;); 270;0)" table:style-name="ce1">
            <text:p>0</text:p>
          </table:table-cell>
          <table:table-cell office:value-type="float" office:value="0" table:formula="of:=IF([.E177]&gt;[.D177];[.E177]-[.D177];0)" table:style-name="ce1">
            <text:p>0</text:p>
          </table:table-cell>
          <table:table-cell office:value-type="float" office:value="11900" table:formula="of:=[.G176]+[.D177]" table:style-name="ce1">
            <text:p>11900</text:p>
          </table:table-cell>
          <table:table-cell office:value-type="float" office:value="14070" table:formula="of:=[.H176]+[.E177]" table:style-name="ce1">
            <text:p>14070</text:p>
          </table:table-cell>
          <table:table-cell office:value-type="float" office:value="2170" table:formula="of:=[.H177]-[.G177]" table:style-name="ce1">
            <text:p>2170</text:p>
          </table:table-cell>
          <table:table-cell table:number-columns-repeated="16375"/>
        </table:table-row>
        <table:table-row table:style-name="ro1">
          <table:table-cell office:value-type="date" office:date-value="2023-06-26T00:00:00" table:style-name="ce2">
            <text:p>26.06.2023</text:p>
          </table:table-cell>
          <table:table-cell office:value-type="string" table:style-name="ce2">
            <text:p>poniedziałek</text:p>
          </table:table-cell>
          <table:table-cell office:value-type="string" table:style-name="ce2">
            <text:p>lato</text:p>
          </table:table-cell>
          <table:table-cell office:value-type="float" office:value="0" table:formula="of:=IF([.B178]=&quot;niedziela&quot;;150;0)" table:style-name="ce1">
            <text:p>0</text:p>
          </table:table-cell>
          <table:table-cell office:value-type="float" office:value="270" table:formula="of:=IF(OR([.B178]=&quot;poniedziałek&quot;;[.B178]= &quot;wtorek&quot;;[.B178]=&quot;środa&quot;;[.B178]=&quot;czwartek&quot;;[.B178]=&quot;piątek&quot;); 270;0)" table:style-name="ce1">
            <text:p>270</text:p>
          </table:table-cell>
          <table:table-cell office:value-type="float" office:value="270" table:formula="of:=IF([.E178]&gt;[.D178];[.E178]-[.D178];0)" table:style-name="ce1">
            <text:p>270</text:p>
          </table:table-cell>
          <table:table-cell office:value-type="float" office:value="11900" table:formula="of:=[.G177]+[.D178]" table:style-name="ce1">
            <text:p>11900</text:p>
          </table:table-cell>
          <table:table-cell office:value-type="float" office:value="14340" table:formula="of:=[.H177]+[.E178]" table:style-name="ce1">
            <text:p>14340</text:p>
          </table:table-cell>
          <table:table-cell office:value-type="float" office:value="2440" table:formula="of:=[.H178]-[.G178]" table:style-name="ce1">
            <text:p>2440</text:p>
          </table:table-cell>
          <table:table-cell table:number-columns-repeated="16375"/>
        </table:table-row>
        <table:table-row table:style-name="ro1">
          <table:table-cell office:value-type="date" office:date-value="2023-06-27T00:00:00" table:style-name="ce2">
            <text:p>27.06.2023</text:p>
          </table:table-cell>
          <table:table-cell office:value-type="string" table:style-name="ce2">
            <text:p>wtorek</text:p>
          </table:table-cell>
          <table:table-cell office:value-type="string" table:style-name="ce2">
            <text:p>lato</text:p>
          </table:table-cell>
          <table:table-cell office:value-type="float" office:value="0" table:formula="of:=IF([.B179]=&quot;niedziela&quot;;150;0)" table:style-name="ce1">
            <text:p>0</text:p>
          </table:table-cell>
          <table:table-cell office:value-type="float" office:value="270" table:formula="of:=IF(OR([.B179]=&quot;poniedziałek&quot;;[.B179]= &quot;wtorek&quot;;[.B179]=&quot;środa&quot;;[.B179]=&quot;czwartek&quot;;[.B179]=&quot;piątek&quot;); 270;0)" table:style-name="ce1">
            <text:p>270</text:p>
          </table:table-cell>
          <table:table-cell office:value-type="float" office:value="270" table:formula="of:=IF([.E179]&gt;[.D179];[.E179]-[.D179];0)" table:style-name="ce1">
            <text:p>270</text:p>
          </table:table-cell>
          <table:table-cell office:value-type="float" office:value="11900" table:formula="of:=[.G178]+[.D179]" table:style-name="ce1">
            <text:p>11900</text:p>
          </table:table-cell>
          <table:table-cell office:value-type="float" office:value="14610" table:formula="of:=[.H178]+[.E179]" table:style-name="ce1">
            <text:p>14610</text:p>
          </table:table-cell>
          <table:table-cell office:value-type="float" office:value="2710" table:formula="of:=[.H179]-[.G179]" table:style-name="ce1">
            <text:p>2710</text:p>
          </table:table-cell>
          <table:table-cell table:number-columns-repeated="16375"/>
        </table:table-row>
        <table:table-row table:style-name="ro1">
          <table:table-cell office:value-type="date" office:date-value="2023-06-28T00:00:00" table:style-name="ce2">
            <text:p>28.06.2023</text:p>
          </table:table-cell>
          <table:table-cell office:value-type="string" table:style-name="ce2">
            <text:p>środa</text:p>
          </table:table-cell>
          <table:table-cell office:value-type="string" table:style-name="ce2">
            <text:p>lato</text:p>
          </table:table-cell>
          <table:table-cell office:value-type="float" office:value="0" table:formula="of:=IF([.B180]=&quot;niedziela&quot;;150;0)" table:style-name="ce1">
            <text:p>0</text:p>
          </table:table-cell>
          <table:table-cell office:value-type="float" office:value="270" table:formula="of:=IF(OR([.B180]=&quot;poniedziałek&quot;;[.B180]= &quot;wtorek&quot;;[.B180]=&quot;środa&quot;;[.B180]=&quot;czwartek&quot;;[.B180]=&quot;piątek&quot;); 270;0)" table:style-name="ce1">
            <text:p>270</text:p>
          </table:table-cell>
          <table:table-cell office:value-type="float" office:value="270" table:formula="of:=IF([.E180]&gt;[.D180];[.E180]-[.D180];0)" table:style-name="ce1">
            <text:p>270</text:p>
          </table:table-cell>
          <table:table-cell office:value-type="float" office:value="11900" table:formula="of:=[.G179]+[.D180]" table:style-name="ce1">
            <text:p>11900</text:p>
          </table:table-cell>
          <table:table-cell office:value-type="float" office:value="14880" table:formula="of:=[.H179]+[.E180]" table:style-name="ce1">
            <text:p>14880</text:p>
          </table:table-cell>
          <table:table-cell office:value-type="float" office:value="2980" table:formula="of:=[.H180]-[.G180]" table:style-name="ce1">
            <text:p>2980</text:p>
          </table:table-cell>
          <table:table-cell table:number-columns-repeated="16375"/>
        </table:table-row>
        <table:table-row table:style-name="ro1">
          <table:table-cell office:value-type="date" office:date-value="2023-06-29T00:00:00" table:style-name="ce2">
            <text:p>29.06.2023</text:p>
          </table:table-cell>
          <table:table-cell office:value-type="string" table:style-name="ce2">
            <text:p>czwartek</text:p>
          </table:table-cell>
          <table:table-cell office:value-type="string" table:style-name="ce2">
            <text:p>lato</text:p>
          </table:table-cell>
          <table:table-cell office:value-type="float" office:value="0" table:formula="of:=IF([.B181]=&quot;niedziela&quot;;150;0)" table:style-name="ce1">
            <text:p>0</text:p>
          </table:table-cell>
          <table:table-cell office:value-type="float" office:value="270" table:formula="of:=IF(OR([.B181]=&quot;poniedziałek&quot;;[.B181]= &quot;wtorek&quot;;[.B181]=&quot;środa&quot;;[.B181]=&quot;czwartek&quot;;[.B181]=&quot;piątek&quot;); 270;0)" table:style-name="ce1">
            <text:p>270</text:p>
          </table:table-cell>
          <table:table-cell office:value-type="float" office:value="270" table:formula="of:=IF([.E181]&gt;[.D181];[.E181]-[.D181];0)" table:style-name="ce1">
            <text:p>270</text:p>
          </table:table-cell>
          <table:table-cell office:value-type="float" office:value="11900" table:formula="of:=[.G180]+[.D181]" table:style-name="ce1">
            <text:p>11900</text:p>
          </table:table-cell>
          <table:table-cell office:value-type="float" office:value="15150" table:formula="of:=[.H180]+[.E181]" table:style-name="ce1">
            <text:p>15150</text:p>
          </table:table-cell>
          <table:table-cell office:value-type="float" office:value="3250" table:formula="of:=[.H181]-[.G181]" table:style-name="ce1">
            <text:p>3250</text:p>
          </table:table-cell>
          <table:table-cell table:number-columns-repeated="16375"/>
        </table:table-row>
        <table:table-row table:style-name="ro1">
          <table:table-cell office:value-type="date" office:date-value="2023-06-30T00:00:00" table:style-name="ce2">
            <text:p>30.06.2023</text:p>
          </table:table-cell>
          <table:table-cell office:value-type="string" table:style-name="ce2">
            <text:p>piątek</text:p>
          </table:table-cell>
          <table:table-cell office:value-type="string" table:style-name="ce2">
            <text:p>lato</text:p>
          </table:table-cell>
          <table:table-cell office:value-type="float" office:value="0" table:formula="of:=IF([.B182]=&quot;niedziela&quot;;150;0)" table:style-name="ce1">
            <text:p>0</text:p>
          </table:table-cell>
          <table:table-cell office:value-type="float" office:value="270" table:formula="of:=IF(OR([.B182]=&quot;poniedziałek&quot;;[.B182]= &quot;wtorek&quot;;[.B182]=&quot;środa&quot;;[.B182]=&quot;czwartek&quot;;[.B182]=&quot;piątek&quot;); 270;0)" table:style-name="ce1">
            <text:p>270</text:p>
          </table:table-cell>
          <table:table-cell office:value-type="float" office:value="270" table:formula="of:=IF([.E182]&gt;[.D182];[.E182]-[.D182];0)" table:style-name="ce1">
            <text:p>270</text:p>
          </table:table-cell>
          <table:table-cell office:value-type="float" office:value="11900" table:formula="of:=[.G181]+[.D182]" table:style-name="ce1">
            <text:p>11900</text:p>
          </table:table-cell>
          <table:table-cell office:value-type="float" office:value="15420" table:formula="of:=[.H181]+[.E182]" table:style-name="ce1">
            <text:p>15420</text:p>
          </table:table-cell>
          <table:table-cell office:value-type="float" office:value="3520" table:formula="of:=[.H182]-[.G182]" table:style-name="ce1">
            <text:p>3520</text:p>
          </table:table-cell>
          <table:table-cell table:number-columns-repeated="16375"/>
        </table:table-row>
        <table:table-row table:style-name="ro1">
          <table:table-cell office:value-type="date" office:date-value="2023-07-01T00:00:00" table:style-name="ce2">
            <text:p>01.07.2023</text:p>
          </table:table-cell>
          <table:table-cell office:value-type="string" table:style-name="ce2">
            <text:p>sobota</text:p>
          </table:table-cell>
          <table:table-cell office:value-type="string" table:style-name="ce2">
            <text:p>lato</text:p>
          </table:table-cell>
          <table:table-cell office:value-type="float" office:value="0" table:formula="of:=IF([.B183]=&quot;niedziela&quot;;150;0)" table:style-name="ce1">
            <text:p>0</text:p>
          </table:table-cell>
          <table:table-cell office:value-type="float" office:value="0" table:formula="of:=IF(OR([.B183]=&quot;poniedziałek&quot;;[.B183]= &quot;wtorek&quot;;[.B183]=&quot;środa&quot;;[.B183]=&quot;czwartek&quot;;[.B183]=&quot;piątek&quot;); 270;0)" table:style-name="ce1">
            <text:p>0</text:p>
          </table:table-cell>
          <table:table-cell office:value-type="float" office:value="0" table:formula="of:=IF([.E183]&gt;[.D183];[.E183]-[.D183];0)" table:style-name="ce1">
            <text:p>0</text:p>
          </table:table-cell>
          <table:table-cell office:value-type="float" office:value="11900" table:formula="of:=[.G182]+[.D183]" table:style-name="ce1">
            <text:p>11900</text:p>
          </table:table-cell>
          <table:table-cell office:value-type="float" office:value="15420" table:formula="of:=[.H182]+[.E183]" table:style-name="ce1">
            <text:p>15420</text:p>
          </table:table-cell>
          <table:table-cell office:value-type="float" office:value="3520" table:formula="of:=[.H183]-[.G183]" table:style-name="ce1">
            <text:p>3520</text:p>
          </table:table-cell>
          <table:table-cell table:number-columns-repeated="16375"/>
        </table:table-row>
        <table:table-row table:style-name="ro1">
          <table:table-cell office:value-type="date" office:date-value="2023-07-02T00:00:00" table:style-name="ce2">
            <text:p>02.07.2023</text:p>
          </table:table-cell>
          <table:table-cell office:value-type="string" table:style-name="ce2">
            <text:p>niedziela</text:p>
          </table:table-cell>
          <table:table-cell office:value-type="string" table:style-name="ce2">
            <text:p>lato</text:p>
          </table:table-cell>
          <table:table-cell office:value-type="float" office:value="150" table:formula="of:=IF([.B184]=&quot;niedziela&quot;;150;0)" table:style-name="ce1">
            <text:p>150</text:p>
          </table:table-cell>
          <table:table-cell office:value-type="float" office:value="0" table:formula="of:=IF(OR([.B184]=&quot;poniedziałek&quot;;[.B184]= &quot;wtorek&quot;;[.B184]=&quot;środa&quot;;[.B184]=&quot;czwartek&quot;;[.B184]=&quot;piątek&quot;); 270;0)" table:style-name="ce1">
            <text:p>0</text:p>
          </table:table-cell>
          <table:table-cell office:value-type="float" office:value="0" table:formula="of:=IF([.E184]&gt;[.D184];[.E184]-[.D184];0)" table:style-name="ce1">
            <text:p>0</text:p>
          </table:table-cell>
          <table:table-cell office:value-type="float" office:value="12050" table:formula="of:=[.G183]+[.D184]" table:style-name="ce1">
            <text:p>12050</text:p>
          </table:table-cell>
          <table:table-cell office:value-type="float" office:value="15420" table:formula="of:=[.H183]+[.E184]" table:style-name="ce1">
            <text:p>15420</text:p>
          </table:table-cell>
          <table:table-cell office:value-type="float" office:value="3370" table:formula="of:=[.H184]-[.G184]" table:style-name="ce1">
            <text:p>3370</text:p>
          </table:table-cell>
          <table:table-cell table:number-columns-repeated="16375"/>
        </table:table-row>
        <table:table-row table:style-name="ro1">
          <table:table-cell office:value-type="date" office:date-value="2023-07-03T00:00:00" table:style-name="ce2">
            <text:p>03.07.2023</text:p>
          </table:table-cell>
          <table:table-cell office:value-type="string" table:style-name="ce2">
            <text:p>poniedziałek</text:p>
          </table:table-cell>
          <table:table-cell office:value-type="string" table:style-name="ce2">
            <text:p>lato</text:p>
          </table:table-cell>
          <table:table-cell office:value-type="float" office:value="0" table:formula="of:=IF([.B185]=&quot;niedziela&quot;;150;0)" table:style-name="ce1">
            <text:p>0</text:p>
          </table:table-cell>
          <table:table-cell office:value-type="float" office:value="270" table:formula="of:=IF(OR([.B185]=&quot;poniedziałek&quot;;[.B185]= &quot;wtorek&quot;;[.B185]=&quot;środa&quot;;[.B185]=&quot;czwartek&quot;;[.B185]=&quot;piątek&quot;); 270;0)" table:style-name="ce1">
            <text:p>270</text:p>
          </table:table-cell>
          <table:table-cell office:value-type="float" office:value="270" table:formula="of:=IF([.E185]&gt;[.D185];[.E185]-[.D185];0)" table:style-name="ce1">
            <text:p>270</text:p>
          </table:table-cell>
          <table:table-cell office:value-type="float" office:value="12050" table:formula="of:=[.G184]+[.D185]" table:style-name="ce1">
            <text:p>12050</text:p>
          </table:table-cell>
          <table:table-cell office:value-type="float" office:value="15690" table:formula="of:=[.H184]+[.E185]" table:style-name="ce1">
            <text:p>15690</text:p>
          </table:table-cell>
          <table:table-cell office:value-type="float" office:value="3640" table:formula="of:=[.H185]-[.G185]" table:style-name="ce1">
            <text:p>3640</text:p>
          </table:table-cell>
          <table:table-cell table:number-columns-repeated="16375"/>
        </table:table-row>
        <table:table-row table:style-name="ro1">
          <table:table-cell office:value-type="date" office:date-value="2023-07-04T00:00:00" table:style-name="ce2">
            <text:p>04.07.2023</text:p>
          </table:table-cell>
          <table:table-cell office:value-type="string" table:style-name="ce2">
            <text:p>wtorek</text:p>
          </table:table-cell>
          <table:table-cell office:value-type="string" table:style-name="ce2">
            <text:p>lato</text:p>
          </table:table-cell>
          <table:table-cell office:value-type="float" office:value="0" table:formula="of:=IF([.B186]=&quot;niedziela&quot;;150;0)" table:style-name="ce1">
            <text:p>0</text:p>
          </table:table-cell>
          <table:table-cell office:value-type="float" office:value="270" table:formula="of:=IF(OR([.B186]=&quot;poniedziałek&quot;;[.B186]= &quot;wtorek&quot;;[.B186]=&quot;środa&quot;;[.B186]=&quot;czwartek&quot;;[.B186]=&quot;piątek&quot;); 270;0)" table:style-name="ce1">
            <text:p>270</text:p>
          </table:table-cell>
          <table:table-cell office:value-type="float" office:value="270" table:formula="of:=IF([.E186]&gt;[.D186];[.E186]-[.D186];0)" table:style-name="ce1">
            <text:p>270</text:p>
          </table:table-cell>
          <table:table-cell office:value-type="float" office:value="12050" table:formula="of:=[.G185]+[.D186]" table:style-name="ce1">
            <text:p>12050</text:p>
          </table:table-cell>
          <table:table-cell office:value-type="float" office:value="15960" table:formula="of:=[.H185]+[.E186]" table:style-name="ce1">
            <text:p>15960</text:p>
          </table:table-cell>
          <table:table-cell office:value-type="float" office:value="3910" table:formula="of:=[.H186]-[.G186]" table:style-name="ce1">
            <text:p>3910</text:p>
          </table:table-cell>
          <table:table-cell table:number-columns-repeated="16375"/>
        </table:table-row>
        <table:table-row table:style-name="ro1">
          <table:table-cell office:value-type="date" office:date-value="2023-07-05T00:00:00" table:style-name="ce2">
            <text:p>05.07.2023</text:p>
          </table:table-cell>
          <table:table-cell office:value-type="string" table:style-name="ce2">
            <text:p>środa</text:p>
          </table:table-cell>
          <table:table-cell office:value-type="string" table:style-name="ce2">
            <text:p>lato</text:p>
          </table:table-cell>
          <table:table-cell office:value-type="float" office:value="0" table:formula="of:=IF([.B187]=&quot;niedziela&quot;;150;0)" table:style-name="ce1">
            <text:p>0</text:p>
          </table:table-cell>
          <table:table-cell office:value-type="float" office:value="270" table:formula="of:=IF(OR([.B187]=&quot;poniedziałek&quot;;[.B187]= &quot;wtorek&quot;;[.B187]=&quot;środa&quot;;[.B187]=&quot;czwartek&quot;;[.B187]=&quot;piątek&quot;); 270;0)" table:style-name="ce1">
            <text:p>270</text:p>
          </table:table-cell>
          <table:table-cell office:value-type="float" office:value="270" table:formula="of:=IF([.E187]&gt;[.D187];[.E187]-[.D187];0)" table:style-name="ce1">
            <text:p>270</text:p>
          </table:table-cell>
          <table:table-cell office:value-type="float" office:value="12050" table:formula="of:=[.G186]+[.D187]" table:style-name="ce1">
            <text:p>12050</text:p>
          </table:table-cell>
          <table:table-cell office:value-type="float" office:value="16230" table:formula="of:=[.H186]+[.E187]" table:style-name="ce1">
            <text:p>16230</text:p>
          </table:table-cell>
          <table:table-cell office:value-type="float" office:value="4180" table:formula="of:=[.H187]-[.G187]" table:style-name="ce1">
            <text:p>4180</text:p>
          </table:table-cell>
          <table:table-cell table:number-columns-repeated="16375"/>
        </table:table-row>
        <table:table-row table:style-name="ro1">
          <table:table-cell office:value-type="date" office:date-value="2023-07-06T00:00:00" table:style-name="ce2">
            <text:p>06.07.2023</text:p>
          </table:table-cell>
          <table:table-cell office:value-type="string" table:style-name="ce2">
            <text:p>czwartek</text:p>
          </table:table-cell>
          <table:table-cell office:value-type="string" table:style-name="ce2">
            <text:p>lato</text:p>
          </table:table-cell>
          <table:table-cell office:value-type="float" office:value="0" table:formula="of:=IF([.B188]=&quot;niedziela&quot;;150;0)" table:style-name="ce1">
            <text:p>0</text:p>
          </table:table-cell>
          <table:table-cell office:value-type="float" office:value="270" table:formula="of:=IF(OR([.B188]=&quot;poniedziałek&quot;;[.B188]= &quot;wtorek&quot;;[.B188]=&quot;środa&quot;;[.B188]=&quot;czwartek&quot;;[.B188]=&quot;piątek&quot;); 270;0)" table:style-name="ce1">
            <text:p>270</text:p>
          </table:table-cell>
          <table:table-cell office:value-type="float" office:value="270" table:formula="of:=IF([.E188]&gt;[.D188];[.E188]-[.D188];0)" table:style-name="ce1">
            <text:p>270</text:p>
          </table:table-cell>
          <table:table-cell office:value-type="float" office:value="12050" table:formula="of:=[.G187]+[.D188]" table:style-name="ce1">
            <text:p>12050</text:p>
          </table:table-cell>
          <table:table-cell office:value-type="float" office:value="16500" table:formula="of:=[.H187]+[.E188]" table:style-name="ce1">
            <text:p>16500</text:p>
          </table:table-cell>
          <table:table-cell office:value-type="float" office:value="4450" table:formula="of:=[.H188]-[.G188]" table:style-name="ce1">
            <text:p>4450</text:p>
          </table:table-cell>
          <table:table-cell table:number-columns-repeated="16375"/>
        </table:table-row>
        <table:table-row table:style-name="ro1">
          <table:table-cell office:value-type="date" office:date-value="2023-07-07T00:00:00" table:style-name="ce2">
            <text:p>07.07.2023</text:p>
          </table:table-cell>
          <table:table-cell office:value-type="string" table:style-name="ce2">
            <text:p>piątek</text:p>
          </table:table-cell>
          <table:table-cell office:value-type="string" table:style-name="ce2">
            <text:p>lato</text:p>
          </table:table-cell>
          <table:table-cell office:value-type="float" office:value="0" table:formula="of:=IF([.B189]=&quot;niedziela&quot;;150;0)" table:style-name="ce1">
            <text:p>0</text:p>
          </table:table-cell>
          <table:table-cell office:value-type="float" office:value="270" table:formula="of:=IF(OR([.B189]=&quot;poniedziałek&quot;;[.B189]= &quot;wtorek&quot;;[.B189]=&quot;środa&quot;;[.B189]=&quot;czwartek&quot;;[.B189]=&quot;piątek&quot;); 270;0)" table:style-name="ce1">
            <text:p>270</text:p>
          </table:table-cell>
          <table:table-cell office:value-type="float" office:value="270" table:formula="of:=IF([.E189]&gt;[.D189];[.E189]-[.D189];0)" table:style-name="ce1">
            <text:p>270</text:p>
          </table:table-cell>
          <table:table-cell office:value-type="float" office:value="12050" table:formula="of:=[.G188]+[.D189]" table:style-name="ce1">
            <text:p>12050</text:p>
          </table:table-cell>
          <table:table-cell office:value-type="float" office:value="16770" table:formula="of:=[.H188]+[.E189]" table:style-name="ce1">
            <text:p>16770</text:p>
          </table:table-cell>
          <table:table-cell office:value-type="float" office:value="4720" table:formula="of:=[.H189]-[.G189]" table:style-name="ce1">
            <text:p>4720</text:p>
          </table:table-cell>
          <table:table-cell table:number-columns-repeated="16375"/>
        </table:table-row>
        <table:table-row table:style-name="ro1">
          <table:table-cell office:value-type="date" office:date-value="2023-07-08T00:00:00" table:style-name="ce2">
            <text:p>08.07.2023</text:p>
          </table:table-cell>
          <table:table-cell office:value-type="string" table:style-name="ce2">
            <text:p>sobota</text:p>
          </table:table-cell>
          <table:table-cell office:value-type="string" table:style-name="ce2">
            <text:p>lato</text:p>
          </table:table-cell>
          <table:table-cell office:value-type="float" office:value="0" table:formula="of:=IF([.B190]=&quot;niedziela&quot;;150;0)" table:style-name="ce1">
            <text:p>0</text:p>
          </table:table-cell>
          <table:table-cell office:value-type="float" office:value="0" table:formula="of:=IF(OR([.B190]=&quot;poniedziałek&quot;;[.B190]= &quot;wtorek&quot;;[.B190]=&quot;środa&quot;;[.B190]=&quot;czwartek&quot;;[.B190]=&quot;piątek&quot;); 270;0)" table:style-name="ce1">
            <text:p>0</text:p>
          </table:table-cell>
          <table:table-cell office:value-type="float" office:value="0" table:formula="of:=IF([.E190]&gt;[.D190];[.E190]-[.D190];0)" table:style-name="ce1">
            <text:p>0</text:p>
          </table:table-cell>
          <table:table-cell office:value-type="float" office:value="12050" table:formula="of:=[.G189]+[.D190]" table:style-name="ce1">
            <text:p>12050</text:p>
          </table:table-cell>
          <table:table-cell office:value-type="float" office:value="16770" table:formula="of:=[.H189]+[.E190]" table:style-name="ce1">
            <text:p>16770</text:p>
          </table:table-cell>
          <table:table-cell office:value-type="float" office:value="4720" table:formula="of:=[.H190]-[.G190]" table:style-name="ce1">
            <text:p>4720</text:p>
          </table:table-cell>
          <table:table-cell table:number-columns-repeated="16375"/>
        </table:table-row>
        <table:table-row table:style-name="ro1">
          <table:table-cell office:value-type="date" office:date-value="2023-07-09T00:00:00" table:style-name="ce2">
            <text:p>09.07.2023</text:p>
          </table:table-cell>
          <table:table-cell office:value-type="string" table:style-name="ce2">
            <text:p>niedziela</text:p>
          </table:table-cell>
          <table:table-cell office:value-type="string" table:style-name="ce2">
            <text:p>lato</text:p>
          </table:table-cell>
          <table:table-cell office:value-type="float" office:value="150" table:formula="of:=IF([.B191]=&quot;niedziela&quot;;150;0)" table:style-name="ce1">
            <text:p>150</text:p>
          </table:table-cell>
          <table:table-cell office:value-type="float" office:value="0" table:formula="of:=IF(OR([.B191]=&quot;poniedziałek&quot;;[.B191]= &quot;wtorek&quot;;[.B191]=&quot;środa&quot;;[.B191]=&quot;czwartek&quot;;[.B191]=&quot;piątek&quot;); 270;0)" table:style-name="ce1">
            <text:p>0</text:p>
          </table:table-cell>
          <table:table-cell office:value-type="float" office:value="0" table:formula="of:=IF([.E191]&gt;[.D191];[.E191]-[.D191];0)" table:style-name="ce1">
            <text:p>0</text:p>
          </table:table-cell>
          <table:table-cell office:value-type="float" office:value="12200" table:formula="of:=[.G190]+[.D191]" table:style-name="ce1">
            <text:p>12200</text:p>
          </table:table-cell>
          <table:table-cell office:value-type="float" office:value="16770" table:formula="of:=[.H190]+[.E191]" table:style-name="ce1">
            <text:p>16770</text:p>
          </table:table-cell>
          <table:table-cell office:value-type="float" office:value="4570" table:formula="of:=[.H191]-[.G191]" table:style-name="ce1">
            <text:p>4570</text:p>
          </table:table-cell>
          <table:table-cell table:number-columns-repeated="16375"/>
        </table:table-row>
        <table:table-row table:style-name="ro1">
          <table:table-cell office:value-type="date" office:date-value="2023-07-10T00:00:00" table:style-name="ce2">
            <text:p>10.07.2023</text:p>
          </table:table-cell>
          <table:table-cell office:value-type="string" table:style-name="ce2">
            <text:p>poniedziałek</text:p>
          </table:table-cell>
          <table:table-cell office:value-type="string" table:style-name="ce2">
            <text:p>lato</text:p>
          </table:table-cell>
          <table:table-cell office:value-type="float" office:value="0" table:formula="of:=IF([.B192]=&quot;niedziela&quot;;150;0)" table:style-name="ce1">
            <text:p>0</text:p>
          </table:table-cell>
          <table:table-cell office:value-type="float" office:value="270" table:formula="of:=IF(OR([.B192]=&quot;poniedziałek&quot;;[.B192]= &quot;wtorek&quot;;[.B192]=&quot;środa&quot;;[.B192]=&quot;czwartek&quot;;[.B192]=&quot;piątek&quot;); 270;0)" table:style-name="ce1">
            <text:p>270</text:p>
          </table:table-cell>
          <table:table-cell office:value-type="float" office:value="270" table:formula="of:=IF([.E192]&gt;[.D192];[.E192]-[.D192];0)" table:style-name="ce1">
            <text:p>270</text:p>
          </table:table-cell>
          <table:table-cell office:value-type="float" office:value="12200" table:formula="of:=[.G191]+[.D192]" table:style-name="ce1">
            <text:p>12200</text:p>
          </table:table-cell>
          <table:table-cell office:value-type="float" office:value="17040" table:formula="of:=[.H191]+[.E192]" table:style-name="ce1">
            <text:p>17040</text:p>
          </table:table-cell>
          <table:table-cell office:value-type="float" office:value="4840" table:formula="of:=[.H192]-[.G192]" table:style-name="ce1">
            <text:p>4840</text:p>
          </table:table-cell>
          <table:table-cell table:number-columns-repeated="16375"/>
        </table:table-row>
        <table:table-row table:style-name="ro1">
          <table:table-cell office:value-type="date" office:date-value="2023-07-11T00:00:00" table:style-name="ce2">
            <text:p>11.07.2023</text:p>
          </table:table-cell>
          <table:table-cell office:value-type="string" table:style-name="ce2">
            <text:p>wtorek</text:p>
          </table:table-cell>
          <table:table-cell office:value-type="string" table:style-name="ce2">
            <text:p>lato</text:p>
          </table:table-cell>
          <table:table-cell office:value-type="float" office:value="0" table:formula="of:=IF([.B193]=&quot;niedziela&quot;;150;0)" table:style-name="ce1">
            <text:p>0</text:p>
          </table:table-cell>
          <table:table-cell office:value-type="float" office:value="270" table:formula="of:=IF(OR([.B193]=&quot;poniedziałek&quot;;[.B193]= &quot;wtorek&quot;;[.B193]=&quot;środa&quot;;[.B193]=&quot;czwartek&quot;;[.B193]=&quot;piątek&quot;); 270;0)" table:style-name="ce1">
            <text:p>270</text:p>
          </table:table-cell>
          <table:table-cell office:value-type="float" office:value="270" table:formula="of:=IF([.E193]&gt;[.D193];[.E193]-[.D193];0)" table:style-name="ce1">
            <text:p>270</text:p>
          </table:table-cell>
          <table:table-cell office:value-type="float" office:value="12200" table:formula="of:=[.G192]+[.D193]" table:style-name="ce1">
            <text:p>12200</text:p>
          </table:table-cell>
          <table:table-cell office:value-type="float" office:value="17310" table:formula="of:=[.H192]+[.E193]" table:style-name="ce1">
            <text:p>17310</text:p>
          </table:table-cell>
          <table:table-cell office:value-type="float" office:value="5110" table:formula="of:=[.H193]-[.G193]" table:style-name="ce1">
            <text:p>5110</text:p>
          </table:table-cell>
          <table:table-cell table:number-columns-repeated="16375"/>
        </table:table-row>
        <table:table-row table:style-name="ro1">
          <table:table-cell office:value-type="date" office:date-value="2023-07-12T00:00:00" table:style-name="ce2">
            <text:p>12.07.2023</text:p>
          </table:table-cell>
          <table:table-cell office:value-type="string" table:style-name="ce2">
            <text:p>środa</text:p>
          </table:table-cell>
          <table:table-cell office:value-type="string" table:style-name="ce2">
            <text:p>lato</text:p>
          </table:table-cell>
          <table:table-cell office:value-type="float" office:value="0" table:formula="of:=IF([.B194]=&quot;niedziela&quot;;150;0)" table:style-name="ce1">
            <text:p>0</text:p>
          </table:table-cell>
          <table:table-cell office:value-type="float" office:value="270" table:formula="of:=IF(OR([.B194]=&quot;poniedziałek&quot;;[.B194]= &quot;wtorek&quot;;[.B194]=&quot;środa&quot;;[.B194]=&quot;czwartek&quot;;[.B194]=&quot;piątek&quot;); 270;0)" table:style-name="ce1">
            <text:p>270</text:p>
          </table:table-cell>
          <table:table-cell office:value-type="float" office:value="270" table:formula="of:=IF([.E194]&gt;[.D194];[.E194]-[.D194];0)" table:style-name="ce1">
            <text:p>270</text:p>
          </table:table-cell>
          <table:table-cell office:value-type="float" office:value="12200" table:formula="of:=[.G193]+[.D194]" table:style-name="ce1">
            <text:p>12200</text:p>
          </table:table-cell>
          <table:table-cell office:value-type="float" office:value="17580" table:formula="of:=[.H193]+[.E194]" table:style-name="ce1">
            <text:p>17580</text:p>
          </table:table-cell>
          <table:table-cell office:value-type="float" office:value="5380" table:formula="of:=[.H194]-[.G194]" table:style-name="ce1">
            <text:p>5380</text:p>
          </table:table-cell>
          <table:table-cell table:number-columns-repeated="16375"/>
        </table:table-row>
        <table:table-row table:style-name="ro1">
          <table:table-cell office:value-type="date" office:date-value="2023-07-13T00:00:00" table:style-name="ce2">
            <text:p>13.07.2023</text:p>
          </table:table-cell>
          <table:table-cell office:value-type="string" table:style-name="ce2">
            <text:p>czwartek</text:p>
          </table:table-cell>
          <table:table-cell office:value-type="string" table:style-name="ce2">
            <text:p>lato</text:p>
          </table:table-cell>
          <table:table-cell office:value-type="float" office:value="0" table:formula="of:=IF([.B195]=&quot;niedziela&quot;;150;0)" table:style-name="ce1">
            <text:p>0</text:p>
          </table:table-cell>
          <table:table-cell office:value-type="float" office:value="270" table:formula="of:=IF(OR([.B195]=&quot;poniedziałek&quot;;[.B195]= &quot;wtorek&quot;;[.B195]=&quot;środa&quot;;[.B195]=&quot;czwartek&quot;;[.B195]=&quot;piątek&quot;); 270;0)" table:style-name="ce1">
            <text:p>270</text:p>
          </table:table-cell>
          <table:table-cell office:value-type="float" office:value="270" table:formula="of:=IF([.E195]&gt;[.D195];[.E195]-[.D195];0)" table:style-name="ce1">
            <text:p>270</text:p>
          </table:table-cell>
          <table:table-cell office:value-type="float" office:value="12200" table:formula="of:=[.G194]+[.D195]" table:style-name="ce1">
            <text:p>12200</text:p>
          </table:table-cell>
          <table:table-cell office:value-type="float" office:value="17850" table:formula="of:=[.H194]+[.E195]" table:style-name="ce1">
            <text:p>17850</text:p>
          </table:table-cell>
          <table:table-cell office:value-type="float" office:value="5650" table:formula="of:=[.H195]-[.G195]" table:style-name="ce1">
            <text:p>5650</text:p>
          </table:table-cell>
          <table:table-cell table:number-columns-repeated="16375"/>
        </table:table-row>
        <table:table-row table:style-name="ro1">
          <table:table-cell office:value-type="date" office:date-value="2023-07-14T00:00:00" table:style-name="ce2">
            <text:p>14.07.2023</text:p>
          </table:table-cell>
          <table:table-cell office:value-type="string" table:style-name="ce2">
            <text:p>piątek</text:p>
          </table:table-cell>
          <table:table-cell office:value-type="string" table:style-name="ce2">
            <text:p>lato</text:p>
          </table:table-cell>
          <table:table-cell office:value-type="float" office:value="0" table:formula="of:=IF([.B196]=&quot;niedziela&quot;;150;0)" table:style-name="ce1">
            <text:p>0</text:p>
          </table:table-cell>
          <table:table-cell office:value-type="float" office:value="270" table:formula="of:=IF(OR([.B196]=&quot;poniedziałek&quot;;[.B196]= &quot;wtorek&quot;;[.B196]=&quot;środa&quot;;[.B196]=&quot;czwartek&quot;;[.B196]=&quot;piątek&quot;); 270;0)" table:style-name="ce1">
            <text:p>270</text:p>
          </table:table-cell>
          <table:table-cell office:value-type="float" office:value="270" table:formula="of:=IF([.E196]&gt;[.D196];[.E196]-[.D196];0)" table:style-name="ce1">
            <text:p>270</text:p>
          </table:table-cell>
          <table:table-cell office:value-type="float" office:value="12200" table:formula="of:=[.G195]+[.D196]" table:style-name="ce1">
            <text:p>12200</text:p>
          </table:table-cell>
          <table:table-cell office:value-type="float" office:value="18120" table:formula="of:=[.H195]+[.E196]" table:style-name="ce1">
            <text:p>18120</text:p>
          </table:table-cell>
          <table:table-cell office:value-type="float" office:value="5920" table:formula="of:=[.H196]-[.G196]" table:style-name="ce1">
            <text:p>5920</text:p>
          </table:table-cell>
          <table:table-cell table:number-columns-repeated="16375"/>
        </table:table-row>
        <table:table-row table:style-name="ro1">
          <table:table-cell office:value-type="date" office:date-value="2023-07-15T00:00:00" table:style-name="ce2">
            <text:p>15.07.2023</text:p>
          </table:table-cell>
          <table:table-cell office:value-type="string" table:style-name="ce2">
            <text:p>sobota</text:p>
          </table:table-cell>
          <table:table-cell office:value-type="string" table:style-name="ce2">
            <text:p>lato</text:p>
          </table:table-cell>
          <table:table-cell office:value-type="float" office:value="0" table:formula="of:=IF([.B197]=&quot;niedziela&quot;;150;0)" table:style-name="ce1">
            <text:p>0</text:p>
          </table:table-cell>
          <table:table-cell office:value-type="float" office:value="0" table:formula="of:=IF(OR([.B197]=&quot;poniedziałek&quot;;[.B197]= &quot;wtorek&quot;;[.B197]=&quot;środa&quot;;[.B197]=&quot;czwartek&quot;;[.B197]=&quot;piątek&quot;); 270;0)" table:style-name="ce1">
            <text:p>0</text:p>
          </table:table-cell>
          <table:table-cell office:value-type="float" office:value="0" table:formula="of:=IF([.E197]&gt;[.D197];[.E197]-[.D197];0)" table:style-name="ce1">
            <text:p>0</text:p>
          </table:table-cell>
          <table:table-cell office:value-type="float" office:value="12200" table:formula="of:=[.G196]+[.D197]" table:style-name="ce1">
            <text:p>12200</text:p>
          </table:table-cell>
          <table:table-cell office:value-type="float" office:value="18120" table:formula="of:=[.H196]+[.E197]" table:style-name="ce1">
            <text:p>18120</text:p>
          </table:table-cell>
          <table:table-cell office:value-type="float" office:value="5920" table:formula="of:=[.H197]-[.G197]" table:style-name="ce1">
            <text:p>5920</text:p>
          </table:table-cell>
          <table:table-cell table:number-columns-repeated="16375"/>
        </table:table-row>
        <table:table-row table:style-name="ro1">
          <table:table-cell office:value-type="date" office:date-value="2023-07-16T00:00:00" table:style-name="ce2">
            <text:p>16.07.2023</text:p>
          </table:table-cell>
          <table:table-cell office:value-type="string" table:style-name="ce2">
            <text:p>niedziela</text:p>
          </table:table-cell>
          <table:table-cell office:value-type="string" table:style-name="ce2">
            <text:p>lato</text:p>
          </table:table-cell>
          <table:table-cell office:value-type="float" office:value="150" table:formula="of:=IF([.B198]=&quot;niedziela&quot;;150;0)" table:style-name="ce1">
            <text:p>150</text:p>
          </table:table-cell>
          <table:table-cell office:value-type="float" office:value="0" table:formula="of:=IF(OR([.B198]=&quot;poniedziałek&quot;;[.B198]= &quot;wtorek&quot;;[.B198]=&quot;środa&quot;;[.B198]=&quot;czwartek&quot;;[.B198]=&quot;piątek&quot;); 270;0)" table:style-name="ce1">
            <text:p>0</text:p>
          </table:table-cell>
          <table:table-cell office:value-type="float" office:value="0" table:formula="of:=IF([.E198]&gt;[.D198];[.E198]-[.D198];0)" table:style-name="ce1">
            <text:p>0</text:p>
          </table:table-cell>
          <table:table-cell office:value-type="float" office:value="12350" table:formula="of:=[.G197]+[.D198]" table:style-name="ce1">
            <text:p>12350</text:p>
          </table:table-cell>
          <table:table-cell office:value-type="float" office:value="18120" table:formula="of:=[.H197]+[.E198]" table:style-name="ce1">
            <text:p>18120</text:p>
          </table:table-cell>
          <table:table-cell office:value-type="float" office:value="5770" table:formula="of:=[.H198]-[.G198]" table:style-name="ce1">
            <text:p>5770</text:p>
          </table:table-cell>
          <table:table-cell table:number-columns-repeated="16375"/>
        </table:table-row>
        <table:table-row table:style-name="ro1">
          <table:table-cell office:value-type="date" office:date-value="2023-07-17T00:00:00" table:style-name="ce2">
            <text:p>17.07.2023</text:p>
          </table:table-cell>
          <table:table-cell office:value-type="string" table:style-name="ce2">
            <text:p>poniedziałek</text:p>
          </table:table-cell>
          <table:table-cell office:value-type="string" table:style-name="ce2">
            <text:p>lato</text:p>
          </table:table-cell>
          <table:table-cell office:value-type="float" office:value="0" table:formula="of:=IF([.B199]=&quot;niedziela&quot;;150;0)" table:style-name="ce1">
            <text:p>0</text:p>
          </table:table-cell>
          <table:table-cell office:value-type="float" office:value="270" table:formula="of:=IF(OR([.B199]=&quot;poniedziałek&quot;;[.B199]= &quot;wtorek&quot;;[.B199]=&quot;środa&quot;;[.B199]=&quot;czwartek&quot;;[.B199]=&quot;piątek&quot;); 270;0)" table:style-name="ce1">
            <text:p>270</text:p>
          </table:table-cell>
          <table:table-cell office:value-type="float" office:value="270" table:formula="of:=IF([.E199]&gt;[.D199];[.E199]-[.D199];0)" table:style-name="ce1">
            <text:p>270</text:p>
          </table:table-cell>
          <table:table-cell office:value-type="float" office:value="12350" table:formula="of:=[.G198]+[.D199]" table:style-name="ce1">
            <text:p>12350</text:p>
          </table:table-cell>
          <table:table-cell office:value-type="float" office:value="18390" table:formula="of:=[.H198]+[.E199]" table:style-name="ce1">
            <text:p>18390</text:p>
          </table:table-cell>
          <table:table-cell office:value-type="float" office:value="6040" table:formula="of:=[.H199]-[.G199]" table:style-name="ce1">
            <text:p>6040</text:p>
          </table:table-cell>
          <table:table-cell table:number-columns-repeated="16375"/>
        </table:table-row>
        <table:table-row table:style-name="ro1">
          <table:table-cell office:value-type="date" office:date-value="2023-07-18T00:00:00" table:style-name="ce2">
            <text:p>18.07.2023</text:p>
          </table:table-cell>
          <table:table-cell office:value-type="string" table:style-name="ce2">
            <text:p>wtorek</text:p>
          </table:table-cell>
          <table:table-cell office:value-type="string" table:style-name="ce2">
            <text:p>lato</text:p>
          </table:table-cell>
          <table:table-cell office:value-type="float" office:value="0" table:formula="of:=IF([.B200]=&quot;niedziela&quot;;150;0)" table:style-name="ce1">
            <text:p>0</text:p>
          </table:table-cell>
          <table:table-cell office:value-type="float" office:value="270" table:formula="of:=IF(OR([.B200]=&quot;poniedziałek&quot;;[.B200]= &quot;wtorek&quot;;[.B200]=&quot;środa&quot;;[.B200]=&quot;czwartek&quot;;[.B200]=&quot;piątek&quot;); 270;0)" table:style-name="ce1">
            <text:p>270</text:p>
          </table:table-cell>
          <table:table-cell office:value-type="float" office:value="270" table:formula="of:=IF([.E200]&gt;[.D200];[.E200]-[.D200];0)" table:style-name="ce1">
            <text:p>270</text:p>
          </table:table-cell>
          <table:table-cell office:value-type="float" office:value="12350" table:formula="of:=[.G199]+[.D200]" table:style-name="ce1">
            <text:p>12350</text:p>
          </table:table-cell>
          <table:table-cell office:value-type="float" office:value="18660" table:formula="of:=[.H199]+[.E200]" table:style-name="ce1">
            <text:p>18660</text:p>
          </table:table-cell>
          <table:table-cell office:value-type="float" office:value="6310" table:formula="of:=[.H200]-[.G200]" table:style-name="ce1">
            <text:p>6310</text:p>
          </table:table-cell>
          <table:table-cell table:number-columns-repeated="16375"/>
        </table:table-row>
        <table:table-row table:style-name="ro1">
          <table:table-cell office:value-type="date" office:date-value="2023-07-19T00:00:00" table:style-name="ce2">
            <text:p>19.07.2023</text:p>
          </table:table-cell>
          <table:table-cell office:value-type="string" table:style-name="ce2">
            <text:p>środa</text:p>
          </table:table-cell>
          <table:table-cell office:value-type="string" table:style-name="ce2">
            <text:p>lato</text:p>
          </table:table-cell>
          <table:table-cell office:value-type="float" office:value="0" table:formula="of:=IF([.B201]=&quot;niedziela&quot;;150;0)" table:style-name="ce1">
            <text:p>0</text:p>
          </table:table-cell>
          <table:table-cell office:value-type="float" office:value="270" table:formula="of:=IF(OR([.B201]=&quot;poniedziałek&quot;;[.B201]= &quot;wtorek&quot;;[.B201]=&quot;środa&quot;;[.B201]=&quot;czwartek&quot;;[.B201]=&quot;piątek&quot;); 270;0)" table:style-name="ce1">
            <text:p>270</text:p>
          </table:table-cell>
          <table:table-cell office:value-type="float" office:value="270" table:formula="of:=IF([.E201]&gt;[.D201];[.E201]-[.D201];0)" table:style-name="ce1">
            <text:p>270</text:p>
          </table:table-cell>
          <table:table-cell office:value-type="float" office:value="12350" table:formula="of:=[.G200]+[.D201]" table:style-name="ce1">
            <text:p>12350</text:p>
          </table:table-cell>
          <table:table-cell office:value-type="float" office:value="18930" table:formula="of:=[.H200]+[.E201]" table:style-name="ce1">
            <text:p>18930</text:p>
          </table:table-cell>
          <table:table-cell office:value-type="float" office:value="6580" table:formula="of:=[.H201]-[.G201]" table:style-name="ce1">
            <text:p>6580</text:p>
          </table:table-cell>
          <table:table-cell table:number-columns-repeated="16375"/>
        </table:table-row>
        <table:table-row table:style-name="ro1">
          <table:table-cell office:value-type="date" office:date-value="2023-07-20T00:00:00" table:style-name="ce2">
            <text:p>20.07.2023</text:p>
          </table:table-cell>
          <table:table-cell office:value-type="string" table:style-name="ce2">
            <text:p>czwartek</text:p>
          </table:table-cell>
          <table:table-cell office:value-type="string" table:style-name="ce2">
            <text:p>lato</text:p>
          </table:table-cell>
          <table:table-cell office:value-type="float" office:value="0" table:formula="of:=IF([.B202]=&quot;niedziela&quot;;150;0)" table:style-name="ce1">
            <text:p>0</text:p>
          </table:table-cell>
          <table:table-cell office:value-type="float" office:value="270" table:formula="of:=IF(OR([.B202]=&quot;poniedziałek&quot;;[.B202]= &quot;wtorek&quot;;[.B202]=&quot;środa&quot;;[.B202]=&quot;czwartek&quot;;[.B202]=&quot;piątek&quot;); 270;0)" table:style-name="ce1">
            <text:p>270</text:p>
          </table:table-cell>
          <table:table-cell office:value-type="float" office:value="270" table:formula="of:=IF([.E202]&gt;[.D202];[.E202]-[.D202];0)" table:style-name="ce1">
            <text:p>270</text:p>
          </table:table-cell>
          <table:table-cell office:value-type="float" office:value="12350" table:formula="of:=[.G201]+[.D202]" table:style-name="ce1">
            <text:p>12350</text:p>
          </table:table-cell>
          <table:table-cell office:value-type="float" office:value="19200" table:formula="of:=[.H201]+[.E202]" table:style-name="ce1">
            <text:p>19200</text:p>
          </table:table-cell>
          <table:table-cell office:value-type="float" office:value="6850" table:formula="of:=[.H202]-[.G202]" table:style-name="ce1">
            <text:p>6850</text:p>
          </table:table-cell>
          <table:table-cell table:number-columns-repeated="16375"/>
        </table:table-row>
        <table:table-row table:style-name="ro1">
          <table:table-cell office:value-type="date" office:date-value="2023-07-21T00:00:00" table:style-name="ce2">
            <text:p>21.07.2023</text:p>
          </table:table-cell>
          <table:table-cell office:value-type="string" table:style-name="ce2">
            <text:p>piątek</text:p>
          </table:table-cell>
          <table:table-cell office:value-type="string" table:style-name="ce2">
            <text:p>lato</text:p>
          </table:table-cell>
          <table:table-cell office:value-type="float" office:value="0" table:formula="of:=IF([.B203]=&quot;niedziela&quot;;150;0)" table:style-name="ce1">
            <text:p>0</text:p>
          </table:table-cell>
          <table:table-cell office:value-type="float" office:value="270" table:formula="of:=IF(OR([.B203]=&quot;poniedziałek&quot;;[.B203]= &quot;wtorek&quot;;[.B203]=&quot;środa&quot;;[.B203]=&quot;czwartek&quot;;[.B203]=&quot;piątek&quot;); 270;0)" table:style-name="ce1">
            <text:p>270</text:p>
          </table:table-cell>
          <table:table-cell office:value-type="float" office:value="270" table:formula="of:=IF([.E203]&gt;[.D203];[.E203]-[.D203];0)" table:style-name="ce1">
            <text:p>270</text:p>
          </table:table-cell>
          <table:table-cell office:value-type="float" office:value="12350" table:formula="of:=[.G202]+[.D203]" table:style-name="ce1">
            <text:p>12350</text:p>
          </table:table-cell>
          <table:table-cell office:value-type="float" office:value="19470" table:formula="of:=[.H202]+[.E203]" table:style-name="ce1">
            <text:p>19470</text:p>
          </table:table-cell>
          <table:table-cell office:value-type="float" office:value="7120" table:formula="of:=[.H203]-[.G203]" table:style-name="ce1">
            <text:p>7120</text:p>
          </table:table-cell>
          <table:table-cell table:number-columns-repeated="16375"/>
        </table:table-row>
        <table:table-row table:style-name="ro1">
          <table:table-cell office:value-type="date" office:date-value="2023-07-22T00:00:00" table:style-name="ce2">
            <text:p>22.07.2023</text:p>
          </table:table-cell>
          <table:table-cell office:value-type="string" table:style-name="ce2">
            <text:p>sobota</text:p>
          </table:table-cell>
          <table:table-cell office:value-type="string" table:style-name="ce2">
            <text:p>lato</text:p>
          </table:table-cell>
          <table:table-cell office:value-type="float" office:value="0" table:formula="of:=IF([.B204]=&quot;niedziela&quot;;150;0)" table:style-name="ce1">
            <text:p>0</text:p>
          </table:table-cell>
          <table:table-cell office:value-type="float" office:value="0" table:formula="of:=IF(OR([.B204]=&quot;poniedziałek&quot;;[.B204]= &quot;wtorek&quot;;[.B204]=&quot;środa&quot;;[.B204]=&quot;czwartek&quot;;[.B204]=&quot;piątek&quot;); 270;0)" table:style-name="ce1">
            <text:p>0</text:p>
          </table:table-cell>
          <table:table-cell office:value-type="float" office:value="0" table:formula="of:=IF([.E204]&gt;[.D204];[.E204]-[.D204];0)" table:style-name="ce1">
            <text:p>0</text:p>
          </table:table-cell>
          <table:table-cell office:value-type="float" office:value="12350" table:formula="of:=[.G203]+[.D204]" table:style-name="ce1">
            <text:p>12350</text:p>
          </table:table-cell>
          <table:table-cell office:value-type="float" office:value="19470" table:formula="of:=[.H203]+[.E204]" table:style-name="ce1">
            <text:p>19470</text:p>
          </table:table-cell>
          <table:table-cell office:value-type="float" office:value="7120" table:formula="of:=[.H204]-[.G204]" table:style-name="ce1">
            <text:p>7120</text:p>
          </table:table-cell>
          <table:table-cell table:number-columns-repeated="16375"/>
        </table:table-row>
        <table:table-row table:style-name="ro1">
          <table:table-cell office:value-type="date" office:date-value="2023-07-23T00:00:00" table:style-name="ce2">
            <text:p>23.07.2023</text:p>
          </table:table-cell>
          <table:table-cell office:value-type="string" table:style-name="ce2">
            <text:p>niedziela</text:p>
          </table:table-cell>
          <table:table-cell office:value-type="string" table:style-name="ce2">
            <text:p>lato</text:p>
          </table:table-cell>
          <table:table-cell office:value-type="float" office:value="150" table:formula="of:=IF([.B205]=&quot;niedziela&quot;;150;0)" table:style-name="ce1">
            <text:p>150</text:p>
          </table:table-cell>
          <table:table-cell office:value-type="float" office:value="0" table:formula="of:=IF(OR([.B205]=&quot;poniedziałek&quot;;[.B205]= &quot;wtorek&quot;;[.B205]=&quot;środa&quot;;[.B205]=&quot;czwartek&quot;;[.B205]=&quot;piątek&quot;); 270;0)" table:style-name="ce1">
            <text:p>0</text:p>
          </table:table-cell>
          <table:table-cell office:value-type="float" office:value="0" table:formula="of:=IF([.E205]&gt;[.D205];[.E205]-[.D205];0)" table:style-name="ce1">
            <text:p>0</text:p>
          </table:table-cell>
          <table:table-cell office:value-type="float" office:value="12500" table:formula="of:=[.G204]+[.D205]" table:style-name="ce1">
            <text:p>12500</text:p>
          </table:table-cell>
          <table:table-cell office:value-type="float" office:value="19470" table:formula="of:=[.H204]+[.E205]" table:style-name="ce1">
            <text:p>19470</text:p>
          </table:table-cell>
          <table:table-cell office:value-type="float" office:value="6970" table:formula="of:=[.H205]-[.G205]" table:style-name="ce1">
            <text:p>6970</text:p>
          </table:table-cell>
          <table:table-cell table:number-columns-repeated="16375"/>
        </table:table-row>
        <table:table-row table:style-name="ro1">
          <table:table-cell office:value-type="date" office:date-value="2023-07-24T00:00:00" table:style-name="ce2">
            <text:p>24.07.2023</text:p>
          </table:table-cell>
          <table:table-cell office:value-type="string" table:style-name="ce2">
            <text:p>poniedziałek</text:p>
          </table:table-cell>
          <table:table-cell office:value-type="string" table:style-name="ce2">
            <text:p>lato</text:p>
          </table:table-cell>
          <table:table-cell office:value-type="float" office:value="0" table:formula="of:=IF([.B206]=&quot;niedziela&quot;;150;0)" table:style-name="ce1">
            <text:p>0</text:p>
          </table:table-cell>
          <table:table-cell office:value-type="float" office:value="270" table:formula="of:=IF(OR([.B206]=&quot;poniedziałek&quot;;[.B206]= &quot;wtorek&quot;;[.B206]=&quot;środa&quot;;[.B206]=&quot;czwartek&quot;;[.B206]=&quot;piątek&quot;); 270;0)" table:style-name="ce1">
            <text:p>270</text:p>
          </table:table-cell>
          <table:table-cell office:value-type="float" office:value="270" table:formula="of:=IF([.E206]&gt;[.D206];[.E206]-[.D206];0)" table:style-name="ce1">
            <text:p>270</text:p>
          </table:table-cell>
          <table:table-cell office:value-type="float" office:value="12500" table:formula="of:=[.G205]+[.D206]" table:style-name="ce1">
            <text:p>12500</text:p>
          </table:table-cell>
          <table:table-cell office:value-type="float" office:value="19740" table:formula="of:=[.H205]+[.E206]" table:style-name="ce1">
            <text:p>19740</text:p>
          </table:table-cell>
          <table:table-cell office:value-type="float" office:value="7240" table:formula="of:=[.H206]-[.G206]" table:style-name="ce1">
            <text:p>7240</text:p>
          </table:table-cell>
          <table:table-cell table:number-columns-repeated="16375"/>
        </table:table-row>
        <table:table-row table:style-name="ro1">
          <table:table-cell office:value-type="date" office:date-value="2023-07-25T00:00:00" table:style-name="ce2">
            <text:p>25.07.2023</text:p>
          </table:table-cell>
          <table:table-cell office:value-type="string" table:style-name="ce2">
            <text:p>wtorek</text:p>
          </table:table-cell>
          <table:table-cell office:value-type="string" table:style-name="ce2">
            <text:p>lato</text:p>
          </table:table-cell>
          <table:table-cell office:value-type="float" office:value="0" table:formula="of:=IF([.B207]=&quot;niedziela&quot;;150;0)" table:style-name="ce1">
            <text:p>0</text:p>
          </table:table-cell>
          <table:table-cell office:value-type="float" office:value="270" table:formula="of:=IF(OR([.B207]=&quot;poniedziałek&quot;;[.B207]= &quot;wtorek&quot;;[.B207]=&quot;środa&quot;;[.B207]=&quot;czwartek&quot;;[.B207]=&quot;piątek&quot;); 270;0)" table:style-name="ce1">
            <text:p>270</text:p>
          </table:table-cell>
          <table:table-cell office:value-type="float" office:value="270" table:formula="of:=IF([.E207]&gt;[.D207];[.E207]-[.D207];0)" table:style-name="ce1">
            <text:p>270</text:p>
          </table:table-cell>
          <table:table-cell office:value-type="float" office:value="12500" table:formula="of:=[.G206]+[.D207]" table:style-name="ce1">
            <text:p>12500</text:p>
          </table:table-cell>
          <table:table-cell office:value-type="float" office:value="20010" table:formula="of:=[.H206]+[.E207]" table:style-name="ce1">
            <text:p>20010</text:p>
          </table:table-cell>
          <table:table-cell office:value-type="float" office:value="7510" table:formula="of:=[.H207]-[.G207]" table:style-name="ce1">
            <text:p>7510</text:p>
          </table:table-cell>
          <table:table-cell table:number-columns-repeated="16375"/>
        </table:table-row>
        <table:table-row table:style-name="ro1">
          <table:table-cell office:value-type="date" office:date-value="2023-07-26T00:00:00" table:style-name="ce2">
            <text:p>26.07.2023</text:p>
          </table:table-cell>
          <table:table-cell office:value-type="string" table:style-name="ce2">
            <text:p>środa</text:p>
          </table:table-cell>
          <table:table-cell office:value-type="string" table:style-name="ce2">
            <text:p>lato</text:p>
          </table:table-cell>
          <table:table-cell office:value-type="float" office:value="0" table:formula="of:=IF([.B208]=&quot;niedziela&quot;;150;0)" table:style-name="ce1">
            <text:p>0</text:p>
          </table:table-cell>
          <table:table-cell office:value-type="float" office:value="270" table:formula="of:=IF(OR([.B208]=&quot;poniedziałek&quot;;[.B208]= &quot;wtorek&quot;;[.B208]=&quot;środa&quot;;[.B208]=&quot;czwartek&quot;;[.B208]=&quot;piątek&quot;); 270;0)" table:style-name="ce1">
            <text:p>270</text:p>
          </table:table-cell>
          <table:table-cell office:value-type="float" office:value="270" table:formula="of:=IF([.E208]&gt;[.D208];[.E208]-[.D208];0)" table:style-name="ce1">
            <text:p>270</text:p>
          </table:table-cell>
          <table:table-cell office:value-type="float" office:value="12500" table:formula="of:=[.G207]+[.D208]" table:style-name="ce1">
            <text:p>12500</text:p>
          </table:table-cell>
          <table:table-cell office:value-type="float" office:value="20280" table:formula="of:=[.H207]+[.E208]" table:style-name="ce1">
            <text:p>20280</text:p>
          </table:table-cell>
          <table:table-cell office:value-type="float" office:value="7780" table:formula="of:=[.H208]-[.G208]" table:style-name="ce1">
            <text:p>7780</text:p>
          </table:table-cell>
          <table:table-cell table:number-columns-repeated="16375"/>
        </table:table-row>
        <table:table-row table:style-name="ro1">
          <table:table-cell office:value-type="date" office:date-value="2023-07-27T00:00:00" table:style-name="ce2">
            <text:p>27.07.2023</text:p>
          </table:table-cell>
          <table:table-cell office:value-type="string" table:style-name="ce2">
            <text:p>czwartek</text:p>
          </table:table-cell>
          <table:table-cell office:value-type="string" table:style-name="ce2">
            <text:p>lato</text:p>
          </table:table-cell>
          <table:table-cell office:value-type="float" office:value="0" table:formula="of:=IF([.B209]=&quot;niedziela&quot;;150;0)" table:style-name="ce1">
            <text:p>0</text:p>
          </table:table-cell>
          <table:table-cell office:value-type="float" office:value="270" table:formula="of:=IF(OR([.B209]=&quot;poniedziałek&quot;;[.B209]= &quot;wtorek&quot;;[.B209]=&quot;środa&quot;;[.B209]=&quot;czwartek&quot;;[.B209]=&quot;piątek&quot;); 270;0)" table:style-name="ce1">
            <text:p>270</text:p>
          </table:table-cell>
          <table:table-cell office:value-type="float" office:value="270" table:formula="of:=IF([.E209]&gt;[.D209];[.E209]-[.D209];0)" table:style-name="ce1">
            <text:p>270</text:p>
          </table:table-cell>
          <table:table-cell office:value-type="float" office:value="12500" table:formula="of:=[.G208]+[.D209]" table:style-name="ce1">
            <text:p>12500</text:p>
          </table:table-cell>
          <table:table-cell office:value-type="float" office:value="20550" table:formula="of:=[.H208]+[.E209]" table:style-name="ce1">
            <text:p>20550</text:p>
          </table:table-cell>
          <table:table-cell office:value-type="float" office:value="8050" table:formula="of:=[.H209]-[.G209]" table:style-name="ce1">
            <text:p>8050</text:p>
          </table:table-cell>
          <table:table-cell table:number-columns-repeated="16375"/>
        </table:table-row>
        <table:table-row table:style-name="ro1">
          <table:table-cell office:value-type="date" office:date-value="2023-07-28T00:00:00" table:style-name="ce2">
            <text:p>28.07.2023</text:p>
          </table:table-cell>
          <table:table-cell office:value-type="string" table:style-name="ce2">
            <text:p>piątek</text:p>
          </table:table-cell>
          <table:table-cell office:value-type="string" table:style-name="ce2">
            <text:p>lato</text:p>
          </table:table-cell>
          <table:table-cell office:value-type="float" office:value="0" table:formula="of:=IF([.B210]=&quot;niedziela&quot;;150;0)" table:style-name="ce1">
            <text:p>0</text:p>
          </table:table-cell>
          <table:table-cell office:value-type="float" office:value="270" table:formula="of:=IF(OR([.B210]=&quot;poniedziałek&quot;;[.B210]= &quot;wtorek&quot;;[.B210]=&quot;środa&quot;;[.B210]=&quot;czwartek&quot;;[.B210]=&quot;piątek&quot;); 270;0)" table:style-name="ce1">
            <text:p>270</text:p>
          </table:table-cell>
          <table:table-cell office:value-type="float" office:value="270" table:formula="of:=IF([.E210]&gt;[.D210];[.E210]-[.D210];0)" table:style-name="ce1">
            <text:p>270</text:p>
          </table:table-cell>
          <table:table-cell office:value-type="float" office:value="12500" table:formula="of:=[.G209]+[.D210]" table:style-name="ce1">
            <text:p>12500</text:p>
          </table:table-cell>
          <table:table-cell office:value-type="float" office:value="20820" table:formula="of:=[.H209]+[.E210]" table:style-name="ce1">
            <text:p>20820</text:p>
          </table:table-cell>
          <table:table-cell office:value-type="float" office:value="8320" table:formula="of:=[.H210]-[.G210]" table:style-name="ce1">
            <text:p>8320</text:p>
          </table:table-cell>
          <table:table-cell table:number-columns-repeated="16375"/>
        </table:table-row>
        <table:table-row table:style-name="ro1">
          <table:table-cell office:value-type="date" office:date-value="2023-07-29T00:00:00" table:style-name="ce2">
            <text:p>29.07.2023</text:p>
          </table:table-cell>
          <table:table-cell office:value-type="string" table:style-name="ce2">
            <text:p>sobota</text:p>
          </table:table-cell>
          <table:table-cell office:value-type="string" table:style-name="ce2">
            <text:p>lato</text:p>
          </table:table-cell>
          <table:table-cell office:value-type="float" office:value="0" table:formula="of:=IF([.B211]=&quot;niedziela&quot;;150;0)" table:style-name="ce1">
            <text:p>0</text:p>
          </table:table-cell>
          <table:table-cell office:value-type="float" office:value="0" table:formula="of:=IF(OR([.B211]=&quot;poniedziałek&quot;;[.B211]= &quot;wtorek&quot;;[.B211]=&quot;środa&quot;;[.B211]=&quot;czwartek&quot;;[.B211]=&quot;piątek&quot;); 270;0)" table:style-name="ce1">
            <text:p>0</text:p>
          </table:table-cell>
          <table:table-cell office:value-type="float" office:value="0" table:formula="of:=IF([.E211]&gt;[.D211];[.E211]-[.D211];0)" table:style-name="ce1">
            <text:p>0</text:p>
          </table:table-cell>
          <table:table-cell office:value-type="float" office:value="12500" table:formula="of:=[.G210]+[.D211]" table:style-name="ce1">
            <text:p>12500</text:p>
          </table:table-cell>
          <table:table-cell office:value-type="float" office:value="20820" table:formula="of:=[.H210]+[.E211]" table:style-name="ce1">
            <text:p>20820</text:p>
          </table:table-cell>
          <table:table-cell office:value-type="float" office:value="8320" table:formula="of:=[.H211]-[.G211]" table:style-name="ce1">
            <text:p>8320</text:p>
          </table:table-cell>
          <table:table-cell table:number-columns-repeated="16375"/>
        </table:table-row>
        <table:table-row table:style-name="ro1">
          <table:table-cell office:value-type="date" office:date-value="2023-07-30T00:00:00" table:style-name="ce2">
            <text:p>30.07.2023</text:p>
          </table:table-cell>
          <table:table-cell office:value-type="string" table:style-name="ce2">
            <text:p>niedziela</text:p>
          </table:table-cell>
          <table:table-cell office:value-type="string" table:style-name="ce2">
            <text:p>lato</text:p>
          </table:table-cell>
          <table:table-cell office:value-type="float" office:value="150" table:formula="of:=IF([.B212]=&quot;niedziela&quot;;150;0)" table:style-name="ce1">
            <text:p>150</text:p>
          </table:table-cell>
          <table:table-cell office:value-type="float" office:value="0" table:formula="of:=IF(OR([.B212]=&quot;poniedziałek&quot;;[.B212]= &quot;wtorek&quot;;[.B212]=&quot;środa&quot;;[.B212]=&quot;czwartek&quot;;[.B212]=&quot;piątek&quot;); 270;0)" table:style-name="ce1">
            <text:p>0</text:p>
          </table:table-cell>
          <table:table-cell office:value-type="float" office:value="0" table:formula="of:=IF([.E212]&gt;[.D212];[.E212]-[.D212];0)" table:style-name="ce1">
            <text:p>0</text:p>
          </table:table-cell>
          <table:table-cell office:value-type="float" office:value="12650" table:formula="of:=[.G211]+[.D212]" table:style-name="ce1">
            <text:p>12650</text:p>
          </table:table-cell>
          <table:table-cell office:value-type="float" office:value="20820" table:formula="of:=[.H211]+[.E212]" table:style-name="ce1">
            <text:p>20820</text:p>
          </table:table-cell>
          <table:table-cell office:value-type="float" office:value="8170" table:formula="of:=[.H212]-[.G212]" table:style-name="ce1">
            <text:p>8170</text:p>
          </table:table-cell>
          <table:table-cell table:number-columns-repeated="16375"/>
        </table:table-row>
        <table:table-row table:style-name="ro1">
          <table:table-cell office:value-type="date" office:date-value="2023-07-31T00:00:00" table:style-name="ce2">
            <text:p>31.07.2023</text:p>
          </table:table-cell>
          <table:table-cell office:value-type="string" table:style-name="ce2">
            <text:p>poniedziałek</text:p>
          </table:table-cell>
          <table:table-cell office:value-type="string" table:style-name="ce2">
            <text:p>lato</text:p>
          </table:table-cell>
          <table:table-cell office:value-type="float" office:value="0" table:formula="of:=IF([.B213]=&quot;niedziela&quot;;150;0)" table:style-name="ce1">
            <text:p>0</text:p>
          </table:table-cell>
          <table:table-cell office:value-type="float" office:value="270" table:formula="of:=IF(OR([.B213]=&quot;poniedziałek&quot;;[.B213]= &quot;wtorek&quot;;[.B213]=&quot;środa&quot;;[.B213]=&quot;czwartek&quot;;[.B213]=&quot;piątek&quot;); 270;0)" table:style-name="ce1">
            <text:p>270</text:p>
          </table:table-cell>
          <table:table-cell office:value-type="float" office:value="270" table:formula="of:=IF([.E213]&gt;[.D213];[.E213]-[.D213];0)" table:style-name="ce1">
            <text:p>270</text:p>
          </table:table-cell>
          <table:table-cell office:value-type="float" office:value="12650" table:formula="of:=[.G212]+[.D213]" table:style-name="ce1">
            <text:p>12650</text:p>
          </table:table-cell>
          <table:table-cell office:value-type="float" office:value="21090" table:formula="of:=[.H212]+[.E213]" table:style-name="ce1">
            <text:p>21090</text:p>
          </table:table-cell>
          <table:table-cell office:value-type="float" office:value="8440" table:formula="of:=[.H213]-[.G213]" table:style-name="ce1">
            <text:p>8440</text:p>
          </table:table-cell>
          <table:table-cell table:number-columns-repeated="16375"/>
        </table:table-row>
        <table:table-row table:style-name="ro1">
          <table:table-cell office:value-type="date" office:date-value="2023-08-01T00:00:00" table:style-name="ce2">
            <text:p>01.08.2023</text:p>
          </table:table-cell>
          <table:table-cell office:value-type="string" table:style-name="ce2">
            <text:p>wtorek</text:p>
          </table:table-cell>
          <table:table-cell office:value-type="string" table:style-name="ce2">
            <text:p>lato</text:p>
          </table:table-cell>
          <table:table-cell office:value-type="float" office:value="0" table:formula="of:=IF([.B214]=&quot;niedziela&quot;;150;0)" table:style-name="ce1">
            <text:p>0</text:p>
          </table:table-cell>
          <table:table-cell office:value-type="float" office:value="270" table:formula="of:=IF(OR([.B214]=&quot;poniedziałek&quot;;[.B214]= &quot;wtorek&quot;;[.B214]=&quot;środa&quot;;[.B214]=&quot;czwartek&quot;;[.B214]=&quot;piątek&quot;); 270;0)" table:style-name="ce1">
            <text:p>270</text:p>
          </table:table-cell>
          <table:table-cell office:value-type="float" office:value="270" table:formula="of:=IF([.E214]&gt;[.D214];[.E214]-[.D214];0)" table:style-name="ce1">
            <text:p>270</text:p>
          </table:table-cell>
          <table:table-cell office:value-type="float" office:value="12650" table:formula="of:=[.G213]+[.D214]" table:style-name="ce1">
            <text:p>12650</text:p>
          </table:table-cell>
          <table:table-cell office:value-type="float" office:value="21360" table:formula="of:=[.H213]+[.E214]" table:style-name="ce1">
            <text:p>21360</text:p>
          </table:table-cell>
          <table:table-cell office:value-type="float" office:value="8710" table:formula="of:=[.H214]-[.G214]" table:style-name="ce1">
            <text:p>8710</text:p>
          </table:table-cell>
          <table:table-cell table:number-columns-repeated="16375"/>
        </table:table-row>
        <table:table-row table:style-name="ro1">
          <table:table-cell office:value-type="date" office:date-value="2023-08-02T00:00:00" table:style-name="ce2">
            <text:p>02.08.2023</text:p>
          </table:table-cell>
          <table:table-cell office:value-type="string" table:style-name="ce2">
            <text:p>środa</text:p>
          </table:table-cell>
          <table:table-cell office:value-type="string" table:style-name="ce2">
            <text:p>lato</text:p>
          </table:table-cell>
          <table:table-cell office:value-type="float" office:value="0" table:formula="of:=IF([.B215]=&quot;niedziela&quot;;150;0)" table:style-name="ce1">
            <text:p>0</text:p>
          </table:table-cell>
          <table:table-cell office:value-type="float" office:value="270" table:formula="of:=IF(OR([.B215]=&quot;poniedziałek&quot;;[.B215]= &quot;wtorek&quot;;[.B215]=&quot;środa&quot;;[.B215]=&quot;czwartek&quot;;[.B215]=&quot;piątek&quot;); 270;0)" table:style-name="ce1">
            <text:p>270</text:p>
          </table:table-cell>
          <table:table-cell office:value-type="float" office:value="270" table:formula="of:=IF([.E215]&gt;[.D215];[.E215]-[.D215];0)" table:style-name="ce1">
            <text:p>270</text:p>
          </table:table-cell>
          <table:table-cell office:value-type="float" office:value="12650" table:formula="of:=[.G214]+[.D215]" table:style-name="ce1">
            <text:p>12650</text:p>
          </table:table-cell>
          <table:table-cell office:value-type="float" office:value="21630" table:formula="of:=[.H214]+[.E215]" table:style-name="ce1">
            <text:p>21630</text:p>
          </table:table-cell>
          <table:table-cell office:value-type="float" office:value="8980" table:formula="of:=[.H215]-[.G215]" table:style-name="ce1">
            <text:p>8980</text:p>
          </table:table-cell>
          <table:table-cell table:number-columns-repeated="16375"/>
        </table:table-row>
        <table:table-row table:style-name="ro1">
          <table:table-cell office:value-type="date" office:date-value="2023-08-03T00:00:00" table:style-name="ce2">
            <text:p>03.08.2023</text:p>
          </table:table-cell>
          <table:table-cell office:value-type="string" table:style-name="ce2">
            <text:p>czwartek</text:p>
          </table:table-cell>
          <table:table-cell office:value-type="string" table:style-name="ce2">
            <text:p>lato</text:p>
          </table:table-cell>
          <table:table-cell office:value-type="float" office:value="0" table:formula="of:=IF([.B216]=&quot;niedziela&quot;;150;0)" table:style-name="ce1">
            <text:p>0</text:p>
          </table:table-cell>
          <table:table-cell office:value-type="float" office:value="270" table:formula="of:=IF(OR([.B216]=&quot;poniedziałek&quot;;[.B216]= &quot;wtorek&quot;;[.B216]=&quot;środa&quot;;[.B216]=&quot;czwartek&quot;;[.B216]=&quot;piątek&quot;); 270;0)" table:style-name="ce1">
            <text:p>270</text:p>
          </table:table-cell>
          <table:table-cell office:value-type="float" office:value="270" table:formula="of:=IF([.E216]&gt;[.D216];[.E216]-[.D216];0)" table:style-name="ce1">
            <text:p>270</text:p>
          </table:table-cell>
          <table:table-cell office:value-type="float" office:value="12650" table:formula="of:=[.G215]+[.D216]" table:style-name="ce1">
            <text:p>12650</text:p>
          </table:table-cell>
          <table:table-cell office:value-type="float" office:value="21900" table:formula="of:=[.H215]+[.E216]" table:style-name="ce1">
            <text:p>21900</text:p>
          </table:table-cell>
          <table:table-cell office:value-type="float" office:value="9250" table:formula="of:=[.H216]-[.G216]" table:style-name="ce1">
            <text:p>9250</text:p>
          </table:table-cell>
          <table:table-cell table:number-columns-repeated="16375"/>
        </table:table-row>
        <table:table-row table:style-name="ro1">
          <table:table-cell office:value-type="date" office:date-value="2023-08-04T00:00:00" table:style-name="ce2">
            <text:p>04.08.2023</text:p>
          </table:table-cell>
          <table:table-cell office:value-type="string" table:style-name="ce2">
            <text:p>piątek</text:p>
          </table:table-cell>
          <table:table-cell office:value-type="string" table:style-name="ce2">
            <text:p>lato</text:p>
          </table:table-cell>
          <table:table-cell office:value-type="float" office:value="0" table:formula="of:=IF([.B217]=&quot;niedziela&quot;;150;0)" table:style-name="ce1">
            <text:p>0</text:p>
          </table:table-cell>
          <table:table-cell office:value-type="float" office:value="270" table:formula="of:=IF(OR([.B217]=&quot;poniedziałek&quot;;[.B217]= &quot;wtorek&quot;;[.B217]=&quot;środa&quot;;[.B217]=&quot;czwartek&quot;;[.B217]=&quot;piątek&quot;); 270;0)" table:style-name="ce1">
            <text:p>270</text:p>
          </table:table-cell>
          <table:table-cell office:value-type="float" office:value="270" table:formula="of:=IF([.E217]&gt;[.D217];[.E217]-[.D217];0)" table:style-name="ce1">
            <text:p>270</text:p>
          </table:table-cell>
          <table:table-cell office:value-type="float" office:value="12650" table:formula="of:=[.G216]+[.D217]" table:style-name="ce1">
            <text:p>12650</text:p>
          </table:table-cell>
          <table:table-cell office:value-type="float" office:value="22170" table:formula="of:=[.H216]+[.E217]" table:style-name="ce1">
            <text:p>22170</text:p>
          </table:table-cell>
          <table:table-cell office:value-type="float" office:value="9520" table:formula="of:=[.H217]-[.G217]" table:style-name="ce1">
            <text:p>9520</text:p>
          </table:table-cell>
          <table:table-cell table:number-columns-repeated="16375"/>
        </table:table-row>
        <table:table-row table:style-name="ro1">
          <table:table-cell office:value-type="date" office:date-value="2023-08-05T00:00:00" table:style-name="ce2">
            <text:p>05.08.2023</text:p>
          </table:table-cell>
          <table:table-cell office:value-type="string" table:style-name="ce2">
            <text:p>sobota</text:p>
          </table:table-cell>
          <table:table-cell office:value-type="string" table:style-name="ce2">
            <text:p>lato</text:p>
          </table:table-cell>
          <table:table-cell office:value-type="float" office:value="0" table:formula="of:=IF([.B218]=&quot;niedziela&quot;;150;0)" table:style-name="ce1">
            <text:p>0</text:p>
          </table:table-cell>
          <table:table-cell office:value-type="float" office:value="0" table:formula="of:=IF(OR([.B218]=&quot;poniedziałek&quot;;[.B218]= &quot;wtorek&quot;;[.B218]=&quot;środa&quot;;[.B218]=&quot;czwartek&quot;;[.B218]=&quot;piątek&quot;); 270;0)" table:style-name="ce1">
            <text:p>0</text:p>
          </table:table-cell>
          <table:table-cell office:value-type="float" office:value="0" table:formula="of:=IF([.E218]&gt;[.D218];[.E218]-[.D218];0)" table:style-name="ce1">
            <text:p>0</text:p>
          </table:table-cell>
          <table:table-cell office:value-type="float" office:value="12650" table:formula="of:=[.G217]+[.D218]" table:style-name="ce1">
            <text:p>12650</text:p>
          </table:table-cell>
          <table:table-cell office:value-type="float" office:value="22170" table:formula="of:=[.H217]+[.E218]" table:style-name="ce1">
            <text:p>22170</text:p>
          </table:table-cell>
          <table:table-cell office:value-type="float" office:value="9520" table:formula="of:=[.H218]-[.G218]" table:style-name="ce1">
            <text:p>9520</text:p>
          </table:table-cell>
          <table:table-cell table:number-columns-repeated="16375"/>
        </table:table-row>
        <table:table-row table:style-name="ro1">
          <table:table-cell office:value-type="date" office:date-value="2023-08-06T00:00:00" table:style-name="ce2">
            <text:p>06.08.2023</text:p>
          </table:table-cell>
          <table:table-cell office:value-type="string" table:style-name="ce2">
            <text:p>niedziela</text:p>
          </table:table-cell>
          <table:table-cell office:value-type="string" table:style-name="ce2">
            <text:p>lato</text:p>
          </table:table-cell>
          <table:table-cell office:value-type="float" office:value="150" table:formula="of:=IF([.B219]=&quot;niedziela&quot;;150;0)" table:style-name="ce1">
            <text:p>150</text:p>
          </table:table-cell>
          <table:table-cell office:value-type="float" office:value="0" table:formula="of:=IF(OR([.B219]=&quot;poniedziałek&quot;;[.B219]= &quot;wtorek&quot;;[.B219]=&quot;środa&quot;;[.B219]=&quot;czwartek&quot;;[.B219]=&quot;piątek&quot;); 270;0)" table:style-name="ce1">
            <text:p>0</text:p>
          </table:table-cell>
          <table:table-cell office:value-type="float" office:value="0" table:formula="of:=IF([.E219]&gt;[.D219];[.E219]-[.D219];0)" table:style-name="ce1">
            <text:p>0</text:p>
          </table:table-cell>
          <table:table-cell office:value-type="float" office:value="12800" table:formula="of:=[.G218]+[.D219]" table:style-name="ce1">
            <text:p>12800</text:p>
          </table:table-cell>
          <table:table-cell office:value-type="float" office:value="22170" table:formula="of:=[.H218]+[.E219]" table:style-name="ce1">
            <text:p>22170</text:p>
          </table:table-cell>
          <table:table-cell office:value-type="float" office:value="9370" table:formula="of:=[.H219]-[.G219]" table:style-name="ce1">
            <text:p>9370</text:p>
          </table:table-cell>
          <table:table-cell table:number-columns-repeated="16375"/>
        </table:table-row>
        <table:table-row table:style-name="ro1">
          <table:table-cell office:value-type="date" office:date-value="2023-08-07T00:00:00" table:style-name="ce2">
            <text:p>07.08.2023</text:p>
          </table:table-cell>
          <table:table-cell office:value-type="string" table:style-name="ce2">
            <text:p>poniedziałek</text:p>
          </table:table-cell>
          <table:table-cell office:value-type="string" table:style-name="ce2">
            <text:p>lato</text:p>
          </table:table-cell>
          <table:table-cell office:value-type="float" office:value="0" table:formula="of:=IF([.B220]=&quot;niedziela&quot;;150;0)" table:style-name="ce1">
            <text:p>0</text:p>
          </table:table-cell>
          <table:table-cell office:value-type="float" office:value="270" table:formula="of:=IF(OR([.B220]=&quot;poniedziałek&quot;;[.B220]= &quot;wtorek&quot;;[.B220]=&quot;środa&quot;;[.B220]=&quot;czwartek&quot;;[.B220]=&quot;piątek&quot;); 270;0)" table:style-name="ce1">
            <text:p>270</text:p>
          </table:table-cell>
          <table:table-cell office:value-type="float" office:value="270" table:formula="of:=IF([.E220]&gt;[.D220];[.E220]-[.D220];0)" table:style-name="ce1">
            <text:p>270</text:p>
          </table:table-cell>
          <table:table-cell office:value-type="float" office:value="12800" table:formula="of:=[.G219]+[.D220]" table:style-name="ce1">
            <text:p>12800</text:p>
          </table:table-cell>
          <table:table-cell office:value-type="float" office:value="22440" table:formula="of:=[.H219]+[.E220]" table:style-name="ce1">
            <text:p>22440</text:p>
          </table:table-cell>
          <table:table-cell office:value-type="float" office:value="9640" table:formula="of:=[.H220]-[.G220]" table:style-name="ce1">
            <text:p>9640</text:p>
          </table:table-cell>
          <table:table-cell table:number-columns-repeated="16375"/>
        </table:table-row>
        <table:table-row table:style-name="ro1">
          <table:table-cell office:value-type="date" office:date-value="2023-08-08T00:00:00" table:style-name="ce2">
            <text:p>08.08.2023</text:p>
          </table:table-cell>
          <table:table-cell office:value-type="string" table:style-name="ce2">
            <text:p>wtorek</text:p>
          </table:table-cell>
          <table:table-cell office:value-type="string" table:style-name="ce2">
            <text:p>lato</text:p>
          </table:table-cell>
          <table:table-cell office:value-type="float" office:value="0" table:formula="of:=IF([.B221]=&quot;niedziela&quot;;150;0)" table:style-name="ce1">
            <text:p>0</text:p>
          </table:table-cell>
          <table:table-cell office:value-type="float" office:value="270" table:formula="of:=IF(OR([.B221]=&quot;poniedziałek&quot;;[.B221]= &quot;wtorek&quot;;[.B221]=&quot;środa&quot;;[.B221]=&quot;czwartek&quot;;[.B221]=&quot;piątek&quot;); 270;0)" table:style-name="ce1">
            <text:p>270</text:p>
          </table:table-cell>
          <table:table-cell office:value-type="float" office:value="270" table:formula="of:=IF([.E221]&gt;[.D221];[.E221]-[.D221];0)" table:style-name="ce1">
            <text:p>270</text:p>
          </table:table-cell>
          <table:table-cell office:value-type="float" office:value="12800" table:formula="of:=[.G220]+[.D221]" table:style-name="ce1">
            <text:p>12800</text:p>
          </table:table-cell>
          <table:table-cell office:value-type="float" office:value="22710" table:formula="of:=[.H220]+[.E221]" table:style-name="ce1">
            <text:p>22710</text:p>
          </table:table-cell>
          <table:table-cell office:value-type="float" office:value="9910" table:formula="of:=[.H221]-[.G221]" table:style-name="ce1">
            <text:p>9910</text:p>
          </table:table-cell>
          <table:table-cell table:number-columns-repeated="16375"/>
        </table:table-row>
        <table:table-row table:style-name="ro1">
          <table:table-cell office:value-type="date" office:date-value="2023-08-09T00:00:00" table:style-name="ce2">
            <text:p>09.08.2023</text:p>
          </table:table-cell>
          <table:table-cell office:value-type="string" table:style-name="ce2">
            <text:p>środa</text:p>
          </table:table-cell>
          <table:table-cell office:value-type="string" table:style-name="ce2">
            <text:p>lato</text:p>
          </table:table-cell>
          <table:table-cell office:value-type="float" office:value="0" table:formula="of:=IF([.B222]=&quot;niedziela&quot;;150;0)" table:style-name="ce1">
            <text:p>0</text:p>
          </table:table-cell>
          <table:table-cell office:value-type="float" office:value="270" table:formula="of:=IF(OR([.B222]=&quot;poniedziałek&quot;;[.B222]= &quot;wtorek&quot;;[.B222]=&quot;środa&quot;;[.B222]=&quot;czwartek&quot;;[.B222]=&quot;piątek&quot;); 270;0)" table:style-name="ce1">
            <text:p>270</text:p>
          </table:table-cell>
          <table:table-cell office:value-type="float" office:value="270" table:formula="of:=IF([.E222]&gt;[.D222];[.E222]-[.D222];0)" table:style-name="ce1">
            <text:p>270</text:p>
          </table:table-cell>
          <table:table-cell office:value-type="float" office:value="12800" table:formula="of:=[.G221]+[.D222]" table:style-name="ce1">
            <text:p>12800</text:p>
          </table:table-cell>
          <table:table-cell office:value-type="float" office:value="22980" table:formula="of:=[.H221]+[.E222]" table:style-name="ce1">
            <text:p>22980</text:p>
          </table:table-cell>
          <table:table-cell office:value-type="float" office:value="10180" table:formula="of:=[.H222]-[.G222]" table:style-name="ce1">
            <text:p>10180</text:p>
          </table:table-cell>
          <table:table-cell table:number-columns-repeated="16375"/>
        </table:table-row>
        <table:table-row table:style-name="ro1">
          <table:table-cell office:value-type="date" office:date-value="2023-08-10T00:00:00" table:style-name="ce2">
            <text:p>10.08.2023</text:p>
          </table:table-cell>
          <table:table-cell office:value-type="string" table:style-name="ce2">
            <text:p>czwartek</text:p>
          </table:table-cell>
          <table:table-cell office:value-type="string" table:style-name="ce2">
            <text:p>lato</text:p>
          </table:table-cell>
          <table:table-cell office:value-type="float" office:value="0" table:formula="of:=IF([.B223]=&quot;niedziela&quot;;150;0)" table:style-name="ce1">
            <text:p>0</text:p>
          </table:table-cell>
          <table:table-cell office:value-type="float" office:value="270" table:formula="of:=IF(OR([.B223]=&quot;poniedziałek&quot;;[.B223]= &quot;wtorek&quot;;[.B223]=&quot;środa&quot;;[.B223]=&quot;czwartek&quot;;[.B223]=&quot;piątek&quot;); 270;0)" table:style-name="ce1">
            <text:p>270</text:p>
          </table:table-cell>
          <table:table-cell office:value-type="float" office:value="270" table:formula="of:=IF([.E223]&gt;[.D223];[.E223]-[.D223];0)" table:style-name="ce1">
            <text:p>270</text:p>
          </table:table-cell>
          <table:table-cell office:value-type="float" office:value="12800" table:formula="of:=[.G222]+[.D223]" table:style-name="ce1">
            <text:p>12800</text:p>
          </table:table-cell>
          <table:table-cell office:value-type="float" office:value="23250" table:formula="of:=[.H222]+[.E223]" table:style-name="ce1">
            <text:p>23250</text:p>
          </table:table-cell>
          <table:table-cell office:value-type="float" office:value="10450" table:formula="of:=[.H223]-[.G223]" table:style-name="ce1">
            <text:p>10450</text:p>
          </table:table-cell>
          <table:table-cell table:number-columns-repeated="16375"/>
        </table:table-row>
        <table:table-row table:style-name="ro1">
          <table:table-cell office:value-type="date" office:date-value="2023-08-11T00:00:00" table:style-name="ce2">
            <text:p>11.08.2023</text:p>
          </table:table-cell>
          <table:table-cell office:value-type="string" table:style-name="ce2">
            <text:p>piątek</text:p>
          </table:table-cell>
          <table:table-cell office:value-type="string" table:style-name="ce2">
            <text:p>lato</text:p>
          </table:table-cell>
          <table:table-cell office:value-type="float" office:value="0" table:formula="of:=IF([.B224]=&quot;niedziela&quot;;150;0)" table:style-name="ce1">
            <text:p>0</text:p>
          </table:table-cell>
          <table:table-cell office:value-type="float" office:value="270" table:formula="of:=IF(OR([.B224]=&quot;poniedziałek&quot;;[.B224]= &quot;wtorek&quot;;[.B224]=&quot;środa&quot;;[.B224]=&quot;czwartek&quot;;[.B224]=&quot;piątek&quot;); 270;0)" table:style-name="ce1">
            <text:p>270</text:p>
          </table:table-cell>
          <table:table-cell office:value-type="float" office:value="270" table:formula="of:=IF([.E224]&gt;[.D224];[.E224]-[.D224];0)" table:style-name="ce1">
            <text:p>270</text:p>
          </table:table-cell>
          <table:table-cell office:value-type="float" office:value="12800" table:formula="of:=[.G223]+[.D224]" table:style-name="ce1">
            <text:p>12800</text:p>
          </table:table-cell>
          <table:table-cell office:value-type="float" office:value="23520" table:formula="of:=[.H223]+[.E224]" table:style-name="ce1">
            <text:p>23520</text:p>
          </table:table-cell>
          <table:table-cell office:value-type="float" office:value="10720" table:formula="of:=[.H224]-[.G224]" table:style-name="ce1">
            <text:p>10720</text:p>
          </table:table-cell>
          <table:table-cell table:number-columns-repeated="16375"/>
        </table:table-row>
        <table:table-row table:style-name="ro1">
          <table:table-cell office:value-type="date" office:date-value="2023-08-12T00:00:00" table:style-name="ce2">
            <text:p>12.08.2023</text:p>
          </table:table-cell>
          <table:table-cell office:value-type="string" table:style-name="ce2">
            <text:p>sobota</text:p>
          </table:table-cell>
          <table:table-cell office:value-type="string" table:style-name="ce2">
            <text:p>lato</text:p>
          </table:table-cell>
          <table:table-cell office:value-type="float" office:value="0" table:formula="of:=IF([.B225]=&quot;niedziela&quot;;150;0)" table:style-name="ce1">
            <text:p>0</text:p>
          </table:table-cell>
          <table:table-cell office:value-type="float" office:value="0" table:formula="of:=IF(OR([.B225]=&quot;poniedziałek&quot;;[.B225]= &quot;wtorek&quot;;[.B225]=&quot;środa&quot;;[.B225]=&quot;czwartek&quot;;[.B225]=&quot;piątek&quot;); 270;0)" table:style-name="ce1">
            <text:p>0</text:p>
          </table:table-cell>
          <table:table-cell office:value-type="float" office:value="0" table:formula="of:=IF([.E225]&gt;[.D225];[.E225]-[.D225];0)" table:style-name="ce1">
            <text:p>0</text:p>
          </table:table-cell>
          <table:table-cell office:value-type="float" office:value="12800" table:formula="of:=[.G224]+[.D225]" table:style-name="ce1">
            <text:p>12800</text:p>
          </table:table-cell>
          <table:table-cell office:value-type="float" office:value="23520" table:formula="of:=[.H224]+[.E225]" table:style-name="ce1">
            <text:p>23520</text:p>
          </table:table-cell>
          <table:table-cell office:value-type="float" office:value="10720" table:formula="of:=[.H225]-[.G225]" table:style-name="ce1">
            <text:p>10720</text:p>
          </table:table-cell>
          <table:table-cell table:number-columns-repeated="16375"/>
        </table:table-row>
        <table:table-row table:style-name="ro1">
          <table:table-cell office:value-type="date" office:date-value="2023-08-13T00:00:00" table:style-name="ce2">
            <text:p>13.08.2023</text:p>
          </table:table-cell>
          <table:table-cell office:value-type="string" table:style-name="ce2">
            <text:p>niedziela</text:p>
          </table:table-cell>
          <table:table-cell office:value-type="string" table:style-name="ce2">
            <text:p>lato</text:p>
          </table:table-cell>
          <table:table-cell office:value-type="float" office:value="150" table:formula="of:=IF([.B226]=&quot;niedziela&quot;;150;0)" table:style-name="ce1">
            <text:p>150</text:p>
          </table:table-cell>
          <table:table-cell office:value-type="float" office:value="0" table:formula="of:=IF(OR([.B226]=&quot;poniedziałek&quot;;[.B226]= &quot;wtorek&quot;;[.B226]=&quot;środa&quot;;[.B226]=&quot;czwartek&quot;;[.B226]=&quot;piątek&quot;); 270;0)" table:style-name="ce1">
            <text:p>0</text:p>
          </table:table-cell>
          <table:table-cell office:value-type="float" office:value="0" table:formula="of:=IF([.E226]&gt;[.D226];[.E226]-[.D226];0)" table:style-name="ce1">
            <text:p>0</text:p>
          </table:table-cell>
          <table:table-cell office:value-type="float" office:value="12950" table:formula="of:=[.G225]+[.D226]" table:style-name="ce1">
            <text:p>12950</text:p>
          </table:table-cell>
          <table:table-cell office:value-type="float" office:value="23520" table:formula="of:=[.H225]+[.E226]" table:style-name="ce1">
            <text:p>23520</text:p>
          </table:table-cell>
          <table:table-cell office:value-type="float" office:value="10570" table:formula="of:=[.H226]-[.G226]" table:style-name="ce1">
            <text:p>10570</text:p>
          </table:table-cell>
          <table:table-cell table:number-columns-repeated="16375"/>
        </table:table-row>
        <table:table-row table:style-name="ro1">
          <table:table-cell office:value-type="date" office:date-value="2023-08-14T00:00:00" table:style-name="ce2">
            <text:p>14.08.2023</text:p>
          </table:table-cell>
          <table:table-cell office:value-type="string" table:style-name="ce2">
            <text:p>poniedziałek</text:p>
          </table:table-cell>
          <table:table-cell office:value-type="string" table:style-name="ce2">
            <text:p>lato</text:p>
          </table:table-cell>
          <table:table-cell office:value-type="float" office:value="0" table:formula="of:=IF([.B227]=&quot;niedziela&quot;;150;0)" table:style-name="ce1">
            <text:p>0</text:p>
          </table:table-cell>
          <table:table-cell office:value-type="float" office:value="270" table:formula="of:=IF(OR([.B227]=&quot;poniedziałek&quot;;[.B227]= &quot;wtorek&quot;;[.B227]=&quot;środa&quot;;[.B227]=&quot;czwartek&quot;;[.B227]=&quot;piątek&quot;); 270;0)" table:style-name="ce1">
            <text:p>270</text:p>
          </table:table-cell>
          <table:table-cell office:value-type="float" office:value="270" table:formula="of:=IF([.E227]&gt;[.D227];[.E227]-[.D227];0)" table:style-name="ce1">
            <text:p>270</text:p>
          </table:table-cell>
          <table:table-cell office:value-type="float" office:value="12950" table:formula="of:=[.G226]+[.D227]" table:style-name="ce1">
            <text:p>12950</text:p>
          </table:table-cell>
          <table:table-cell office:value-type="float" office:value="23790" table:formula="of:=[.H226]+[.E227]" table:style-name="ce1">
            <text:p>23790</text:p>
          </table:table-cell>
          <table:table-cell office:value-type="float" office:value="10840" table:formula="of:=[.H227]-[.G227]" table:style-name="ce1">
            <text:p>10840</text:p>
          </table:table-cell>
          <table:table-cell table:number-columns-repeated="16375"/>
        </table:table-row>
        <table:table-row table:style-name="ro1">
          <table:table-cell office:value-type="date" office:date-value="2023-08-15T00:00:00" table:style-name="ce2">
            <text:p>15.08.2023</text:p>
          </table:table-cell>
          <table:table-cell office:value-type="string" table:style-name="ce2">
            <text:p>wtorek</text:p>
          </table:table-cell>
          <table:table-cell office:value-type="string" table:style-name="ce2">
            <text:p>lato</text:p>
          </table:table-cell>
          <table:table-cell office:value-type="float" office:value="0" table:formula="of:=IF([.B228]=&quot;niedziela&quot;;150;0)" table:style-name="ce1">
            <text:p>0</text:p>
          </table:table-cell>
          <table:table-cell office:value-type="float" office:value="270" table:formula="of:=IF(OR([.B228]=&quot;poniedziałek&quot;;[.B228]= &quot;wtorek&quot;;[.B228]=&quot;środa&quot;;[.B228]=&quot;czwartek&quot;;[.B228]=&quot;piątek&quot;); 270;0)" table:style-name="ce1">
            <text:p>270</text:p>
          </table:table-cell>
          <table:table-cell office:value-type="float" office:value="270" table:formula="of:=IF([.E228]&gt;[.D228];[.E228]-[.D228];0)" table:style-name="ce1">
            <text:p>270</text:p>
          </table:table-cell>
          <table:table-cell office:value-type="float" office:value="12950" table:formula="of:=[.G227]+[.D228]" table:style-name="ce1">
            <text:p>12950</text:p>
          </table:table-cell>
          <table:table-cell office:value-type="float" office:value="24060" table:formula="of:=[.H227]+[.E228]" table:style-name="ce1">
            <text:p>24060</text:p>
          </table:table-cell>
          <table:table-cell office:value-type="float" office:value="11110" table:formula="of:=[.H228]-[.G228]" table:style-name="ce1">
            <text:p>11110</text:p>
          </table:table-cell>
          <table:table-cell table:number-columns-repeated="16375"/>
        </table:table-row>
        <table:table-row table:style-name="ro1">
          <table:table-cell office:value-type="date" office:date-value="2023-08-16T00:00:00" table:style-name="ce2">
            <text:p>16.08.2023</text:p>
          </table:table-cell>
          <table:table-cell office:value-type="string" table:style-name="ce2">
            <text:p>środa</text:p>
          </table:table-cell>
          <table:table-cell office:value-type="string" table:style-name="ce2">
            <text:p>lato</text:p>
          </table:table-cell>
          <table:table-cell office:value-type="float" office:value="0" table:formula="of:=IF([.B229]=&quot;niedziela&quot;;150;0)" table:style-name="ce1">
            <text:p>0</text:p>
          </table:table-cell>
          <table:table-cell office:value-type="float" office:value="270" table:formula="of:=IF(OR([.B229]=&quot;poniedziałek&quot;;[.B229]= &quot;wtorek&quot;;[.B229]=&quot;środa&quot;;[.B229]=&quot;czwartek&quot;;[.B229]=&quot;piątek&quot;); 270;0)" table:style-name="ce1">
            <text:p>270</text:p>
          </table:table-cell>
          <table:table-cell office:value-type="float" office:value="270" table:formula="of:=IF([.E229]&gt;[.D229];[.E229]-[.D229];0)" table:style-name="ce1">
            <text:p>270</text:p>
          </table:table-cell>
          <table:table-cell office:value-type="float" office:value="12950" table:formula="of:=[.G228]+[.D229]" table:style-name="ce1">
            <text:p>12950</text:p>
          </table:table-cell>
          <table:table-cell office:value-type="float" office:value="24330" table:formula="of:=[.H228]+[.E229]" table:style-name="ce1">
            <text:p>24330</text:p>
          </table:table-cell>
          <table:table-cell office:value-type="float" office:value="11380" table:formula="of:=[.H229]-[.G229]" table:style-name="ce1">
            <text:p>11380</text:p>
          </table:table-cell>
          <table:table-cell table:number-columns-repeated="16375"/>
        </table:table-row>
        <table:table-row table:style-name="ro1">
          <table:table-cell office:value-type="date" office:date-value="2023-08-17T00:00:00" table:style-name="ce2">
            <text:p>17.08.2023</text:p>
          </table:table-cell>
          <table:table-cell office:value-type="string" table:style-name="ce2">
            <text:p>czwartek</text:p>
          </table:table-cell>
          <table:table-cell office:value-type="string" table:style-name="ce2">
            <text:p>lato</text:p>
          </table:table-cell>
          <table:table-cell office:value-type="float" office:value="0" table:formula="of:=IF([.B230]=&quot;niedziela&quot;;150;0)" table:style-name="ce1">
            <text:p>0</text:p>
          </table:table-cell>
          <table:table-cell office:value-type="float" office:value="270" table:formula="of:=IF(OR([.B230]=&quot;poniedziałek&quot;;[.B230]= &quot;wtorek&quot;;[.B230]=&quot;środa&quot;;[.B230]=&quot;czwartek&quot;;[.B230]=&quot;piątek&quot;); 270;0)" table:style-name="ce1">
            <text:p>270</text:p>
          </table:table-cell>
          <table:table-cell office:value-type="float" office:value="270" table:formula="of:=IF([.E230]&gt;[.D230];[.E230]-[.D230];0)" table:style-name="ce1">
            <text:p>270</text:p>
          </table:table-cell>
          <table:table-cell office:value-type="float" office:value="12950" table:formula="of:=[.G229]+[.D230]" table:style-name="ce1">
            <text:p>12950</text:p>
          </table:table-cell>
          <table:table-cell office:value-type="float" office:value="24600" table:formula="of:=[.H229]+[.E230]" table:style-name="ce1">
            <text:p>24600</text:p>
          </table:table-cell>
          <table:table-cell office:value-type="float" office:value="11650" table:formula="of:=[.H230]-[.G230]" table:style-name="ce1">
            <text:p>11650</text:p>
          </table:table-cell>
          <table:table-cell table:number-columns-repeated="16375"/>
        </table:table-row>
        <table:table-row table:style-name="ro1">
          <table:table-cell office:value-type="date" office:date-value="2023-08-18T00:00:00" table:style-name="ce2">
            <text:p>18.08.2023</text:p>
          </table:table-cell>
          <table:table-cell office:value-type="string" table:style-name="ce2">
            <text:p>piątek</text:p>
          </table:table-cell>
          <table:table-cell office:value-type="string" table:style-name="ce2">
            <text:p>lato</text:p>
          </table:table-cell>
          <table:table-cell office:value-type="float" office:value="0" table:formula="of:=IF([.B231]=&quot;niedziela&quot;;150;0)" table:style-name="ce1">
            <text:p>0</text:p>
          </table:table-cell>
          <table:table-cell office:value-type="float" office:value="270" table:formula="of:=IF(OR([.B231]=&quot;poniedziałek&quot;;[.B231]= &quot;wtorek&quot;;[.B231]=&quot;środa&quot;;[.B231]=&quot;czwartek&quot;;[.B231]=&quot;piątek&quot;); 270;0)" table:style-name="ce1">
            <text:p>270</text:p>
          </table:table-cell>
          <table:table-cell office:value-type="float" office:value="270" table:formula="of:=IF([.E231]&gt;[.D231];[.E231]-[.D231];0)" table:style-name="ce1">
            <text:p>270</text:p>
          </table:table-cell>
          <table:table-cell office:value-type="float" office:value="12950" table:formula="of:=[.G230]+[.D231]" table:style-name="ce1">
            <text:p>12950</text:p>
          </table:table-cell>
          <table:table-cell office:value-type="float" office:value="24870" table:formula="of:=[.H230]+[.E231]" table:style-name="ce1">
            <text:p>24870</text:p>
          </table:table-cell>
          <table:table-cell office:value-type="float" office:value="11920" table:formula="of:=[.H231]-[.G231]" table:style-name="ce1">
            <text:p>11920</text:p>
          </table:table-cell>
          <table:table-cell table:number-columns-repeated="16375"/>
        </table:table-row>
        <table:table-row table:style-name="ro1">
          <table:table-cell office:value-type="date" office:date-value="2023-08-19T00:00:00" table:style-name="ce2">
            <text:p>19.08.2023</text:p>
          </table:table-cell>
          <table:table-cell office:value-type="string" table:style-name="ce2">
            <text:p>sobota</text:p>
          </table:table-cell>
          <table:table-cell office:value-type="string" table:style-name="ce2">
            <text:p>lato</text:p>
          </table:table-cell>
          <table:table-cell office:value-type="float" office:value="0" table:formula="of:=IF([.B232]=&quot;niedziela&quot;;150;0)" table:style-name="ce1">
            <text:p>0</text:p>
          </table:table-cell>
          <table:table-cell office:value-type="float" office:value="0" table:formula="of:=IF(OR([.B232]=&quot;poniedziałek&quot;;[.B232]= &quot;wtorek&quot;;[.B232]=&quot;środa&quot;;[.B232]=&quot;czwartek&quot;;[.B232]=&quot;piątek&quot;); 270;0)" table:style-name="ce1">
            <text:p>0</text:p>
          </table:table-cell>
          <table:table-cell office:value-type="float" office:value="0" table:formula="of:=IF([.E232]&gt;[.D232];[.E232]-[.D232];0)" table:style-name="ce1">
            <text:p>0</text:p>
          </table:table-cell>
          <table:table-cell office:value-type="float" office:value="12950" table:formula="of:=[.G231]+[.D232]" table:style-name="ce1">
            <text:p>12950</text:p>
          </table:table-cell>
          <table:table-cell office:value-type="float" office:value="24870" table:formula="of:=[.H231]+[.E232]" table:style-name="ce1">
            <text:p>24870</text:p>
          </table:table-cell>
          <table:table-cell office:value-type="float" office:value="11920" table:formula="of:=[.H232]-[.G232]" table:style-name="ce1">
            <text:p>11920</text:p>
          </table:table-cell>
          <table:table-cell table:number-columns-repeated="16375"/>
        </table:table-row>
        <table:table-row table:style-name="ro1">
          <table:table-cell office:value-type="date" office:date-value="2023-08-20T00:00:00" table:style-name="ce2">
            <text:p>20.08.2023</text:p>
          </table:table-cell>
          <table:table-cell office:value-type="string" table:style-name="ce2">
            <text:p>niedziela</text:p>
          </table:table-cell>
          <table:table-cell office:value-type="string" table:style-name="ce2">
            <text:p>lato</text:p>
          </table:table-cell>
          <table:table-cell office:value-type="float" office:value="150" table:formula="of:=IF([.B233]=&quot;niedziela&quot;;150;0)" table:style-name="ce1">
            <text:p>150</text:p>
          </table:table-cell>
          <table:table-cell office:value-type="float" office:value="0" table:formula="of:=IF(OR([.B233]=&quot;poniedziałek&quot;;[.B233]= &quot;wtorek&quot;;[.B233]=&quot;środa&quot;;[.B233]=&quot;czwartek&quot;;[.B233]=&quot;piątek&quot;); 270;0)" table:style-name="ce1">
            <text:p>0</text:p>
          </table:table-cell>
          <table:table-cell office:value-type="float" office:value="0" table:formula="of:=IF([.E233]&gt;[.D233];[.E233]-[.D233];0)" table:style-name="ce1">
            <text:p>0</text:p>
          </table:table-cell>
          <table:table-cell office:value-type="float" office:value="13100" table:formula="of:=[.G232]+[.D233]" table:style-name="ce1">
            <text:p>13100</text:p>
          </table:table-cell>
          <table:table-cell office:value-type="float" office:value="24870" table:formula="of:=[.H232]+[.E233]" table:style-name="ce1">
            <text:p>24870</text:p>
          </table:table-cell>
          <table:table-cell office:value-type="float" office:value="11770" table:formula="of:=[.H233]-[.G233]" table:style-name="ce1">
            <text:p>11770</text:p>
          </table:table-cell>
          <table:table-cell table:number-columns-repeated="16375"/>
        </table:table-row>
        <table:table-row table:style-name="ro1">
          <table:table-cell office:value-type="date" office:date-value="2023-08-21T00:00:00" table:style-name="ce2">
            <text:p>21.08.2023</text:p>
          </table:table-cell>
          <table:table-cell office:value-type="string" table:style-name="ce2">
            <text:p>poniedziałek</text:p>
          </table:table-cell>
          <table:table-cell office:value-type="string" table:style-name="ce2">
            <text:p>lato</text:p>
          </table:table-cell>
          <table:table-cell office:value-type="float" office:value="0" table:formula="of:=IF([.B234]=&quot;niedziela&quot;;150;0)" table:style-name="ce1">
            <text:p>0</text:p>
          </table:table-cell>
          <table:table-cell office:value-type="float" office:value="270" table:formula="of:=IF(OR([.B234]=&quot;poniedziałek&quot;;[.B234]= &quot;wtorek&quot;;[.B234]=&quot;środa&quot;;[.B234]=&quot;czwartek&quot;;[.B234]=&quot;piątek&quot;); 270;0)" table:style-name="ce1">
            <text:p>270</text:p>
          </table:table-cell>
          <table:table-cell office:value-type="float" office:value="270" table:formula="of:=IF([.E234]&gt;[.D234];[.E234]-[.D234];0)" table:style-name="ce1">
            <text:p>270</text:p>
          </table:table-cell>
          <table:table-cell office:value-type="float" office:value="13100" table:formula="of:=[.G233]+[.D234]" table:style-name="ce1">
            <text:p>13100</text:p>
          </table:table-cell>
          <table:table-cell office:value-type="float" office:value="25140" table:formula="of:=[.H233]+[.E234]" table:style-name="ce1">
            <text:p>25140</text:p>
          </table:table-cell>
          <table:table-cell office:value-type="float" office:value="12040" table:formula="of:=[.H234]-[.G234]" table:style-name="ce1">
            <text:p>12040</text:p>
          </table:table-cell>
          <table:table-cell table:number-columns-repeated="16375"/>
        </table:table-row>
        <table:table-row table:style-name="ro1">
          <table:table-cell office:value-type="date" office:date-value="2023-08-22T00:00:00" table:style-name="ce2">
            <text:p>22.08.2023</text:p>
          </table:table-cell>
          <table:table-cell office:value-type="string" table:style-name="ce2">
            <text:p>wtorek</text:p>
          </table:table-cell>
          <table:table-cell office:value-type="string" table:style-name="ce2">
            <text:p>lato</text:p>
          </table:table-cell>
          <table:table-cell office:value-type="float" office:value="0" table:formula="of:=IF([.B235]=&quot;niedziela&quot;;150;0)" table:style-name="ce1">
            <text:p>0</text:p>
          </table:table-cell>
          <table:table-cell office:value-type="float" office:value="270" table:formula="of:=IF(OR([.B235]=&quot;poniedziałek&quot;;[.B235]= &quot;wtorek&quot;;[.B235]=&quot;środa&quot;;[.B235]=&quot;czwartek&quot;;[.B235]=&quot;piątek&quot;); 270;0)" table:style-name="ce1">
            <text:p>270</text:p>
          </table:table-cell>
          <table:table-cell office:value-type="float" office:value="270" table:formula="of:=IF([.E235]&gt;[.D235];[.E235]-[.D235];0)" table:style-name="ce1">
            <text:p>270</text:p>
          </table:table-cell>
          <table:table-cell office:value-type="float" office:value="13100" table:formula="of:=[.G234]+[.D235]" table:style-name="ce1">
            <text:p>13100</text:p>
          </table:table-cell>
          <table:table-cell office:value-type="float" office:value="25410" table:formula="of:=[.H234]+[.E235]" table:style-name="ce1">
            <text:p>25410</text:p>
          </table:table-cell>
          <table:table-cell office:value-type="float" office:value="12310" table:formula="of:=[.H235]-[.G235]" table:style-name="ce1">
            <text:p>12310</text:p>
          </table:table-cell>
          <table:table-cell table:number-columns-repeated="16375"/>
        </table:table-row>
        <table:table-row table:style-name="ro1">
          <table:table-cell office:value-type="date" office:date-value="2023-08-23T00:00:00" table:style-name="ce2">
            <text:p>23.08.2023</text:p>
          </table:table-cell>
          <table:table-cell office:value-type="string" table:style-name="ce2">
            <text:p>środa</text:p>
          </table:table-cell>
          <table:table-cell office:value-type="string" table:style-name="ce2">
            <text:p>lato</text:p>
          </table:table-cell>
          <table:table-cell office:value-type="float" office:value="0" table:formula="of:=IF([.B236]=&quot;niedziela&quot;;150;0)" table:style-name="ce1">
            <text:p>0</text:p>
          </table:table-cell>
          <table:table-cell office:value-type="float" office:value="270" table:formula="of:=IF(OR([.B236]=&quot;poniedziałek&quot;;[.B236]= &quot;wtorek&quot;;[.B236]=&quot;środa&quot;;[.B236]=&quot;czwartek&quot;;[.B236]=&quot;piątek&quot;); 270;0)" table:style-name="ce1">
            <text:p>270</text:p>
          </table:table-cell>
          <table:table-cell office:value-type="float" office:value="270" table:formula="of:=IF([.E236]&gt;[.D236];[.E236]-[.D236];0)" table:style-name="ce1">
            <text:p>270</text:p>
          </table:table-cell>
          <table:table-cell office:value-type="float" office:value="13100" table:formula="of:=[.G235]+[.D236]" table:style-name="ce1">
            <text:p>13100</text:p>
          </table:table-cell>
          <table:table-cell office:value-type="float" office:value="25680" table:formula="of:=[.H235]+[.E236]" table:style-name="ce1">
            <text:p>25680</text:p>
          </table:table-cell>
          <table:table-cell office:value-type="float" office:value="12580" table:formula="of:=[.H236]-[.G236]" table:style-name="ce1">
            <text:p>12580</text:p>
          </table:table-cell>
          <table:table-cell table:number-columns-repeated="16375"/>
        </table:table-row>
        <table:table-row table:style-name="ro1">
          <table:table-cell office:value-type="date" office:date-value="2023-08-24T00:00:00" table:style-name="ce2">
            <text:p>24.08.2023</text:p>
          </table:table-cell>
          <table:table-cell office:value-type="string" table:style-name="ce2">
            <text:p>czwartek</text:p>
          </table:table-cell>
          <table:table-cell office:value-type="string" table:style-name="ce2">
            <text:p>lato</text:p>
          </table:table-cell>
          <table:table-cell office:value-type="float" office:value="0" table:formula="of:=IF([.B237]=&quot;niedziela&quot;;150;0)" table:style-name="ce1">
            <text:p>0</text:p>
          </table:table-cell>
          <table:table-cell office:value-type="float" office:value="270" table:formula="of:=IF(OR([.B237]=&quot;poniedziałek&quot;;[.B237]= &quot;wtorek&quot;;[.B237]=&quot;środa&quot;;[.B237]=&quot;czwartek&quot;;[.B237]=&quot;piątek&quot;); 270;0)" table:style-name="ce1">
            <text:p>270</text:p>
          </table:table-cell>
          <table:table-cell office:value-type="float" office:value="270" table:formula="of:=IF([.E237]&gt;[.D237];[.E237]-[.D237];0)" table:style-name="ce1">
            <text:p>270</text:p>
          </table:table-cell>
          <table:table-cell office:value-type="float" office:value="13100" table:formula="of:=[.G236]+[.D237]" table:style-name="ce1">
            <text:p>13100</text:p>
          </table:table-cell>
          <table:table-cell office:value-type="float" office:value="25950" table:formula="of:=[.H236]+[.E237]" table:style-name="ce1">
            <text:p>25950</text:p>
          </table:table-cell>
          <table:table-cell office:value-type="float" office:value="12850" table:formula="of:=[.H237]-[.G237]" table:style-name="ce1">
            <text:p>12850</text:p>
          </table:table-cell>
          <table:table-cell table:number-columns-repeated="16375"/>
        </table:table-row>
        <table:table-row table:style-name="ro1">
          <table:table-cell office:value-type="date" office:date-value="2023-08-25T00:00:00" table:style-name="ce2">
            <text:p>25.08.2023</text:p>
          </table:table-cell>
          <table:table-cell office:value-type="string" table:style-name="ce2">
            <text:p>piątek</text:p>
          </table:table-cell>
          <table:table-cell office:value-type="string" table:style-name="ce2">
            <text:p>lato</text:p>
          </table:table-cell>
          <table:table-cell office:value-type="float" office:value="0" table:formula="of:=IF([.B238]=&quot;niedziela&quot;;150;0)" table:style-name="ce1">
            <text:p>0</text:p>
          </table:table-cell>
          <table:table-cell office:value-type="float" office:value="270" table:formula="of:=IF(OR([.B238]=&quot;poniedziałek&quot;;[.B238]= &quot;wtorek&quot;;[.B238]=&quot;środa&quot;;[.B238]=&quot;czwartek&quot;;[.B238]=&quot;piątek&quot;); 270;0)" table:style-name="ce1">
            <text:p>270</text:p>
          </table:table-cell>
          <table:table-cell office:value-type="float" office:value="270" table:formula="of:=IF([.E238]&gt;[.D238];[.E238]-[.D238];0)" table:style-name="ce1">
            <text:p>270</text:p>
          </table:table-cell>
          <table:table-cell office:value-type="float" office:value="13100" table:formula="of:=[.G237]+[.D238]" table:style-name="ce1">
            <text:p>13100</text:p>
          </table:table-cell>
          <table:table-cell office:value-type="float" office:value="26220" table:formula="of:=[.H237]+[.E238]" table:style-name="ce1">
            <text:p>26220</text:p>
          </table:table-cell>
          <table:table-cell office:value-type="float" office:value="13120" table:formula="of:=[.H238]-[.G238]" table:style-name="ce1">
            <text:p>13120</text:p>
          </table:table-cell>
          <table:table-cell table:number-columns-repeated="16375"/>
        </table:table-row>
        <table:table-row table:style-name="ro1">
          <table:table-cell office:value-type="date" office:date-value="2023-08-26T00:00:00" table:style-name="ce2">
            <text:p>26.08.2023</text:p>
          </table:table-cell>
          <table:table-cell office:value-type="string" table:style-name="ce2">
            <text:p>sobota</text:p>
          </table:table-cell>
          <table:table-cell office:value-type="string" table:style-name="ce2">
            <text:p>lato</text:p>
          </table:table-cell>
          <table:table-cell office:value-type="float" office:value="0" table:formula="of:=IF([.B239]=&quot;niedziela&quot;;150;0)" table:style-name="ce1">
            <text:p>0</text:p>
          </table:table-cell>
          <table:table-cell office:value-type="float" office:value="0" table:formula="of:=IF(OR([.B239]=&quot;poniedziałek&quot;;[.B239]= &quot;wtorek&quot;;[.B239]=&quot;środa&quot;;[.B239]=&quot;czwartek&quot;;[.B239]=&quot;piątek&quot;); 270;0)" table:style-name="ce1">
            <text:p>0</text:p>
          </table:table-cell>
          <table:table-cell office:value-type="float" office:value="0" table:formula="of:=IF([.E239]&gt;[.D239];[.E239]-[.D239];0)" table:style-name="ce1">
            <text:p>0</text:p>
          </table:table-cell>
          <table:table-cell office:value-type="float" office:value="13100" table:formula="of:=[.G238]+[.D239]" table:style-name="ce1">
            <text:p>13100</text:p>
          </table:table-cell>
          <table:table-cell office:value-type="float" office:value="26220" table:formula="of:=[.H238]+[.E239]" table:style-name="ce1">
            <text:p>26220</text:p>
          </table:table-cell>
          <table:table-cell office:value-type="float" office:value="13120" table:formula="of:=[.H239]-[.G239]" table:style-name="ce1">
            <text:p>13120</text:p>
          </table:table-cell>
          <table:table-cell table:number-columns-repeated="16375"/>
        </table:table-row>
        <table:table-row table:style-name="ro1">
          <table:table-cell office:value-type="date" office:date-value="2023-08-27T00:00:00" table:style-name="ce2">
            <text:p>27.08.2023</text:p>
          </table:table-cell>
          <table:table-cell office:value-type="string" table:style-name="ce2">
            <text:p>niedziela</text:p>
          </table:table-cell>
          <table:table-cell office:value-type="string" table:style-name="ce2">
            <text:p>lato</text:p>
          </table:table-cell>
          <table:table-cell office:value-type="float" office:value="150" table:formula="of:=IF([.B240]=&quot;niedziela&quot;;150;0)" table:style-name="ce1">
            <text:p>150</text:p>
          </table:table-cell>
          <table:table-cell office:value-type="float" office:value="0" table:formula="of:=IF(OR([.B240]=&quot;poniedziałek&quot;;[.B240]= &quot;wtorek&quot;;[.B240]=&quot;środa&quot;;[.B240]=&quot;czwartek&quot;;[.B240]=&quot;piątek&quot;); 270;0)" table:style-name="ce1">
            <text:p>0</text:p>
          </table:table-cell>
          <table:table-cell office:value-type="float" office:value="0" table:formula="of:=IF([.E240]&gt;[.D240];[.E240]-[.D240];0)" table:style-name="ce1">
            <text:p>0</text:p>
          </table:table-cell>
          <table:table-cell office:value-type="float" office:value="13250" table:formula="of:=[.G239]+[.D240]" table:style-name="ce1">
            <text:p>13250</text:p>
          </table:table-cell>
          <table:table-cell office:value-type="float" office:value="26220" table:formula="of:=[.H239]+[.E240]" table:style-name="ce1">
            <text:p>26220</text:p>
          </table:table-cell>
          <table:table-cell office:value-type="float" office:value="12970" table:formula="of:=[.H240]-[.G240]" table:style-name="ce1">
            <text:p>12970</text:p>
          </table:table-cell>
          <table:table-cell table:number-columns-repeated="16375"/>
        </table:table-row>
        <table:table-row table:style-name="ro1">
          <table:table-cell office:value-type="date" office:date-value="2023-08-28T00:00:00" table:style-name="ce2">
            <text:p>28.08.2023</text:p>
          </table:table-cell>
          <table:table-cell office:value-type="string" table:style-name="ce2">
            <text:p>poniedziałek</text:p>
          </table:table-cell>
          <table:table-cell office:value-type="string" table:style-name="ce2">
            <text:p>lato</text:p>
          </table:table-cell>
          <table:table-cell office:value-type="float" office:value="0" table:formula="of:=IF([.B241]=&quot;niedziela&quot;;150;0)" table:style-name="ce1">
            <text:p>0</text:p>
          </table:table-cell>
          <table:table-cell office:value-type="float" office:value="270" table:formula="of:=IF(OR([.B241]=&quot;poniedziałek&quot;;[.B241]= &quot;wtorek&quot;;[.B241]=&quot;środa&quot;;[.B241]=&quot;czwartek&quot;;[.B241]=&quot;piątek&quot;); 270;0)" table:style-name="ce1">
            <text:p>270</text:p>
          </table:table-cell>
          <table:table-cell office:value-type="float" office:value="270" table:formula="of:=IF([.E241]&gt;[.D241];[.E241]-[.D241];0)" table:style-name="ce1">
            <text:p>270</text:p>
          </table:table-cell>
          <table:table-cell office:value-type="float" office:value="13250" table:formula="of:=[.G240]+[.D241]" table:style-name="ce1">
            <text:p>13250</text:p>
          </table:table-cell>
          <table:table-cell office:value-type="float" office:value="26490" table:formula="of:=[.H240]+[.E241]" table:style-name="ce1">
            <text:p>26490</text:p>
          </table:table-cell>
          <table:table-cell office:value-type="float" office:value="13240" table:formula="of:=[.H241]-[.G241]" table:style-name="ce1">
            <text:p>13240</text:p>
          </table:table-cell>
          <table:table-cell table:number-columns-repeated="16375"/>
        </table:table-row>
        <table:table-row table:style-name="ro1">
          <table:table-cell office:value-type="date" office:date-value="2023-08-29T00:00:00" table:style-name="ce2">
            <text:p>29.08.2023</text:p>
          </table:table-cell>
          <table:table-cell office:value-type="string" table:style-name="ce2">
            <text:p>wtorek</text:p>
          </table:table-cell>
          <table:table-cell office:value-type="string" table:style-name="ce2">
            <text:p>lato</text:p>
          </table:table-cell>
          <table:table-cell office:value-type="float" office:value="0" table:formula="of:=IF([.B242]=&quot;niedziela&quot;;150;0)" table:style-name="ce1">
            <text:p>0</text:p>
          </table:table-cell>
          <table:table-cell office:value-type="float" office:value="270" table:formula="of:=IF(OR([.B242]=&quot;poniedziałek&quot;;[.B242]= &quot;wtorek&quot;;[.B242]=&quot;środa&quot;;[.B242]=&quot;czwartek&quot;;[.B242]=&quot;piątek&quot;); 270;0)" table:style-name="ce1">
            <text:p>270</text:p>
          </table:table-cell>
          <table:table-cell office:value-type="float" office:value="270" table:formula="of:=IF([.E242]&gt;[.D242];[.E242]-[.D242];0)" table:style-name="ce1">
            <text:p>270</text:p>
          </table:table-cell>
          <table:table-cell office:value-type="float" office:value="13250" table:formula="of:=[.G241]+[.D242]" table:style-name="ce1">
            <text:p>13250</text:p>
          </table:table-cell>
          <table:table-cell office:value-type="float" office:value="26760" table:formula="of:=[.H241]+[.E242]" table:style-name="ce1">
            <text:p>26760</text:p>
          </table:table-cell>
          <table:table-cell office:value-type="float" office:value="13510" table:formula="of:=[.H242]-[.G242]" table:style-name="ce1">
            <text:p>13510</text:p>
          </table:table-cell>
          <table:table-cell table:number-columns-repeated="16375"/>
        </table:table-row>
        <table:table-row table:style-name="ro1">
          <table:table-cell office:value-type="date" office:date-value="2023-08-30T00:00:00" table:style-name="ce2">
            <text:p>30.08.2023</text:p>
          </table:table-cell>
          <table:table-cell office:value-type="string" table:style-name="ce2">
            <text:p>środa</text:p>
          </table:table-cell>
          <table:table-cell office:value-type="string" table:style-name="ce2">
            <text:p>lato</text:p>
          </table:table-cell>
          <table:table-cell office:value-type="float" office:value="0" table:formula="of:=IF([.B243]=&quot;niedziela&quot;;150;0)" table:style-name="ce1">
            <text:p>0</text:p>
          </table:table-cell>
          <table:table-cell office:value-type="float" office:value="270" table:formula="of:=IF(OR([.B243]=&quot;poniedziałek&quot;;[.B243]= &quot;wtorek&quot;;[.B243]=&quot;środa&quot;;[.B243]=&quot;czwartek&quot;;[.B243]=&quot;piątek&quot;); 270;0)" table:style-name="ce1">
            <text:p>270</text:p>
          </table:table-cell>
          <table:table-cell office:value-type="float" office:value="270" table:formula="of:=IF([.E243]&gt;[.D243];[.E243]-[.D243];0)" table:style-name="ce1">
            <text:p>270</text:p>
          </table:table-cell>
          <table:table-cell office:value-type="float" office:value="13250" table:formula="of:=[.G242]+[.D243]" table:style-name="ce1">
            <text:p>13250</text:p>
          </table:table-cell>
          <table:table-cell office:value-type="float" office:value="27030" table:formula="of:=[.H242]+[.E243]" table:style-name="ce1">
            <text:p>27030</text:p>
          </table:table-cell>
          <table:table-cell office:value-type="float" office:value="13780" table:formula="of:=[.H243]-[.G243]" table:style-name="ce1">
            <text:p>13780</text:p>
          </table:table-cell>
          <table:table-cell table:number-columns-repeated="16375"/>
        </table:table-row>
        <table:table-row table:style-name="ro1">
          <table:table-cell office:value-type="date" office:date-value="2023-08-31T00:00:00" table:style-name="ce2">
            <text:p>31.08.2023</text:p>
          </table:table-cell>
          <table:table-cell office:value-type="string" table:style-name="ce2">
            <text:p>czwartek</text:p>
          </table:table-cell>
          <table:table-cell office:value-type="string" table:style-name="ce2">
            <text:p>lato</text:p>
          </table:table-cell>
          <table:table-cell office:value-type="float" office:value="0" table:formula="of:=IF([.B244]=&quot;niedziela&quot;;150;0)" table:style-name="ce1">
            <text:p>0</text:p>
          </table:table-cell>
          <table:table-cell office:value-type="float" office:value="270" table:formula="of:=IF(OR([.B244]=&quot;poniedziałek&quot;;[.B244]= &quot;wtorek&quot;;[.B244]=&quot;środa&quot;;[.B244]=&quot;czwartek&quot;;[.B244]=&quot;piątek&quot;); 270;0)" table:style-name="ce1">
            <text:p>270</text:p>
          </table:table-cell>
          <table:table-cell office:value-type="float" office:value="270" table:formula="of:=IF([.E244]&gt;[.D244];[.E244]-[.D244];0)" table:style-name="ce1">
            <text:p>270</text:p>
          </table:table-cell>
          <table:table-cell office:value-type="float" office:value="13250" table:formula="of:=[.G243]+[.D244]" table:style-name="ce1">
            <text:p>13250</text:p>
          </table:table-cell>
          <table:table-cell office:value-type="float" office:value="27300" table:formula="of:=[.H243]+[.E244]" table:style-name="ce1">
            <text:p>27300</text:p>
          </table:table-cell>
          <table:table-cell office:value-type="float" office:value="14050" table:formula="of:=[.H244]-[.G244]" table:style-name="ce1">
            <text:p>14050</text:p>
          </table:table-cell>
          <table:table-cell table:number-columns-repeated="16375"/>
        </table:table-row>
        <table:table-row table:style-name="ro1">
          <table:table-cell office:value-type="date" office:date-value="2023-09-01T00:00:00" table:style-name="ce2">
            <text:p>01.09.2023</text:p>
          </table:table-cell>
          <table:table-cell office:value-type="string" table:style-name="ce2">
            <text:p>piątek</text:p>
          </table:table-cell>
          <table:table-cell office:value-type="string" table:style-name="ce2">
            <text:p>lato</text:p>
          </table:table-cell>
          <table:table-cell office:value-type="float" office:value="0" table:formula="of:=IF([.B245]=&quot;niedziela&quot;;150;0)" table:style-name="ce1">
            <text:p>0</text:p>
          </table:table-cell>
          <table:table-cell office:value-type="float" office:value="270" table:formula="of:=IF(OR([.B245]=&quot;poniedziałek&quot;;[.B245]= &quot;wtorek&quot;;[.B245]=&quot;środa&quot;;[.B245]=&quot;czwartek&quot;;[.B245]=&quot;piątek&quot;); 270;0)" table:style-name="ce1">
            <text:p>270</text:p>
          </table:table-cell>
          <table:table-cell office:value-type="float" office:value="270" table:formula="of:=IF([.E245]&gt;[.D245];[.E245]-[.D245];0)" table:style-name="ce1">
            <text:p>270</text:p>
          </table:table-cell>
          <table:table-cell office:value-type="float" office:value="13250" table:formula="of:=[.G244]+[.D245]" table:style-name="ce1">
            <text:p>13250</text:p>
          </table:table-cell>
          <table:table-cell office:value-type="float" office:value="27570" table:formula="of:=[.H244]+[.E245]" table:style-name="ce1">
            <text:p>27570</text:p>
          </table:table-cell>
          <table:table-cell office:value-type="float" office:value="14320" table:formula="of:=[.H245]-[.G245]" table:style-name="ce1">
            <text:p>14320</text:p>
          </table:table-cell>
          <table:table-cell table:number-columns-repeated="16375"/>
        </table:table-row>
        <table:table-row table:style-name="ro1">
          <table:table-cell office:value-type="date" office:date-value="2023-09-02T00:00:00" table:style-name="ce2">
            <text:p>02.09.2023</text:p>
          </table:table-cell>
          <table:table-cell office:value-type="string" table:style-name="ce2">
            <text:p>sobota</text:p>
          </table:table-cell>
          <table:table-cell office:value-type="string" table:style-name="ce2">
            <text:p>lato</text:p>
          </table:table-cell>
          <table:table-cell office:value-type="float" office:value="0" table:formula="of:=IF([.B246]=&quot;niedziela&quot;;150;0)" table:style-name="ce1">
            <text:p>0</text:p>
          </table:table-cell>
          <table:table-cell office:value-type="float" office:value="0" table:formula="of:=IF(OR([.B246]=&quot;poniedziałek&quot;;[.B246]= &quot;wtorek&quot;;[.B246]=&quot;środa&quot;;[.B246]=&quot;czwartek&quot;;[.B246]=&quot;piątek&quot;); 270;0)" table:style-name="ce1">
            <text:p>0</text:p>
          </table:table-cell>
          <table:table-cell office:value-type="float" office:value="0" table:formula="of:=IF([.E246]&gt;[.D246];[.E246]-[.D246];0)" table:style-name="ce1">
            <text:p>0</text:p>
          </table:table-cell>
          <table:table-cell office:value-type="float" office:value="13250" table:formula="of:=[.G245]+[.D246]" table:style-name="ce1">
            <text:p>13250</text:p>
          </table:table-cell>
          <table:table-cell office:value-type="float" office:value="27570" table:formula="of:=[.H245]+[.E246]" table:style-name="ce1">
            <text:p>27570</text:p>
          </table:table-cell>
          <table:table-cell office:value-type="float" office:value="14320" table:formula="of:=[.H246]-[.G246]" table:style-name="ce1">
            <text:p>14320</text:p>
          </table:table-cell>
          <table:table-cell table:number-columns-repeated="16375"/>
        </table:table-row>
        <table:table-row table:style-name="ro1">
          <table:table-cell office:value-type="date" office:date-value="2023-09-03T00:00:00" table:style-name="ce2">
            <text:p>03.09.2023</text:p>
          </table:table-cell>
          <table:table-cell office:value-type="string" table:style-name="ce2">
            <text:p>niedziela</text:p>
          </table:table-cell>
          <table:table-cell office:value-type="string" table:style-name="ce2">
            <text:p>lato</text:p>
          </table:table-cell>
          <table:table-cell office:value-type="float" office:value="150" table:formula="of:=IF([.B247]=&quot;niedziela&quot;;150;0)" table:style-name="ce1">
            <text:p>150</text:p>
          </table:table-cell>
          <table:table-cell office:value-type="float" office:value="0" table:formula="of:=IF(OR([.B247]=&quot;poniedziałek&quot;;[.B247]= &quot;wtorek&quot;;[.B247]=&quot;środa&quot;;[.B247]=&quot;czwartek&quot;;[.B247]=&quot;piątek&quot;); 270;0)" table:style-name="ce1">
            <text:p>0</text:p>
          </table:table-cell>
          <table:table-cell office:value-type="float" office:value="0" table:formula="of:=IF([.E247]&gt;[.D247];[.E247]-[.D247];0)" table:style-name="ce1">
            <text:p>0</text:p>
          </table:table-cell>
          <table:table-cell office:value-type="float" office:value="13400" table:formula="of:=[.G246]+[.D247]" table:style-name="ce1">
            <text:p>13400</text:p>
          </table:table-cell>
          <table:table-cell office:value-type="float" office:value="27570" table:formula="of:=[.H246]+[.E247]" table:style-name="ce1">
            <text:p>27570</text:p>
          </table:table-cell>
          <table:table-cell office:value-type="float" office:value="14170" table:formula="of:=[.H247]-[.G247]" table:style-name="ce1">
            <text:p>14170</text:p>
          </table:table-cell>
          <table:table-cell table:number-columns-repeated="16375"/>
        </table:table-row>
        <table:table-row table:style-name="ro1">
          <table:table-cell office:value-type="date" office:date-value="2023-09-04T00:00:00" table:style-name="ce2">
            <text:p>04.09.2023</text:p>
          </table:table-cell>
          <table:table-cell office:value-type="string" table:style-name="ce2">
            <text:p>poniedziałek</text:p>
          </table:table-cell>
          <table:table-cell office:value-type="string" table:style-name="ce2">
            <text:p>lato</text:p>
          </table:table-cell>
          <table:table-cell office:value-type="float" office:value="0" table:formula="of:=IF([.B248]=&quot;niedziela&quot;;150;0)" table:style-name="ce1">
            <text:p>0</text:p>
          </table:table-cell>
          <table:table-cell office:value-type="float" office:value="270" table:formula="of:=IF(OR([.B248]=&quot;poniedziałek&quot;;[.B248]= &quot;wtorek&quot;;[.B248]=&quot;środa&quot;;[.B248]=&quot;czwartek&quot;;[.B248]=&quot;piątek&quot;); 270;0)" table:style-name="ce1">
            <text:p>270</text:p>
          </table:table-cell>
          <table:table-cell office:value-type="float" office:value="270" table:formula="of:=IF([.E248]&gt;[.D248];[.E248]-[.D248];0)" table:style-name="ce1">
            <text:p>270</text:p>
          </table:table-cell>
          <table:table-cell office:value-type="float" office:value="13400" table:formula="of:=[.G247]+[.D248]" table:style-name="ce1">
            <text:p>13400</text:p>
          </table:table-cell>
          <table:table-cell office:value-type="float" office:value="27840" table:formula="of:=[.H247]+[.E248]" table:style-name="ce1">
            <text:p>27840</text:p>
          </table:table-cell>
          <table:table-cell office:value-type="float" office:value="14440" table:formula="of:=[.H248]-[.G248]" table:style-name="ce1">
            <text:p>14440</text:p>
          </table:table-cell>
          <table:table-cell table:number-columns-repeated="16375"/>
        </table:table-row>
        <table:table-row table:style-name="ro1">
          <table:table-cell office:value-type="date" office:date-value="2023-09-05T00:00:00" table:style-name="ce2">
            <text:p>05.09.2023</text:p>
          </table:table-cell>
          <table:table-cell office:value-type="string" table:style-name="ce2">
            <text:p>wtorek</text:p>
          </table:table-cell>
          <table:table-cell office:value-type="string" table:style-name="ce2">
            <text:p>lato</text:p>
          </table:table-cell>
          <table:table-cell office:value-type="float" office:value="0" table:formula="of:=IF([.B249]=&quot;niedziela&quot;;150;0)" table:style-name="ce1">
            <text:p>0</text:p>
          </table:table-cell>
          <table:table-cell office:value-type="float" office:value="270" table:formula="of:=IF(OR([.B249]=&quot;poniedziałek&quot;;[.B249]= &quot;wtorek&quot;;[.B249]=&quot;środa&quot;;[.B249]=&quot;czwartek&quot;;[.B249]=&quot;piątek&quot;); 270;0)" table:style-name="ce1">
            <text:p>270</text:p>
          </table:table-cell>
          <table:table-cell office:value-type="float" office:value="270" table:formula="of:=IF([.E249]&gt;[.D249];[.E249]-[.D249];0)" table:style-name="ce1">
            <text:p>270</text:p>
          </table:table-cell>
          <table:table-cell office:value-type="float" office:value="13400" table:formula="of:=[.G248]+[.D249]" table:style-name="ce1">
            <text:p>13400</text:p>
          </table:table-cell>
          <table:table-cell office:value-type="float" office:value="28110" table:formula="of:=[.H248]+[.E249]" table:style-name="ce1">
            <text:p>28110</text:p>
          </table:table-cell>
          <table:table-cell office:value-type="float" office:value="14710" table:formula="of:=[.H249]-[.G249]" table:style-name="ce1">
            <text:p>14710</text:p>
          </table:table-cell>
          <table:table-cell table:number-columns-repeated="16375"/>
        </table:table-row>
        <table:table-row table:style-name="ro1">
          <table:table-cell office:value-type="date" office:date-value="2023-09-06T00:00:00" table:style-name="ce2">
            <text:p>06.09.2023</text:p>
          </table:table-cell>
          <table:table-cell office:value-type="string" table:style-name="ce2">
            <text:p>środa</text:p>
          </table:table-cell>
          <table:table-cell office:value-type="string" table:style-name="ce2">
            <text:p>lato</text:p>
          </table:table-cell>
          <table:table-cell office:value-type="float" office:value="0" table:formula="of:=IF([.B250]=&quot;niedziela&quot;;150;0)" table:style-name="ce1">
            <text:p>0</text:p>
          </table:table-cell>
          <table:table-cell office:value-type="float" office:value="270" table:formula="of:=IF(OR([.B250]=&quot;poniedziałek&quot;;[.B250]= &quot;wtorek&quot;;[.B250]=&quot;środa&quot;;[.B250]=&quot;czwartek&quot;;[.B250]=&quot;piątek&quot;); 270;0)" table:style-name="ce1">
            <text:p>270</text:p>
          </table:table-cell>
          <table:table-cell office:value-type="float" office:value="270" table:formula="of:=IF([.E250]&gt;[.D250];[.E250]-[.D250];0)" table:style-name="ce1">
            <text:p>270</text:p>
          </table:table-cell>
          <table:table-cell office:value-type="float" office:value="13400" table:formula="of:=[.G249]+[.D250]" table:style-name="ce1">
            <text:p>13400</text:p>
          </table:table-cell>
          <table:table-cell office:value-type="float" office:value="28380" table:formula="of:=[.H249]+[.E250]" table:style-name="ce1">
            <text:p>28380</text:p>
          </table:table-cell>
          <table:table-cell office:value-type="float" office:value="14980" table:formula="of:=[.H250]-[.G250]" table:style-name="ce1">
            <text:p>14980</text:p>
          </table:table-cell>
          <table:table-cell table:number-columns-repeated="16375"/>
        </table:table-row>
        <table:table-row table:style-name="ro1">
          <table:table-cell office:value-type="date" office:date-value="2023-09-07T00:00:00" table:style-name="ce2">
            <text:p>07.09.2023</text:p>
          </table:table-cell>
          <table:table-cell office:value-type="string" table:style-name="ce2">
            <text:p>czwartek</text:p>
          </table:table-cell>
          <table:table-cell office:value-type="string" table:style-name="ce2">
            <text:p>lato</text:p>
          </table:table-cell>
          <table:table-cell office:value-type="float" office:value="0" table:formula="of:=IF([.B251]=&quot;niedziela&quot;;150;0)" table:style-name="ce1">
            <text:p>0</text:p>
          </table:table-cell>
          <table:table-cell office:value-type="float" office:value="270" table:formula="of:=IF(OR([.B251]=&quot;poniedziałek&quot;;[.B251]= &quot;wtorek&quot;;[.B251]=&quot;środa&quot;;[.B251]=&quot;czwartek&quot;;[.B251]=&quot;piątek&quot;); 270;0)" table:style-name="ce1">
            <text:p>270</text:p>
          </table:table-cell>
          <table:table-cell office:value-type="float" office:value="270" table:formula="of:=IF([.E251]&gt;[.D251];[.E251]-[.D251];0)" table:style-name="ce1">
            <text:p>270</text:p>
          </table:table-cell>
          <table:table-cell office:value-type="float" office:value="13400" table:formula="of:=[.G250]+[.D251]" table:style-name="ce1">
            <text:p>13400</text:p>
          </table:table-cell>
          <table:table-cell office:value-type="float" office:value="28650" table:formula="of:=[.H250]+[.E251]" table:style-name="ce1">
            <text:p>28650</text:p>
          </table:table-cell>
          <table:table-cell office:value-type="float" office:value="15250" table:formula="of:=[.H251]-[.G251]" table:style-name="ce1">
            <text:p>15250</text:p>
          </table:table-cell>
          <table:table-cell table:number-columns-repeated="16375"/>
        </table:table-row>
        <table:table-row table:style-name="ro1">
          <table:table-cell office:value-type="date" office:date-value="2023-09-08T00:00:00" table:style-name="ce2">
            <text:p>08.09.2023</text:p>
          </table:table-cell>
          <table:table-cell office:value-type="string" table:style-name="ce2">
            <text:p>piątek</text:p>
          </table:table-cell>
          <table:table-cell office:value-type="string" table:style-name="ce2">
            <text:p>lato</text:p>
          </table:table-cell>
          <table:table-cell office:value-type="float" office:value="0" table:formula="of:=IF([.B252]=&quot;niedziela&quot;;150;0)" table:style-name="ce1">
            <text:p>0</text:p>
          </table:table-cell>
          <table:table-cell office:value-type="float" office:value="270" table:formula="of:=IF(OR([.B252]=&quot;poniedziałek&quot;;[.B252]= &quot;wtorek&quot;;[.B252]=&quot;środa&quot;;[.B252]=&quot;czwartek&quot;;[.B252]=&quot;piątek&quot;); 270;0)" table:style-name="ce1">
            <text:p>270</text:p>
          </table:table-cell>
          <table:table-cell office:value-type="float" office:value="270" table:formula="of:=IF([.E252]&gt;[.D252];[.E252]-[.D252];0)" table:style-name="ce1">
            <text:p>270</text:p>
          </table:table-cell>
          <table:table-cell office:value-type="float" office:value="13400" table:formula="of:=[.G251]+[.D252]" table:style-name="ce1">
            <text:p>13400</text:p>
          </table:table-cell>
          <table:table-cell office:value-type="float" office:value="28920" table:formula="of:=[.H251]+[.E252]" table:style-name="ce1">
            <text:p>28920</text:p>
          </table:table-cell>
          <table:table-cell office:value-type="float" office:value="15520" table:formula="of:=[.H252]-[.G252]" table:style-name="ce1">
            <text:p>15520</text:p>
          </table:table-cell>
          <table:table-cell table:number-columns-repeated="16375"/>
        </table:table-row>
        <table:table-row table:style-name="ro1">
          <table:table-cell office:value-type="date" office:date-value="2023-09-09T00:00:00" table:style-name="ce2">
            <text:p>09.09.2023</text:p>
          </table:table-cell>
          <table:table-cell office:value-type="string" table:style-name="ce2">
            <text:p>sobota</text:p>
          </table:table-cell>
          <table:table-cell office:value-type="string" table:style-name="ce2">
            <text:p>lato</text:p>
          </table:table-cell>
          <table:table-cell office:value-type="float" office:value="0" table:formula="of:=IF([.B253]=&quot;niedziela&quot;;150;0)" table:style-name="ce1">
            <text:p>0</text:p>
          </table:table-cell>
          <table:table-cell office:value-type="float" office:value="0" table:formula="of:=IF(OR([.B253]=&quot;poniedziałek&quot;;[.B253]= &quot;wtorek&quot;;[.B253]=&quot;środa&quot;;[.B253]=&quot;czwartek&quot;;[.B253]=&quot;piątek&quot;); 270;0)" table:style-name="ce1">
            <text:p>0</text:p>
          </table:table-cell>
          <table:table-cell office:value-type="float" office:value="0" table:formula="of:=IF([.E253]&gt;[.D253];[.E253]-[.D253];0)" table:style-name="ce1">
            <text:p>0</text:p>
          </table:table-cell>
          <table:table-cell office:value-type="float" office:value="13400" table:formula="of:=[.G252]+[.D253]" table:style-name="ce1">
            <text:p>13400</text:p>
          </table:table-cell>
          <table:table-cell office:value-type="float" office:value="28920" table:formula="of:=[.H252]+[.E253]" table:style-name="ce1">
            <text:p>28920</text:p>
          </table:table-cell>
          <table:table-cell office:value-type="float" office:value="15520" table:formula="of:=[.H253]-[.G253]" table:style-name="ce1">
            <text:p>15520</text:p>
          </table:table-cell>
          <table:table-cell table:number-columns-repeated="16375"/>
        </table:table-row>
        <table:table-row table:style-name="ro1">
          <table:table-cell office:value-type="date" office:date-value="2023-09-10T00:00:00" table:style-name="ce2">
            <text:p>10.09.2023</text:p>
          </table:table-cell>
          <table:table-cell office:value-type="string" table:style-name="ce2">
            <text:p>niedziela</text:p>
          </table:table-cell>
          <table:table-cell office:value-type="string" table:style-name="ce2">
            <text:p>lato</text:p>
          </table:table-cell>
          <table:table-cell office:value-type="float" office:value="150" table:formula="of:=IF([.B254]=&quot;niedziela&quot;;150;0)" table:style-name="ce1">
            <text:p>150</text:p>
          </table:table-cell>
          <table:table-cell office:value-type="float" office:value="0" table:formula="of:=IF(OR([.B254]=&quot;poniedziałek&quot;;[.B254]= &quot;wtorek&quot;;[.B254]=&quot;środa&quot;;[.B254]=&quot;czwartek&quot;;[.B254]=&quot;piątek&quot;); 270;0)" table:style-name="ce1">
            <text:p>0</text:p>
          </table:table-cell>
          <table:table-cell office:value-type="float" office:value="0" table:formula="of:=IF([.E254]&gt;[.D254];[.E254]-[.D254];0)" table:style-name="ce1">
            <text:p>0</text:p>
          </table:table-cell>
          <table:table-cell office:value-type="float" office:value="13550" table:formula="of:=[.G253]+[.D254]" table:style-name="ce1">
            <text:p>13550</text:p>
          </table:table-cell>
          <table:table-cell office:value-type="float" office:value="28920" table:formula="of:=[.H253]+[.E254]" table:style-name="ce1">
            <text:p>28920</text:p>
          </table:table-cell>
          <table:table-cell office:value-type="float" office:value="15370" table:formula="of:=[.H254]-[.G254]" table:style-name="ce1">
            <text:p>15370</text:p>
          </table:table-cell>
          <table:table-cell table:number-columns-repeated="16375"/>
        </table:table-row>
        <table:table-row table:style-name="ro1">
          <table:table-cell office:value-type="date" office:date-value="2023-09-11T00:00:00" table:style-name="ce2">
            <text:p>11.09.2023</text:p>
          </table:table-cell>
          <table:table-cell office:value-type="string" table:style-name="ce2">
            <text:p>poniedziałek</text:p>
          </table:table-cell>
          <table:table-cell office:value-type="string" table:style-name="ce2">
            <text:p>lato</text:p>
          </table:table-cell>
          <table:table-cell office:value-type="float" office:value="0" table:formula="of:=IF([.B255]=&quot;niedziela&quot;;150;0)" table:style-name="ce1">
            <text:p>0</text:p>
          </table:table-cell>
          <table:table-cell office:value-type="float" office:value="270" table:formula="of:=IF(OR([.B255]=&quot;poniedziałek&quot;;[.B255]= &quot;wtorek&quot;;[.B255]=&quot;środa&quot;;[.B255]=&quot;czwartek&quot;;[.B255]=&quot;piątek&quot;); 270;0)" table:style-name="ce1">
            <text:p>270</text:p>
          </table:table-cell>
          <table:table-cell office:value-type="float" office:value="270" table:formula="of:=IF([.E255]&gt;[.D255];[.E255]-[.D255];0)" table:style-name="ce1">
            <text:p>270</text:p>
          </table:table-cell>
          <table:table-cell office:value-type="float" office:value="13550" table:formula="of:=[.G254]+[.D255]" table:style-name="ce1">
            <text:p>13550</text:p>
          </table:table-cell>
          <table:table-cell office:value-type="float" office:value="29190" table:formula="of:=[.H254]+[.E255]" table:style-name="ce1">
            <text:p>29190</text:p>
          </table:table-cell>
          <table:table-cell office:value-type="float" office:value="15640" table:formula="of:=[.H255]-[.G255]" table:style-name="ce1">
            <text:p>15640</text:p>
          </table:table-cell>
          <table:table-cell table:number-columns-repeated="16375"/>
        </table:table-row>
        <table:table-row table:style-name="ro1">
          <table:table-cell office:value-type="date" office:date-value="2023-09-12T00:00:00" table:style-name="ce2">
            <text:p>12.09.2023</text:p>
          </table:table-cell>
          <table:table-cell office:value-type="string" table:style-name="ce2">
            <text:p>wtorek</text:p>
          </table:table-cell>
          <table:table-cell office:value-type="string" table:style-name="ce2">
            <text:p>lato</text:p>
          </table:table-cell>
          <table:table-cell office:value-type="float" office:value="0" table:formula="of:=IF([.B256]=&quot;niedziela&quot;;150;0)" table:style-name="ce1">
            <text:p>0</text:p>
          </table:table-cell>
          <table:table-cell office:value-type="float" office:value="270" table:formula="of:=IF(OR([.B256]=&quot;poniedziałek&quot;;[.B256]= &quot;wtorek&quot;;[.B256]=&quot;środa&quot;;[.B256]=&quot;czwartek&quot;;[.B256]=&quot;piątek&quot;); 270;0)" table:style-name="ce1">
            <text:p>270</text:p>
          </table:table-cell>
          <table:table-cell office:value-type="float" office:value="270" table:formula="of:=IF([.E256]&gt;[.D256];[.E256]-[.D256];0)" table:style-name="ce1">
            <text:p>270</text:p>
          </table:table-cell>
          <table:table-cell office:value-type="float" office:value="13550" table:formula="of:=[.G255]+[.D256]" table:style-name="ce1">
            <text:p>13550</text:p>
          </table:table-cell>
          <table:table-cell office:value-type="float" office:value="29460" table:formula="of:=[.H255]+[.E256]" table:style-name="ce1">
            <text:p>29460</text:p>
          </table:table-cell>
          <table:table-cell office:value-type="float" office:value="15910" table:formula="of:=[.H256]-[.G256]" table:style-name="ce1">
            <text:p>15910</text:p>
          </table:table-cell>
          <table:table-cell table:number-columns-repeated="16375"/>
        </table:table-row>
        <table:table-row table:style-name="ro1">
          <table:table-cell office:value-type="date" office:date-value="2023-09-13T00:00:00" table:style-name="ce2">
            <text:p>13.09.2023</text:p>
          </table:table-cell>
          <table:table-cell office:value-type="string" table:style-name="ce2">
            <text:p>środa</text:p>
          </table:table-cell>
          <table:table-cell office:value-type="string" table:style-name="ce2">
            <text:p>lato</text:p>
          </table:table-cell>
          <table:table-cell office:value-type="float" office:value="0" table:formula="of:=IF([.B257]=&quot;niedziela&quot;;150;0)" table:style-name="ce1">
            <text:p>0</text:p>
          </table:table-cell>
          <table:table-cell office:value-type="float" office:value="270" table:formula="of:=IF(OR([.B257]=&quot;poniedziałek&quot;;[.B257]= &quot;wtorek&quot;;[.B257]=&quot;środa&quot;;[.B257]=&quot;czwartek&quot;;[.B257]=&quot;piątek&quot;); 270;0)" table:style-name="ce1">
            <text:p>270</text:p>
          </table:table-cell>
          <table:table-cell office:value-type="float" office:value="270" table:formula="of:=IF([.E257]&gt;[.D257];[.E257]-[.D257];0)" table:style-name="ce1">
            <text:p>270</text:p>
          </table:table-cell>
          <table:table-cell office:value-type="float" office:value="13550" table:formula="of:=[.G256]+[.D257]" table:style-name="ce1">
            <text:p>13550</text:p>
          </table:table-cell>
          <table:table-cell office:value-type="float" office:value="29730" table:formula="of:=[.H256]+[.E257]" table:style-name="ce1">
            <text:p>29730</text:p>
          </table:table-cell>
          <table:table-cell office:value-type="float" office:value="16180" table:formula="of:=[.H257]-[.G257]" table:style-name="ce1">
            <text:p>16180</text:p>
          </table:table-cell>
          <table:table-cell table:number-columns-repeated="16375"/>
        </table:table-row>
        <table:table-row table:style-name="ro1">
          <table:table-cell office:value-type="date" office:date-value="2023-09-14T00:00:00" table:style-name="ce2">
            <text:p>14.09.2023</text:p>
          </table:table-cell>
          <table:table-cell office:value-type="string" table:style-name="ce2">
            <text:p>czwartek</text:p>
          </table:table-cell>
          <table:table-cell office:value-type="string" table:style-name="ce2">
            <text:p>lato</text:p>
          </table:table-cell>
          <table:table-cell office:value-type="float" office:value="0" table:formula="of:=IF([.B258]=&quot;niedziela&quot;;150;0)" table:style-name="ce1">
            <text:p>0</text:p>
          </table:table-cell>
          <table:table-cell office:value-type="float" office:value="270" table:formula="of:=IF(OR([.B258]=&quot;poniedziałek&quot;;[.B258]= &quot;wtorek&quot;;[.B258]=&quot;środa&quot;;[.B258]=&quot;czwartek&quot;;[.B258]=&quot;piątek&quot;); 270;0)" table:style-name="ce1">
            <text:p>270</text:p>
          </table:table-cell>
          <table:table-cell office:value-type="float" office:value="270" table:formula="of:=IF([.E258]&gt;[.D258];[.E258]-[.D258];0)" table:style-name="ce1">
            <text:p>270</text:p>
          </table:table-cell>
          <table:table-cell office:value-type="float" office:value="13550" table:formula="of:=[.G257]+[.D258]" table:style-name="ce1">
            <text:p>13550</text:p>
          </table:table-cell>
          <table:table-cell office:value-type="float" office:value="30000" table:formula="of:=[.H257]+[.E258]" table:style-name="ce1">
            <text:p>30000</text:p>
          </table:table-cell>
          <table:table-cell office:value-type="float" office:value="16450" table:formula="of:=[.H258]-[.G258]" table:style-name="ce1">
            <text:p>16450</text:p>
          </table:table-cell>
          <table:table-cell table:number-columns-repeated="16375"/>
        </table:table-row>
        <table:table-row table:style-name="ro1">
          <table:table-cell office:value-type="date" office:date-value="2023-09-15T00:00:00" table:style-name="ce2">
            <text:p>15.09.2023</text:p>
          </table:table-cell>
          <table:table-cell office:value-type="string" table:style-name="ce2">
            <text:p>piątek</text:p>
          </table:table-cell>
          <table:table-cell office:value-type="string" table:style-name="ce2">
            <text:p>lato</text:p>
          </table:table-cell>
          <table:table-cell office:value-type="float" office:value="0" table:formula="of:=IF([.B259]=&quot;niedziela&quot;;150;0)" table:style-name="ce1">
            <text:p>0</text:p>
          </table:table-cell>
          <table:table-cell office:value-type="float" office:value="270" table:formula="of:=IF(OR([.B259]=&quot;poniedziałek&quot;;[.B259]= &quot;wtorek&quot;;[.B259]=&quot;środa&quot;;[.B259]=&quot;czwartek&quot;;[.B259]=&quot;piątek&quot;); 270;0)" table:style-name="ce1">
            <text:p>270</text:p>
          </table:table-cell>
          <table:table-cell office:value-type="float" office:value="270" table:formula="of:=IF([.E259]&gt;[.D259];[.E259]-[.D259];0)" table:style-name="ce1">
            <text:p>270</text:p>
          </table:table-cell>
          <table:table-cell office:value-type="float" office:value="13550" table:formula="of:=[.G258]+[.D259]" table:style-name="ce1">
            <text:p>13550</text:p>
          </table:table-cell>
          <table:table-cell office:value-type="float" office:value="30270" table:formula="of:=[.H258]+[.E259]" table:style-name="ce1">
            <text:p>30270</text:p>
          </table:table-cell>
          <table:table-cell office:value-type="float" office:value="16720" table:formula="of:=[.H259]-[.G259]" table:style-name="ce1">
            <text:p>16720</text:p>
          </table:table-cell>
          <table:table-cell table:number-columns-repeated="16375"/>
        </table:table-row>
        <table:table-row table:style-name="ro1">
          <table:table-cell office:value-type="date" office:date-value="2023-09-16T00:00:00" table:style-name="ce2">
            <text:p>16.09.2023</text:p>
          </table:table-cell>
          <table:table-cell office:value-type="string" table:style-name="ce2">
            <text:p>sobota</text:p>
          </table:table-cell>
          <table:table-cell office:value-type="string" table:style-name="ce2">
            <text:p>lato</text:p>
          </table:table-cell>
          <table:table-cell office:value-type="float" office:value="0" table:formula="of:=IF([.B260]=&quot;niedziela&quot;;150;0)" table:style-name="ce1">
            <text:p>0</text:p>
          </table:table-cell>
          <table:table-cell office:value-type="float" office:value="0" table:formula="of:=IF(OR([.B260]=&quot;poniedziałek&quot;;[.B260]= &quot;wtorek&quot;;[.B260]=&quot;środa&quot;;[.B260]=&quot;czwartek&quot;;[.B260]=&quot;piątek&quot;); 270;0)" table:style-name="ce1">
            <text:p>0</text:p>
          </table:table-cell>
          <table:table-cell office:value-type="float" office:value="0" table:formula="of:=IF([.E260]&gt;[.D260];[.E260]-[.D260];0)" table:style-name="ce1">
            <text:p>0</text:p>
          </table:table-cell>
          <table:table-cell office:value-type="float" office:value="13550" table:formula="of:=[.G259]+[.D260]" table:style-name="ce1">
            <text:p>13550</text:p>
          </table:table-cell>
          <table:table-cell office:value-type="float" office:value="30270" table:formula="of:=[.H259]+[.E260]" table:style-name="ce1">
            <text:p>30270</text:p>
          </table:table-cell>
          <table:table-cell office:value-type="float" office:value="16720" table:formula="of:=[.H260]-[.G260]" table:style-name="ce1">
            <text:p>16720</text:p>
          </table:table-cell>
          <table:table-cell table:number-columns-repeated="16375"/>
        </table:table-row>
        <table:table-row table:style-name="ro1">
          <table:table-cell office:value-type="date" office:date-value="2023-09-17T00:00:00" table:style-name="ce2">
            <text:p>17.09.2023</text:p>
          </table:table-cell>
          <table:table-cell office:value-type="string" table:style-name="ce2">
            <text:p>niedziela</text:p>
          </table:table-cell>
          <table:table-cell office:value-type="string" table:style-name="ce2">
            <text:p>lato</text:p>
          </table:table-cell>
          <table:table-cell office:value-type="float" office:value="150" table:formula="of:=IF([.B261]=&quot;niedziela&quot;;150;0)" table:style-name="ce1">
            <text:p>150</text:p>
          </table:table-cell>
          <table:table-cell office:value-type="float" office:value="0" table:formula="of:=IF(OR([.B261]=&quot;poniedziałek&quot;;[.B261]= &quot;wtorek&quot;;[.B261]=&quot;środa&quot;;[.B261]=&quot;czwartek&quot;;[.B261]=&quot;piątek&quot;); 270;0)" table:style-name="ce1">
            <text:p>0</text:p>
          </table:table-cell>
          <table:table-cell office:value-type="float" office:value="0" table:formula="of:=IF([.E261]&gt;[.D261];[.E261]-[.D261];0)" table:style-name="ce1">
            <text:p>0</text:p>
          </table:table-cell>
          <table:table-cell office:value-type="float" office:value="13700" table:formula="of:=[.G260]+[.D261]" table:style-name="ce1">
            <text:p>13700</text:p>
          </table:table-cell>
          <table:table-cell office:value-type="float" office:value="30270" table:formula="of:=[.H260]+[.E261]" table:style-name="ce1">
            <text:p>30270</text:p>
          </table:table-cell>
          <table:table-cell office:value-type="float" office:value="16570" table:formula="of:=[.H261]-[.G261]" table:style-name="ce1">
            <text:p>16570</text:p>
          </table:table-cell>
          <table:table-cell table:number-columns-repeated="16375"/>
        </table:table-row>
        <table:table-row table:style-name="ro1">
          <table:table-cell office:value-type="date" office:date-value="2023-09-18T00:00:00" table:style-name="ce2">
            <text:p>18.09.2023</text:p>
          </table:table-cell>
          <table:table-cell office:value-type="string" table:style-name="ce2">
            <text:p>poniedziałek</text:p>
          </table:table-cell>
          <table:table-cell office:value-type="string" table:style-name="ce2">
            <text:p>lato</text:p>
          </table:table-cell>
          <table:table-cell office:value-type="float" office:value="0" table:formula="of:=IF([.B262]=&quot;niedziela&quot;;150;0)" table:style-name="ce1">
            <text:p>0</text:p>
          </table:table-cell>
          <table:table-cell office:value-type="float" office:value="270" table:formula="of:=IF(OR([.B262]=&quot;poniedziałek&quot;;[.B262]= &quot;wtorek&quot;;[.B262]=&quot;środa&quot;;[.B262]=&quot;czwartek&quot;;[.B262]=&quot;piątek&quot;); 270;0)" table:style-name="ce1">
            <text:p>270</text:p>
          </table:table-cell>
          <table:table-cell office:value-type="float" office:value="270" table:formula="of:=IF([.E262]&gt;[.D262];[.E262]-[.D262];0)" table:style-name="ce1">
            <text:p>270</text:p>
          </table:table-cell>
          <table:table-cell office:value-type="float" office:value="13700" table:formula="of:=[.G261]+[.D262]" table:style-name="ce1">
            <text:p>13700</text:p>
          </table:table-cell>
          <table:table-cell office:value-type="float" office:value="30540" table:formula="of:=[.H261]+[.E262]" table:style-name="ce1">
            <text:p>30540</text:p>
          </table:table-cell>
          <table:table-cell office:value-type="float" office:value="16840" table:formula="of:=[.H262]-[.G262]" table:style-name="ce1">
            <text:p>16840</text:p>
          </table:table-cell>
          <table:table-cell table:number-columns-repeated="16375"/>
        </table:table-row>
        <table:table-row table:style-name="ro1">
          <table:table-cell office:value-type="date" office:date-value="2023-09-19T00:00:00" table:style-name="ce2">
            <text:p>19.09.2023</text:p>
          </table:table-cell>
          <table:table-cell office:value-type="string" table:style-name="ce2">
            <text:p>wtorek</text:p>
          </table:table-cell>
          <table:table-cell office:value-type="string" table:style-name="ce2">
            <text:p>lato</text:p>
          </table:table-cell>
          <table:table-cell office:value-type="float" office:value="0" table:formula="of:=IF([.B263]=&quot;niedziela&quot;;150;0)" table:style-name="ce1">
            <text:p>0</text:p>
          </table:table-cell>
          <table:table-cell office:value-type="float" office:value="270" table:formula="of:=IF(OR([.B263]=&quot;poniedziałek&quot;;[.B263]= &quot;wtorek&quot;;[.B263]=&quot;środa&quot;;[.B263]=&quot;czwartek&quot;;[.B263]=&quot;piątek&quot;); 270;0)" table:style-name="ce1">
            <text:p>270</text:p>
          </table:table-cell>
          <table:table-cell office:value-type="float" office:value="270" table:formula="of:=IF([.E263]&gt;[.D263];[.E263]-[.D263];0)" table:style-name="ce1">
            <text:p>270</text:p>
          </table:table-cell>
          <table:table-cell office:value-type="float" office:value="13700" table:formula="of:=[.G262]+[.D263]" table:style-name="ce1">
            <text:p>13700</text:p>
          </table:table-cell>
          <table:table-cell office:value-type="float" office:value="30810" table:formula="of:=[.H262]+[.E263]" table:style-name="ce1">
            <text:p>30810</text:p>
          </table:table-cell>
          <table:table-cell office:value-type="float" office:value="17110" table:formula="of:=[.H263]-[.G263]" table:style-name="ce1">
            <text:p>17110</text:p>
          </table:table-cell>
          <table:table-cell table:number-columns-repeated="16375"/>
        </table:table-row>
        <table:table-row table:style-name="ro1">
          <table:table-cell office:value-type="date" office:date-value="2023-09-20T00:00:00" table:style-name="ce2">
            <text:p>20.09.2023</text:p>
          </table:table-cell>
          <table:table-cell office:value-type="string" table:style-name="ce2">
            <text:p>środa</text:p>
          </table:table-cell>
          <table:table-cell office:value-type="string" table:style-name="ce2">
            <text:p>lato</text:p>
          </table:table-cell>
          <table:table-cell office:value-type="float" office:value="0" table:formula="of:=IF([.B264]=&quot;niedziela&quot;;150;0)" table:style-name="ce1">
            <text:p>0</text:p>
          </table:table-cell>
          <table:table-cell office:value-type="float" office:value="270" table:formula="of:=IF(OR([.B264]=&quot;poniedziałek&quot;;[.B264]= &quot;wtorek&quot;;[.B264]=&quot;środa&quot;;[.B264]=&quot;czwartek&quot;;[.B264]=&quot;piątek&quot;); 270;0)" table:style-name="ce1">
            <text:p>270</text:p>
          </table:table-cell>
          <table:table-cell office:value-type="float" office:value="270" table:formula="of:=IF([.E264]&gt;[.D264];[.E264]-[.D264];0)" table:style-name="ce1">
            <text:p>270</text:p>
          </table:table-cell>
          <table:table-cell office:value-type="float" office:value="13700" table:formula="of:=[.G263]+[.D264]" table:style-name="ce1">
            <text:p>13700</text:p>
          </table:table-cell>
          <table:table-cell office:value-type="float" office:value="31080" table:formula="of:=[.H263]+[.E264]" table:style-name="ce1">
            <text:p>31080</text:p>
          </table:table-cell>
          <table:table-cell office:value-type="float" office:value="17380" table:formula="of:=[.H264]-[.G264]" table:style-name="ce1">
            <text:p>17380</text:p>
          </table:table-cell>
          <table:table-cell table:number-columns-repeated="16375"/>
        </table:table-row>
        <table:table-row table:style-name="ro1">
          <table:table-cell office:value-type="date" office:date-value="2023-09-21T00:00:00" table:style-name="ce2">
            <text:p>21.09.2023</text:p>
          </table:table-cell>
          <table:table-cell office:value-type="string" table:style-name="ce2">
            <text:p>czwartek</text:p>
          </table:table-cell>
          <table:table-cell office:value-type="string" table:style-name="ce2">
            <text:p>lato</text:p>
          </table:table-cell>
          <table:table-cell office:value-type="float" office:value="0" table:formula="of:=IF([.B265]=&quot;niedziela&quot;;150;0)" table:style-name="ce1">
            <text:p>0</text:p>
          </table:table-cell>
          <table:table-cell office:value-type="float" office:value="270" table:formula="of:=IF(OR([.B265]=&quot;poniedziałek&quot;;[.B265]= &quot;wtorek&quot;;[.B265]=&quot;środa&quot;;[.B265]=&quot;czwartek&quot;;[.B265]=&quot;piątek&quot;); 270;0)" table:style-name="ce1">
            <text:p>270</text:p>
          </table:table-cell>
          <table:table-cell office:value-type="float" office:value="270" table:formula="of:=IF([.E265]&gt;[.D265];[.E265]-[.D265];0)" table:style-name="ce1">
            <text:p>270</text:p>
          </table:table-cell>
          <table:table-cell office:value-type="float" office:value="13700" table:formula="of:=[.G264]+[.D265]" table:style-name="ce1">
            <text:p>13700</text:p>
          </table:table-cell>
          <table:table-cell office:value-type="float" office:value="31350" table:formula="of:=[.H264]+[.E265]" table:style-name="ce1">
            <text:p>31350</text:p>
          </table:table-cell>
          <table:table-cell office:value-type="float" office:value="17650" table:formula="of:=[.H265]-[.G265]" table:style-name="ce1">
            <text:p>17650</text:p>
          </table:table-cell>
          <table:table-cell table:number-columns-repeated="16375"/>
        </table:table-row>
        <table:table-row table:style-name="ro1">
          <table:table-cell office:value-type="date" office:date-value="2023-09-22T00:00:00" table:style-name="ce2">
            <text:p>22.09.2023</text:p>
          </table:table-cell>
          <table:table-cell office:value-type="string" table:style-name="ce2">
            <text:p>piątek</text:p>
          </table:table-cell>
          <table:table-cell office:value-type="string" table:style-name="ce2">
            <text:p>lato</text:p>
          </table:table-cell>
          <table:table-cell office:value-type="float" office:value="0" table:formula="of:=IF([.B266]=&quot;niedziela&quot;;150;0)" table:style-name="ce1">
            <text:p>0</text:p>
          </table:table-cell>
          <table:table-cell office:value-type="float" office:value="270" table:formula="of:=IF(OR([.B266]=&quot;poniedziałek&quot;;[.B266]= &quot;wtorek&quot;;[.B266]=&quot;środa&quot;;[.B266]=&quot;czwartek&quot;;[.B266]=&quot;piątek&quot;); 270;0)" table:style-name="ce1">
            <text:p>270</text:p>
          </table:table-cell>
          <table:table-cell office:value-type="float" office:value="270" table:formula="of:=IF([.E266]&gt;[.D266];[.E266]-[.D266];0)" table:style-name="ce1">
            <text:p>270</text:p>
          </table:table-cell>
          <table:table-cell office:value-type="float" office:value="13700" table:formula="of:=[.G265]+[.D266]" table:style-name="ce1">
            <text:p>13700</text:p>
          </table:table-cell>
          <table:table-cell office:value-type="float" office:value="31620" table:formula="of:=[.H265]+[.E266]" table:style-name="ce1">
            <text:p>31620</text:p>
          </table:table-cell>
          <table:table-cell office:value-type="float" office:value="17920" table:formula="of:=[.H266]-[.G266]" table:style-name="ce1">
            <text:p>17920</text:p>
          </table:table-cell>
          <table:table-cell table:number-columns-repeated="16375"/>
        </table:table-row>
        <table:table-row table:style-name="ro1">
          <table:table-cell office:value-type="date" office:date-value="2023-09-23T00:00:00" table:style-name="ce2">
            <text:p>23.09.2023</text:p>
          </table:table-cell>
          <table:table-cell office:value-type="string" table:style-name="ce2">
            <text:p>sobota</text:p>
          </table:table-cell>
          <table:table-cell office:value-type="string" table:style-name="ce2">
            <text:p>Jesień</text:p>
          </table:table-cell>
          <table:table-cell office:value-type="float" office:value="0" table:formula="of:=IF([.B267]=&quot;niedziela&quot;;150;0)" table:style-name="ce1">
            <text:p>0</text:p>
          </table:table-cell>
          <table:table-cell office:value-type="float" office:value="0" table:formula="of:=IF(OR([.B267]=&quot;poniedziałek&quot;;[.B267]= &quot;wtorek&quot;;[.B267]=&quot;środa&quot;;[.B267]=&quot;czwartek&quot;;[.B267]=&quot;piątek&quot;); 120;0)" table:style-name="ce1">
            <text:p>0</text:p>
          </table:table-cell>
          <table:table-cell office:value-type="float" office:value="0" table:formula="of:=IF([.E267]&gt;[.D267];[.E267]-[.D267];0)" table:style-name="ce1">
            <text:p>0</text:p>
          </table:table-cell>
          <table:table-cell office:value-type="float" office:value="13700" table:formula="of:=[.G266]+[.D267]" table:style-name="ce1">
            <text:p>13700</text:p>
          </table:table-cell>
          <table:table-cell office:value-type="float" office:value="31620" table:formula="of:=[.H266]+[.E267]" table:style-name="ce1">
            <text:p>31620</text:p>
          </table:table-cell>
          <table:table-cell office:value-type="float" office:value="17920" table:formula="of:=[.H267]-[.G267]" table:style-name="ce1">
            <text:p>17920</text:p>
          </table:table-cell>
          <table:table-cell table:number-columns-repeated="16375"/>
        </table:table-row>
        <table:table-row table:style-name="ro1">
          <table:table-cell office:value-type="date" office:date-value="2023-09-24T00:00:00" table:style-name="ce2">
            <text:p>24.09.2023</text:p>
          </table:table-cell>
          <table:table-cell office:value-type="string" table:style-name="ce2">
            <text:p>niedziela</text:p>
          </table:table-cell>
          <table:table-cell office:value-type="string" table:style-name="ce2">
            <text:p>Jesień</text:p>
          </table:table-cell>
          <table:table-cell office:value-type="float" office:value="150" table:formula="of:=IF([.B268]=&quot;niedziela&quot;;150;0)" table:style-name="ce1">
            <text:p>150</text:p>
          </table:table-cell>
          <table:table-cell office:value-type="float" office:value="0" table:formula="of:=IF(OR([.B268]=&quot;poniedziałek&quot;;[.B268]= &quot;wtorek&quot;;[.B268]=&quot;środa&quot;;[.B268]=&quot;czwartek&quot;;[.B268]=&quot;piątek&quot;); 120;0)" table:style-name="ce1">
            <text:p>0</text:p>
          </table:table-cell>
          <table:table-cell office:value-type="float" office:value="0" table:formula="of:=IF([.E268]&gt;[.D268];[.E268]-[.D268];0)" table:style-name="ce1">
            <text:p>0</text:p>
          </table:table-cell>
          <table:table-cell office:value-type="float" office:value="13850" table:formula="of:=[.G267]+[.D268]" table:style-name="ce1">
            <text:p>13850</text:p>
          </table:table-cell>
          <table:table-cell office:value-type="float" office:value="31620" table:formula="of:=[.H267]+[.E268]" table:style-name="ce1">
            <text:p>31620</text:p>
          </table:table-cell>
          <table:table-cell office:value-type="float" office:value="17770" table:formula="of:=[.H268]-[.G268]" table:style-name="ce1">
            <text:p>17770</text:p>
          </table:table-cell>
          <table:table-cell table:number-columns-repeated="16375"/>
        </table:table-row>
        <table:table-row table:style-name="ro1">
          <table:table-cell office:value-type="date" office:date-value="2023-09-25T00:00:00" table:style-name="ce2">
            <text:p>25.09.2023</text:p>
          </table:table-cell>
          <table:table-cell office:value-type="string" table:style-name="ce2">
            <text:p>poniedziałek</text:p>
          </table:table-cell>
          <table:table-cell office:value-type="string" table:style-name="ce2">
            <text:p>Jesień</text:p>
          </table:table-cell>
          <table:table-cell office:value-type="float" office:value="0" table:formula="of:=IF([.B269]=&quot;niedziela&quot;;150;0)" table:style-name="ce1">
            <text:p>0</text:p>
          </table:table-cell>
          <table:table-cell office:value-type="float" office:value="120" table:formula="of:=IF(OR([.B269]=&quot;poniedziałek&quot;;[.B269]= &quot;wtorek&quot;;[.B269]=&quot;środa&quot;;[.B269]=&quot;czwartek&quot;;[.B269]=&quot;piątek&quot;); 120;0)" table:style-name="ce1">
            <text:p>120</text:p>
          </table:table-cell>
          <table:table-cell office:value-type="float" office:value="120" table:formula="of:=IF([.E269]&gt;[.D269];[.E269]-[.D269];0)" table:style-name="ce1">
            <text:p>120</text:p>
          </table:table-cell>
          <table:table-cell office:value-type="float" office:value="13850" table:formula="of:=[.G268]+[.D269]" table:style-name="ce1">
            <text:p>13850</text:p>
          </table:table-cell>
          <table:table-cell office:value-type="float" office:value="31740" table:formula="of:=[.H268]+[.E269]" table:style-name="ce1">
            <text:p>31740</text:p>
          </table:table-cell>
          <table:table-cell office:value-type="float" office:value="17890" table:formula="of:=[.H269]-[.G269]" table:style-name="ce1">
            <text:p>17890</text:p>
          </table:table-cell>
          <table:table-cell table:number-columns-repeated="16375"/>
        </table:table-row>
        <table:table-row table:style-name="ro1">
          <table:table-cell office:value-type="date" office:date-value="2023-09-26T00:00:00" table:style-name="ce2">
            <text:p>26.09.2023</text:p>
          </table:table-cell>
          <table:table-cell office:value-type="string" table:style-name="ce2">
            <text:p>wtorek</text:p>
          </table:table-cell>
          <table:table-cell office:value-type="string" table:style-name="ce2">
            <text:p>Jesień</text:p>
          </table:table-cell>
          <table:table-cell office:value-type="float" office:value="0" table:formula="of:=IF([.B270]=&quot;niedziela&quot;;150;0)" table:style-name="ce1">
            <text:p>0</text:p>
          </table:table-cell>
          <table:table-cell office:value-type="float" office:value="120" table:formula="of:=IF(OR([.B270]=&quot;poniedziałek&quot;;[.B270]= &quot;wtorek&quot;;[.B270]=&quot;środa&quot;;[.B270]=&quot;czwartek&quot;;[.B270]=&quot;piątek&quot;); 120;0)" table:style-name="ce1">
            <text:p>120</text:p>
          </table:table-cell>
          <table:table-cell office:value-type="float" office:value="120" table:formula="of:=IF([.E270]&gt;[.D270];[.E270]-[.D270];0)" table:style-name="ce1">
            <text:p>120</text:p>
          </table:table-cell>
          <table:table-cell office:value-type="float" office:value="13850" table:formula="of:=[.G269]+[.D270]" table:style-name="ce1">
            <text:p>13850</text:p>
          </table:table-cell>
          <table:table-cell office:value-type="float" office:value="31860" table:formula="of:=[.H269]+[.E270]" table:style-name="ce1">
            <text:p>31860</text:p>
          </table:table-cell>
          <table:table-cell office:value-type="float" office:value="18010" table:formula="of:=[.H270]-[.G270]" table:style-name="ce1">
            <text:p>18010</text:p>
          </table:table-cell>
          <table:table-cell table:number-columns-repeated="16375"/>
        </table:table-row>
        <table:table-row table:style-name="ro1">
          <table:table-cell office:value-type="date" office:date-value="2023-09-27T00:00:00" table:style-name="ce2">
            <text:p>27.09.2023</text:p>
          </table:table-cell>
          <table:table-cell office:value-type="string" table:style-name="ce2">
            <text:p>środa</text:p>
          </table:table-cell>
          <table:table-cell office:value-type="string" table:style-name="ce2">
            <text:p>Jesień</text:p>
          </table:table-cell>
          <table:table-cell office:value-type="float" office:value="0" table:formula="of:=IF([.B271]=&quot;niedziela&quot;;150;0)" table:style-name="ce1">
            <text:p>0</text:p>
          </table:table-cell>
          <table:table-cell office:value-type="float" office:value="120" table:formula="of:=IF(OR([.B271]=&quot;poniedziałek&quot;;[.B271]= &quot;wtorek&quot;;[.B271]=&quot;środa&quot;;[.B271]=&quot;czwartek&quot;;[.B271]=&quot;piątek&quot;); 120;0)" table:style-name="ce1">
            <text:p>120</text:p>
          </table:table-cell>
          <table:table-cell office:value-type="float" office:value="120" table:formula="of:=IF([.E271]&gt;[.D271];[.E271]-[.D271];0)" table:style-name="ce1">
            <text:p>120</text:p>
          </table:table-cell>
          <table:table-cell office:value-type="float" office:value="13850" table:formula="of:=[.G270]+[.D271]" table:style-name="ce1">
            <text:p>13850</text:p>
          </table:table-cell>
          <table:table-cell office:value-type="float" office:value="31980" table:formula="of:=[.H270]+[.E271]" table:style-name="ce1">
            <text:p>31980</text:p>
          </table:table-cell>
          <table:table-cell office:value-type="float" office:value="18130" table:formula="of:=[.H271]-[.G271]" table:style-name="ce1">
            <text:p>18130</text:p>
          </table:table-cell>
          <table:table-cell table:number-columns-repeated="16375"/>
        </table:table-row>
        <table:table-row table:style-name="ro1">
          <table:table-cell office:value-type="date" office:date-value="2023-09-28T00:00:00" table:style-name="ce2">
            <text:p>28.09.2023</text:p>
          </table:table-cell>
          <table:table-cell office:value-type="string" table:style-name="ce2">
            <text:p>czwartek</text:p>
          </table:table-cell>
          <table:table-cell office:value-type="string" table:style-name="ce2">
            <text:p>Jesień</text:p>
          </table:table-cell>
          <table:table-cell office:value-type="float" office:value="0" table:formula="of:=IF([.B272]=&quot;niedziela&quot;;150;0)" table:style-name="ce1">
            <text:p>0</text:p>
          </table:table-cell>
          <table:table-cell office:value-type="float" office:value="120" table:formula="of:=IF(OR([.B272]=&quot;poniedziałek&quot;;[.B272]= &quot;wtorek&quot;;[.B272]=&quot;środa&quot;;[.B272]=&quot;czwartek&quot;;[.B272]=&quot;piątek&quot;); 120;0)" table:style-name="ce1">
            <text:p>120</text:p>
          </table:table-cell>
          <table:table-cell office:value-type="float" office:value="120" table:formula="of:=IF([.E272]&gt;[.D272];[.E272]-[.D272];0)" table:style-name="ce1">
            <text:p>120</text:p>
          </table:table-cell>
          <table:table-cell office:value-type="float" office:value="13850" table:formula="of:=[.G271]+[.D272]" table:style-name="ce1">
            <text:p>13850</text:p>
          </table:table-cell>
          <table:table-cell office:value-type="float" office:value="32100" table:formula="of:=[.H271]+[.E272]" table:style-name="ce1">
            <text:p>32100</text:p>
          </table:table-cell>
          <table:table-cell office:value-type="float" office:value="18250" table:formula="of:=[.H272]-[.G272]" table:style-name="ce1">
            <text:p>18250</text:p>
          </table:table-cell>
          <table:table-cell table:number-columns-repeated="16375"/>
        </table:table-row>
        <table:table-row table:style-name="ro1">
          <table:table-cell office:value-type="date" office:date-value="2023-09-29T00:00:00" table:style-name="ce2">
            <text:p>29.09.2023</text:p>
          </table:table-cell>
          <table:table-cell office:value-type="string" table:style-name="ce2">
            <text:p>piątek</text:p>
          </table:table-cell>
          <table:table-cell office:value-type="string" table:style-name="ce2">
            <text:p>Jesień</text:p>
          </table:table-cell>
          <table:table-cell office:value-type="float" office:value="0" table:formula="of:=IF([.B273]=&quot;niedziela&quot;;150;0)" table:style-name="ce1">
            <text:p>0</text:p>
          </table:table-cell>
          <table:table-cell office:value-type="float" office:value="120" table:formula="of:=IF(OR([.B273]=&quot;poniedziałek&quot;;[.B273]= &quot;wtorek&quot;;[.B273]=&quot;środa&quot;;[.B273]=&quot;czwartek&quot;;[.B273]=&quot;piątek&quot;); 120;0)" table:style-name="ce1">
            <text:p>120</text:p>
          </table:table-cell>
          <table:table-cell office:value-type="float" office:value="120" table:formula="of:=IF([.E273]&gt;[.D273];[.E273]-[.D273];0)" table:style-name="ce1">
            <text:p>120</text:p>
          </table:table-cell>
          <table:table-cell office:value-type="float" office:value="13850" table:formula="of:=[.G272]+[.D273]" table:style-name="ce1">
            <text:p>13850</text:p>
          </table:table-cell>
          <table:table-cell office:value-type="float" office:value="32220" table:formula="of:=[.H272]+[.E273]" table:style-name="ce1">
            <text:p>32220</text:p>
          </table:table-cell>
          <table:table-cell office:value-type="float" office:value="18370" table:formula="of:=[.H273]-[.G273]" table:style-name="ce1">
            <text:p>18370</text:p>
          </table:table-cell>
          <table:table-cell table:number-columns-repeated="16375"/>
        </table:table-row>
        <table:table-row table:style-name="ro1">
          <table:table-cell office:value-type="date" office:date-value="2023-09-30T00:00:00" table:style-name="ce2">
            <text:p>30.09.2023</text:p>
          </table:table-cell>
          <table:table-cell office:value-type="string" table:style-name="ce2">
            <text:p>sobota</text:p>
          </table:table-cell>
          <table:table-cell office:value-type="string" table:style-name="ce2">
            <text:p>Jesień</text:p>
          </table:table-cell>
          <table:table-cell office:value-type="float" office:value="0" table:formula="of:=IF([.B274]=&quot;niedziela&quot;;150;0)" table:style-name="ce1">
            <text:p>0</text:p>
          </table:table-cell>
          <table:table-cell office:value-type="float" office:value="0" table:formula="of:=IF(OR([.B274]=&quot;poniedziałek&quot;;[.B274]= &quot;wtorek&quot;;[.B274]=&quot;środa&quot;;[.B274]=&quot;czwartek&quot;;[.B274]=&quot;piątek&quot;); 120;0)" table:style-name="ce1">
            <text:p>0</text:p>
          </table:table-cell>
          <table:table-cell office:value-type="float" office:value="0" table:formula="of:=IF([.E274]&gt;[.D274];[.E274]-[.D274];0)" table:style-name="ce1">
            <text:p>0</text:p>
          </table:table-cell>
          <table:table-cell office:value-type="float" office:value="13850" table:formula="of:=[.G273]+[.D274]" table:style-name="ce1">
            <text:p>13850</text:p>
          </table:table-cell>
          <table:table-cell office:value-type="float" office:value="32220" table:formula="of:=[.H273]+[.E274]" table:style-name="ce1">
            <text:p>32220</text:p>
          </table:table-cell>
          <table:table-cell office:value-type="float" office:value="18370" table:formula="of:=[.H274]-[.G274]" table:style-name="ce1">
            <text:p>18370</text:p>
          </table:table-cell>
          <table:table-cell table:number-columns-repeated="16375"/>
        </table:table-row>
        <table:table-row table:style-name="ro1">
          <table:table-cell office:value-type="date" office:date-value="2023-10-01T00:00:00" table:style-name="ce2">
            <text:p>01.10.2023</text:p>
          </table:table-cell>
          <table:table-cell office:value-type="string" table:style-name="ce2">
            <text:p>niedziela</text:p>
          </table:table-cell>
          <table:table-cell office:value-type="string" table:style-name="ce2">
            <text:p>Jesień</text:p>
          </table:table-cell>
          <table:table-cell office:value-type="float" office:value="150" table:formula="of:=IF([.B275]=&quot;niedziela&quot;;150;0)" table:style-name="ce1">
            <text:p>150</text:p>
          </table:table-cell>
          <table:table-cell office:value-type="float" office:value="0" table:formula="of:=IF(OR([.B275]=&quot;poniedziałek&quot;;[.B275]= &quot;wtorek&quot;;[.B275]=&quot;środa&quot;;[.B275]=&quot;czwartek&quot;;[.B275]=&quot;piątek&quot;); 120;0)" table:style-name="ce1">
            <text:p>0</text:p>
          </table:table-cell>
          <table:table-cell office:value-type="float" office:value="0" table:formula="of:=IF([.E275]&gt;[.D275];[.E275]-[.D275];0)" table:style-name="ce1">
            <text:p>0</text:p>
          </table:table-cell>
          <table:table-cell office:value-type="float" office:value="14000" table:formula="of:=[.G274]+[.D275]" table:style-name="ce1">
            <text:p>14000</text:p>
          </table:table-cell>
          <table:table-cell office:value-type="float" office:value="32220" table:formula="of:=[.H274]+[.E275]" table:style-name="ce1">
            <text:p>32220</text:p>
          </table:table-cell>
          <table:table-cell office:value-type="float" office:value="18220" table:formula="of:=[.H275]-[.G275]" table:style-name="ce1">
            <text:p>18220</text:p>
          </table:table-cell>
          <table:table-cell table:number-columns-repeated="16375"/>
        </table:table-row>
        <table:table-row table:style-name="ro1">
          <table:table-cell office:value-type="date" office:date-value="2023-10-02T00:00:00" table:style-name="ce2">
            <text:p>02.10.2023</text:p>
          </table:table-cell>
          <table:table-cell office:value-type="string" table:style-name="ce2">
            <text:p>poniedziałek</text:p>
          </table:table-cell>
          <table:table-cell office:value-type="string" table:style-name="ce2">
            <text:p>Jesień</text:p>
          </table:table-cell>
          <table:table-cell office:value-type="float" office:value="0" table:formula="of:=IF([.B276]=&quot;niedziela&quot;;150;0)" table:style-name="ce1">
            <text:p>0</text:p>
          </table:table-cell>
          <table:table-cell office:value-type="float" office:value="120" table:formula="of:=IF(OR([.B276]=&quot;poniedziałek&quot;;[.B276]= &quot;wtorek&quot;;[.B276]=&quot;środa&quot;;[.B276]=&quot;czwartek&quot;;[.B276]=&quot;piątek&quot;); 120;0)" table:style-name="ce1">
            <text:p>120</text:p>
          </table:table-cell>
          <table:table-cell office:value-type="float" office:value="120" table:formula="of:=IF([.E276]&gt;[.D276];[.E276]-[.D276];0)" table:style-name="ce1">
            <text:p>120</text:p>
          </table:table-cell>
          <table:table-cell office:value-type="float" office:value="14000" table:formula="of:=[.G275]+[.D276]" table:style-name="ce1">
            <text:p>14000</text:p>
          </table:table-cell>
          <table:table-cell office:value-type="float" office:value="32340" table:formula="of:=[.H275]+[.E276]" table:style-name="ce1">
            <text:p>32340</text:p>
          </table:table-cell>
          <table:table-cell office:value-type="float" office:value="18340" table:formula="of:=[.H276]-[.G276]" table:style-name="ce1">
            <text:p>18340</text:p>
          </table:table-cell>
          <table:table-cell table:number-columns-repeated="16375"/>
        </table:table-row>
        <table:table-row table:style-name="ro1">
          <table:table-cell office:value-type="date" office:date-value="2023-10-03T00:00:00" table:style-name="ce2">
            <text:p>03.10.2023</text:p>
          </table:table-cell>
          <table:table-cell office:value-type="string" table:style-name="ce2">
            <text:p>wtorek</text:p>
          </table:table-cell>
          <table:table-cell office:value-type="string" table:style-name="ce2">
            <text:p>Jesień</text:p>
          </table:table-cell>
          <table:table-cell office:value-type="float" office:value="0" table:formula="of:=IF([.B277]=&quot;niedziela&quot;;150;0)" table:style-name="ce1">
            <text:p>0</text:p>
          </table:table-cell>
          <table:table-cell office:value-type="float" office:value="120" table:formula="of:=IF(OR([.B277]=&quot;poniedziałek&quot;;[.B277]= &quot;wtorek&quot;;[.B277]=&quot;środa&quot;;[.B277]=&quot;czwartek&quot;;[.B277]=&quot;piątek&quot;); 120;0)" table:style-name="ce1">
            <text:p>120</text:p>
          </table:table-cell>
          <table:table-cell office:value-type="float" office:value="120" table:formula="of:=IF([.E277]&gt;[.D277];[.E277]-[.D277];0)" table:style-name="ce1">
            <text:p>120</text:p>
          </table:table-cell>
          <table:table-cell office:value-type="float" office:value="14000" table:formula="of:=[.G276]+[.D277]" table:style-name="ce1">
            <text:p>14000</text:p>
          </table:table-cell>
          <table:table-cell office:value-type="float" office:value="32460" table:formula="of:=[.H276]+[.E277]" table:style-name="ce1">
            <text:p>32460</text:p>
          </table:table-cell>
          <table:table-cell office:value-type="float" office:value="18460" table:formula="of:=[.H277]-[.G277]" table:style-name="ce1">
            <text:p>18460</text:p>
          </table:table-cell>
          <table:table-cell table:number-columns-repeated="16375"/>
        </table:table-row>
        <table:table-row table:style-name="ro1">
          <table:table-cell office:value-type="date" office:date-value="2023-10-04T00:00:00" table:style-name="ce2">
            <text:p>04.10.2023</text:p>
          </table:table-cell>
          <table:table-cell office:value-type="string" table:style-name="ce2">
            <text:p>środa</text:p>
          </table:table-cell>
          <table:table-cell office:value-type="string" table:style-name="ce2">
            <text:p>Jesień</text:p>
          </table:table-cell>
          <table:table-cell office:value-type="float" office:value="0" table:formula="of:=IF([.B278]=&quot;niedziela&quot;;150;0)" table:style-name="ce1">
            <text:p>0</text:p>
          </table:table-cell>
          <table:table-cell office:value-type="float" office:value="120" table:formula="of:=IF(OR([.B278]=&quot;poniedziałek&quot;;[.B278]= &quot;wtorek&quot;;[.B278]=&quot;środa&quot;;[.B278]=&quot;czwartek&quot;;[.B278]=&quot;piątek&quot;); 120;0)" table:style-name="ce1">
            <text:p>120</text:p>
          </table:table-cell>
          <table:table-cell office:value-type="float" office:value="120" table:formula="of:=IF([.E278]&gt;[.D278];[.E278]-[.D278];0)" table:style-name="ce1">
            <text:p>120</text:p>
          </table:table-cell>
          <table:table-cell office:value-type="float" office:value="14000" table:formula="of:=[.G277]+[.D278]" table:style-name="ce1">
            <text:p>14000</text:p>
          </table:table-cell>
          <table:table-cell office:value-type="float" office:value="32580" table:formula="of:=[.H277]+[.E278]" table:style-name="ce1">
            <text:p>32580</text:p>
          </table:table-cell>
          <table:table-cell office:value-type="float" office:value="18580" table:formula="of:=[.H278]-[.G278]" table:style-name="ce1">
            <text:p>18580</text:p>
          </table:table-cell>
          <table:table-cell table:number-columns-repeated="16375"/>
        </table:table-row>
        <table:table-row table:style-name="ro1">
          <table:table-cell office:value-type="date" office:date-value="2023-10-05T00:00:00" table:style-name="ce2">
            <text:p>05.10.2023</text:p>
          </table:table-cell>
          <table:table-cell office:value-type="string" table:style-name="ce2">
            <text:p>czwartek</text:p>
          </table:table-cell>
          <table:table-cell office:value-type="string" table:style-name="ce2">
            <text:p>Jesień</text:p>
          </table:table-cell>
          <table:table-cell office:value-type="float" office:value="0" table:formula="of:=IF([.B279]=&quot;niedziela&quot;;150;0)" table:style-name="ce1">
            <text:p>0</text:p>
          </table:table-cell>
          <table:table-cell office:value-type="float" office:value="120" table:formula="of:=IF(OR([.B279]=&quot;poniedziałek&quot;;[.B279]= &quot;wtorek&quot;;[.B279]=&quot;środa&quot;;[.B279]=&quot;czwartek&quot;;[.B279]=&quot;piątek&quot;); 120;0)" table:style-name="ce1">
            <text:p>120</text:p>
          </table:table-cell>
          <table:table-cell office:value-type="float" office:value="120" table:formula="of:=IF([.E279]&gt;[.D279];[.E279]-[.D279];0)" table:style-name="ce1">
            <text:p>120</text:p>
          </table:table-cell>
          <table:table-cell office:value-type="float" office:value="14000" table:formula="of:=[.G278]+[.D279]" table:style-name="ce1">
            <text:p>14000</text:p>
          </table:table-cell>
          <table:table-cell office:value-type="float" office:value="32700" table:formula="of:=[.H278]+[.E279]" table:style-name="ce1">
            <text:p>32700</text:p>
          </table:table-cell>
          <table:table-cell office:value-type="float" office:value="18700" table:formula="of:=[.H279]-[.G279]" table:style-name="ce1">
            <text:p>18700</text:p>
          </table:table-cell>
          <table:table-cell table:number-columns-repeated="16375"/>
        </table:table-row>
        <table:table-row table:style-name="ro1">
          <table:table-cell office:value-type="date" office:date-value="2023-10-06T00:00:00" table:style-name="ce2">
            <text:p>06.10.2023</text:p>
          </table:table-cell>
          <table:table-cell office:value-type="string" table:style-name="ce2">
            <text:p>piątek</text:p>
          </table:table-cell>
          <table:table-cell office:value-type="string" table:style-name="ce2">
            <text:p>Jesień</text:p>
          </table:table-cell>
          <table:table-cell office:value-type="float" office:value="0" table:formula="of:=IF([.B280]=&quot;niedziela&quot;;150;0)" table:style-name="ce1">
            <text:p>0</text:p>
          </table:table-cell>
          <table:table-cell office:value-type="float" office:value="120" table:formula="of:=IF(OR([.B280]=&quot;poniedziałek&quot;;[.B280]= &quot;wtorek&quot;;[.B280]=&quot;środa&quot;;[.B280]=&quot;czwartek&quot;;[.B280]=&quot;piątek&quot;); 120;0)" table:style-name="ce1">
            <text:p>120</text:p>
          </table:table-cell>
          <table:table-cell office:value-type="float" office:value="120" table:formula="of:=IF([.E280]&gt;[.D280];[.E280]-[.D280];0)" table:style-name="ce1">
            <text:p>120</text:p>
          </table:table-cell>
          <table:table-cell office:value-type="float" office:value="14000" table:formula="of:=[.G279]+[.D280]" table:style-name="ce1">
            <text:p>14000</text:p>
          </table:table-cell>
          <table:table-cell office:value-type="float" office:value="32820" table:formula="of:=[.H279]+[.E280]" table:style-name="ce1">
            <text:p>32820</text:p>
          </table:table-cell>
          <table:table-cell office:value-type="float" office:value="18820" table:formula="of:=[.H280]-[.G280]" table:style-name="ce1">
            <text:p>18820</text:p>
          </table:table-cell>
          <table:table-cell table:number-columns-repeated="16375"/>
        </table:table-row>
        <table:table-row table:style-name="ro1">
          <table:table-cell office:value-type="date" office:date-value="2023-10-07T00:00:00" table:style-name="ce2">
            <text:p>07.10.2023</text:p>
          </table:table-cell>
          <table:table-cell office:value-type="string" table:style-name="ce2">
            <text:p>sobota</text:p>
          </table:table-cell>
          <table:table-cell office:value-type="string" table:style-name="ce2">
            <text:p>Jesień</text:p>
          </table:table-cell>
          <table:table-cell office:value-type="float" office:value="0" table:formula="of:=IF([.B281]=&quot;niedziela&quot;;150;0)" table:style-name="ce1">
            <text:p>0</text:p>
          </table:table-cell>
          <table:table-cell office:value-type="float" office:value="0" table:formula="of:=IF(OR([.B281]=&quot;poniedziałek&quot;;[.B281]= &quot;wtorek&quot;;[.B281]=&quot;środa&quot;;[.B281]=&quot;czwartek&quot;;[.B281]=&quot;piątek&quot;); 120;0)" table:style-name="ce1">
            <text:p>0</text:p>
          </table:table-cell>
          <table:table-cell office:value-type="float" office:value="0" table:formula="of:=IF([.E281]&gt;[.D281];[.E281]-[.D281];0)" table:style-name="ce1">
            <text:p>0</text:p>
          </table:table-cell>
          <table:table-cell office:value-type="float" office:value="14000" table:formula="of:=[.G280]+[.D281]" table:style-name="ce1">
            <text:p>14000</text:p>
          </table:table-cell>
          <table:table-cell office:value-type="float" office:value="32820" table:formula="of:=[.H280]+[.E281]" table:style-name="ce1">
            <text:p>32820</text:p>
          </table:table-cell>
          <table:table-cell office:value-type="float" office:value="18820" table:formula="of:=[.H281]-[.G281]" table:style-name="ce1">
            <text:p>18820</text:p>
          </table:table-cell>
          <table:table-cell table:number-columns-repeated="16375"/>
        </table:table-row>
        <table:table-row table:style-name="ro1">
          <table:table-cell office:value-type="date" office:date-value="2023-10-08T00:00:00" table:style-name="ce2">
            <text:p>08.10.2023</text:p>
          </table:table-cell>
          <table:table-cell office:value-type="string" table:style-name="ce2">
            <text:p>niedziela</text:p>
          </table:table-cell>
          <table:table-cell office:value-type="string" table:style-name="ce2">
            <text:p>Jesień</text:p>
          </table:table-cell>
          <table:table-cell office:value-type="float" office:value="150" table:formula="of:=IF([.B282]=&quot;niedziela&quot;;150;0)" table:style-name="ce1">
            <text:p>150</text:p>
          </table:table-cell>
          <table:table-cell office:value-type="float" office:value="0" table:formula="of:=IF(OR([.B282]=&quot;poniedziałek&quot;;[.B282]= &quot;wtorek&quot;;[.B282]=&quot;środa&quot;;[.B282]=&quot;czwartek&quot;;[.B282]=&quot;piątek&quot;); 120;0)" table:style-name="ce1">
            <text:p>0</text:p>
          </table:table-cell>
          <table:table-cell office:value-type="float" office:value="0" table:formula="of:=IF([.E282]&gt;[.D282];[.E282]-[.D282];0)" table:style-name="ce1">
            <text:p>0</text:p>
          </table:table-cell>
          <table:table-cell office:value-type="float" office:value="14150" table:formula="of:=[.G281]+[.D282]" table:style-name="ce1">
            <text:p>14150</text:p>
          </table:table-cell>
          <table:table-cell office:value-type="float" office:value="32820" table:formula="of:=[.H281]+[.E282]" table:style-name="ce1">
            <text:p>32820</text:p>
          </table:table-cell>
          <table:table-cell office:value-type="float" office:value="18670" table:formula="of:=[.H282]-[.G282]" table:style-name="ce1">
            <text:p>18670</text:p>
          </table:table-cell>
          <table:table-cell table:number-columns-repeated="16375"/>
        </table:table-row>
        <table:table-row table:style-name="ro1">
          <table:table-cell office:value-type="date" office:date-value="2023-10-09T00:00:00" table:style-name="ce2">
            <text:p>09.10.2023</text:p>
          </table:table-cell>
          <table:table-cell office:value-type="string" table:style-name="ce2">
            <text:p>poniedziałek</text:p>
          </table:table-cell>
          <table:table-cell office:value-type="string" table:style-name="ce2">
            <text:p>Jesień</text:p>
          </table:table-cell>
          <table:table-cell office:value-type="float" office:value="0" table:formula="of:=IF([.B283]=&quot;niedziela&quot;;150;0)" table:style-name="ce1">
            <text:p>0</text:p>
          </table:table-cell>
          <table:table-cell office:value-type="float" office:value="120" table:formula="of:=IF(OR([.B283]=&quot;poniedziałek&quot;;[.B283]= &quot;wtorek&quot;;[.B283]=&quot;środa&quot;;[.B283]=&quot;czwartek&quot;;[.B283]=&quot;piątek&quot;); 120;0)" table:style-name="ce1">
            <text:p>120</text:p>
          </table:table-cell>
          <table:table-cell office:value-type="float" office:value="120" table:formula="of:=IF([.E283]&gt;[.D283];[.E283]-[.D283];0)" table:style-name="ce1">
            <text:p>120</text:p>
          </table:table-cell>
          <table:table-cell office:value-type="float" office:value="14150" table:formula="of:=[.G282]+[.D283]" table:style-name="ce1">
            <text:p>14150</text:p>
          </table:table-cell>
          <table:table-cell office:value-type="float" office:value="32940" table:formula="of:=[.H282]+[.E283]" table:style-name="ce1">
            <text:p>32940</text:p>
          </table:table-cell>
          <table:table-cell office:value-type="float" office:value="18790" table:formula="of:=[.H283]-[.G283]" table:style-name="ce1">
            <text:p>18790</text:p>
          </table:table-cell>
          <table:table-cell table:number-columns-repeated="16375"/>
        </table:table-row>
        <table:table-row table:style-name="ro1">
          <table:table-cell office:value-type="date" office:date-value="2023-10-10T00:00:00" table:style-name="ce2">
            <text:p>10.10.2023</text:p>
          </table:table-cell>
          <table:table-cell office:value-type="string" table:style-name="ce2">
            <text:p>wtorek</text:p>
          </table:table-cell>
          <table:table-cell office:value-type="string" table:style-name="ce2">
            <text:p>Jesień</text:p>
          </table:table-cell>
          <table:table-cell office:value-type="float" office:value="0" table:formula="of:=IF([.B284]=&quot;niedziela&quot;;150;0)" table:style-name="ce1">
            <text:p>0</text:p>
          </table:table-cell>
          <table:table-cell office:value-type="float" office:value="120" table:formula="of:=IF(OR([.B284]=&quot;poniedziałek&quot;;[.B284]= &quot;wtorek&quot;;[.B284]=&quot;środa&quot;;[.B284]=&quot;czwartek&quot;;[.B284]=&quot;piątek&quot;); 120;0)" table:style-name="ce1">
            <text:p>120</text:p>
          </table:table-cell>
          <table:table-cell office:value-type="float" office:value="120" table:formula="of:=IF([.E284]&gt;[.D284];[.E284]-[.D284];0)" table:style-name="ce1">
            <text:p>120</text:p>
          </table:table-cell>
          <table:table-cell office:value-type="float" office:value="14150" table:formula="of:=[.G283]+[.D284]" table:style-name="ce1">
            <text:p>14150</text:p>
          </table:table-cell>
          <table:table-cell office:value-type="float" office:value="33060" table:formula="of:=[.H283]+[.E284]" table:style-name="ce1">
            <text:p>33060</text:p>
          </table:table-cell>
          <table:table-cell office:value-type="float" office:value="18910" table:formula="of:=[.H284]-[.G284]" table:style-name="ce1">
            <text:p>18910</text:p>
          </table:table-cell>
          <table:table-cell table:number-columns-repeated="16375"/>
        </table:table-row>
        <table:table-row table:style-name="ro1">
          <table:table-cell office:value-type="date" office:date-value="2023-10-11T00:00:00" table:style-name="ce2">
            <text:p>11.10.2023</text:p>
          </table:table-cell>
          <table:table-cell office:value-type="string" table:style-name="ce2">
            <text:p>środa</text:p>
          </table:table-cell>
          <table:table-cell office:value-type="string" table:style-name="ce2">
            <text:p>Jesień</text:p>
          </table:table-cell>
          <table:table-cell office:value-type="float" office:value="0" table:formula="of:=IF([.B285]=&quot;niedziela&quot;;150;0)" table:style-name="ce1">
            <text:p>0</text:p>
          </table:table-cell>
          <table:table-cell office:value-type="float" office:value="120" table:formula="of:=IF(OR([.B285]=&quot;poniedziałek&quot;;[.B285]= &quot;wtorek&quot;;[.B285]=&quot;środa&quot;;[.B285]=&quot;czwartek&quot;;[.B285]=&quot;piątek&quot;); 120;0)" table:style-name="ce1">
            <text:p>120</text:p>
          </table:table-cell>
          <table:table-cell office:value-type="float" office:value="120" table:formula="of:=IF([.E285]&gt;[.D285];[.E285]-[.D285];0)" table:style-name="ce1">
            <text:p>120</text:p>
          </table:table-cell>
          <table:table-cell office:value-type="float" office:value="14150" table:formula="of:=[.G284]+[.D285]" table:style-name="ce1">
            <text:p>14150</text:p>
          </table:table-cell>
          <table:table-cell office:value-type="float" office:value="33180" table:formula="of:=[.H284]+[.E285]" table:style-name="ce1">
            <text:p>33180</text:p>
          </table:table-cell>
          <table:table-cell office:value-type="float" office:value="19030" table:formula="of:=[.H285]-[.G285]" table:style-name="ce1">
            <text:p>19030</text:p>
          </table:table-cell>
          <table:table-cell table:number-columns-repeated="16375"/>
        </table:table-row>
        <table:table-row table:style-name="ro1">
          <table:table-cell office:value-type="date" office:date-value="2023-10-12T00:00:00" table:style-name="ce2">
            <text:p>12.10.2023</text:p>
          </table:table-cell>
          <table:table-cell office:value-type="string" table:style-name="ce2">
            <text:p>czwartek</text:p>
          </table:table-cell>
          <table:table-cell office:value-type="string" table:style-name="ce2">
            <text:p>Jesień</text:p>
          </table:table-cell>
          <table:table-cell office:value-type="float" office:value="0" table:formula="of:=IF([.B286]=&quot;niedziela&quot;;150;0)" table:style-name="ce1">
            <text:p>0</text:p>
          </table:table-cell>
          <table:table-cell office:value-type="float" office:value="120" table:formula="of:=IF(OR([.B286]=&quot;poniedziałek&quot;;[.B286]= &quot;wtorek&quot;;[.B286]=&quot;środa&quot;;[.B286]=&quot;czwartek&quot;;[.B286]=&quot;piątek&quot;); 120;0)" table:style-name="ce1">
            <text:p>120</text:p>
          </table:table-cell>
          <table:table-cell office:value-type="float" office:value="120" table:formula="of:=IF([.E286]&gt;[.D286];[.E286]-[.D286];0)" table:style-name="ce1">
            <text:p>120</text:p>
          </table:table-cell>
          <table:table-cell office:value-type="float" office:value="14150" table:formula="of:=[.G285]+[.D286]" table:style-name="ce1">
            <text:p>14150</text:p>
          </table:table-cell>
          <table:table-cell office:value-type="float" office:value="33300" table:formula="of:=[.H285]+[.E286]" table:style-name="ce1">
            <text:p>33300</text:p>
          </table:table-cell>
          <table:table-cell office:value-type="float" office:value="19150" table:formula="of:=[.H286]-[.G286]" table:style-name="ce1">
            <text:p>19150</text:p>
          </table:table-cell>
          <table:table-cell table:number-columns-repeated="16375"/>
        </table:table-row>
        <table:table-row table:style-name="ro1">
          <table:table-cell office:value-type="date" office:date-value="2023-10-13T00:00:00" table:style-name="ce2">
            <text:p>13.10.2023</text:p>
          </table:table-cell>
          <table:table-cell office:value-type="string" table:style-name="ce2">
            <text:p>piątek</text:p>
          </table:table-cell>
          <table:table-cell office:value-type="string" table:style-name="ce2">
            <text:p>Jesień</text:p>
          </table:table-cell>
          <table:table-cell office:value-type="float" office:value="0" table:formula="of:=IF([.B287]=&quot;niedziela&quot;;150;0)" table:style-name="ce1">
            <text:p>0</text:p>
          </table:table-cell>
          <table:table-cell office:value-type="float" office:value="120" table:formula="of:=IF(OR([.B287]=&quot;poniedziałek&quot;;[.B287]= &quot;wtorek&quot;;[.B287]=&quot;środa&quot;;[.B287]=&quot;czwartek&quot;;[.B287]=&quot;piątek&quot;); 120;0)" table:style-name="ce1">
            <text:p>120</text:p>
          </table:table-cell>
          <table:table-cell office:value-type="float" office:value="120" table:formula="of:=IF([.E287]&gt;[.D287];[.E287]-[.D287];0)" table:style-name="ce1">
            <text:p>120</text:p>
          </table:table-cell>
          <table:table-cell office:value-type="float" office:value="14150" table:formula="of:=[.G286]+[.D287]" table:style-name="ce1">
            <text:p>14150</text:p>
          </table:table-cell>
          <table:table-cell office:value-type="float" office:value="33420" table:formula="of:=[.H286]+[.E287]" table:style-name="ce1">
            <text:p>33420</text:p>
          </table:table-cell>
          <table:table-cell office:value-type="float" office:value="19270" table:formula="of:=[.H287]-[.G287]" table:style-name="ce1">
            <text:p>19270</text:p>
          </table:table-cell>
          <table:table-cell table:number-columns-repeated="16375"/>
        </table:table-row>
        <table:table-row table:style-name="ro1">
          <table:table-cell office:value-type="date" office:date-value="2023-10-14T00:00:00" table:style-name="ce2">
            <text:p>14.10.2023</text:p>
          </table:table-cell>
          <table:table-cell office:value-type="string" table:style-name="ce2">
            <text:p>sobota</text:p>
          </table:table-cell>
          <table:table-cell office:value-type="string" table:style-name="ce2">
            <text:p>Jesień</text:p>
          </table:table-cell>
          <table:table-cell office:value-type="float" office:value="0" table:formula="of:=IF([.B288]=&quot;niedziela&quot;;150;0)" table:style-name="ce1">
            <text:p>0</text:p>
          </table:table-cell>
          <table:table-cell office:value-type="float" office:value="0" table:formula="of:=IF(OR([.B288]=&quot;poniedziałek&quot;;[.B288]= &quot;wtorek&quot;;[.B288]=&quot;środa&quot;;[.B288]=&quot;czwartek&quot;;[.B288]=&quot;piątek&quot;); 120;0)" table:style-name="ce1">
            <text:p>0</text:p>
          </table:table-cell>
          <table:table-cell office:value-type="float" office:value="0" table:formula="of:=IF([.E288]&gt;[.D288];[.E288]-[.D288];0)" table:style-name="ce1">
            <text:p>0</text:p>
          </table:table-cell>
          <table:table-cell office:value-type="float" office:value="14150" table:formula="of:=[.G287]+[.D288]" table:style-name="ce1">
            <text:p>14150</text:p>
          </table:table-cell>
          <table:table-cell office:value-type="float" office:value="33420" table:formula="of:=[.H287]+[.E288]" table:style-name="ce1">
            <text:p>33420</text:p>
          </table:table-cell>
          <table:table-cell office:value-type="float" office:value="19270" table:formula="of:=[.H288]-[.G288]" table:style-name="ce1">
            <text:p>19270</text:p>
          </table:table-cell>
          <table:table-cell table:number-columns-repeated="16375"/>
        </table:table-row>
        <table:table-row table:style-name="ro1">
          <table:table-cell office:value-type="date" office:date-value="2023-10-15T00:00:00" table:style-name="ce2">
            <text:p>15.10.2023</text:p>
          </table:table-cell>
          <table:table-cell office:value-type="string" table:style-name="ce2">
            <text:p>niedziela</text:p>
          </table:table-cell>
          <table:table-cell office:value-type="string" table:style-name="ce2">
            <text:p>Jesień</text:p>
          </table:table-cell>
          <table:table-cell office:value-type="float" office:value="150" table:formula="of:=IF([.B289]=&quot;niedziela&quot;;150;0)" table:style-name="ce1">
            <text:p>150</text:p>
          </table:table-cell>
          <table:table-cell office:value-type="float" office:value="0" table:formula="of:=IF(OR([.B289]=&quot;poniedziałek&quot;;[.B289]= &quot;wtorek&quot;;[.B289]=&quot;środa&quot;;[.B289]=&quot;czwartek&quot;;[.B289]=&quot;piątek&quot;); 120;0)" table:style-name="ce1">
            <text:p>0</text:p>
          </table:table-cell>
          <table:table-cell office:value-type="float" office:value="0" table:formula="of:=IF([.E289]&gt;[.D289];[.E289]-[.D289];0)" table:style-name="ce1">
            <text:p>0</text:p>
          </table:table-cell>
          <table:table-cell office:value-type="float" office:value="14300" table:formula="of:=[.G288]+[.D289]" table:style-name="ce1">
            <text:p>14300</text:p>
          </table:table-cell>
          <table:table-cell office:value-type="float" office:value="33420" table:formula="of:=[.H288]+[.E289]" table:style-name="ce1">
            <text:p>33420</text:p>
          </table:table-cell>
          <table:table-cell office:value-type="float" office:value="19120" table:formula="of:=[.H289]-[.G289]" table:style-name="ce1">
            <text:p>19120</text:p>
          </table:table-cell>
          <table:table-cell table:number-columns-repeated="16375"/>
        </table:table-row>
        <table:table-row table:style-name="ro1">
          <table:table-cell office:value-type="date" office:date-value="2023-10-16T00:00:00" table:style-name="ce2">
            <text:p>16.10.2023</text:p>
          </table:table-cell>
          <table:table-cell office:value-type="string" table:style-name="ce2">
            <text:p>poniedziałek</text:p>
          </table:table-cell>
          <table:table-cell office:value-type="string" table:style-name="ce2">
            <text:p>Jesień</text:p>
          </table:table-cell>
          <table:table-cell office:value-type="float" office:value="0" table:formula="of:=IF([.B290]=&quot;niedziela&quot;;150;0)" table:style-name="ce1">
            <text:p>0</text:p>
          </table:table-cell>
          <table:table-cell office:value-type="float" office:value="120" table:formula="of:=IF(OR([.B290]=&quot;poniedziałek&quot;;[.B290]= &quot;wtorek&quot;;[.B290]=&quot;środa&quot;;[.B290]=&quot;czwartek&quot;;[.B290]=&quot;piątek&quot;); 120;0)" table:style-name="ce1">
            <text:p>120</text:p>
          </table:table-cell>
          <table:table-cell office:value-type="float" office:value="120" table:formula="of:=IF([.E290]&gt;[.D290];[.E290]-[.D290];0)" table:style-name="ce1">
            <text:p>120</text:p>
          </table:table-cell>
          <table:table-cell office:value-type="float" office:value="14300" table:formula="of:=[.G289]+[.D290]" table:style-name="ce1">
            <text:p>14300</text:p>
          </table:table-cell>
          <table:table-cell office:value-type="float" office:value="33540" table:formula="of:=[.H289]+[.E290]" table:style-name="ce1">
            <text:p>33540</text:p>
          </table:table-cell>
          <table:table-cell office:value-type="float" office:value="19240" table:formula="of:=[.H290]-[.G290]" table:style-name="ce1">
            <text:p>19240</text:p>
          </table:table-cell>
          <table:table-cell table:number-columns-repeated="16375"/>
        </table:table-row>
        <table:table-row table:style-name="ro1">
          <table:table-cell office:value-type="date" office:date-value="2023-10-17T00:00:00" table:style-name="ce2">
            <text:p>17.10.2023</text:p>
          </table:table-cell>
          <table:table-cell office:value-type="string" table:style-name="ce2">
            <text:p>wtorek</text:p>
          </table:table-cell>
          <table:table-cell office:value-type="string" table:style-name="ce2">
            <text:p>Jesień</text:p>
          </table:table-cell>
          <table:table-cell office:value-type="float" office:value="0" table:formula="of:=IF([.B291]=&quot;niedziela&quot;;150;0)" table:style-name="ce1">
            <text:p>0</text:p>
          </table:table-cell>
          <table:table-cell office:value-type="float" office:value="120" table:formula="of:=IF(OR([.B291]=&quot;poniedziałek&quot;;[.B291]= &quot;wtorek&quot;;[.B291]=&quot;środa&quot;;[.B291]=&quot;czwartek&quot;;[.B291]=&quot;piątek&quot;); 120;0)" table:style-name="ce1">
            <text:p>120</text:p>
          </table:table-cell>
          <table:table-cell office:value-type="float" office:value="120" table:formula="of:=IF([.E291]&gt;[.D291];[.E291]-[.D291];0)" table:style-name="ce1">
            <text:p>120</text:p>
          </table:table-cell>
          <table:table-cell office:value-type="float" office:value="14300" table:formula="of:=[.G290]+[.D291]" table:style-name="ce1">
            <text:p>14300</text:p>
          </table:table-cell>
          <table:table-cell office:value-type="float" office:value="33660" table:formula="of:=[.H290]+[.E291]" table:style-name="ce1">
            <text:p>33660</text:p>
          </table:table-cell>
          <table:table-cell office:value-type="float" office:value="19360" table:formula="of:=[.H291]-[.G291]" table:style-name="ce1">
            <text:p>19360</text:p>
          </table:table-cell>
          <table:table-cell table:number-columns-repeated="16375"/>
        </table:table-row>
        <table:table-row table:style-name="ro1">
          <table:table-cell office:value-type="date" office:date-value="2023-10-18T00:00:00" table:style-name="ce2">
            <text:p>18.10.2023</text:p>
          </table:table-cell>
          <table:table-cell office:value-type="string" table:style-name="ce2">
            <text:p>środa</text:p>
          </table:table-cell>
          <table:table-cell office:value-type="string" table:style-name="ce2">
            <text:p>Jesień</text:p>
          </table:table-cell>
          <table:table-cell office:value-type="float" office:value="0" table:formula="of:=IF([.B292]=&quot;niedziela&quot;;150;0)" table:style-name="ce1">
            <text:p>0</text:p>
          </table:table-cell>
          <table:table-cell office:value-type="float" office:value="120" table:formula="of:=IF(OR([.B292]=&quot;poniedziałek&quot;;[.B292]= &quot;wtorek&quot;;[.B292]=&quot;środa&quot;;[.B292]=&quot;czwartek&quot;;[.B292]=&quot;piątek&quot;); 120;0)" table:style-name="ce1">
            <text:p>120</text:p>
          </table:table-cell>
          <table:table-cell office:value-type="float" office:value="120" table:formula="of:=IF([.E292]&gt;[.D292];[.E292]-[.D292];0)" table:style-name="ce1">
            <text:p>120</text:p>
          </table:table-cell>
          <table:table-cell office:value-type="float" office:value="14300" table:formula="of:=[.G291]+[.D292]" table:style-name="ce1">
            <text:p>14300</text:p>
          </table:table-cell>
          <table:table-cell office:value-type="float" office:value="33780" table:formula="of:=[.H291]+[.E292]" table:style-name="ce1">
            <text:p>33780</text:p>
          </table:table-cell>
          <table:table-cell office:value-type="float" office:value="19480" table:formula="of:=[.H292]-[.G292]" table:style-name="ce1">
            <text:p>19480</text:p>
          </table:table-cell>
          <table:table-cell table:number-columns-repeated="16375"/>
        </table:table-row>
        <table:table-row table:style-name="ro1">
          <table:table-cell office:value-type="date" office:date-value="2023-10-19T00:00:00" table:style-name="ce2">
            <text:p>19.10.2023</text:p>
          </table:table-cell>
          <table:table-cell office:value-type="string" table:style-name="ce2">
            <text:p>czwartek</text:p>
          </table:table-cell>
          <table:table-cell office:value-type="string" table:style-name="ce2">
            <text:p>Jesień</text:p>
          </table:table-cell>
          <table:table-cell office:value-type="float" office:value="0" table:formula="of:=IF([.B293]=&quot;niedziela&quot;;150;0)" table:style-name="ce1">
            <text:p>0</text:p>
          </table:table-cell>
          <table:table-cell office:value-type="float" office:value="120" table:formula="of:=IF(OR([.B293]=&quot;poniedziałek&quot;;[.B293]= &quot;wtorek&quot;;[.B293]=&quot;środa&quot;;[.B293]=&quot;czwartek&quot;;[.B293]=&quot;piątek&quot;); 120;0)" table:style-name="ce1">
            <text:p>120</text:p>
          </table:table-cell>
          <table:table-cell office:value-type="float" office:value="120" table:formula="of:=IF([.E293]&gt;[.D293];[.E293]-[.D293];0)" table:style-name="ce1">
            <text:p>120</text:p>
          </table:table-cell>
          <table:table-cell office:value-type="float" office:value="14300" table:formula="of:=[.G292]+[.D293]" table:style-name="ce1">
            <text:p>14300</text:p>
          </table:table-cell>
          <table:table-cell office:value-type="float" office:value="33900" table:formula="of:=[.H292]+[.E293]" table:style-name="ce1">
            <text:p>33900</text:p>
          </table:table-cell>
          <table:table-cell office:value-type="float" office:value="19600" table:formula="of:=[.H293]-[.G293]" table:style-name="ce1">
            <text:p>19600</text:p>
          </table:table-cell>
          <table:table-cell table:number-columns-repeated="16375"/>
        </table:table-row>
        <table:table-row table:style-name="ro1">
          <table:table-cell office:value-type="date" office:date-value="2023-10-20T00:00:00" table:style-name="ce2">
            <text:p>20.10.2023</text:p>
          </table:table-cell>
          <table:table-cell office:value-type="string" table:style-name="ce2">
            <text:p>piątek</text:p>
          </table:table-cell>
          <table:table-cell office:value-type="string" table:style-name="ce2">
            <text:p>Jesień</text:p>
          </table:table-cell>
          <table:table-cell office:value-type="float" office:value="0" table:formula="of:=IF([.B294]=&quot;niedziela&quot;;150;0)" table:style-name="ce1">
            <text:p>0</text:p>
          </table:table-cell>
          <table:table-cell office:value-type="float" office:value="120" table:formula="of:=IF(OR([.B294]=&quot;poniedziałek&quot;;[.B294]= &quot;wtorek&quot;;[.B294]=&quot;środa&quot;;[.B294]=&quot;czwartek&quot;;[.B294]=&quot;piątek&quot;); 120;0)" table:style-name="ce1">
            <text:p>120</text:p>
          </table:table-cell>
          <table:table-cell office:value-type="float" office:value="120" table:formula="of:=IF([.E294]&gt;[.D294];[.E294]-[.D294];0)" table:style-name="ce1">
            <text:p>120</text:p>
          </table:table-cell>
          <table:table-cell office:value-type="float" office:value="14300" table:formula="of:=[.G293]+[.D294]" table:style-name="ce1">
            <text:p>14300</text:p>
          </table:table-cell>
          <table:table-cell office:value-type="float" office:value="34020" table:formula="of:=[.H293]+[.E294]" table:style-name="ce1">
            <text:p>34020</text:p>
          </table:table-cell>
          <table:table-cell office:value-type="float" office:value="19720" table:formula="of:=[.H294]-[.G294]" table:style-name="ce1">
            <text:p>19720</text:p>
          </table:table-cell>
          <table:table-cell table:number-columns-repeated="16375"/>
        </table:table-row>
        <table:table-row table:style-name="ro1">
          <table:table-cell office:value-type="date" office:date-value="2023-10-21T00:00:00" table:style-name="ce2">
            <text:p>21.10.2023</text:p>
          </table:table-cell>
          <table:table-cell office:value-type="string" table:style-name="ce2">
            <text:p>sobota</text:p>
          </table:table-cell>
          <table:table-cell office:value-type="string" table:style-name="ce2">
            <text:p>Jesień</text:p>
          </table:table-cell>
          <table:table-cell office:value-type="float" office:value="0" table:formula="of:=IF([.B295]=&quot;niedziela&quot;;150;0)" table:style-name="ce1">
            <text:p>0</text:p>
          </table:table-cell>
          <table:table-cell office:value-type="float" office:value="0" table:formula="of:=IF(OR([.B295]=&quot;poniedziałek&quot;;[.B295]= &quot;wtorek&quot;;[.B295]=&quot;środa&quot;;[.B295]=&quot;czwartek&quot;;[.B295]=&quot;piątek&quot;); 120;0)" table:style-name="ce1">
            <text:p>0</text:p>
          </table:table-cell>
          <table:table-cell office:value-type="float" office:value="0" table:formula="of:=IF([.E295]&gt;[.D295];[.E295]-[.D295];0)" table:style-name="ce1">
            <text:p>0</text:p>
          </table:table-cell>
          <table:table-cell office:value-type="float" office:value="14300" table:formula="of:=[.G294]+[.D295]" table:style-name="ce1">
            <text:p>14300</text:p>
          </table:table-cell>
          <table:table-cell office:value-type="float" office:value="34020" table:formula="of:=[.H294]+[.E295]" table:style-name="ce1">
            <text:p>34020</text:p>
          </table:table-cell>
          <table:table-cell office:value-type="float" office:value="19720" table:formula="of:=[.H295]-[.G295]" table:style-name="ce1">
            <text:p>19720</text:p>
          </table:table-cell>
          <table:table-cell table:number-columns-repeated="16375"/>
        </table:table-row>
        <table:table-row table:style-name="ro1">
          <table:table-cell office:value-type="date" office:date-value="2023-10-22T00:00:00" table:style-name="ce2">
            <text:p>22.10.2023</text:p>
          </table:table-cell>
          <table:table-cell office:value-type="string" table:style-name="ce2">
            <text:p>niedziela</text:p>
          </table:table-cell>
          <table:table-cell office:value-type="string" table:style-name="ce2">
            <text:p>Jesień</text:p>
          </table:table-cell>
          <table:table-cell office:value-type="float" office:value="150" table:formula="of:=IF([.B296]=&quot;niedziela&quot;;150;0)" table:style-name="ce1">
            <text:p>150</text:p>
          </table:table-cell>
          <table:table-cell office:value-type="float" office:value="0" table:formula="of:=IF(OR([.B296]=&quot;poniedziałek&quot;;[.B296]= &quot;wtorek&quot;;[.B296]=&quot;środa&quot;;[.B296]=&quot;czwartek&quot;;[.B296]=&quot;piątek&quot;); 120;0)" table:style-name="ce1">
            <text:p>0</text:p>
          </table:table-cell>
          <table:table-cell office:value-type="float" office:value="0" table:formula="of:=IF([.E296]&gt;[.D296];[.E296]-[.D296];0)" table:style-name="ce1">
            <text:p>0</text:p>
          </table:table-cell>
          <table:table-cell office:value-type="float" office:value="14450" table:formula="of:=[.G295]+[.D296]" table:style-name="ce1">
            <text:p>14450</text:p>
          </table:table-cell>
          <table:table-cell office:value-type="float" office:value="34020" table:formula="of:=[.H295]+[.E296]" table:style-name="ce1">
            <text:p>34020</text:p>
          </table:table-cell>
          <table:table-cell office:value-type="float" office:value="19570" table:formula="of:=[.H296]-[.G296]" table:style-name="ce1">
            <text:p>19570</text:p>
          </table:table-cell>
          <table:table-cell table:number-columns-repeated="16375"/>
        </table:table-row>
        <table:table-row table:style-name="ro1">
          <table:table-cell office:value-type="date" office:date-value="2023-10-23T00:00:00" table:style-name="ce2">
            <text:p>23.10.2023</text:p>
          </table:table-cell>
          <table:table-cell office:value-type="string" table:style-name="ce2">
            <text:p>poniedziałek</text:p>
          </table:table-cell>
          <table:table-cell office:value-type="string" table:style-name="ce2">
            <text:p>Jesień</text:p>
          </table:table-cell>
          <table:table-cell office:value-type="float" office:value="0" table:formula="of:=IF([.B297]=&quot;niedziela&quot;;150;0)" table:style-name="ce1">
            <text:p>0</text:p>
          </table:table-cell>
          <table:table-cell office:value-type="float" office:value="120" table:formula="of:=IF(OR([.B297]=&quot;poniedziałek&quot;;[.B297]= &quot;wtorek&quot;;[.B297]=&quot;środa&quot;;[.B297]=&quot;czwartek&quot;;[.B297]=&quot;piątek&quot;); 120;0)" table:style-name="ce1">
            <text:p>120</text:p>
          </table:table-cell>
          <table:table-cell office:value-type="float" office:value="120" table:formula="of:=IF([.E297]&gt;[.D297];[.E297]-[.D297];0)" table:style-name="ce1">
            <text:p>120</text:p>
          </table:table-cell>
          <table:table-cell office:value-type="float" office:value="14450" table:formula="of:=[.G296]+[.D297]" table:style-name="ce1">
            <text:p>14450</text:p>
          </table:table-cell>
          <table:table-cell office:value-type="float" office:value="34140" table:formula="of:=[.H296]+[.E297]" table:style-name="ce1">
            <text:p>34140</text:p>
          </table:table-cell>
          <table:table-cell office:value-type="float" office:value="19690" table:formula="of:=[.H297]-[.G297]" table:style-name="ce1">
            <text:p>19690</text:p>
          </table:table-cell>
          <table:table-cell table:number-columns-repeated="16375"/>
        </table:table-row>
        <table:table-row table:style-name="ro1">
          <table:table-cell office:value-type="date" office:date-value="2023-10-24T00:00:00" table:style-name="ce2">
            <text:p>24.10.2023</text:p>
          </table:table-cell>
          <table:table-cell office:value-type="string" table:style-name="ce2">
            <text:p>wtorek</text:p>
          </table:table-cell>
          <table:table-cell office:value-type="string" table:style-name="ce2">
            <text:p>Jesień</text:p>
          </table:table-cell>
          <table:table-cell office:value-type="float" office:value="0" table:formula="of:=IF([.B298]=&quot;niedziela&quot;;150;0)" table:style-name="ce1">
            <text:p>0</text:p>
          </table:table-cell>
          <table:table-cell office:value-type="float" office:value="120" table:formula="of:=IF(OR([.B298]=&quot;poniedziałek&quot;;[.B298]= &quot;wtorek&quot;;[.B298]=&quot;środa&quot;;[.B298]=&quot;czwartek&quot;;[.B298]=&quot;piątek&quot;); 120;0)" table:style-name="ce1">
            <text:p>120</text:p>
          </table:table-cell>
          <table:table-cell office:value-type="float" office:value="120" table:formula="of:=IF([.E298]&gt;[.D298];[.E298]-[.D298];0)" table:style-name="ce1">
            <text:p>120</text:p>
          </table:table-cell>
          <table:table-cell office:value-type="float" office:value="14450" table:formula="of:=[.G297]+[.D298]" table:style-name="ce1">
            <text:p>14450</text:p>
          </table:table-cell>
          <table:table-cell office:value-type="float" office:value="34260" table:formula="of:=[.H297]+[.E298]" table:style-name="ce1">
            <text:p>34260</text:p>
          </table:table-cell>
          <table:table-cell office:value-type="float" office:value="19810" table:formula="of:=[.H298]-[.G298]" table:style-name="ce1">
            <text:p>19810</text:p>
          </table:table-cell>
          <table:table-cell table:number-columns-repeated="16375"/>
        </table:table-row>
        <table:table-row table:style-name="ro1">
          <table:table-cell office:value-type="date" office:date-value="2023-10-25T00:00:00" table:style-name="ce2">
            <text:p>25.10.2023</text:p>
          </table:table-cell>
          <table:table-cell office:value-type="string" table:style-name="ce2">
            <text:p>środa</text:p>
          </table:table-cell>
          <table:table-cell office:value-type="string" table:style-name="ce2">
            <text:p>Jesień</text:p>
          </table:table-cell>
          <table:table-cell office:value-type="float" office:value="0" table:formula="of:=IF([.B299]=&quot;niedziela&quot;;150;0)" table:style-name="ce1">
            <text:p>0</text:p>
          </table:table-cell>
          <table:table-cell office:value-type="float" office:value="120" table:formula="of:=IF(OR([.B299]=&quot;poniedziałek&quot;;[.B299]= &quot;wtorek&quot;;[.B299]=&quot;środa&quot;;[.B299]=&quot;czwartek&quot;;[.B299]=&quot;piątek&quot;); 120;0)" table:style-name="ce1">
            <text:p>120</text:p>
          </table:table-cell>
          <table:table-cell office:value-type="float" office:value="120" table:formula="of:=IF([.E299]&gt;[.D299];[.E299]-[.D299];0)" table:style-name="ce1">
            <text:p>120</text:p>
          </table:table-cell>
          <table:table-cell office:value-type="float" office:value="14450" table:formula="of:=[.G298]+[.D299]" table:style-name="ce1">
            <text:p>14450</text:p>
          </table:table-cell>
          <table:table-cell office:value-type="float" office:value="34380" table:formula="of:=[.H298]+[.E299]" table:style-name="ce1">
            <text:p>34380</text:p>
          </table:table-cell>
          <table:table-cell office:value-type="float" office:value="19930" table:formula="of:=[.H299]-[.G299]" table:style-name="ce1">
            <text:p>19930</text:p>
          </table:table-cell>
          <table:table-cell table:number-columns-repeated="16375"/>
        </table:table-row>
        <table:table-row table:style-name="ro1">
          <table:table-cell office:value-type="date" office:date-value="2023-10-26T00:00:00" table:style-name="ce2">
            <text:p>26.10.2023</text:p>
          </table:table-cell>
          <table:table-cell office:value-type="string" table:style-name="ce2">
            <text:p>czwartek</text:p>
          </table:table-cell>
          <table:table-cell office:value-type="string" table:style-name="ce2">
            <text:p>Jesień</text:p>
          </table:table-cell>
          <table:table-cell office:value-type="float" office:value="0" table:formula="of:=IF([.B300]=&quot;niedziela&quot;;150;0)" table:style-name="ce1">
            <text:p>0</text:p>
          </table:table-cell>
          <table:table-cell office:value-type="float" office:value="120" table:formula="of:=IF(OR([.B300]=&quot;poniedziałek&quot;;[.B300]= &quot;wtorek&quot;;[.B300]=&quot;środa&quot;;[.B300]=&quot;czwartek&quot;;[.B300]=&quot;piątek&quot;); 120;0)" table:style-name="ce1">
            <text:p>120</text:p>
          </table:table-cell>
          <table:table-cell office:value-type="float" office:value="120" table:formula="of:=IF([.E300]&gt;[.D300];[.E300]-[.D300];0)" table:style-name="ce1">
            <text:p>120</text:p>
          </table:table-cell>
          <table:table-cell office:value-type="float" office:value="14450" table:formula="of:=[.G299]+[.D300]" table:style-name="ce1">
            <text:p>14450</text:p>
          </table:table-cell>
          <table:table-cell office:value-type="float" office:value="34500" table:formula="of:=[.H299]+[.E300]" table:style-name="ce1">
            <text:p>34500</text:p>
          </table:table-cell>
          <table:table-cell office:value-type="float" office:value="20050" table:formula="of:=[.H300]-[.G300]" table:style-name="ce1">
            <text:p>20050</text:p>
          </table:table-cell>
          <table:table-cell table:number-columns-repeated="16375"/>
        </table:table-row>
        <table:table-row table:style-name="ro1">
          <table:table-cell office:value-type="date" office:date-value="2023-10-27T00:00:00" table:style-name="ce2">
            <text:p>27.10.2023</text:p>
          </table:table-cell>
          <table:table-cell office:value-type="string" table:style-name="ce2">
            <text:p>piątek</text:p>
          </table:table-cell>
          <table:table-cell office:value-type="string" table:style-name="ce2">
            <text:p>Jesień</text:p>
          </table:table-cell>
          <table:table-cell office:value-type="float" office:value="0" table:formula="of:=IF([.B301]=&quot;niedziela&quot;;150;0)" table:style-name="ce1">
            <text:p>0</text:p>
          </table:table-cell>
          <table:table-cell office:value-type="float" office:value="120" table:formula="of:=IF(OR([.B301]=&quot;poniedziałek&quot;;[.B301]= &quot;wtorek&quot;;[.B301]=&quot;środa&quot;;[.B301]=&quot;czwartek&quot;;[.B301]=&quot;piątek&quot;); 120;0)" table:style-name="ce1">
            <text:p>120</text:p>
          </table:table-cell>
          <table:table-cell office:value-type="float" office:value="120" table:formula="of:=IF([.E301]&gt;[.D301];[.E301]-[.D301];0)" table:style-name="ce1">
            <text:p>120</text:p>
          </table:table-cell>
          <table:table-cell office:value-type="float" office:value="14450" table:formula="of:=[.G300]+[.D301]" table:style-name="ce1">
            <text:p>14450</text:p>
          </table:table-cell>
          <table:table-cell office:value-type="float" office:value="34620" table:formula="of:=[.H300]+[.E301]" table:style-name="ce1">
            <text:p>34620</text:p>
          </table:table-cell>
          <table:table-cell office:value-type="float" office:value="20170" table:formula="of:=[.H301]-[.G301]" table:style-name="ce1">
            <text:p>20170</text:p>
          </table:table-cell>
          <table:table-cell table:number-columns-repeated="16375"/>
        </table:table-row>
        <table:table-row table:style-name="ro1">
          <table:table-cell office:value-type="date" office:date-value="2023-10-28T00:00:00" table:style-name="ce2">
            <text:p>28.10.2023</text:p>
          </table:table-cell>
          <table:table-cell office:value-type="string" table:style-name="ce2">
            <text:p>sobota</text:p>
          </table:table-cell>
          <table:table-cell office:value-type="string" table:style-name="ce2">
            <text:p>Jesień</text:p>
          </table:table-cell>
          <table:table-cell office:value-type="float" office:value="0" table:formula="of:=IF([.B302]=&quot;niedziela&quot;;150;0)" table:style-name="ce1">
            <text:p>0</text:p>
          </table:table-cell>
          <table:table-cell office:value-type="float" office:value="0" table:formula="of:=IF(OR([.B302]=&quot;poniedziałek&quot;;[.B302]= &quot;wtorek&quot;;[.B302]=&quot;środa&quot;;[.B302]=&quot;czwartek&quot;;[.B302]=&quot;piątek&quot;); 120;0)" table:style-name="ce1">
            <text:p>0</text:p>
          </table:table-cell>
          <table:table-cell office:value-type="float" office:value="0" table:formula="of:=IF([.E302]&gt;[.D302];[.E302]-[.D302];0)" table:style-name="ce1">
            <text:p>0</text:p>
          </table:table-cell>
          <table:table-cell office:value-type="float" office:value="14450" table:formula="of:=[.G301]+[.D302]" table:style-name="ce1">
            <text:p>14450</text:p>
          </table:table-cell>
          <table:table-cell office:value-type="float" office:value="34620" table:formula="of:=[.H301]+[.E302]" table:style-name="ce1">
            <text:p>34620</text:p>
          </table:table-cell>
          <table:table-cell office:value-type="float" office:value="20170" table:formula="of:=[.H302]-[.G302]" table:style-name="ce1">
            <text:p>20170</text:p>
          </table:table-cell>
          <table:table-cell table:number-columns-repeated="16375"/>
        </table:table-row>
        <table:table-row table:style-name="ro1">
          <table:table-cell office:value-type="date" office:date-value="2023-10-29T00:00:00" table:style-name="ce2">
            <text:p>29.10.2023</text:p>
          </table:table-cell>
          <table:table-cell office:value-type="string" table:style-name="ce2">
            <text:p>niedziela</text:p>
          </table:table-cell>
          <table:table-cell office:value-type="string" table:style-name="ce2">
            <text:p>Jesień</text:p>
          </table:table-cell>
          <table:table-cell office:value-type="float" office:value="150" table:formula="of:=IF([.B303]=&quot;niedziela&quot;;150;0)" table:style-name="ce1">
            <text:p>150</text:p>
          </table:table-cell>
          <table:table-cell office:value-type="float" office:value="0" table:formula="of:=IF(OR([.B303]=&quot;poniedziałek&quot;;[.B303]= &quot;wtorek&quot;;[.B303]=&quot;środa&quot;;[.B303]=&quot;czwartek&quot;;[.B303]=&quot;piątek&quot;); 120;0)" table:style-name="ce1">
            <text:p>0</text:p>
          </table:table-cell>
          <table:table-cell office:value-type="float" office:value="0" table:formula="of:=IF([.E303]&gt;[.D303];[.E303]-[.D303];0)" table:style-name="ce1">
            <text:p>0</text:p>
          </table:table-cell>
          <table:table-cell office:value-type="float" office:value="14600" table:formula="of:=[.G302]+[.D303]" table:style-name="ce1">
            <text:p>14600</text:p>
          </table:table-cell>
          <table:table-cell office:value-type="float" office:value="34620" table:formula="of:=[.H302]+[.E303]" table:style-name="ce1">
            <text:p>34620</text:p>
          </table:table-cell>
          <table:table-cell office:value-type="float" office:value="20020" table:formula="of:=[.H303]-[.G303]" table:style-name="ce1">
            <text:p>20020</text:p>
          </table:table-cell>
          <table:table-cell table:number-columns-repeated="16375"/>
        </table:table-row>
        <table:table-row table:style-name="ro1">
          <table:table-cell office:value-type="date" office:date-value="2023-10-30T00:00:00" table:style-name="ce2">
            <text:p>30.10.2023</text:p>
          </table:table-cell>
          <table:table-cell office:value-type="string" table:style-name="ce2">
            <text:p>poniedziałek</text:p>
          </table:table-cell>
          <table:table-cell office:value-type="string" table:style-name="ce2">
            <text:p>Jesień</text:p>
          </table:table-cell>
          <table:table-cell office:value-type="float" office:value="0" table:formula="of:=IF([.B304]=&quot;niedziela&quot;;150;0)" table:style-name="ce1">
            <text:p>0</text:p>
          </table:table-cell>
          <table:table-cell office:value-type="float" office:value="120" table:formula="of:=IF(OR([.B304]=&quot;poniedziałek&quot;;[.B304]= &quot;wtorek&quot;;[.B304]=&quot;środa&quot;;[.B304]=&quot;czwartek&quot;;[.B304]=&quot;piątek&quot;); 120;0)" table:style-name="ce1">
            <text:p>120</text:p>
          </table:table-cell>
          <table:table-cell office:value-type="float" office:value="120" table:formula="of:=IF([.E304]&gt;[.D304];[.E304]-[.D304];0)" table:style-name="ce1">
            <text:p>120</text:p>
          </table:table-cell>
          <table:table-cell office:value-type="float" office:value="14600" table:formula="of:=[.G303]+[.D304]" table:style-name="ce1">
            <text:p>14600</text:p>
          </table:table-cell>
          <table:table-cell office:value-type="float" office:value="34740" table:formula="of:=[.H303]+[.E304]" table:style-name="ce1">
            <text:p>34740</text:p>
          </table:table-cell>
          <table:table-cell office:value-type="float" office:value="20140" table:formula="of:=[.H304]-[.G304]" table:style-name="ce1">
            <text:p>20140</text:p>
          </table:table-cell>
          <table:table-cell table:number-columns-repeated="16375"/>
        </table:table-row>
        <table:table-row table:style-name="ro1">
          <table:table-cell office:value-type="date" office:date-value="2023-10-31T00:00:00" table:style-name="ce2">
            <text:p>31.10.2023</text:p>
          </table:table-cell>
          <table:table-cell office:value-type="string" table:style-name="ce2">
            <text:p>wtorek</text:p>
          </table:table-cell>
          <table:table-cell office:value-type="string" table:style-name="ce2">
            <text:p>Jesień</text:p>
          </table:table-cell>
          <table:table-cell office:value-type="float" office:value="0" table:formula="of:=IF([.B305]=&quot;niedziela&quot;;150;0)" table:style-name="ce1">
            <text:p>0</text:p>
          </table:table-cell>
          <table:table-cell office:value-type="float" office:value="120" table:formula="of:=IF(OR([.B305]=&quot;poniedziałek&quot;;[.B305]= &quot;wtorek&quot;;[.B305]=&quot;środa&quot;;[.B305]=&quot;czwartek&quot;;[.B305]=&quot;piątek&quot;); 120;0)" table:style-name="ce1">
            <text:p>120</text:p>
          </table:table-cell>
          <table:table-cell office:value-type="float" office:value="120" table:formula="of:=IF([.E305]&gt;[.D305];[.E305]-[.D305];0)" table:style-name="ce1">
            <text:p>120</text:p>
          </table:table-cell>
          <table:table-cell office:value-type="float" office:value="14600" table:formula="of:=[.G304]+[.D305]" table:style-name="ce1">
            <text:p>14600</text:p>
          </table:table-cell>
          <table:table-cell office:value-type="float" office:value="34860" table:formula="of:=[.H304]+[.E305]" table:style-name="ce1">
            <text:p>34860</text:p>
          </table:table-cell>
          <table:table-cell office:value-type="float" office:value="20260" table:formula="of:=[.H305]-[.G305]" table:style-name="ce1">
            <text:p>20260</text:p>
          </table:table-cell>
          <table:table-cell table:number-columns-repeated="16375"/>
        </table:table-row>
        <table:table-row table:style-name="ro1">
          <table:table-cell office:value-type="date" office:date-value="2023-11-01T00:00:00" table:style-name="ce2">
            <text:p>01.11.2023</text:p>
          </table:table-cell>
          <table:table-cell office:value-type="string" table:style-name="ce2">
            <text:p>środa</text:p>
          </table:table-cell>
          <table:table-cell office:value-type="string" table:style-name="ce2">
            <text:p>Jesień</text:p>
          </table:table-cell>
          <table:table-cell office:value-type="float" office:value="0" table:formula="of:=IF([.B306]=&quot;niedziela&quot;;150;0)" table:style-name="ce1">
            <text:p>0</text:p>
          </table:table-cell>
          <table:table-cell office:value-type="float" office:value="120" table:formula="of:=IF(OR([.B306]=&quot;poniedziałek&quot;;[.B306]= &quot;wtorek&quot;;[.B306]=&quot;środa&quot;;[.B306]=&quot;czwartek&quot;;[.B306]=&quot;piątek&quot;); 120;0)" table:style-name="ce1">
            <text:p>120</text:p>
          </table:table-cell>
          <table:table-cell office:value-type="float" office:value="120" table:formula="of:=IF([.E306]&gt;[.D306];[.E306]-[.D306];0)" table:style-name="ce1">
            <text:p>120</text:p>
          </table:table-cell>
          <table:table-cell office:value-type="float" office:value="14600" table:formula="of:=[.G305]+[.D306]" table:style-name="ce1">
            <text:p>14600</text:p>
          </table:table-cell>
          <table:table-cell office:value-type="float" office:value="34980" table:formula="of:=[.H305]+[.E306]" table:style-name="ce1">
            <text:p>34980</text:p>
          </table:table-cell>
          <table:table-cell office:value-type="float" office:value="20380" table:formula="of:=[.H306]-[.G306]" table:style-name="ce1">
            <text:p>20380</text:p>
          </table:table-cell>
          <table:table-cell table:number-columns-repeated="16375"/>
        </table:table-row>
        <table:table-row table:style-name="ro1">
          <table:table-cell office:value-type="date" office:date-value="2023-11-02T00:00:00" table:style-name="ce2">
            <text:p>02.11.2023</text:p>
          </table:table-cell>
          <table:table-cell office:value-type="string" table:style-name="ce2">
            <text:p>czwartek</text:p>
          </table:table-cell>
          <table:table-cell office:value-type="string" table:style-name="ce2">
            <text:p>Jesień</text:p>
          </table:table-cell>
          <table:table-cell office:value-type="float" office:value="0" table:formula="of:=IF([.B307]=&quot;niedziela&quot;;150;0)" table:style-name="ce1">
            <text:p>0</text:p>
          </table:table-cell>
          <table:table-cell office:value-type="float" office:value="120" table:formula="of:=IF(OR([.B307]=&quot;poniedziałek&quot;;[.B307]= &quot;wtorek&quot;;[.B307]=&quot;środa&quot;;[.B307]=&quot;czwartek&quot;;[.B307]=&quot;piątek&quot;); 120;0)" table:style-name="ce1">
            <text:p>120</text:p>
          </table:table-cell>
          <table:table-cell office:value-type="float" office:value="120" table:formula="of:=IF([.E307]&gt;[.D307];[.E307]-[.D307];0)" table:style-name="ce1">
            <text:p>120</text:p>
          </table:table-cell>
          <table:table-cell office:value-type="float" office:value="14600" table:formula="of:=[.G306]+[.D307]" table:style-name="ce1">
            <text:p>14600</text:p>
          </table:table-cell>
          <table:table-cell office:value-type="float" office:value="35100" table:formula="of:=[.H306]+[.E307]" table:style-name="ce1">
            <text:p>35100</text:p>
          </table:table-cell>
          <table:table-cell office:value-type="float" office:value="20500" table:formula="of:=[.H307]-[.G307]" table:style-name="ce1">
            <text:p>20500</text:p>
          </table:table-cell>
          <table:table-cell table:number-columns-repeated="16375"/>
        </table:table-row>
        <table:table-row table:style-name="ro1">
          <table:table-cell office:value-type="date" office:date-value="2023-11-03T00:00:00" table:style-name="ce2">
            <text:p>03.11.2023</text:p>
          </table:table-cell>
          <table:table-cell office:value-type="string" table:style-name="ce2">
            <text:p>piątek</text:p>
          </table:table-cell>
          <table:table-cell office:value-type="string" table:style-name="ce2">
            <text:p>Jesień</text:p>
          </table:table-cell>
          <table:table-cell office:value-type="float" office:value="0" table:formula="of:=IF([.B308]=&quot;niedziela&quot;;150;0)" table:style-name="ce1">
            <text:p>0</text:p>
          </table:table-cell>
          <table:table-cell office:value-type="float" office:value="120" table:formula="of:=IF(OR([.B308]=&quot;poniedziałek&quot;;[.B308]= &quot;wtorek&quot;;[.B308]=&quot;środa&quot;;[.B308]=&quot;czwartek&quot;;[.B308]=&quot;piątek&quot;); 120;0)" table:style-name="ce1">
            <text:p>120</text:p>
          </table:table-cell>
          <table:table-cell office:value-type="float" office:value="120" table:formula="of:=IF([.E308]&gt;[.D308];[.E308]-[.D308];0)" table:style-name="ce1">
            <text:p>120</text:p>
          </table:table-cell>
          <table:table-cell office:value-type="float" office:value="14600" table:formula="of:=[.G307]+[.D308]" table:style-name="ce1">
            <text:p>14600</text:p>
          </table:table-cell>
          <table:table-cell office:value-type="float" office:value="35220" table:formula="of:=[.H307]+[.E308]" table:style-name="ce1">
            <text:p>35220</text:p>
          </table:table-cell>
          <table:table-cell office:value-type="float" office:value="20620" table:formula="of:=[.H308]-[.G308]" table:style-name="ce1">
            <text:p>20620</text:p>
          </table:table-cell>
          <table:table-cell table:number-columns-repeated="16375"/>
        </table:table-row>
        <table:table-row table:style-name="ro1">
          <table:table-cell office:value-type="date" office:date-value="2023-11-04T00:00:00" table:style-name="ce2">
            <text:p>04.11.2023</text:p>
          </table:table-cell>
          <table:table-cell office:value-type="string" table:style-name="ce2">
            <text:p>sobota</text:p>
          </table:table-cell>
          <table:table-cell office:value-type="string" table:style-name="ce2">
            <text:p>Jesień</text:p>
          </table:table-cell>
          <table:table-cell office:value-type="float" office:value="0" table:formula="of:=IF([.B309]=&quot;niedziela&quot;;150;0)" table:style-name="ce1">
            <text:p>0</text:p>
          </table:table-cell>
          <table:table-cell office:value-type="float" office:value="0" table:formula="of:=IF(OR([.B309]=&quot;poniedziałek&quot;;[.B309]= &quot;wtorek&quot;;[.B309]=&quot;środa&quot;;[.B309]=&quot;czwartek&quot;;[.B309]=&quot;piątek&quot;); 120;0)" table:style-name="ce1">
            <text:p>0</text:p>
          </table:table-cell>
          <table:table-cell office:value-type="float" office:value="0" table:formula="of:=IF([.E309]&gt;[.D309];[.E309]-[.D309];0)" table:style-name="ce1">
            <text:p>0</text:p>
          </table:table-cell>
          <table:table-cell office:value-type="float" office:value="14600" table:formula="of:=[.G308]+[.D309]" table:style-name="ce1">
            <text:p>14600</text:p>
          </table:table-cell>
          <table:table-cell office:value-type="float" office:value="35220" table:formula="of:=[.H308]+[.E309]" table:style-name="ce1">
            <text:p>35220</text:p>
          </table:table-cell>
          <table:table-cell office:value-type="float" office:value="20620" table:formula="of:=[.H309]-[.G309]" table:style-name="ce1">
            <text:p>20620</text:p>
          </table:table-cell>
          <table:table-cell table:number-columns-repeated="16375"/>
        </table:table-row>
        <table:table-row table:style-name="ro1">
          <table:table-cell office:value-type="date" office:date-value="2023-11-05T00:00:00" table:style-name="ce2">
            <text:p>05.11.2023</text:p>
          </table:table-cell>
          <table:table-cell office:value-type="string" table:style-name="ce2">
            <text:p>niedziela</text:p>
          </table:table-cell>
          <table:table-cell office:value-type="string" table:style-name="ce2">
            <text:p>Jesień</text:p>
          </table:table-cell>
          <table:table-cell office:value-type="float" office:value="150" table:formula="of:=IF([.B310]=&quot;niedziela&quot;;150;0)" table:style-name="ce1">
            <text:p>150</text:p>
          </table:table-cell>
          <table:table-cell office:value-type="float" office:value="0" table:formula="of:=IF(OR([.B310]=&quot;poniedziałek&quot;;[.B310]= &quot;wtorek&quot;;[.B310]=&quot;środa&quot;;[.B310]=&quot;czwartek&quot;;[.B310]=&quot;piątek&quot;); 120;0)" table:style-name="ce1">
            <text:p>0</text:p>
          </table:table-cell>
          <table:table-cell office:value-type="float" office:value="0" table:formula="of:=IF([.E310]&gt;[.D310];[.E310]-[.D310];0)" table:style-name="ce1">
            <text:p>0</text:p>
          </table:table-cell>
          <table:table-cell office:value-type="float" office:value="14750" table:formula="of:=[.G309]+[.D310]" table:style-name="ce1">
            <text:p>14750</text:p>
          </table:table-cell>
          <table:table-cell office:value-type="float" office:value="35220" table:formula="of:=[.H309]+[.E310]" table:style-name="ce1">
            <text:p>35220</text:p>
          </table:table-cell>
          <table:table-cell office:value-type="float" office:value="20470" table:formula="of:=[.H310]-[.G310]" table:style-name="ce1">
            <text:p>20470</text:p>
          </table:table-cell>
          <table:table-cell table:number-columns-repeated="16375"/>
        </table:table-row>
        <table:table-row table:style-name="ro1">
          <table:table-cell office:value-type="date" office:date-value="2023-11-06T00:00:00" table:style-name="ce2">
            <text:p>06.11.2023</text:p>
          </table:table-cell>
          <table:table-cell office:value-type="string" table:style-name="ce2">
            <text:p>poniedziałek</text:p>
          </table:table-cell>
          <table:table-cell office:value-type="string" table:style-name="ce2">
            <text:p>Jesień</text:p>
          </table:table-cell>
          <table:table-cell office:value-type="float" office:value="0" table:formula="of:=IF([.B311]=&quot;niedziela&quot;;150;0)" table:style-name="ce1">
            <text:p>0</text:p>
          </table:table-cell>
          <table:table-cell office:value-type="float" office:value="120" table:formula="of:=IF(OR([.B311]=&quot;poniedziałek&quot;;[.B311]= &quot;wtorek&quot;;[.B311]=&quot;środa&quot;;[.B311]=&quot;czwartek&quot;;[.B311]=&quot;piątek&quot;); 120;0)" table:style-name="ce1">
            <text:p>120</text:p>
          </table:table-cell>
          <table:table-cell office:value-type="float" office:value="120" table:formula="of:=IF([.E311]&gt;[.D311];[.E311]-[.D311];0)" table:style-name="ce1">
            <text:p>120</text:p>
          </table:table-cell>
          <table:table-cell office:value-type="float" office:value="14750" table:formula="of:=[.G310]+[.D311]" table:style-name="ce1">
            <text:p>14750</text:p>
          </table:table-cell>
          <table:table-cell office:value-type="float" office:value="35340" table:formula="of:=[.H310]+[.E311]" table:style-name="ce1">
            <text:p>35340</text:p>
          </table:table-cell>
          <table:table-cell office:value-type="float" office:value="20590" table:formula="of:=[.H311]-[.G311]" table:style-name="ce1">
            <text:p>20590</text:p>
          </table:table-cell>
          <table:table-cell table:number-columns-repeated="16375"/>
        </table:table-row>
        <table:table-row table:style-name="ro1">
          <table:table-cell office:value-type="date" office:date-value="2023-11-07T00:00:00" table:style-name="ce2">
            <text:p>07.11.2023</text:p>
          </table:table-cell>
          <table:table-cell office:value-type="string" table:style-name="ce2">
            <text:p>wtorek</text:p>
          </table:table-cell>
          <table:table-cell office:value-type="string" table:style-name="ce2">
            <text:p>Jesień</text:p>
          </table:table-cell>
          <table:table-cell office:value-type="float" office:value="0" table:formula="of:=IF([.B312]=&quot;niedziela&quot;;150;0)" table:style-name="ce1">
            <text:p>0</text:p>
          </table:table-cell>
          <table:table-cell office:value-type="float" office:value="120" table:formula="of:=IF(OR([.B312]=&quot;poniedziałek&quot;;[.B312]= &quot;wtorek&quot;;[.B312]=&quot;środa&quot;;[.B312]=&quot;czwartek&quot;;[.B312]=&quot;piątek&quot;); 120;0)" table:style-name="ce1">
            <text:p>120</text:p>
          </table:table-cell>
          <table:table-cell office:value-type="float" office:value="120" table:formula="of:=IF([.E312]&gt;[.D312];[.E312]-[.D312];0)" table:style-name="ce1">
            <text:p>120</text:p>
          </table:table-cell>
          <table:table-cell office:value-type="float" office:value="14750" table:formula="of:=[.G311]+[.D312]" table:style-name="ce1">
            <text:p>14750</text:p>
          </table:table-cell>
          <table:table-cell office:value-type="float" office:value="35460" table:formula="of:=[.H311]+[.E312]" table:style-name="ce1">
            <text:p>35460</text:p>
          </table:table-cell>
          <table:table-cell office:value-type="float" office:value="20710" table:formula="of:=[.H312]-[.G312]" table:style-name="ce1">
            <text:p>20710</text:p>
          </table:table-cell>
          <table:table-cell table:number-columns-repeated="16375"/>
        </table:table-row>
        <table:table-row table:style-name="ro1">
          <table:table-cell office:value-type="date" office:date-value="2023-11-08T00:00:00" table:style-name="ce2">
            <text:p>08.11.2023</text:p>
          </table:table-cell>
          <table:table-cell office:value-type="string" table:style-name="ce2">
            <text:p>środa</text:p>
          </table:table-cell>
          <table:table-cell office:value-type="string" table:style-name="ce2">
            <text:p>Jesień</text:p>
          </table:table-cell>
          <table:table-cell office:value-type="float" office:value="0" table:formula="of:=IF([.B313]=&quot;niedziela&quot;;150;0)" table:style-name="ce1">
            <text:p>0</text:p>
          </table:table-cell>
          <table:table-cell office:value-type="float" office:value="120" table:formula="of:=IF(OR([.B313]=&quot;poniedziałek&quot;;[.B313]= &quot;wtorek&quot;;[.B313]=&quot;środa&quot;;[.B313]=&quot;czwartek&quot;;[.B313]=&quot;piątek&quot;); 120;0)" table:style-name="ce1">
            <text:p>120</text:p>
          </table:table-cell>
          <table:table-cell office:value-type="float" office:value="120" table:formula="of:=IF([.E313]&gt;[.D313];[.E313]-[.D313];0)" table:style-name="ce1">
            <text:p>120</text:p>
          </table:table-cell>
          <table:table-cell office:value-type="float" office:value="14750" table:formula="of:=[.G312]+[.D313]" table:style-name="ce1">
            <text:p>14750</text:p>
          </table:table-cell>
          <table:table-cell office:value-type="float" office:value="35580" table:formula="of:=[.H312]+[.E313]" table:style-name="ce1">
            <text:p>35580</text:p>
          </table:table-cell>
          <table:table-cell office:value-type="float" office:value="20830" table:formula="of:=[.H313]-[.G313]" table:style-name="ce1">
            <text:p>20830</text:p>
          </table:table-cell>
          <table:table-cell table:number-columns-repeated="16375"/>
        </table:table-row>
        <table:table-row table:style-name="ro1">
          <table:table-cell office:value-type="date" office:date-value="2023-11-09T00:00:00" table:style-name="ce2">
            <text:p>09.11.2023</text:p>
          </table:table-cell>
          <table:table-cell office:value-type="string" table:style-name="ce2">
            <text:p>czwartek</text:p>
          </table:table-cell>
          <table:table-cell office:value-type="string" table:style-name="ce2">
            <text:p>Jesień</text:p>
          </table:table-cell>
          <table:table-cell office:value-type="float" office:value="0" table:formula="of:=IF([.B314]=&quot;niedziela&quot;;150;0)" table:style-name="ce1">
            <text:p>0</text:p>
          </table:table-cell>
          <table:table-cell office:value-type="float" office:value="120" table:formula="of:=IF(OR([.B314]=&quot;poniedziałek&quot;;[.B314]= &quot;wtorek&quot;;[.B314]=&quot;środa&quot;;[.B314]=&quot;czwartek&quot;;[.B314]=&quot;piątek&quot;); 120;0)" table:style-name="ce1">
            <text:p>120</text:p>
          </table:table-cell>
          <table:table-cell office:value-type="float" office:value="120" table:formula="of:=IF([.E314]&gt;[.D314];[.E314]-[.D314];0)" table:style-name="ce1">
            <text:p>120</text:p>
          </table:table-cell>
          <table:table-cell office:value-type="float" office:value="14750" table:formula="of:=[.G313]+[.D314]" table:style-name="ce1">
            <text:p>14750</text:p>
          </table:table-cell>
          <table:table-cell office:value-type="float" office:value="35700" table:formula="of:=[.H313]+[.E314]" table:style-name="ce1">
            <text:p>35700</text:p>
          </table:table-cell>
          <table:table-cell office:value-type="float" office:value="20950" table:formula="of:=[.H314]-[.G314]" table:style-name="ce1">
            <text:p>20950</text:p>
          </table:table-cell>
          <table:table-cell table:number-columns-repeated="16375"/>
        </table:table-row>
        <table:table-row table:style-name="ro1">
          <table:table-cell office:value-type="date" office:date-value="2023-11-10T00:00:00" table:style-name="ce2">
            <text:p>10.11.2023</text:p>
          </table:table-cell>
          <table:table-cell office:value-type="string" table:style-name="ce2">
            <text:p>piątek</text:p>
          </table:table-cell>
          <table:table-cell office:value-type="string" table:style-name="ce2">
            <text:p>Jesień</text:p>
          </table:table-cell>
          <table:table-cell office:value-type="float" office:value="0" table:formula="of:=IF([.B315]=&quot;niedziela&quot;;150;0)" table:style-name="ce1">
            <text:p>0</text:p>
          </table:table-cell>
          <table:table-cell office:value-type="float" office:value="120" table:formula="of:=IF(OR([.B315]=&quot;poniedziałek&quot;;[.B315]= &quot;wtorek&quot;;[.B315]=&quot;środa&quot;;[.B315]=&quot;czwartek&quot;;[.B315]=&quot;piątek&quot;); 120;0)" table:style-name="ce1">
            <text:p>120</text:p>
          </table:table-cell>
          <table:table-cell office:value-type="float" office:value="120" table:formula="of:=IF([.E315]&gt;[.D315];[.E315]-[.D315];0)" table:style-name="ce1">
            <text:p>120</text:p>
          </table:table-cell>
          <table:table-cell office:value-type="float" office:value="14750" table:formula="of:=[.G314]+[.D315]" table:style-name="ce1">
            <text:p>14750</text:p>
          </table:table-cell>
          <table:table-cell office:value-type="float" office:value="35820" table:formula="of:=[.H314]+[.E315]" table:style-name="ce1">
            <text:p>35820</text:p>
          </table:table-cell>
          <table:table-cell office:value-type="float" office:value="21070" table:formula="of:=[.H315]-[.G315]" table:style-name="ce1">
            <text:p>21070</text:p>
          </table:table-cell>
          <table:table-cell table:number-columns-repeated="16375"/>
        </table:table-row>
        <table:table-row table:style-name="ro1">
          <table:table-cell office:value-type="date" office:date-value="2023-11-11T00:00:00" table:style-name="ce2">
            <text:p>11.11.2023</text:p>
          </table:table-cell>
          <table:table-cell office:value-type="string" table:style-name="ce2">
            <text:p>sobota</text:p>
          </table:table-cell>
          <table:table-cell office:value-type="string" table:style-name="ce2">
            <text:p>Jesień</text:p>
          </table:table-cell>
          <table:table-cell office:value-type="float" office:value="0" table:formula="of:=IF([.B316]=&quot;niedziela&quot;;150;0)" table:style-name="ce1">
            <text:p>0</text:p>
          </table:table-cell>
          <table:table-cell office:value-type="float" office:value="0" table:formula="of:=IF(OR([.B316]=&quot;poniedziałek&quot;;[.B316]= &quot;wtorek&quot;;[.B316]=&quot;środa&quot;;[.B316]=&quot;czwartek&quot;;[.B316]=&quot;piątek&quot;); 120;0)" table:style-name="ce1">
            <text:p>0</text:p>
          </table:table-cell>
          <table:table-cell office:value-type="float" office:value="0" table:formula="of:=IF([.E316]&gt;[.D316];[.E316]-[.D316];0)" table:style-name="ce1">
            <text:p>0</text:p>
          </table:table-cell>
          <table:table-cell office:value-type="float" office:value="14750" table:formula="of:=[.G315]+[.D316]" table:style-name="ce1">
            <text:p>14750</text:p>
          </table:table-cell>
          <table:table-cell office:value-type="float" office:value="35820" table:formula="of:=[.H315]+[.E316]" table:style-name="ce1">
            <text:p>35820</text:p>
          </table:table-cell>
          <table:table-cell office:value-type="float" office:value="21070" table:formula="of:=[.H316]-[.G316]" table:style-name="ce1">
            <text:p>21070</text:p>
          </table:table-cell>
          <table:table-cell table:number-columns-repeated="16375"/>
        </table:table-row>
        <table:table-row table:style-name="ro1">
          <table:table-cell office:value-type="date" office:date-value="2023-11-12T00:00:00" table:style-name="ce2">
            <text:p>12.11.2023</text:p>
          </table:table-cell>
          <table:table-cell office:value-type="string" table:style-name="ce2">
            <text:p>niedziela</text:p>
          </table:table-cell>
          <table:table-cell office:value-type="string" table:style-name="ce2">
            <text:p>Jesień</text:p>
          </table:table-cell>
          <table:table-cell office:value-type="float" office:value="150" table:formula="of:=IF([.B317]=&quot;niedziela&quot;;150;0)" table:style-name="ce1">
            <text:p>150</text:p>
          </table:table-cell>
          <table:table-cell office:value-type="float" office:value="0" table:formula="of:=IF(OR([.B317]=&quot;poniedziałek&quot;;[.B317]= &quot;wtorek&quot;;[.B317]=&quot;środa&quot;;[.B317]=&quot;czwartek&quot;;[.B317]=&quot;piątek&quot;); 120;0)" table:style-name="ce1">
            <text:p>0</text:p>
          </table:table-cell>
          <table:table-cell office:value-type="float" office:value="0" table:formula="of:=IF([.E317]&gt;[.D317];[.E317]-[.D317];0)" table:style-name="ce1">
            <text:p>0</text:p>
          </table:table-cell>
          <table:table-cell office:value-type="float" office:value="14900" table:formula="of:=[.G316]+[.D317]" table:style-name="ce1">
            <text:p>14900</text:p>
          </table:table-cell>
          <table:table-cell office:value-type="float" office:value="35820" table:formula="of:=[.H316]+[.E317]" table:style-name="ce1">
            <text:p>35820</text:p>
          </table:table-cell>
          <table:table-cell office:value-type="float" office:value="20920" table:formula="of:=[.H317]-[.G317]" table:style-name="ce1">
            <text:p>20920</text:p>
          </table:table-cell>
          <table:table-cell table:number-columns-repeated="16375"/>
        </table:table-row>
        <table:table-row table:style-name="ro1">
          <table:table-cell office:value-type="date" office:date-value="2023-11-13T00:00:00" table:style-name="ce2">
            <text:p>13.11.2023</text:p>
          </table:table-cell>
          <table:table-cell office:value-type="string" table:style-name="ce2">
            <text:p>poniedziałek</text:p>
          </table:table-cell>
          <table:table-cell office:value-type="string" table:style-name="ce2">
            <text:p>Jesień</text:p>
          </table:table-cell>
          <table:table-cell office:value-type="float" office:value="0" table:formula="of:=IF([.B318]=&quot;niedziela&quot;;150;0)" table:style-name="ce1">
            <text:p>0</text:p>
          </table:table-cell>
          <table:table-cell office:value-type="float" office:value="120" table:formula="of:=IF(OR([.B318]=&quot;poniedziałek&quot;;[.B318]= &quot;wtorek&quot;;[.B318]=&quot;środa&quot;;[.B318]=&quot;czwartek&quot;;[.B318]=&quot;piątek&quot;); 120;0)" table:style-name="ce1">
            <text:p>120</text:p>
          </table:table-cell>
          <table:table-cell office:value-type="float" office:value="120" table:formula="of:=IF([.E318]&gt;[.D318];[.E318]-[.D318];0)" table:style-name="ce1">
            <text:p>120</text:p>
          </table:table-cell>
          <table:table-cell office:value-type="float" office:value="14900" table:formula="of:=[.G317]+[.D318]" table:style-name="ce1">
            <text:p>14900</text:p>
          </table:table-cell>
          <table:table-cell office:value-type="float" office:value="35940" table:formula="of:=[.H317]+[.E318]" table:style-name="ce1">
            <text:p>35940</text:p>
          </table:table-cell>
          <table:table-cell office:value-type="float" office:value="21040" table:formula="of:=[.H318]-[.G318]" table:style-name="ce1">
            <text:p>21040</text:p>
          </table:table-cell>
          <table:table-cell table:number-columns-repeated="16375"/>
        </table:table-row>
        <table:table-row table:style-name="ro1">
          <table:table-cell office:value-type="date" office:date-value="2023-11-14T00:00:00" table:style-name="ce2">
            <text:p>14.11.2023</text:p>
          </table:table-cell>
          <table:table-cell office:value-type="string" table:style-name="ce2">
            <text:p>wtorek</text:p>
          </table:table-cell>
          <table:table-cell office:value-type="string" table:style-name="ce2">
            <text:p>Jesień</text:p>
          </table:table-cell>
          <table:table-cell office:value-type="float" office:value="0" table:formula="of:=IF([.B319]=&quot;niedziela&quot;;150;0)" table:style-name="ce1">
            <text:p>0</text:p>
          </table:table-cell>
          <table:table-cell office:value-type="float" office:value="120" table:formula="of:=IF(OR([.B319]=&quot;poniedziałek&quot;;[.B319]= &quot;wtorek&quot;;[.B319]=&quot;środa&quot;;[.B319]=&quot;czwartek&quot;;[.B319]=&quot;piątek&quot;); 120;0)" table:style-name="ce1">
            <text:p>120</text:p>
          </table:table-cell>
          <table:table-cell office:value-type="float" office:value="120" table:formula="of:=IF([.E319]&gt;[.D319];[.E319]-[.D319];0)" table:style-name="ce1">
            <text:p>120</text:p>
          </table:table-cell>
          <table:table-cell office:value-type="float" office:value="14900" table:formula="of:=[.G318]+[.D319]" table:style-name="ce1">
            <text:p>14900</text:p>
          </table:table-cell>
          <table:table-cell office:value-type="float" office:value="36060" table:formula="of:=[.H318]+[.E319]" table:style-name="ce1">
            <text:p>36060</text:p>
          </table:table-cell>
          <table:table-cell office:value-type="float" office:value="21160" table:formula="of:=[.H319]-[.G319]" table:style-name="ce1">
            <text:p>21160</text:p>
          </table:table-cell>
          <table:table-cell table:number-columns-repeated="16375"/>
        </table:table-row>
        <table:table-row table:style-name="ro1">
          <table:table-cell office:value-type="date" office:date-value="2023-11-15T00:00:00" table:style-name="ce2">
            <text:p>15.11.2023</text:p>
          </table:table-cell>
          <table:table-cell office:value-type="string" table:style-name="ce2">
            <text:p>środa</text:p>
          </table:table-cell>
          <table:table-cell office:value-type="string" table:style-name="ce2">
            <text:p>Jesień</text:p>
          </table:table-cell>
          <table:table-cell office:value-type="float" office:value="0" table:formula="of:=IF([.B320]=&quot;niedziela&quot;;150;0)" table:style-name="ce1">
            <text:p>0</text:p>
          </table:table-cell>
          <table:table-cell office:value-type="float" office:value="120" table:formula="of:=IF(OR([.B320]=&quot;poniedziałek&quot;;[.B320]= &quot;wtorek&quot;;[.B320]=&quot;środa&quot;;[.B320]=&quot;czwartek&quot;;[.B320]=&quot;piątek&quot;); 120;0)" table:style-name="ce1">
            <text:p>120</text:p>
          </table:table-cell>
          <table:table-cell office:value-type="float" office:value="120" table:formula="of:=IF([.E320]&gt;[.D320];[.E320]-[.D320];0)" table:style-name="ce1">
            <text:p>120</text:p>
          </table:table-cell>
          <table:table-cell office:value-type="float" office:value="14900" table:formula="of:=[.G319]+[.D320]" table:style-name="ce1">
            <text:p>14900</text:p>
          </table:table-cell>
          <table:table-cell office:value-type="float" office:value="36180" table:formula="of:=[.H319]+[.E320]" table:style-name="ce1">
            <text:p>36180</text:p>
          </table:table-cell>
          <table:table-cell office:value-type="float" office:value="21280" table:formula="of:=[.H320]-[.G320]" table:style-name="ce1">
            <text:p>21280</text:p>
          </table:table-cell>
          <table:table-cell table:number-columns-repeated="16375"/>
        </table:table-row>
        <table:table-row table:style-name="ro1">
          <table:table-cell office:value-type="date" office:date-value="2023-11-16T00:00:00" table:style-name="ce2">
            <text:p>16.11.2023</text:p>
          </table:table-cell>
          <table:table-cell office:value-type="string" table:style-name="ce2">
            <text:p>czwartek</text:p>
          </table:table-cell>
          <table:table-cell office:value-type="string" table:style-name="ce2">
            <text:p>Jesień</text:p>
          </table:table-cell>
          <table:table-cell office:value-type="float" office:value="0" table:formula="of:=IF([.B321]=&quot;niedziela&quot;;150;0)" table:style-name="ce1">
            <text:p>0</text:p>
          </table:table-cell>
          <table:table-cell office:value-type="float" office:value="120" table:formula="of:=IF(OR([.B321]=&quot;poniedziałek&quot;;[.B321]= &quot;wtorek&quot;;[.B321]=&quot;środa&quot;;[.B321]=&quot;czwartek&quot;;[.B321]=&quot;piątek&quot;); 120;0)" table:style-name="ce1">
            <text:p>120</text:p>
          </table:table-cell>
          <table:table-cell office:value-type="float" office:value="120" table:formula="of:=IF([.E321]&gt;[.D321];[.E321]-[.D321];0)" table:style-name="ce1">
            <text:p>120</text:p>
          </table:table-cell>
          <table:table-cell office:value-type="float" office:value="14900" table:formula="of:=[.G320]+[.D321]" table:style-name="ce1">
            <text:p>14900</text:p>
          </table:table-cell>
          <table:table-cell office:value-type="float" office:value="36300" table:formula="of:=[.H320]+[.E321]" table:style-name="ce1">
            <text:p>36300</text:p>
          </table:table-cell>
          <table:table-cell office:value-type="float" office:value="21400" table:formula="of:=[.H321]-[.G321]" table:style-name="ce1">
            <text:p>21400</text:p>
          </table:table-cell>
          <table:table-cell table:number-columns-repeated="16375"/>
        </table:table-row>
        <table:table-row table:style-name="ro1">
          <table:table-cell office:value-type="date" office:date-value="2023-11-17T00:00:00" table:style-name="ce2">
            <text:p>17.11.2023</text:p>
          </table:table-cell>
          <table:table-cell office:value-type="string" table:style-name="ce2">
            <text:p>piątek</text:p>
          </table:table-cell>
          <table:table-cell office:value-type="string" table:style-name="ce2">
            <text:p>Jesień</text:p>
          </table:table-cell>
          <table:table-cell office:value-type="float" office:value="0" table:formula="of:=IF([.B322]=&quot;niedziela&quot;;150;0)" table:style-name="ce1">
            <text:p>0</text:p>
          </table:table-cell>
          <table:table-cell office:value-type="float" office:value="120" table:formula="of:=IF(OR([.B322]=&quot;poniedziałek&quot;;[.B322]= &quot;wtorek&quot;;[.B322]=&quot;środa&quot;;[.B322]=&quot;czwartek&quot;;[.B322]=&quot;piątek&quot;); 120;0)" table:style-name="ce1">
            <text:p>120</text:p>
          </table:table-cell>
          <table:table-cell office:value-type="float" office:value="120" table:formula="of:=IF([.E322]&gt;[.D322];[.E322]-[.D322];0)" table:style-name="ce1">
            <text:p>120</text:p>
          </table:table-cell>
          <table:table-cell office:value-type="float" office:value="14900" table:formula="of:=[.G321]+[.D322]" table:style-name="ce1">
            <text:p>14900</text:p>
          </table:table-cell>
          <table:table-cell office:value-type="float" office:value="36420" table:formula="of:=[.H321]+[.E322]" table:style-name="ce1">
            <text:p>36420</text:p>
          </table:table-cell>
          <table:table-cell office:value-type="float" office:value="21520" table:formula="of:=[.H322]-[.G322]" table:style-name="ce1">
            <text:p>21520</text:p>
          </table:table-cell>
          <table:table-cell table:number-columns-repeated="16375"/>
        </table:table-row>
        <table:table-row table:style-name="ro1">
          <table:table-cell office:value-type="date" office:date-value="2023-11-18T00:00:00" table:style-name="ce2">
            <text:p>18.11.2023</text:p>
          </table:table-cell>
          <table:table-cell office:value-type="string" table:style-name="ce2">
            <text:p>sobota</text:p>
          </table:table-cell>
          <table:table-cell office:value-type="string" table:style-name="ce2">
            <text:p>Jesień</text:p>
          </table:table-cell>
          <table:table-cell office:value-type="float" office:value="0" table:formula="of:=IF([.B323]=&quot;niedziela&quot;;150;0)" table:style-name="ce1">
            <text:p>0</text:p>
          </table:table-cell>
          <table:table-cell office:value-type="float" office:value="0" table:formula="of:=IF(OR([.B323]=&quot;poniedziałek&quot;;[.B323]= &quot;wtorek&quot;;[.B323]=&quot;środa&quot;;[.B323]=&quot;czwartek&quot;;[.B323]=&quot;piątek&quot;); 120;0)" table:style-name="ce1">
            <text:p>0</text:p>
          </table:table-cell>
          <table:table-cell office:value-type="float" office:value="0" table:formula="of:=IF([.E323]&gt;[.D323];[.E323]-[.D323];0)" table:style-name="ce1">
            <text:p>0</text:p>
          </table:table-cell>
          <table:table-cell office:value-type="float" office:value="14900" table:formula="of:=[.G322]+[.D323]" table:style-name="ce1">
            <text:p>14900</text:p>
          </table:table-cell>
          <table:table-cell office:value-type="float" office:value="36420" table:formula="of:=[.H322]+[.E323]" table:style-name="ce1">
            <text:p>36420</text:p>
          </table:table-cell>
          <table:table-cell office:value-type="float" office:value="21520" table:formula="of:=[.H323]-[.G323]" table:style-name="ce1">
            <text:p>21520</text:p>
          </table:table-cell>
          <table:table-cell table:number-columns-repeated="16375"/>
        </table:table-row>
        <table:table-row table:style-name="ro1">
          <table:table-cell office:value-type="date" office:date-value="2023-11-19T00:00:00" table:style-name="ce2">
            <text:p>19.11.2023</text:p>
          </table:table-cell>
          <table:table-cell office:value-type="string" table:style-name="ce2">
            <text:p>niedziela</text:p>
          </table:table-cell>
          <table:table-cell office:value-type="string" table:style-name="ce2">
            <text:p>Jesień</text:p>
          </table:table-cell>
          <table:table-cell office:value-type="float" office:value="150" table:formula="of:=IF([.B324]=&quot;niedziela&quot;;150;0)" table:style-name="ce1">
            <text:p>150</text:p>
          </table:table-cell>
          <table:table-cell office:value-type="float" office:value="0" table:formula="of:=IF(OR([.B324]=&quot;poniedziałek&quot;;[.B324]= &quot;wtorek&quot;;[.B324]=&quot;środa&quot;;[.B324]=&quot;czwartek&quot;;[.B324]=&quot;piątek&quot;); 120;0)" table:style-name="ce1">
            <text:p>0</text:p>
          </table:table-cell>
          <table:table-cell office:value-type="float" office:value="0" table:formula="of:=IF([.E324]&gt;[.D324];[.E324]-[.D324];0)" table:style-name="ce1">
            <text:p>0</text:p>
          </table:table-cell>
          <table:table-cell office:value-type="float" office:value="15050" table:formula="of:=[.G323]+[.D324]" table:style-name="ce1">
            <text:p>15050</text:p>
          </table:table-cell>
          <table:table-cell office:value-type="float" office:value="36420" table:formula="of:=[.H323]+[.E324]" table:style-name="ce1">
            <text:p>36420</text:p>
          </table:table-cell>
          <table:table-cell office:value-type="float" office:value="21370" table:formula="of:=[.H324]-[.G324]" table:style-name="ce1">
            <text:p>21370</text:p>
          </table:table-cell>
          <table:table-cell table:number-columns-repeated="16375"/>
        </table:table-row>
        <table:table-row table:style-name="ro1">
          <table:table-cell office:value-type="date" office:date-value="2023-11-20T00:00:00" table:style-name="ce2">
            <text:p>20.11.2023</text:p>
          </table:table-cell>
          <table:table-cell office:value-type="string" table:style-name="ce2">
            <text:p>poniedziałek</text:p>
          </table:table-cell>
          <table:table-cell office:value-type="string" table:style-name="ce2">
            <text:p>Jesień</text:p>
          </table:table-cell>
          <table:table-cell office:value-type="float" office:value="0" table:formula="of:=IF([.B325]=&quot;niedziela&quot;;150;0)" table:style-name="ce1">
            <text:p>0</text:p>
          </table:table-cell>
          <table:table-cell office:value-type="float" office:value="120" table:formula="of:=IF(OR([.B325]=&quot;poniedziałek&quot;;[.B325]= &quot;wtorek&quot;;[.B325]=&quot;środa&quot;;[.B325]=&quot;czwartek&quot;;[.B325]=&quot;piątek&quot;); 120;0)" table:style-name="ce1">
            <text:p>120</text:p>
          </table:table-cell>
          <table:table-cell office:value-type="float" office:value="120" table:formula="of:=IF([.E325]&gt;[.D325];[.E325]-[.D325];0)" table:style-name="ce1">
            <text:p>120</text:p>
          </table:table-cell>
          <table:table-cell office:value-type="float" office:value="15050" table:formula="of:=[.G324]+[.D325]" table:style-name="ce1">
            <text:p>15050</text:p>
          </table:table-cell>
          <table:table-cell office:value-type="float" office:value="36540" table:formula="of:=[.H324]+[.E325]" table:style-name="ce1">
            <text:p>36540</text:p>
          </table:table-cell>
          <table:table-cell office:value-type="float" office:value="21490" table:formula="of:=[.H325]-[.G325]" table:style-name="ce1">
            <text:p>21490</text:p>
          </table:table-cell>
          <table:table-cell table:number-columns-repeated="16375"/>
        </table:table-row>
        <table:table-row table:style-name="ro1">
          <table:table-cell office:value-type="date" office:date-value="2023-11-21T00:00:00" table:style-name="ce2">
            <text:p>21.11.2023</text:p>
          </table:table-cell>
          <table:table-cell office:value-type="string" table:style-name="ce2">
            <text:p>wtorek</text:p>
          </table:table-cell>
          <table:table-cell office:value-type="string" table:style-name="ce2">
            <text:p>Jesień</text:p>
          </table:table-cell>
          <table:table-cell office:value-type="float" office:value="0" table:formula="of:=IF([.B326]=&quot;niedziela&quot;;150;0)" table:style-name="ce1">
            <text:p>0</text:p>
          </table:table-cell>
          <table:table-cell office:value-type="float" office:value="120" table:formula="of:=IF(OR([.B326]=&quot;poniedziałek&quot;;[.B326]= &quot;wtorek&quot;;[.B326]=&quot;środa&quot;;[.B326]=&quot;czwartek&quot;;[.B326]=&quot;piątek&quot;); 120;0)" table:style-name="ce1">
            <text:p>120</text:p>
          </table:table-cell>
          <table:table-cell office:value-type="float" office:value="120" table:formula="of:=IF([.E326]&gt;[.D326];[.E326]-[.D326];0)" table:style-name="ce1">
            <text:p>120</text:p>
          </table:table-cell>
          <table:table-cell office:value-type="float" office:value="15050" table:formula="of:=[.G325]+[.D326]" table:style-name="ce1">
            <text:p>15050</text:p>
          </table:table-cell>
          <table:table-cell office:value-type="float" office:value="36660" table:formula="of:=[.H325]+[.E326]" table:style-name="ce1">
            <text:p>36660</text:p>
          </table:table-cell>
          <table:table-cell office:value-type="float" office:value="21610" table:formula="of:=[.H326]-[.G326]" table:style-name="ce1">
            <text:p>21610</text:p>
          </table:table-cell>
          <table:table-cell table:number-columns-repeated="16375"/>
        </table:table-row>
        <table:table-row table:style-name="ro1">
          <table:table-cell office:value-type="date" office:date-value="2023-11-22T00:00:00" table:style-name="ce2">
            <text:p>22.11.2023</text:p>
          </table:table-cell>
          <table:table-cell office:value-type="string" table:style-name="ce2">
            <text:p>środa</text:p>
          </table:table-cell>
          <table:table-cell office:value-type="string" table:style-name="ce2">
            <text:p>Jesień</text:p>
          </table:table-cell>
          <table:table-cell office:value-type="float" office:value="0" table:formula="of:=IF([.B327]=&quot;niedziela&quot;;150;0)" table:style-name="ce1">
            <text:p>0</text:p>
          </table:table-cell>
          <table:table-cell office:value-type="float" office:value="120" table:formula="of:=IF(OR([.B327]=&quot;poniedziałek&quot;;[.B327]= &quot;wtorek&quot;;[.B327]=&quot;środa&quot;;[.B327]=&quot;czwartek&quot;;[.B327]=&quot;piątek&quot;); 120;0)" table:style-name="ce1">
            <text:p>120</text:p>
          </table:table-cell>
          <table:table-cell office:value-type="float" office:value="120" table:formula="of:=IF([.E327]&gt;[.D327];[.E327]-[.D327];0)" table:style-name="ce1">
            <text:p>120</text:p>
          </table:table-cell>
          <table:table-cell office:value-type="float" office:value="15050" table:formula="of:=[.G326]+[.D327]" table:style-name="ce1">
            <text:p>15050</text:p>
          </table:table-cell>
          <table:table-cell office:value-type="float" office:value="36780" table:formula="of:=[.H326]+[.E327]" table:style-name="ce1">
            <text:p>36780</text:p>
          </table:table-cell>
          <table:table-cell office:value-type="float" office:value="21730" table:formula="of:=[.H327]-[.G327]" table:style-name="ce1">
            <text:p>21730</text:p>
          </table:table-cell>
          <table:table-cell table:number-columns-repeated="16375"/>
        </table:table-row>
        <table:table-row table:style-name="ro1">
          <table:table-cell office:value-type="date" office:date-value="2023-11-23T00:00:00" table:style-name="ce2">
            <text:p>23.11.2023</text:p>
          </table:table-cell>
          <table:table-cell office:value-type="string" table:style-name="ce2">
            <text:p>czwartek</text:p>
          </table:table-cell>
          <table:table-cell office:value-type="string" table:style-name="ce2">
            <text:p>Jesień</text:p>
          </table:table-cell>
          <table:table-cell office:value-type="float" office:value="0" table:formula="of:=IF([.B328]=&quot;niedziela&quot;;150;0)" table:style-name="ce1">
            <text:p>0</text:p>
          </table:table-cell>
          <table:table-cell office:value-type="float" office:value="120" table:formula="of:=IF(OR([.B328]=&quot;poniedziałek&quot;;[.B328]= &quot;wtorek&quot;;[.B328]=&quot;środa&quot;;[.B328]=&quot;czwartek&quot;;[.B328]=&quot;piątek&quot;); 120;0)" table:style-name="ce1">
            <text:p>120</text:p>
          </table:table-cell>
          <table:table-cell office:value-type="float" office:value="120" table:formula="of:=IF([.E328]&gt;[.D328];[.E328]-[.D328];0)" table:style-name="ce1">
            <text:p>120</text:p>
          </table:table-cell>
          <table:table-cell office:value-type="float" office:value="15050" table:formula="of:=[.G327]+[.D328]" table:style-name="ce1">
            <text:p>15050</text:p>
          </table:table-cell>
          <table:table-cell office:value-type="float" office:value="36900" table:formula="of:=[.H327]+[.E328]" table:style-name="ce1">
            <text:p>36900</text:p>
          </table:table-cell>
          <table:table-cell office:value-type="float" office:value="21850" table:formula="of:=[.H328]-[.G328]" table:style-name="ce1">
            <text:p>21850</text:p>
          </table:table-cell>
          <table:table-cell table:number-columns-repeated="16375"/>
        </table:table-row>
        <table:table-row table:style-name="ro1">
          <table:table-cell office:value-type="date" office:date-value="2023-11-24T00:00:00" table:style-name="ce2">
            <text:p>24.11.2023</text:p>
          </table:table-cell>
          <table:table-cell office:value-type="string" table:style-name="ce2">
            <text:p>piątek</text:p>
          </table:table-cell>
          <table:table-cell office:value-type="string" table:style-name="ce2">
            <text:p>Jesień</text:p>
          </table:table-cell>
          <table:table-cell office:value-type="float" office:value="0" table:formula="of:=IF([.B329]=&quot;niedziela&quot;;150;0)" table:style-name="ce1">
            <text:p>0</text:p>
          </table:table-cell>
          <table:table-cell office:value-type="float" office:value="120" table:formula="of:=IF(OR([.B329]=&quot;poniedziałek&quot;;[.B329]= &quot;wtorek&quot;;[.B329]=&quot;środa&quot;;[.B329]=&quot;czwartek&quot;;[.B329]=&quot;piątek&quot;); 120;0)" table:style-name="ce1">
            <text:p>120</text:p>
          </table:table-cell>
          <table:table-cell office:value-type="float" office:value="120" table:formula="of:=IF([.E329]&gt;[.D329];[.E329]-[.D329];0)" table:style-name="ce1">
            <text:p>120</text:p>
          </table:table-cell>
          <table:table-cell office:value-type="float" office:value="15050" table:formula="of:=[.G328]+[.D329]" table:style-name="ce1">
            <text:p>15050</text:p>
          </table:table-cell>
          <table:table-cell office:value-type="float" office:value="37020" table:formula="of:=[.H328]+[.E329]" table:style-name="ce1">
            <text:p>37020</text:p>
          </table:table-cell>
          <table:table-cell office:value-type="float" office:value="21970" table:formula="of:=[.H329]-[.G329]" table:style-name="ce1">
            <text:p>21970</text:p>
          </table:table-cell>
          <table:table-cell table:number-columns-repeated="16375"/>
        </table:table-row>
        <table:table-row table:style-name="ro1">
          <table:table-cell office:value-type="date" office:date-value="2023-11-25T00:00:00" table:style-name="ce2">
            <text:p>25.11.2023</text:p>
          </table:table-cell>
          <table:table-cell office:value-type="string" table:style-name="ce2">
            <text:p>sobota</text:p>
          </table:table-cell>
          <table:table-cell office:value-type="string" table:style-name="ce2">
            <text:p>Jesień</text:p>
          </table:table-cell>
          <table:table-cell office:value-type="float" office:value="0" table:formula="of:=IF([.B330]=&quot;niedziela&quot;;150;0)" table:style-name="ce1">
            <text:p>0</text:p>
          </table:table-cell>
          <table:table-cell office:value-type="float" office:value="0" table:formula="of:=IF(OR([.B330]=&quot;poniedziałek&quot;;[.B330]= &quot;wtorek&quot;;[.B330]=&quot;środa&quot;;[.B330]=&quot;czwartek&quot;;[.B330]=&quot;piątek&quot;); 120;0)" table:style-name="ce1">
            <text:p>0</text:p>
          </table:table-cell>
          <table:table-cell office:value-type="float" office:value="0" table:formula="of:=IF([.E330]&gt;[.D330];[.E330]-[.D330];0)" table:style-name="ce1">
            <text:p>0</text:p>
          </table:table-cell>
          <table:table-cell office:value-type="float" office:value="15050" table:formula="of:=[.G329]+[.D330]" table:style-name="ce1">
            <text:p>15050</text:p>
          </table:table-cell>
          <table:table-cell office:value-type="float" office:value="37020" table:formula="of:=[.H329]+[.E330]" table:style-name="ce1">
            <text:p>37020</text:p>
          </table:table-cell>
          <table:table-cell office:value-type="float" office:value="21970" table:formula="of:=[.H330]-[.G330]" table:style-name="ce1">
            <text:p>21970</text:p>
          </table:table-cell>
          <table:table-cell table:number-columns-repeated="16375"/>
        </table:table-row>
        <table:table-row table:style-name="ro1">
          <table:table-cell office:value-type="date" office:date-value="2023-11-26T00:00:00" table:style-name="ce2">
            <text:p>26.11.2023</text:p>
          </table:table-cell>
          <table:table-cell office:value-type="string" table:style-name="ce2">
            <text:p>niedziela</text:p>
          </table:table-cell>
          <table:table-cell office:value-type="string" table:style-name="ce2">
            <text:p>Jesień</text:p>
          </table:table-cell>
          <table:table-cell office:value-type="float" office:value="150" table:formula="of:=IF([.B331]=&quot;niedziela&quot;;150;0)" table:style-name="ce1">
            <text:p>150</text:p>
          </table:table-cell>
          <table:table-cell office:value-type="float" office:value="0" table:formula="of:=IF(OR([.B331]=&quot;poniedziałek&quot;;[.B331]= &quot;wtorek&quot;;[.B331]=&quot;środa&quot;;[.B331]=&quot;czwartek&quot;;[.B331]=&quot;piątek&quot;); 120;0)" table:style-name="ce1">
            <text:p>0</text:p>
          </table:table-cell>
          <table:table-cell office:value-type="float" office:value="0" table:formula="of:=IF([.E331]&gt;[.D331];[.E331]-[.D331];0)" table:style-name="ce1">
            <text:p>0</text:p>
          </table:table-cell>
          <table:table-cell office:value-type="float" office:value="15200" table:formula="of:=[.G330]+[.D331]" table:style-name="ce1">
            <text:p>15200</text:p>
          </table:table-cell>
          <table:table-cell office:value-type="float" office:value="37020" table:formula="of:=[.H330]+[.E331]" table:style-name="ce1">
            <text:p>37020</text:p>
          </table:table-cell>
          <table:table-cell office:value-type="float" office:value="21820" table:formula="of:=[.H331]-[.G331]" table:style-name="ce1">
            <text:p>21820</text:p>
          </table:table-cell>
          <table:table-cell table:number-columns-repeated="16375"/>
        </table:table-row>
        <table:table-row table:style-name="ro1">
          <table:table-cell office:value-type="date" office:date-value="2023-11-27T00:00:00" table:style-name="ce2">
            <text:p>27.11.2023</text:p>
          </table:table-cell>
          <table:table-cell office:value-type="string" table:style-name="ce2">
            <text:p>poniedziałek</text:p>
          </table:table-cell>
          <table:table-cell office:value-type="string" table:style-name="ce2">
            <text:p>Jesień</text:p>
          </table:table-cell>
          <table:table-cell office:value-type="float" office:value="0" table:formula="of:=IF([.B332]=&quot;niedziela&quot;;150;0)" table:style-name="ce1">
            <text:p>0</text:p>
          </table:table-cell>
          <table:table-cell office:value-type="float" office:value="120" table:formula="of:=IF(OR([.B332]=&quot;poniedziałek&quot;;[.B332]= &quot;wtorek&quot;;[.B332]=&quot;środa&quot;;[.B332]=&quot;czwartek&quot;;[.B332]=&quot;piątek&quot;); 120;0)" table:style-name="ce1">
            <text:p>120</text:p>
          </table:table-cell>
          <table:table-cell office:value-type="float" office:value="120" table:formula="of:=IF([.E332]&gt;[.D332];[.E332]-[.D332];0)" table:style-name="ce1">
            <text:p>120</text:p>
          </table:table-cell>
          <table:table-cell office:value-type="float" office:value="15200" table:formula="of:=[.G331]+[.D332]" table:style-name="ce1">
            <text:p>15200</text:p>
          </table:table-cell>
          <table:table-cell office:value-type="float" office:value="37140" table:formula="of:=[.H331]+[.E332]" table:style-name="ce1">
            <text:p>37140</text:p>
          </table:table-cell>
          <table:table-cell office:value-type="float" office:value="21940" table:formula="of:=[.H332]-[.G332]" table:style-name="ce1">
            <text:p>21940</text:p>
          </table:table-cell>
          <table:table-cell table:number-columns-repeated="16375"/>
        </table:table-row>
        <table:table-row table:style-name="ro1">
          <table:table-cell office:value-type="date" office:date-value="2023-11-28T00:00:00" table:style-name="ce2">
            <text:p>28.11.2023</text:p>
          </table:table-cell>
          <table:table-cell office:value-type="string" table:style-name="ce2">
            <text:p>wtorek</text:p>
          </table:table-cell>
          <table:table-cell office:value-type="string" table:style-name="ce2">
            <text:p>Jesień</text:p>
          </table:table-cell>
          <table:table-cell office:value-type="float" office:value="0" table:formula="of:=IF([.B333]=&quot;niedziela&quot;;150;0)" table:style-name="ce1">
            <text:p>0</text:p>
          </table:table-cell>
          <table:table-cell office:value-type="float" office:value="120" table:formula="of:=IF(OR([.B333]=&quot;poniedziałek&quot;;[.B333]= &quot;wtorek&quot;;[.B333]=&quot;środa&quot;;[.B333]=&quot;czwartek&quot;;[.B333]=&quot;piątek&quot;); 120;0)" table:style-name="ce1">
            <text:p>120</text:p>
          </table:table-cell>
          <table:table-cell office:value-type="float" office:value="120" table:formula="of:=IF([.E333]&gt;[.D333];[.E333]-[.D333];0)" table:style-name="ce1">
            <text:p>120</text:p>
          </table:table-cell>
          <table:table-cell office:value-type="float" office:value="15200" table:formula="of:=[.G332]+[.D333]" table:style-name="ce1">
            <text:p>15200</text:p>
          </table:table-cell>
          <table:table-cell office:value-type="float" office:value="37260" table:formula="of:=[.H332]+[.E333]" table:style-name="ce1">
            <text:p>37260</text:p>
          </table:table-cell>
          <table:table-cell office:value-type="float" office:value="22060" table:formula="of:=[.H333]-[.G333]" table:style-name="ce1">
            <text:p>22060</text:p>
          </table:table-cell>
          <table:table-cell table:number-columns-repeated="16375"/>
        </table:table-row>
        <table:table-row table:style-name="ro1">
          <table:table-cell office:value-type="date" office:date-value="2023-11-29T00:00:00" table:style-name="ce2">
            <text:p>29.11.2023</text:p>
          </table:table-cell>
          <table:table-cell office:value-type="string" table:style-name="ce2">
            <text:p>środa</text:p>
          </table:table-cell>
          <table:table-cell office:value-type="string" table:style-name="ce2">
            <text:p>Jesień</text:p>
          </table:table-cell>
          <table:table-cell office:value-type="float" office:value="0" table:formula="of:=IF([.B334]=&quot;niedziela&quot;;150;0)" table:style-name="ce1">
            <text:p>0</text:p>
          </table:table-cell>
          <table:table-cell office:value-type="float" office:value="120" table:formula="of:=IF(OR([.B334]=&quot;poniedziałek&quot;;[.B334]= &quot;wtorek&quot;;[.B334]=&quot;środa&quot;;[.B334]=&quot;czwartek&quot;;[.B334]=&quot;piątek&quot;); 120;0)" table:style-name="ce1">
            <text:p>120</text:p>
          </table:table-cell>
          <table:table-cell office:value-type="float" office:value="120" table:formula="of:=IF([.E334]&gt;[.D334];[.E334]-[.D334];0)" table:style-name="ce1">
            <text:p>120</text:p>
          </table:table-cell>
          <table:table-cell office:value-type="float" office:value="15200" table:formula="of:=[.G333]+[.D334]" table:style-name="ce1">
            <text:p>15200</text:p>
          </table:table-cell>
          <table:table-cell office:value-type="float" office:value="37380" table:formula="of:=[.H333]+[.E334]" table:style-name="ce1">
            <text:p>37380</text:p>
          </table:table-cell>
          <table:table-cell office:value-type="float" office:value="22180" table:formula="of:=[.H334]-[.G334]" table:style-name="ce1">
            <text:p>22180</text:p>
          </table:table-cell>
          <table:table-cell table:number-columns-repeated="16375"/>
        </table:table-row>
        <table:table-row table:style-name="ro1">
          <table:table-cell office:value-type="date" office:date-value="2023-11-30T00:00:00" table:style-name="ce2">
            <text:p>30.11.2023</text:p>
          </table:table-cell>
          <table:table-cell office:value-type="string" table:style-name="ce2">
            <text:p>czwartek</text:p>
          </table:table-cell>
          <table:table-cell office:value-type="string" table:style-name="ce2">
            <text:p>Jesień</text:p>
          </table:table-cell>
          <table:table-cell office:value-type="float" office:value="0" table:formula="of:=IF([.B335]=&quot;niedziela&quot;;150;0)" table:style-name="ce1">
            <text:p>0</text:p>
          </table:table-cell>
          <table:table-cell office:value-type="float" office:value="120" table:formula="of:=IF(OR([.B335]=&quot;poniedziałek&quot;;[.B335]= &quot;wtorek&quot;;[.B335]=&quot;środa&quot;;[.B335]=&quot;czwartek&quot;;[.B335]=&quot;piątek&quot;); 120;0)" table:style-name="ce1">
            <text:p>120</text:p>
          </table:table-cell>
          <table:table-cell office:value-type="float" office:value="120" table:formula="of:=IF([.E335]&gt;[.D335];[.E335]-[.D335];0)" table:style-name="ce1">
            <text:p>120</text:p>
          </table:table-cell>
          <table:table-cell office:value-type="float" office:value="15200" table:formula="of:=[.G334]+[.D335]" table:style-name="ce1">
            <text:p>15200</text:p>
          </table:table-cell>
          <table:table-cell office:value-type="float" office:value="37500" table:formula="of:=[.H334]+[.E335]" table:style-name="ce1">
            <text:p>37500</text:p>
          </table:table-cell>
          <table:table-cell office:value-type="float" office:value="22300" table:formula="of:=[.H335]-[.G335]" table:style-name="ce1">
            <text:p>22300</text:p>
          </table:table-cell>
          <table:table-cell table:number-columns-repeated="16375"/>
        </table:table-row>
        <table:table-row table:style-name="ro1">
          <table:table-cell office:value-type="date" office:date-value="2023-12-01T00:00:00" table:style-name="ce2">
            <text:p>01.12.2023</text:p>
          </table:table-cell>
          <table:table-cell office:value-type="string" table:style-name="ce2">
            <text:p>piątek</text:p>
          </table:table-cell>
          <table:table-cell office:value-type="string" table:style-name="ce2">
            <text:p>Jesień</text:p>
          </table:table-cell>
          <table:table-cell office:value-type="float" office:value="0" table:formula="of:=IF([.B336]=&quot;niedziela&quot;;150;0)" table:style-name="ce1">
            <text:p>0</text:p>
          </table:table-cell>
          <table:table-cell office:value-type="float" office:value="120" table:formula="of:=IF(OR([.B336]=&quot;poniedziałek&quot;;[.B336]= &quot;wtorek&quot;;[.B336]=&quot;środa&quot;;[.B336]=&quot;czwartek&quot;;[.B336]=&quot;piątek&quot;); 120;0)" table:style-name="ce1">
            <text:p>120</text:p>
          </table:table-cell>
          <table:table-cell office:value-type="float" office:value="120" table:formula="of:=IF([.E336]&gt;[.D336];[.E336]-[.D336];0)" table:style-name="ce1">
            <text:p>120</text:p>
          </table:table-cell>
          <table:table-cell office:value-type="float" office:value="15200" table:formula="of:=[.G335]+[.D336]" table:style-name="ce1">
            <text:p>15200</text:p>
          </table:table-cell>
          <table:table-cell office:value-type="float" office:value="37620" table:formula="of:=[.H335]+[.E336]" table:style-name="ce1">
            <text:p>37620</text:p>
          </table:table-cell>
          <table:table-cell office:value-type="float" office:value="22420" table:formula="of:=[.H336]-[.G336]" table:style-name="ce1">
            <text:p>22420</text:p>
          </table:table-cell>
          <table:table-cell table:number-columns-repeated="16375"/>
        </table:table-row>
        <table:table-row table:style-name="ro1">
          <table:table-cell office:value-type="date" office:date-value="2023-12-02T00:00:00" table:style-name="ce2">
            <text:p>02.12.2023</text:p>
          </table:table-cell>
          <table:table-cell office:value-type="string" table:style-name="ce2">
            <text:p>sobota</text:p>
          </table:table-cell>
          <table:table-cell office:value-type="string" table:style-name="ce2">
            <text:p>Jesień</text:p>
          </table:table-cell>
          <table:table-cell office:value-type="float" office:value="0" table:formula="of:=IF([.B337]=&quot;niedziela&quot;;150;0)" table:style-name="ce1">
            <text:p>0</text:p>
          </table:table-cell>
          <table:table-cell office:value-type="float" office:value="0" table:formula="of:=IF(OR([.B337]=&quot;poniedziałek&quot;;[.B337]= &quot;wtorek&quot;;[.B337]=&quot;środa&quot;;[.B337]=&quot;czwartek&quot;;[.B337]=&quot;piątek&quot;); 120;0)" table:style-name="ce1">
            <text:p>0</text:p>
          </table:table-cell>
          <table:table-cell office:value-type="float" office:value="0" table:formula="of:=IF([.E337]&gt;[.D337];[.E337]-[.D337];0)" table:style-name="ce1">
            <text:p>0</text:p>
          </table:table-cell>
          <table:table-cell office:value-type="float" office:value="15200" table:formula="of:=[.G336]+[.D337]" table:style-name="ce1">
            <text:p>15200</text:p>
          </table:table-cell>
          <table:table-cell office:value-type="float" office:value="37620" table:formula="of:=[.H336]+[.E337]" table:style-name="ce1">
            <text:p>37620</text:p>
          </table:table-cell>
          <table:table-cell office:value-type="float" office:value="22420" table:formula="of:=[.H337]-[.G337]" table:style-name="ce1">
            <text:p>22420</text:p>
          </table:table-cell>
          <table:table-cell table:number-columns-repeated="16375"/>
        </table:table-row>
        <table:table-row table:style-name="ro1">
          <table:table-cell office:value-type="date" office:date-value="2023-12-03T00:00:00" table:style-name="ce2">
            <text:p>03.12.2023</text:p>
          </table:table-cell>
          <table:table-cell office:value-type="string" table:style-name="ce2">
            <text:p>niedziela</text:p>
          </table:table-cell>
          <table:table-cell office:value-type="string" table:style-name="ce2">
            <text:p>Jesień</text:p>
          </table:table-cell>
          <table:table-cell office:value-type="float" office:value="150" table:formula="of:=IF([.B338]=&quot;niedziela&quot;;150;0)" table:style-name="ce1">
            <text:p>150</text:p>
          </table:table-cell>
          <table:table-cell office:value-type="float" office:value="0" table:formula="of:=IF(OR([.B338]=&quot;poniedziałek&quot;;[.B338]= &quot;wtorek&quot;;[.B338]=&quot;środa&quot;;[.B338]=&quot;czwartek&quot;;[.B338]=&quot;piątek&quot;); 120;0)" table:style-name="ce1">
            <text:p>0</text:p>
          </table:table-cell>
          <table:table-cell office:value-type="float" office:value="0" table:formula="of:=IF([.E338]&gt;[.D338];[.E338]-[.D338];0)" table:style-name="ce1">
            <text:p>0</text:p>
          </table:table-cell>
          <table:table-cell office:value-type="float" office:value="15350" table:formula="of:=[.G337]+[.D338]" table:style-name="ce1">
            <text:p>15350</text:p>
          </table:table-cell>
          <table:table-cell office:value-type="float" office:value="37620" table:formula="of:=[.H337]+[.E338]" table:style-name="ce1">
            <text:p>37620</text:p>
          </table:table-cell>
          <table:table-cell office:value-type="float" office:value="22270" table:formula="of:=[.H338]-[.G338]" table:style-name="ce1">
            <text:p>22270</text:p>
          </table:table-cell>
          <table:table-cell table:number-columns-repeated="16375"/>
        </table:table-row>
        <table:table-row table:style-name="ro1">
          <table:table-cell office:value-type="date" office:date-value="2023-12-04T00:00:00" table:style-name="ce2">
            <text:p>04.12.2023</text:p>
          </table:table-cell>
          <table:table-cell office:value-type="string" table:style-name="ce2">
            <text:p>poniedziałek</text:p>
          </table:table-cell>
          <table:table-cell office:value-type="string" table:style-name="ce2">
            <text:p>Jesień</text:p>
          </table:table-cell>
          <table:table-cell office:value-type="float" office:value="0" table:formula="of:=IF([.B339]=&quot;niedziela&quot;;150;0)" table:style-name="ce1">
            <text:p>0</text:p>
          </table:table-cell>
          <table:table-cell office:value-type="float" office:value="120" table:formula="of:=IF(OR([.B339]=&quot;poniedziałek&quot;;[.B339]= &quot;wtorek&quot;;[.B339]=&quot;środa&quot;;[.B339]=&quot;czwartek&quot;;[.B339]=&quot;piątek&quot;); 120;0)" table:style-name="ce1">
            <text:p>120</text:p>
          </table:table-cell>
          <table:table-cell office:value-type="float" office:value="120" table:formula="of:=IF([.E339]&gt;[.D339];[.E339]-[.D339];0)" table:style-name="ce1">
            <text:p>120</text:p>
          </table:table-cell>
          <table:table-cell office:value-type="float" office:value="15350" table:formula="of:=[.G338]+[.D339]" table:style-name="ce1">
            <text:p>15350</text:p>
          </table:table-cell>
          <table:table-cell office:value-type="float" office:value="37740" table:formula="of:=[.H338]+[.E339]" table:style-name="ce1">
            <text:p>37740</text:p>
          </table:table-cell>
          <table:table-cell office:value-type="float" office:value="22390" table:formula="of:=[.H339]-[.G339]" table:style-name="ce1">
            <text:p>22390</text:p>
          </table:table-cell>
          <table:table-cell table:number-columns-repeated="16375"/>
        </table:table-row>
        <table:table-row table:style-name="ro1">
          <table:table-cell office:value-type="date" office:date-value="2023-12-05T00:00:00" table:style-name="ce2">
            <text:p>05.12.2023</text:p>
          </table:table-cell>
          <table:table-cell office:value-type="string" table:style-name="ce2">
            <text:p>wtorek</text:p>
          </table:table-cell>
          <table:table-cell office:value-type="string" table:style-name="ce2">
            <text:p>Jesień</text:p>
          </table:table-cell>
          <table:table-cell office:value-type="float" office:value="0" table:formula="of:=IF([.B340]=&quot;niedziela&quot;;150;0)" table:style-name="ce1">
            <text:p>0</text:p>
          </table:table-cell>
          <table:table-cell office:value-type="float" office:value="120" table:formula="of:=IF(OR([.B340]=&quot;poniedziałek&quot;;[.B340]= &quot;wtorek&quot;;[.B340]=&quot;środa&quot;;[.B340]=&quot;czwartek&quot;;[.B340]=&quot;piątek&quot;); 120;0)" table:style-name="ce1">
            <text:p>120</text:p>
          </table:table-cell>
          <table:table-cell office:value-type="float" office:value="120" table:formula="of:=IF([.E340]&gt;[.D340];[.E340]-[.D340];0)" table:style-name="ce1">
            <text:p>120</text:p>
          </table:table-cell>
          <table:table-cell office:value-type="float" office:value="15350" table:formula="of:=[.G339]+[.D340]" table:style-name="ce1">
            <text:p>15350</text:p>
          </table:table-cell>
          <table:table-cell office:value-type="float" office:value="37860" table:formula="of:=[.H339]+[.E340]" table:style-name="ce1">
            <text:p>37860</text:p>
          </table:table-cell>
          <table:table-cell office:value-type="float" office:value="22510" table:formula="of:=[.H340]-[.G340]" table:style-name="ce1">
            <text:p>22510</text:p>
          </table:table-cell>
          <table:table-cell table:number-columns-repeated="16375"/>
        </table:table-row>
        <table:table-row table:style-name="ro1">
          <table:table-cell office:value-type="date" office:date-value="2023-12-06T00:00:00" table:style-name="ce2">
            <text:p>06.12.2023</text:p>
          </table:table-cell>
          <table:table-cell office:value-type="string" table:style-name="ce2">
            <text:p>środa</text:p>
          </table:table-cell>
          <table:table-cell office:value-type="string" table:style-name="ce2">
            <text:p>Jesień</text:p>
          </table:table-cell>
          <table:table-cell office:value-type="float" office:value="0" table:formula="of:=IF([.B341]=&quot;niedziela&quot;;150;0)" table:style-name="ce1">
            <text:p>0</text:p>
          </table:table-cell>
          <table:table-cell office:value-type="float" office:value="120" table:formula="of:=IF(OR([.B341]=&quot;poniedziałek&quot;;[.B341]= &quot;wtorek&quot;;[.B341]=&quot;środa&quot;;[.B341]=&quot;czwartek&quot;;[.B341]=&quot;piątek&quot;); 120;0)" table:style-name="ce1">
            <text:p>120</text:p>
          </table:table-cell>
          <table:table-cell office:value-type="float" office:value="120" table:formula="of:=IF([.E341]&gt;[.D341];[.E341]-[.D341];0)" table:style-name="ce1">
            <text:p>120</text:p>
          </table:table-cell>
          <table:table-cell office:value-type="float" office:value="15350" table:formula="of:=[.G340]+[.D341]" table:style-name="ce1">
            <text:p>15350</text:p>
          </table:table-cell>
          <table:table-cell office:value-type="float" office:value="37980" table:formula="of:=[.H340]+[.E341]" table:style-name="ce1">
            <text:p>37980</text:p>
          </table:table-cell>
          <table:table-cell office:value-type="float" office:value="22630" table:formula="of:=[.H341]-[.G341]" table:style-name="ce1">
            <text:p>22630</text:p>
          </table:table-cell>
          <table:table-cell table:number-columns-repeated="16375"/>
        </table:table-row>
        <table:table-row table:style-name="ro1">
          <table:table-cell office:value-type="date" office:date-value="2023-12-07T00:00:00" table:style-name="ce2">
            <text:p>07.12.2023</text:p>
          </table:table-cell>
          <table:table-cell office:value-type="string" table:style-name="ce2">
            <text:p>czwartek</text:p>
          </table:table-cell>
          <table:table-cell office:value-type="string" table:style-name="ce2">
            <text:p>Jesień</text:p>
          </table:table-cell>
          <table:table-cell office:value-type="float" office:value="0" table:formula="of:=IF([.B342]=&quot;niedziela&quot;;150;0)" table:style-name="ce1">
            <text:p>0</text:p>
          </table:table-cell>
          <table:table-cell office:value-type="float" office:value="120" table:formula="of:=IF(OR([.B342]=&quot;poniedziałek&quot;;[.B342]= &quot;wtorek&quot;;[.B342]=&quot;środa&quot;;[.B342]=&quot;czwartek&quot;;[.B342]=&quot;piątek&quot;); 120;0)" table:style-name="ce1">
            <text:p>120</text:p>
          </table:table-cell>
          <table:table-cell office:value-type="float" office:value="120" table:formula="of:=IF([.E342]&gt;[.D342];[.E342]-[.D342];0)" table:style-name="ce1">
            <text:p>120</text:p>
          </table:table-cell>
          <table:table-cell office:value-type="float" office:value="15350" table:formula="of:=[.G341]+[.D342]" table:style-name="ce1">
            <text:p>15350</text:p>
          </table:table-cell>
          <table:table-cell office:value-type="float" office:value="38100" table:formula="of:=[.H341]+[.E342]" table:style-name="ce1">
            <text:p>38100</text:p>
          </table:table-cell>
          <table:table-cell office:value-type="float" office:value="22750" table:formula="of:=[.H342]-[.G342]" table:style-name="ce1">
            <text:p>22750</text:p>
          </table:table-cell>
          <table:table-cell table:number-columns-repeated="16375"/>
        </table:table-row>
        <table:table-row table:style-name="ro1">
          <table:table-cell office:value-type="date" office:date-value="2023-12-08T00:00:00" table:style-name="ce2">
            <text:p>08.12.2023</text:p>
          </table:table-cell>
          <table:table-cell office:value-type="string" table:style-name="ce2">
            <text:p>piątek</text:p>
          </table:table-cell>
          <table:table-cell office:value-type="string" table:style-name="ce2">
            <text:p>Jesień</text:p>
          </table:table-cell>
          <table:table-cell office:value-type="float" office:value="0" table:formula="of:=IF([.B343]=&quot;niedziela&quot;;150;0)" table:style-name="ce1">
            <text:p>0</text:p>
          </table:table-cell>
          <table:table-cell office:value-type="float" office:value="120" table:formula="of:=IF(OR([.B343]=&quot;poniedziałek&quot;;[.B343]= &quot;wtorek&quot;;[.B343]=&quot;środa&quot;;[.B343]=&quot;czwartek&quot;;[.B343]=&quot;piątek&quot;); 120;0)" table:style-name="ce1">
            <text:p>120</text:p>
          </table:table-cell>
          <table:table-cell office:value-type="float" office:value="120" table:formula="of:=IF([.E343]&gt;[.D343];[.E343]-[.D343];0)" table:style-name="ce1">
            <text:p>120</text:p>
          </table:table-cell>
          <table:table-cell office:value-type="float" office:value="15350" table:formula="of:=[.G342]+[.D343]" table:style-name="ce1">
            <text:p>15350</text:p>
          </table:table-cell>
          <table:table-cell office:value-type="float" office:value="38220" table:formula="of:=[.H342]+[.E343]" table:style-name="ce1">
            <text:p>38220</text:p>
          </table:table-cell>
          <table:table-cell office:value-type="float" office:value="22870" table:formula="of:=[.H343]-[.G343]" table:style-name="ce1">
            <text:p>22870</text:p>
          </table:table-cell>
          <table:table-cell table:number-columns-repeated="16375"/>
        </table:table-row>
        <table:table-row table:style-name="ro1">
          <table:table-cell office:value-type="date" office:date-value="2023-12-09T00:00:00" table:style-name="ce2">
            <text:p>09.12.2023</text:p>
          </table:table-cell>
          <table:table-cell office:value-type="string" table:style-name="ce2">
            <text:p>sobota</text:p>
          </table:table-cell>
          <table:table-cell office:value-type="string" table:style-name="ce2">
            <text:p>Jesień</text:p>
          </table:table-cell>
          <table:table-cell office:value-type="float" office:value="0" table:formula="of:=IF([.B344]=&quot;niedziela&quot;;150;0)" table:style-name="ce1">
            <text:p>0</text:p>
          </table:table-cell>
          <table:table-cell office:value-type="float" office:value="0" table:formula="of:=IF(OR([.B344]=&quot;poniedziałek&quot;;[.B344]= &quot;wtorek&quot;;[.B344]=&quot;środa&quot;;[.B344]=&quot;czwartek&quot;;[.B344]=&quot;piątek&quot;); 120;0)" table:style-name="ce1">
            <text:p>0</text:p>
          </table:table-cell>
          <table:table-cell office:value-type="float" office:value="0" table:formula="of:=IF([.E344]&gt;[.D344];[.E344]-[.D344];0)" table:style-name="ce1">
            <text:p>0</text:p>
          </table:table-cell>
          <table:table-cell office:value-type="float" office:value="15350" table:formula="of:=[.G343]+[.D344]" table:style-name="ce1">
            <text:p>15350</text:p>
          </table:table-cell>
          <table:table-cell office:value-type="float" office:value="38220" table:formula="of:=[.H343]+[.E344]" table:style-name="ce1">
            <text:p>38220</text:p>
          </table:table-cell>
          <table:table-cell office:value-type="float" office:value="22870" table:formula="of:=[.H344]-[.G344]" table:style-name="ce1">
            <text:p>22870</text:p>
          </table:table-cell>
          <table:table-cell table:number-columns-repeated="16375"/>
        </table:table-row>
        <table:table-row table:style-name="ro1">
          <table:table-cell office:value-type="date" office:date-value="2023-12-10T00:00:00" table:style-name="ce2">
            <text:p>10.12.2023</text:p>
          </table:table-cell>
          <table:table-cell office:value-type="string" table:style-name="ce2">
            <text:p>niedziela</text:p>
          </table:table-cell>
          <table:table-cell office:value-type="string" table:style-name="ce2">
            <text:p>Jesień</text:p>
          </table:table-cell>
          <table:table-cell office:value-type="float" office:value="150" table:formula="of:=IF([.B345]=&quot;niedziela&quot;;150;0)" table:style-name="ce1">
            <text:p>150</text:p>
          </table:table-cell>
          <table:table-cell office:value-type="float" office:value="0" table:formula="of:=IF(OR([.B345]=&quot;poniedziałek&quot;;[.B345]= &quot;wtorek&quot;;[.B345]=&quot;środa&quot;;[.B345]=&quot;czwartek&quot;;[.B345]=&quot;piątek&quot;); 120;0)" table:style-name="ce1">
            <text:p>0</text:p>
          </table:table-cell>
          <table:table-cell office:value-type="float" office:value="0" table:formula="of:=IF([.E345]&gt;[.D345];[.E345]-[.D345];0)" table:style-name="ce1">
            <text:p>0</text:p>
          </table:table-cell>
          <table:table-cell office:value-type="float" office:value="15500" table:formula="of:=[.G344]+[.D345]" table:style-name="ce1">
            <text:p>15500</text:p>
          </table:table-cell>
          <table:table-cell office:value-type="float" office:value="38220" table:formula="of:=[.H344]+[.E345]" table:style-name="ce1">
            <text:p>38220</text:p>
          </table:table-cell>
          <table:table-cell office:value-type="float" office:value="22720" table:formula="of:=[.H345]-[.G345]" table:style-name="ce1">
            <text:p>22720</text:p>
          </table:table-cell>
          <table:table-cell table:number-columns-repeated="16375"/>
        </table:table-row>
        <table:table-row table:style-name="ro1">
          <table:table-cell office:value-type="date" office:date-value="2023-12-11T00:00:00" table:style-name="ce2">
            <text:p>11.12.2023</text:p>
          </table:table-cell>
          <table:table-cell office:value-type="string" table:style-name="ce2">
            <text:p>poniedziałek</text:p>
          </table:table-cell>
          <table:table-cell office:value-type="string" table:style-name="ce2">
            <text:p>Jesień</text:p>
          </table:table-cell>
          <table:table-cell office:value-type="float" office:value="0" table:formula="of:=IF([.B346]=&quot;niedziela&quot;;150;0)" table:style-name="ce1">
            <text:p>0</text:p>
          </table:table-cell>
          <table:table-cell office:value-type="float" office:value="120" table:formula="of:=IF(OR([.B346]=&quot;poniedziałek&quot;;[.B346]= &quot;wtorek&quot;;[.B346]=&quot;środa&quot;;[.B346]=&quot;czwartek&quot;;[.B346]=&quot;piątek&quot;); 120;0)" table:style-name="ce1">
            <text:p>120</text:p>
          </table:table-cell>
          <table:table-cell office:value-type="float" office:value="120" table:formula="of:=IF([.E346]&gt;[.D346];[.E346]-[.D346];0)" table:style-name="ce1">
            <text:p>120</text:p>
          </table:table-cell>
          <table:table-cell office:value-type="float" office:value="15500" table:formula="of:=[.G345]+[.D346]" table:style-name="ce1">
            <text:p>15500</text:p>
          </table:table-cell>
          <table:table-cell office:value-type="float" office:value="38340" table:formula="of:=[.H345]+[.E346]" table:style-name="ce1">
            <text:p>38340</text:p>
          </table:table-cell>
          <table:table-cell office:value-type="float" office:value="22840" table:formula="of:=[.H346]-[.G346]" table:style-name="ce1">
            <text:p>22840</text:p>
          </table:table-cell>
          <table:table-cell table:number-columns-repeated="16375"/>
        </table:table-row>
        <table:table-row table:style-name="ro1">
          <table:table-cell office:value-type="date" office:date-value="2023-12-12T00:00:00" table:style-name="ce2">
            <text:p>12.12.2023</text:p>
          </table:table-cell>
          <table:table-cell office:value-type="string" table:style-name="ce2">
            <text:p>wtorek</text:p>
          </table:table-cell>
          <table:table-cell office:value-type="string" table:style-name="ce2">
            <text:p>Jesień</text:p>
          </table:table-cell>
          <table:table-cell office:value-type="float" office:value="0" table:formula="of:=IF([.B347]=&quot;niedziela&quot;;150;0)" table:style-name="ce1">
            <text:p>0</text:p>
          </table:table-cell>
          <table:table-cell office:value-type="float" office:value="120" table:formula="of:=IF(OR([.B347]=&quot;poniedziałek&quot;;[.B347]= &quot;wtorek&quot;;[.B347]=&quot;środa&quot;;[.B347]=&quot;czwartek&quot;;[.B347]=&quot;piątek&quot;); 120;0)" table:style-name="ce1">
            <text:p>120</text:p>
          </table:table-cell>
          <table:table-cell office:value-type="float" office:value="120" table:formula="of:=IF([.E347]&gt;[.D347];[.E347]-[.D347];0)" table:style-name="ce1">
            <text:p>120</text:p>
          </table:table-cell>
          <table:table-cell office:value-type="float" office:value="15500" table:formula="of:=[.G346]+[.D347]" table:style-name="ce1">
            <text:p>15500</text:p>
          </table:table-cell>
          <table:table-cell office:value-type="float" office:value="38460" table:formula="of:=[.H346]+[.E347]" table:style-name="ce1">
            <text:p>38460</text:p>
          </table:table-cell>
          <table:table-cell office:value-type="float" office:value="22960" table:formula="of:=[.H347]-[.G347]" table:style-name="ce1">
            <text:p>22960</text:p>
          </table:table-cell>
          <table:table-cell table:number-columns-repeated="16375"/>
        </table:table-row>
        <table:table-row table:style-name="ro1">
          <table:table-cell office:value-type="date" office:date-value="2023-12-13T00:00:00" table:style-name="ce2">
            <text:p>13.12.2023</text:p>
          </table:table-cell>
          <table:table-cell office:value-type="string" table:style-name="ce2">
            <text:p>środa</text:p>
          </table:table-cell>
          <table:table-cell office:value-type="string" table:style-name="ce2">
            <text:p>Jesień</text:p>
          </table:table-cell>
          <table:table-cell office:value-type="float" office:value="0" table:formula="of:=IF([.B348]=&quot;niedziela&quot;;150;0)" table:style-name="ce1">
            <text:p>0</text:p>
          </table:table-cell>
          <table:table-cell office:value-type="float" office:value="120" table:formula="of:=IF(OR([.B348]=&quot;poniedziałek&quot;;[.B348]= &quot;wtorek&quot;;[.B348]=&quot;środa&quot;;[.B348]=&quot;czwartek&quot;;[.B348]=&quot;piątek&quot;); 120;0)" table:style-name="ce1">
            <text:p>120</text:p>
          </table:table-cell>
          <table:table-cell office:value-type="float" office:value="120" table:formula="of:=IF([.E348]&gt;[.D348];[.E348]-[.D348];0)" table:style-name="ce1">
            <text:p>120</text:p>
          </table:table-cell>
          <table:table-cell office:value-type="float" office:value="15500" table:formula="of:=[.G347]+[.D348]" table:style-name="ce1">
            <text:p>15500</text:p>
          </table:table-cell>
          <table:table-cell office:value-type="float" office:value="38580" table:formula="of:=[.H347]+[.E348]" table:style-name="ce1">
            <text:p>38580</text:p>
          </table:table-cell>
          <table:table-cell office:value-type="float" office:value="23080" table:formula="of:=[.H348]-[.G348]" table:style-name="ce1">
            <text:p>23080</text:p>
          </table:table-cell>
          <table:table-cell table:number-columns-repeated="16375"/>
        </table:table-row>
        <table:table-row table:style-name="ro1">
          <table:table-cell office:value-type="date" office:date-value="2023-12-14T00:00:00" table:style-name="ce2">
            <text:p>14.12.2023</text:p>
          </table:table-cell>
          <table:table-cell office:value-type="string" table:style-name="ce2">
            <text:p>czwartek</text:p>
          </table:table-cell>
          <table:table-cell office:value-type="string" table:style-name="ce2">
            <text:p>Jesień</text:p>
          </table:table-cell>
          <table:table-cell office:value-type="float" office:value="0" table:formula="of:=IF([.B349]=&quot;niedziela&quot;;150;0)" table:style-name="ce1">
            <text:p>0</text:p>
          </table:table-cell>
          <table:table-cell office:value-type="float" office:value="120" table:formula="of:=IF(OR([.B349]=&quot;poniedziałek&quot;;[.B349]= &quot;wtorek&quot;;[.B349]=&quot;środa&quot;;[.B349]=&quot;czwartek&quot;;[.B349]=&quot;piątek&quot;); 120;0)" table:style-name="ce1">
            <text:p>120</text:p>
          </table:table-cell>
          <table:table-cell office:value-type="float" office:value="120" table:formula="of:=IF([.E349]&gt;[.D349];[.E349]-[.D349];0)" table:style-name="ce1">
            <text:p>120</text:p>
          </table:table-cell>
          <table:table-cell office:value-type="float" office:value="15500" table:formula="of:=[.G348]+[.D349]" table:style-name="ce1">
            <text:p>15500</text:p>
          </table:table-cell>
          <table:table-cell office:value-type="float" office:value="38700" table:formula="of:=[.H348]+[.E349]" table:style-name="ce1">
            <text:p>38700</text:p>
          </table:table-cell>
          <table:table-cell office:value-type="float" office:value="23200" table:formula="of:=[.H349]-[.G349]" table:style-name="ce1">
            <text:p>23200</text:p>
          </table:table-cell>
          <table:table-cell table:number-columns-repeated="16375"/>
        </table:table-row>
        <table:table-row table:style-name="ro1">
          <table:table-cell office:value-type="date" office:date-value="2023-12-15T00:00:00" table:style-name="ce2">
            <text:p>15.12.2023</text:p>
          </table:table-cell>
          <table:table-cell office:value-type="string" table:style-name="ce2">
            <text:p>piątek</text:p>
          </table:table-cell>
          <table:table-cell office:value-type="string" table:style-name="ce2">
            <text:p>Jesień</text:p>
          </table:table-cell>
          <table:table-cell office:value-type="float" office:value="0" table:formula="of:=IF([.B350]=&quot;niedziela&quot;;150;0)" table:style-name="ce1">
            <text:p>0</text:p>
          </table:table-cell>
          <table:table-cell office:value-type="float" office:value="120" table:formula="of:=IF(OR([.B350]=&quot;poniedziałek&quot;;[.B350]= &quot;wtorek&quot;;[.B350]=&quot;środa&quot;;[.B350]=&quot;czwartek&quot;;[.B350]=&quot;piątek&quot;); 120;0)" table:style-name="ce1">
            <text:p>120</text:p>
          </table:table-cell>
          <table:table-cell office:value-type="float" office:value="120" table:formula="of:=IF([.E350]&gt;[.D350];[.E350]-[.D350];0)" table:style-name="ce1">
            <text:p>120</text:p>
          </table:table-cell>
          <table:table-cell office:value-type="float" office:value="15500" table:formula="of:=[.G349]+[.D350]" table:style-name="ce1">
            <text:p>15500</text:p>
          </table:table-cell>
          <table:table-cell office:value-type="float" office:value="38820" table:formula="of:=[.H349]+[.E350]" table:style-name="ce1">
            <text:p>38820</text:p>
          </table:table-cell>
          <table:table-cell office:value-type="float" office:value="23320" table:formula="of:=[.H350]-[.G350]" table:style-name="ce1">
            <text:p>23320</text:p>
          </table:table-cell>
          <table:table-cell table:number-columns-repeated="16375"/>
        </table:table-row>
        <table:table-row table:style-name="ro1">
          <table:table-cell office:value-type="date" office:date-value="2023-12-16T00:00:00" table:style-name="ce2">
            <text:p>16.12.2023</text:p>
          </table:table-cell>
          <table:table-cell office:value-type="string" table:style-name="ce2">
            <text:p>sobota</text:p>
          </table:table-cell>
          <table:table-cell office:value-type="string" table:style-name="ce2">
            <text:p>Jesień</text:p>
          </table:table-cell>
          <table:table-cell office:value-type="float" office:value="0" table:formula="of:=IF([.B351]=&quot;niedziela&quot;;150;0)" table:style-name="ce1">
            <text:p>0</text:p>
          </table:table-cell>
          <table:table-cell office:value-type="float" office:value="0" table:formula="of:=IF(OR([.B351]=&quot;poniedziałek&quot;;[.B351]= &quot;wtorek&quot;;[.B351]=&quot;środa&quot;;[.B351]=&quot;czwartek&quot;;[.B351]=&quot;piątek&quot;); 120;0)" table:style-name="ce1">
            <text:p>0</text:p>
          </table:table-cell>
          <table:table-cell office:value-type="float" office:value="0" table:formula="of:=IF([.E351]&gt;[.D351];[.E351]-[.D351];0)" table:style-name="ce1">
            <text:p>0</text:p>
          </table:table-cell>
          <table:table-cell office:value-type="float" office:value="15500" table:formula="of:=[.G350]+[.D351]" table:style-name="ce1">
            <text:p>15500</text:p>
          </table:table-cell>
          <table:table-cell office:value-type="float" office:value="38820" table:formula="of:=[.H350]+[.E351]" table:style-name="ce1">
            <text:p>38820</text:p>
          </table:table-cell>
          <table:table-cell office:value-type="float" office:value="23320" table:formula="of:=[.H351]-[.G351]" table:style-name="ce1">
            <text:p>23320</text:p>
          </table:table-cell>
          <table:table-cell table:number-columns-repeated="16375"/>
        </table:table-row>
        <table:table-row table:style-name="ro1">
          <table:table-cell office:value-type="date" office:date-value="2023-12-17T00:00:00" table:style-name="ce2">
            <text:p>17.12.2023</text:p>
          </table:table-cell>
          <table:table-cell office:value-type="string" table:style-name="ce2">
            <text:p>niedziela</text:p>
          </table:table-cell>
          <table:table-cell office:value-type="string" table:style-name="ce2">
            <text:p>Jesień</text:p>
          </table:table-cell>
          <table:table-cell office:value-type="float" office:value="150" table:formula="of:=IF([.B352]=&quot;niedziela&quot;;150;0)" table:style-name="ce1">
            <text:p>150</text:p>
          </table:table-cell>
          <table:table-cell office:value-type="float" office:value="0" table:formula="of:=IF(OR([.B352]=&quot;poniedziałek&quot;;[.B352]= &quot;wtorek&quot;;[.B352]=&quot;środa&quot;;[.B352]=&quot;czwartek&quot;;[.B352]=&quot;piątek&quot;); 120;0)" table:style-name="ce1">
            <text:p>0</text:p>
          </table:table-cell>
          <table:table-cell office:value-type="float" office:value="0" table:formula="of:=IF([.E352]&gt;[.D352];[.E352]-[.D352];0)" table:style-name="ce1">
            <text:p>0</text:p>
          </table:table-cell>
          <table:table-cell office:value-type="float" office:value="15650" table:formula="of:=[.G351]+[.D352]" table:style-name="ce1">
            <text:p>15650</text:p>
          </table:table-cell>
          <table:table-cell office:value-type="float" office:value="38820" table:formula="of:=[.H351]+[.E352]" table:style-name="ce1">
            <text:p>38820</text:p>
          </table:table-cell>
          <table:table-cell office:value-type="float" office:value="23170" table:formula="of:=[.H352]-[.G352]" table:style-name="ce1">
            <text:p>23170</text:p>
          </table:table-cell>
          <table:table-cell table:number-columns-repeated="16375"/>
        </table:table-row>
        <table:table-row table:style-name="ro1">
          <table:table-cell office:value-type="date" office:date-value="2023-12-18T00:00:00" table:style-name="ce2">
            <text:p>18.12.2023</text:p>
          </table:table-cell>
          <table:table-cell office:value-type="string" table:style-name="ce2">
            <text:p>poniedziałek</text:p>
          </table:table-cell>
          <table:table-cell office:value-type="string" table:style-name="ce2">
            <text:p>Jesień</text:p>
          </table:table-cell>
          <table:table-cell office:value-type="float" office:value="0" table:formula="of:=IF([.B353]=&quot;niedziela&quot;;150;0)" table:style-name="ce1">
            <text:p>0</text:p>
          </table:table-cell>
          <table:table-cell office:value-type="float" office:value="120" table:formula="of:=IF(OR([.B353]=&quot;poniedziałek&quot;;[.B353]= &quot;wtorek&quot;;[.B353]=&quot;środa&quot;;[.B353]=&quot;czwartek&quot;;[.B353]=&quot;piątek&quot;); 120;0)" table:style-name="ce1">
            <text:p>120</text:p>
          </table:table-cell>
          <table:table-cell office:value-type="float" office:value="120" table:formula="of:=IF([.E353]&gt;[.D353];[.E353]-[.D353];0)" table:style-name="ce1">
            <text:p>120</text:p>
          </table:table-cell>
          <table:table-cell office:value-type="float" office:value="15650" table:formula="of:=[.G352]+[.D353]" table:style-name="ce1">
            <text:p>15650</text:p>
          </table:table-cell>
          <table:table-cell office:value-type="float" office:value="38940" table:formula="of:=[.H352]+[.E353]" table:style-name="ce1">
            <text:p>38940</text:p>
          </table:table-cell>
          <table:table-cell office:value-type="float" office:value="23290" table:formula="of:=[.H353]-[.G353]" table:style-name="ce1">
            <text:p>23290</text:p>
          </table:table-cell>
          <table:table-cell table:number-columns-repeated="16375"/>
        </table:table-row>
        <table:table-row table:style-name="ro1">
          <table:table-cell office:value-type="date" office:date-value="2023-12-19T00:00:00" table:style-name="ce2">
            <text:p>19.12.2023</text:p>
          </table:table-cell>
          <table:table-cell office:value-type="string" table:style-name="ce2">
            <text:p>wtorek</text:p>
          </table:table-cell>
          <table:table-cell office:value-type="string" table:style-name="ce2">
            <text:p>Jesień</text:p>
          </table:table-cell>
          <table:table-cell office:value-type="float" office:value="0" table:formula="of:=IF([.B354]=&quot;niedziela&quot;;150;0)" table:style-name="ce1">
            <text:p>0</text:p>
          </table:table-cell>
          <table:table-cell office:value-type="float" office:value="120" table:formula="of:=IF(OR([.B354]=&quot;poniedziałek&quot;;[.B354]= &quot;wtorek&quot;;[.B354]=&quot;środa&quot;;[.B354]=&quot;czwartek&quot;;[.B354]=&quot;piątek&quot;); 120;0)" table:style-name="ce1">
            <text:p>120</text:p>
          </table:table-cell>
          <table:table-cell office:value-type="float" office:value="120" table:formula="of:=IF([.E354]&gt;[.D354];[.E354]-[.D354];0)" table:style-name="ce1">
            <text:p>120</text:p>
          </table:table-cell>
          <table:table-cell office:value-type="float" office:value="15650" table:formula="of:=[.G353]+[.D354]" table:style-name="ce1">
            <text:p>15650</text:p>
          </table:table-cell>
          <table:table-cell office:value-type="float" office:value="39060" table:formula="of:=[.H353]+[.E354]" table:style-name="ce1">
            <text:p>39060</text:p>
          </table:table-cell>
          <table:table-cell office:value-type="float" office:value="23410" table:formula="of:=[.H354]-[.G354]" table:style-name="ce1">
            <text:p>23410</text:p>
          </table:table-cell>
          <table:table-cell table:number-columns-repeated="16375"/>
        </table:table-row>
        <table:table-row table:style-name="ro1">
          <table:table-cell office:value-type="date" office:date-value="2023-12-20T00:00:00" table:style-name="ce2">
            <text:p>20.12.2023</text:p>
          </table:table-cell>
          <table:table-cell office:value-type="string" table:style-name="ce2">
            <text:p>środa</text:p>
          </table:table-cell>
          <table:table-cell office:value-type="string" table:style-name="ce2">
            <text:p>Jesień</text:p>
          </table:table-cell>
          <table:table-cell office:value-type="float" office:value="0" table:formula="of:=IF([.B355]=&quot;niedziela&quot;;150;0)" table:style-name="ce1">
            <text:p>0</text:p>
          </table:table-cell>
          <table:table-cell office:value-type="float" office:value="120" table:formula="of:=IF(OR([.B355]=&quot;poniedziałek&quot;;[.B355]= &quot;wtorek&quot;;[.B355]=&quot;środa&quot;;[.B355]=&quot;czwartek&quot;;[.B355]=&quot;piątek&quot;); 120;0)" table:style-name="ce1">
            <text:p>120</text:p>
          </table:table-cell>
          <table:table-cell office:value-type="float" office:value="120" table:formula="of:=IF([.E355]&gt;[.D355];[.E355]-[.D355];0)" table:style-name="ce1">
            <text:p>120</text:p>
          </table:table-cell>
          <table:table-cell office:value-type="float" office:value="15650" table:formula="of:=[.G354]+[.D355]" table:style-name="ce1">
            <text:p>15650</text:p>
          </table:table-cell>
          <table:table-cell office:value-type="float" office:value="39180" table:formula="of:=[.H354]+[.E355]" table:style-name="ce1">
            <text:p>39180</text:p>
          </table:table-cell>
          <table:table-cell office:value-type="float" office:value="23530" table:formula="of:=[.H355]-[.G355]" table:style-name="ce1">
            <text:p>23530</text:p>
          </table:table-cell>
          <table:table-cell table:number-columns-repeated="16375"/>
        </table:table-row>
        <table:table-row table:style-name="ro1">
          <table:table-cell office:value-type="date" office:date-value="2023-12-21T00:00:00" table:style-name="ce2">
            <text:p>21.12.2023</text:p>
          </table:table-cell>
          <table:table-cell office:value-type="string" table:style-name="ce2">
            <text:p>czwartek</text:p>
          </table:table-cell>
          <table:table-cell office:value-type="string" table:style-name="ce2">
            <text:p>zima</text:p>
          </table:table-cell>
          <table:table-cell office:value-type="float" office:value="0" table:formula="of:=IF([.B356]=&quot;niedziela&quot;;150;0)" table:style-name="ce1">
            <text:p>0</text:p>
          </table:table-cell>
          <table:table-cell office:value-type="float" office:value="60" table:formula="of:=IF(OR([.B356]=&quot;poniedziałek&quot;;[.B356]= &quot;wtorek&quot;;[.B356]=&quot;środa&quot;;[.B356]=&quot;czwartek&quot;;[.B356]=&quot;piątek&quot;); 60;0)" table:style-name="ce1">
            <text:p>60</text:p>
          </table:table-cell>
          <table:table-cell office:value-type="float" office:value="60" table:formula="of:=IF([.E356]&gt;[.D356];[.E356]-[.D356];0)" table:style-name="ce1">
            <text:p>60</text:p>
          </table:table-cell>
          <table:table-cell office:value-type="float" office:value="15650" table:formula="of:=[.G355]+[.D356]" table:style-name="ce1">
            <text:p>15650</text:p>
          </table:table-cell>
          <table:table-cell office:value-type="float" office:value="39240" table:formula="of:=[.H355]+[.E356]" table:style-name="ce1">
            <text:p>39240</text:p>
          </table:table-cell>
          <table:table-cell office:value-type="float" office:value="23590" table:formula="of:=[.H356]-[.G356]" table:style-name="ce1">
            <text:p>23590</text:p>
          </table:table-cell>
          <table:table-cell table:number-columns-repeated="16375"/>
        </table:table-row>
        <table:table-row table:style-name="ro1">
          <table:table-cell office:value-type="date" office:date-value="2023-12-22T00:00:00" table:style-name="ce2">
            <text:p>22.12.2023</text:p>
          </table:table-cell>
          <table:table-cell office:value-type="string" table:style-name="ce2">
            <text:p>piątek</text:p>
          </table:table-cell>
          <table:table-cell office:value-type="string" table:style-name="ce2">
            <text:p>zima</text:p>
          </table:table-cell>
          <table:table-cell office:value-type="float" office:value="0" table:formula="of:=IF([.B357]=&quot;niedziela&quot;;150;0)" table:style-name="ce1">
            <text:p>0</text:p>
          </table:table-cell>
          <table:table-cell office:value-type="float" office:value="60" table:formula="of:=IF(OR([.B357]=&quot;poniedziałek&quot;;[.B357]= &quot;wtorek&quot;;[.B357]=&quot;środa&quot;;[.B357]=&quot;czwartek&quot;;[.B357]=&quot;piątek&quot;); 60;0)" table:style-name="ce1">
            <text:p>60</text:p>
          </table:table-cell>
          <table:table-cell office:value-type="float" office:value="60" table:formula="of:=IF([.E357]&gt;[.D357];[.E357]-[.D357];0)" table:style-name="ce1">
            <text:p>60</text:p>
          </table:table-cell>
          <table:table-cell office:value-type="float" office:value="15650" table:formula="of:=[.G356]+[.D357]" table:style-name="ce1">
            <text:p>15650</text:p>
          </table:table-cell>
          <table:table-cell office:value-type="float" office:value="39300" table:formula="of:=[.H356]+[.E357]" table:style-name="ce1">
            <text:p>39300</text:p>
          </table:table-cell>
          <table:table-cell office:value-type="float" office:value="23650" table:formula="of:=[.H357]-[.G357]" table:style-name="ce1">
            <text:p>23650</text:p>
          </table:table-cell>
          <table:table-cell table:number-columns-repeated="16375"/>
        </table:table-row>
        <table:table-row table:style-name="ro1">
          <table:table-cell office:value-type="date" office:date-value="2023-12-23T00:00:00" table:style-name="ce2">
            <text:p>23.12.2023</text:p>
          </table:table-cell>
          <table:table-cell office:value-type="string" table:style-name="ce2">
            <text:p>sobota</text:p>
          </table:table-cell>
          <table:table-cell office:value-type="string" table:style-name="ce2">
            <text:p>zima</text:p>
          </table:table-cell>
          <table:table-cell office:value-type="float" office:value="0" table:formula="of:=IF([.B358]=&quot;niedziela&quot;;150;0)" table:style-name="ce1">
            <text:p>0</text:p>
          </table:table-cell>
          <table:table-cell office:value-type="float" office:value="0" table:formula="of:=IF(OR([.B358]=&quot;poniedziałek&quot;;[.B358]= &quot;wtorek&quot;;[.B358]=&quot;środa&quot;;[.B358]=&quot;czwartek&quot;;[.B358]=&quot;piątek&quot;); 60;0)" table:style-name="ce1">
            <text:p>0</text:p>
          </table:table-cell>
          <table:table-cell office:value-type="float" office:value="0" table:formula="of:=IF([.E358]&gt;[.D358];[.E358]-[.D358];0)" table:style-name="ce1">
            <text:p>0</text:p>
          </table:table-cell>
          <table:table-cell office:value-type="float" office:value="15650" table:formula="of:=[.G357]+[.D358]" table:style-name="ce1">
            <text:p>15650</text:p>
          </table:table-cell>
          <table:table-cell office:value-type="float" office:value="39300" table:formula="of:=[.H357]+[.E358]" table:style-name="ce1">
            <text:p>39300</text:p>
          </table:table-cell>
          <table:table-cell office:value-type="float" office:value="23650" table:formula="of:=[.H358]-[.G358]" table:style-name="ce1">
            <text:p>23650</text:p>
          </table:table-cell>
          <table:table-cell table:number-columns-repeated="16375"/>
        </table:table-row>
        <table:table-row table:style-name="ro1">
          <table:table-cell office:value-type="date" office:date-value="2023-12-24T00:00:00" table:style-name="ce2">
            <text:p>24.12.2023</text:p>
          </table:table-cell>
          <table:table-cell office:value-type="string" table:style-name="ce2">
            <text:p>niedziela</text:p>
          </table:table-cell>
          <table:table-cell office:value-type="string" table:style-name="ce2">
            <text:p>zima</text:p>
          </table:table-cell>
          <table:table-cell office:value-type="float" office:value="150" table:formula="of:=IF([.B359]=&quot;niedziela&quot;;150;0)" table:style-name="ce1">
            <text:p>150</text:p>
          </table:table-cell>
          <table:table-cell office:value-type="float" office:value="0" table:formula="of:=IF(OR([.B359]=&quot;poniedziałek&quot;;[.B359]= &quot;wtorek&quot;;[.B359]=&quot;środa&quot;;[.B359]=&quot;czwartek&quot;;[.B359]=&quot;piątek&quot;); 60;0)" table:style-name="ce1">
            <text:p>0</text:p>
          </table:table-cell>
          <table:table-cell office:value-type="float" office:value="0" table:formula="of:=IF([.E359]&gt;[.D359];[.E359]-[.D359];0)" table:style-name="ce1">
            <text:p>0</text:p>
          </table:table-cell>
          <table:table-cell office:value-type="float" office:value="15800" table:formula="of:=[.G358]+[.D359]" table:style-name="ce1">
            <text:p>15800</text:p>
          </table:table-cell>
          <table:table-cell office:value-type="float" office:value="39300" table:formula="of:=[.H358]+[.E359]" table:style-name="ce1">
            <text:p>39300</text:p>
          </table:table-cell>
          <table:table-cell office:value-type="float" office:value="23500" table:formula="of:=[.H359]-[.G359]" table:style-name="ce1">
            <text:p>23500</text:p>
          </table:table-cell>
          <table:table-cell table:number-columns-repeated="16375"/>
        </table:table-row>
        <table:table-row table:style-name="ro1">
          <table:table-cell office:value-type="date" office:date-value="2023-12-25T00:00:00" table:style-name="ce2">
            <text:p>25.12.2023</text:p>
          </table:table-cell>
          <table:table-cell office:value-type="string" table:style-name="ce2">
            <text:p>poniedziałek</text:p>
          </table:table-cell>
          <table:table-cell office:value-type="string" table:style-name="ce2">
            <text:p>zima</text:p>
          </table:table-cell>
          <table:table-cell office:value-type="float" office:value="0" table:formula="of:=IF([.B360]=&quot;niedziela&quot;;150;0)" table:style-name="ce1">
            <text:p>0</text:p>
          </table:table-cell>
          <table:table-cell office:value-type="float" office:value="60" table:formula="of:=IF(OR([.B360]=&quot;poniedziałek&quot;;[.B360]= &quot;wtorek&quot;;[.B360]=&quot;środa&quot;;[.B360]=&quot;czwartek&quot;;[.B360]=&quot;piątek&quot;); 60;0)" table:style-name="ce1">
            <text:p>60</text:p>
          </table:table-cell>
          <table:table-cell office:value-type="float" office:value="60" table:formula="of:=IF([.E360]&gt;[.D360];[.E360]-[.D360];0)" table:style-name="ce1">
            <text:p>60</text:p>
          </table:table-cell>
          <table:table-cell office:value-type="float" office:value="15800" table:formula="of:=[.G359]+[.D360]" table:style-name="ce1">
            <text:p>15800</text:p>
          </table:table-cell>
          <table:table-cell office:value-type="float" office:value="39360" table:formula="of:=[.H359]+[.E360]" table:style-name="ce1">
            <text:p>39360</text:p>
          </table:table-cell>
          <table:table-cell office:value-type="float" office:value="23560" table:formula="of:=[.H360]-[.G360]" table:style-name="ce1">
            <text:p>23560</text:p>
          </table:table-cell>
          <table:table-cell table:number-columns-repeated="16375"/>
        </table:table-row>
        <table:table-row table:style-name="ro1">
          <table:table-cell office:value-type="date" office:date-value="2023-12-26T00:00:00" table:style-name="ce2">
            <text:p>26.12.2023</text:p>
          </table:table-cell>
          <table:table-cell office:value-type="string" table:style-name="ce2">
            <text:p>wtorek</text:p>
          </table:table-cell>
          <table:table-cell office:value-type="string" table:style-name="ce2">
            <text:p>zima</text:p>
          </table:table-cell>
          <table:table-cell office:value-type="float" office:value="0" table:formula="of:=IF([.B361]=&quot;niedziela&quot;;150;0)" table:style-name="ce1">
            <text:p>0</text:p>
          </table:table-cell>
          <table:table-cell office:value-type="float" office:value="60" table:formula="of:=IF(OR([.B361]=&quot;poniedziałek&quot;;[.B361]= &quot;wtorek&quot;;[.B361]=&quot;środa&quot;;[.B361]=&quot;czwartek&quot;;[.B361]=&quot;piątek&quot;); 60;0)" table:style-name="ce1">
            <text:p>60</text:p>
          </table:table-cell>
          <table:table-cell office:value-type="float" office:value="60" table:formula="of:=IF([.E361]&gt;[.D361];[.E361]-[.D361];0)" table:style-name="ce1">
            <text:p>60</text:p>
          </table:table-cell>
          <table:table-cell office:value-type="float" office:value="15800" table:formula="of:=[.G360]+[.D361]" table:style-name="ce1">
            <text:p>15800</text:p>
          </table:table-cell>
          <table:table-cell office:value-type="float" office:value="39420" table:formula="of:=[.H360]+[.E361]" table:style-name="ce1">
            <text:p>39420</text:p>
          </table:table-cell>
          <table:table-cell office:value-type="float" office:value="23620" table:formula="of:=[.H361]-[.G361]" table:style-name="ce1">
            <text:p>23620</text:p>
          </table:table-cell>
          <table:table-cell table:number-columns-repeated="16375"/>
        </table:table-row>
        <table:table-row table:style-name="ro1">
          <table:table-cell office:value-type="date" office:date-value="2023-12-27T00:00:00" table:style-name="ce2">
            <text:p>27.12.2023</text:p>
          </table:table-cell>
          <table:table-cell office:value-type="string" table:style-name="ce2">
            <text:p>środa</text:p>
          </table:table-cell>
          <table:table-cell office:value-type="string" table:style-name="ce2">
            <text:p>zima</text:p>
          </table:table-cell>
          <table:table-cell office:value-type="float" office:value="0" table:formula="of:=IF([.B362]=&quot;niedziela&quot;;150;0)" table:style-name="ce1">
            <text:p>0</text:p>
          </table:table-cell>
          <table:table-cell office:value-type="float" office:value="60" table:formula="of:=IF(OR([.B362]=&quot;poniedziałek&quot;;[.B362]= &quot;wtorek&quot;;[.B362]=&quot;środa&quot;;[.B362]=&quot;czwartek&quot;;[.B362]=&quot;piątek&quot;); 60;0)" table:style-name="ce1">
            <text:p>60</text:p>
          </table:table-cell>
          <table:table-cell office:value-type="float" office:value="60" table:formula="of:=IF([.E362]&gt;[.D362];[.E362]-[.D362];0)" table:style-name="ce1">
            <text:p>60</text:p>
          </table:table-cell>
          <table:table-cell office:value-type="float" office:value="15800" table:formula="of:=[.G361]+[.D362]" table:style-name="ce1">
            <text:p>15800</text:p>
          </table:table-cell>
          <table:table-cell office:value-type="float" office:value="39480" table:formula="of:=[.H361]+[.E362]" table:style-name="ce1">
            <text:p>39480</text:p>
          </table:table-cell>
          <table:table-cell office:value-type="float" office:value="23680" table:formula="of:=[.H362]-[.G362]" table:style-name="ce1">
            <text:p>23680</text:p>
          </table:table-cell>
          <table:table-cell table:number-columns-repeated="16375"/>
        </table:table-row>
        <table:table-row table:style-name="ro1">
          <table:table-cell office:value-type="date" office:date-value="2023-12-28T00:00:00" table:style-name="ce2">
            <text:p>28.12.2023</text:p>
          </table:table-cell>
          <table:table-cell office:value-type="string" table:style-name="ce2">
            <text:p>czwartek</text:p>
          </table:table-cell>
          <table:table-cell office:value-type="string" table:style-name="ce2">
            <text:p>zima</text:p>
          </table:table-cell>
          <table:table-cell office:value-type="float" office:value="0" table:formula="of:=IF([.B363]=&quot;niedziela&quot;;150;0)" table:style-name="ce1">
            <text:p>0</text:p>
          </table:table-cell>
          <table:table-cell office:value-type="float" office:value="60" table:formula="of:=IF(OR([.B363]=&quot;poniedziałek&quot;;[.B363]= &quot;wtorek&quot;;[.B363]=&quot;środa&quot;;[.B363]=&quot;czwartek&quot;;[.B363]=&quot;piątek&quot;); 60;0)" table:style-name="ce1">
            <text:p>60</text:p>
          </table:table-cell>
          <table:table-cell office:value-type="float" office:value="60" table:formula="of:=IF([.E363]&gt;[.D363];[.E363]-[.D363];0)" table:style-name="ce1">
            <text:p>60</text:p>
          </table:table-cell>
          <table:table-cell office:value-type="float" office:value="15800" table:formula="of:=[.G362]+[.D363]" table:style-name="ce1">
            <text:p>15800</text:p>
          </table:table-cell>
          <table:table-cell office:value-type="float" office:value="39540" table:formula="of:=[.H362]+[.E363]" table:style-name="ce1">
            <text:p>39540</text:p>
          </table:table-cell>
          <table:table-cell office:value-type="float" office:value="23740" table:formula="of:=[.H363]-[.G363]" table:style-name="ce1">
            <text:p>23740</text:p>
          </table:table-cell>
          <table:table-cell table:number-columns-repeated="16375"/>
        </table:table-row>
        <table:table-row table:style-name="ro1">
          <table:table-cell office:value-type="date" office:date-value="2023-12-29T00:00:00" table:style-name="ce2">
            <text:p>29.12.2023</text:p>
          </table:table-cell>
          <table:table-cell office:value-type="string" table:style-name="ce2">
            <text:p>piątek</text:p>
          </table:table-cell>
          <table:table-cell office:value-type="string" table:style-name="ce2">
            <text:p>zima</text:p>
          </table:table-cell>
          <table:table-cell office:value-type="float" office:value="0" table:formula="of:=IF([.B364]=&quot;niedziela&quot;;150;0)" table:style-name="ce1">
            <text:p>0</text:p>
          </table:table-cell>
          <table:table-cell office:value-type="float" office:value="60" table:formula="of:=IF(OR([.B364]=&quot;poniedziałek&quot;;[.B364]= &quot;wtorek&quot;;[.B364]=&quot;środa&quot;;[.B364]=&quot;czwartek&quot;;[.B364]=&quot;piątek&quot;); 60;0)" table:style-name="ce1">
            <text:p>60</text:p>
          </table:table-cell>
          <table:table-cell office:value-type="float" office:value="60" table:formula="of:=IF([.E364]&gt;[.D364];[.E364]-[.D364];0)" table:style-name="ce1">
            <text:p>60</text:p>
          </table:table-cell>
          <table:table-cell office:value-type="float" office:value="15800" table:formula="of:=[.G363]+[.D364]" table:style-name="ce1">
            <text:p>15800</text:p>
          </table:table-cell>
          <table:table-cell office:value-type="float" office:value="39600" table:formula="of:=[.H363]+[.E364]" table:style-name="ce1">
            <text:p>39600</text:p>
          </table:table-cell>
          <table:table-cell office:value-type="float" office:value="23800" table:formula="of:=[.H364]-[.G364]" table:style-name="ce1">
            <text:p>23800</text:p>
          </table:table-cell>
          <table:table-cell table:number-columns-repeated="16375"/>
        </table:table-row>
        <table:table-row table:style-name="ro1">
          <table:table-cell office:value-type="date" office:date-value="2023-12-30T00:00:00" table:style-name="ce2">
            <text:p>30.12.2023</text:p>
          </table:table-cell>
          <table:table-cell office:value-type="string" table:style-name="ce2">
            <text:p>sobota</text:p>
          </table:table-cell>
          <table:table-cell office:value-type="string" table:style-name="ce2">
            <text:p>zima</text:p>
          </table:table-cell>
          <table:table-cell office:value-type="float" office:value="0" table:formula="of:=IF([.B365]=&quot;niedziela&quot;;150;0)" table:style-name="ce1">
            <text:p>0</text:p>
          </table:table-cell>
          <table:table-cell office:value-type="float" office:value="0" table:formula="of:=IF(OR([.B365]=&quot;poniedziałek&quot;;[.B365]= &quot;wtorek&quot;;[.B365]=&quot;środa&quot;;[.B365]=&quot;czwartek&quot;;[.B365]=&quot;piątek&quot;); 60;0)" table:style-name="ce1">
            <text:p>0</text:p>
          </table:table-cell>
          <table:table-cell office:value-type="float" office:value="0" table:formula="of:=IF([.E365]&gt;[.D365];[.E365]-[.D365];0)" table:style-name="ce1">
            <text:p>0</text:p>
          </table:table-cell>
          <table:table-cell office:value-type="float" office:value="15800" table:formula="of:=[.G364]+[.D365]" table:style-name="ce1">
            <text:p>15800</text:p>
          </table:table-cell>
          <table:table-cell office:value-type="float" office:value="39600" table:formula="of:=[.H364]+[.E365]" table:style-name="ce1">
            <text:p>39600</text:p>
          </table:table-cell>
          <table:table-cell office:value-type="float" office:value="23800" table:formula="of:=[.H365]-[.G365]" table:style-name="ce1">
            <text:p>23800</text:p>
          </table:table-cell>
          <table:table-cell table:number-columns-repeated="16375"/>
        </table:table-row>
        <table:table-row table:style-name="ro1">
          <table:table-cell office:value-type="date" office:date-value="2023-12-31T00:00:00" table:style-name="ce2">
            <text:p>31.12.2023</text:p>
          </table:table-cell>
          <table:table-cell office:value-type="string" table:style-name="ce2">
            <text:p>niedziela</text:p>
          </table:table-cell>
          <table:table-cell office:value-type="string" table:style-name="ce2">
            <text:p>zima</text:p>
          </table:table-cell>
          <table:table-cell office:value-type="float" office:value="150" table:formula="of:=IF([.B366]=&quot;niedziela&quot;;150;0)" table:style-name="ce1">
            <text:p>150</text:p>
          </table:table-cell>
          <table:table-cell office:value-type="float" office:value="0" table:formula="of:=IF(OR([.B366]=&quot;poniedziałek&quot;;[.B366]= &quot;wtorek&quot;;[.B366]=&quot;środa&quot;;[.B366]=&quot;czwartek&quot;;[.B366]=&quot;piątek&quot;); 60;0)" table:style-name="ce1">
            <text:p>0</text:p>
          </table:table-cell>
          <table:table-cell office:value-type="float" office:value="0" table:formula="of:=IF([.E366]&gt;[.D366];[.E366]-[.D366];0)" table:style-name="ce1">
            <text:p>0</text:p>
          </table:table-cell>
          <table:table-cell office:value-type="float" office:value="15950" table:formula="of:=[.G365]+[.D366]" table:style-name="ce1">
            <text:p>15950</text:p>
          </table:table-cell>
          <table:table-cell office:value-type="float" office:value="39600" table:formula="of:=[.H365]+[.E366]" table:style-name="ce1">
            <text:p>39600</text:p>
          </table:table-cell>
          <table:table-cell office:value-type="float" office:value="23650" table:formula="of:=[.H366]-[.G366]" table:style-name="ce1">
            <text:p>23650</text:p>
          </table:table-cell>
          <table:table-cell table:number-columns-repeated="16375"/>
        </table:table-row>
        <table:table-row table:number-rows-repeated="104821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36">
      <number:day number:style="long"/>
      <number:text>.</number:text>
      <number:month number:style="long"/>
      <number:text>.</number:text>
      <number:year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227</meta:generator>
    <meta:initial-creator>Filip Kwiek</meta:initial-creator>
    <dc:creator>Filip Kwiek</dc:creator>
    <meta:creation-date>2023-04-13T12:54:13Z</meta:creation-date>
    <dc:date>2023-04-16T10:14:11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pl" fo:country="PL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219" chart:overlap="-27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472c4" draw:opacity="100%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79.8pt" svg:width="527.4pt" chart:style-name="Crt0">
        <chart:title chart:style-name="CT00">
          <text:p text:style-name="a0" text:class-names="" text:cond-style-name="">Miesięczny dochód</text:p>
        </chart:title>
        <chart:plot-area chart:style-name="Plt0">
          <chart:axis chart:dimension="x" chart:name="primary-x" chart:style-name="Axs0">
            <chart:categories table:cell-range-address="Arkusz1.$M$2:.$M$13"/>
          </chart:axis>
          <chart:axis chart:dimension="y" chart:name="primary-y" chart:style-name="Axs1">
            <chart:grid chart:class="major" chart:style-name="GMa1"/>
          </chart:axis>
          <chart:series chart:label-cell-address="Arkusz1.$P$1" chart:values-cell-range-address="Arkusz1.$P$2:.$P$13" chart:class="chart:bar" chart:attached-axis="primary-y" chart:style-name="G0S0">
            <chart:data-point chart:repeated="12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